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6.33mm"/>
    </style:style>
    <style:style style:name="co2" style:family="table-column">
      <style:table-column-properties fo:break-before="auto" style:column-width="51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8.87mm"/>
    </style:style>
    <style:style style:name="co5" style:family="table-column">
      <style:table-column-properties fo:break-before="auto" style:column-width="12.88mm"/>
    </style:style>
    <style:style style:name="co6" style:family="table-column">
      <style:table-column-properties fo:break-before="auto" style:column-width="30.5mm"/>
    </style:style>
    <style:style style:name="co7" style:family="table-column">
      <style:table-column-properties fo:break-before="auto" style:column-width="35.12mm"/>
    </style:style>
    <style:style style:name="co8" style:family="table-column">
      <style:table-column-properties fo:break-before="auto" style:column-width="21.5mm"/>
    </style:style>
    <style:style style:name="co9" style:family="table-column">
      <style:table-column-properties fo:break-before="auto" style:column-width="22.33mm"/>
    </style:style>
    <style:style style:name="co10" style:family="table-column">
      <style:table-column-properties fo:break-before="auto" style:column-width="12.33mm"/>
    </style:style>
    <style:style style:name="co11" style:family="table-column">
      <style:table-column-properties fo:break-before="auto" style:column-width="35.67mm"/>
    </style:style>
    <style:style style:name="co12" style:family="table-column">
      <style:table-column-properties fo:break-before="auto" style:column-width="20.69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cell-protect="protected" style:print-content="true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e6e6e6" style:cell-protect="protected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e6" style:cell-protect="protected" style:print-content="tru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fo:background-color="#e6e6e6" style:cell-protect="protected" style:print-content="tru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style:cell-protect="none" style:print-content="true"/>
    </style:style>
    <style:style style:name="ce6" style:family="table-cell" style:parent-style-name="Default">
      <style:table-cell-properties style:cell-protect="protected" style:print-content="true"/>
    </style:style>
    <style:style style:name="ce7" style:family="table-cell" style:parent-style-name="Default">
      <style:table-cell-properties fo:background-color="#e6e6e6" style:cell-protect="protected" style:print-content="true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transparent"/>
      <style:text-properties fo:color="#800000" style:font-name="Liberation Mono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cell-protect="none" style:print-content="true" fo:background-color="transparent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fo:background-color="transparent"/>
      <style:text-properties fo:font-style="normal" style:text-underline-style="none" style:font-style-asian="normal" style:font-style-complex="normal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/>
      <table:table table:name="TEAM NAMES" table:style-name="ta1" table:protected="true">
        <loext:table-protection loext:select-unprotected-cells="true"/>
        <office:forms form:automatic-focus="false" form:apply-design-mode="false"/>
        <table:table-column table:style-name="co1" table:default-cell-style-name="ce2"/>
        <table:table-column table:style-name="co2" table:number-columns-repeated="8" table:default-cell-style-name="ce6"/>
        <table:table-column table:style-name="co3" table:number-columns-repeated="1015" table:default-cell-style-name="ce6"/>
        <table:table-row table:style-name="ro1">
          <table:table-cell table:style-name="ce1"/>
          <table:table-cell table:style-name="ce4" office:value-type="string" calcext:value-type="string">
            <text:p>Competition</text:p>
          </table:table-cell>
          <table:table-cell table:style-name="ce7"/>
          <table:table-cell table:style-name="ce4" office:value-type="string" calcext:value-type="string">
            <text:p>Stage 2 Comp Names</text:p>
          </table:table-cell>
          <table:table-cell table:style-name="ce7" table:number-columns-repeated="1020"/>
        </table:table-row>
        <table:table-row table:style-name="ro1">
          <table:table-cell office:value-type="string" calcext:value-type="string">
            <text:p>Name</text:p>
          </table:table-cell>
          <table:table-cell table:style-name="ce5" office:value-type="string" calcext:value-type="string">
            <text:p>U14</text:p>
          </table:table-cell>
          <table:table-cell/>
          <table:table-cell table:style-name="ce5" office:value-type="string" calcext:value-type="string">
            <text:p>Champions Leag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tion</text:p>
          </table:table-cell>
          <table:table-cell table:style-name="ce5" office:value-type="string" calcext:value-type="string">
            <text:p>League</text:p>
          </table:table-cell>
          <table:table-cell/>
          <table:table-cell table:style-name="ce5" office:value-type="string" calcext:value-type="string">
            <text:p>Europa League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G1</text:p>
          </table:table-cell>
          <table:table-cell table:style-name="ce3" office:value-type="string" calcext:value-type="string">
            <text:p>G2</text:p>
          </table:table-cell>
          <table:table-cell table:style-name="ce3" office:value-type="string" calcext:value-type="string">
            <text:p>G3</text:p>
          </table:table-cell>
          <table:table-cell table:style-name="ce3" office:value-type="string" calcext:value-type="string">
            <text:p>G4</text:p>
          </table:table-cell>
          <table:table-cell table:style-name="ce3" office:value-type="string" calcext:value-type="string">
            <text:p>G5</text:p>
          </table:table-cell>
          <table:table-cell table:style-name="ce3" office:value-type="string" calcext:value-type="string">
            <text:p>G6</text:p>
          </table:table-cell>
          <table:table-cell table:style-name="ce3" office:value-type="string" calcext:value-type="string">
            <text:p>G7</text:p>
          </table:table-cell>
          <table:table-cell table:style-name="ce3" office:value-type="string" calcext:value-type="string">
            <text:p>G8</text:p>
          </table:table-cell>
          <table:table-cell table:style-name="ce3" table:number-columns-repeated="101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4"/>
          <table:table-cell table:number-columns-repeated="1023"/>
        </table:table-row>
        <table:table-row table:style-name="ro1" table:visibility="collapse">
          <table:table-cell table:style-name="ce4" office:value-type="float" office:value="1" calcext:value-type="float">
            <text:p>1</text:p>
          </table:table-cell>
          <table:table-cell table:formula="of:=SUBSTITUTE(['TEAM NAMES'.B5];&quot;&quot;&quot;&quot;;&quot;'&quot;)">
            <text:p/>
          </table:table-cell>
          <table:table-cell table:formula="of:=SUBSTITUTE(['TEAM NAMES'.C5];&quot;&quot;&quot;&quot;;&quot;'&quot;)">
            <text:p/>
          </table:table-cell>
          <table:table-cell table:formula="of:=SUBSTITUTE(['TEAM NAMES'.D5];&quot;&quot;&quot;&quot;;&quot;'&quot;)">
            <text:p/>
          </table:table-cell>
          <table:table-cell table:formula="of:=SUBSTITUTE(['TEAM NAMES'.E5];&quot;&quot;&quot;&quot;;&quot;'&quot;)">
            <text:p/>
          </table:table-cell>
          <table:table-cell table:formula="of:=SUBSTITUTE(['TEAM NAMES'.F5];&quot;&quot;&quot;&quot;;&quot;'&quot;)">
            <text:p/>
          </table:table-cell>
          <table:table-cell table:formula="of:=SUBSTITUTE(['TEAM NAMES'.G5];&quot;&quot;&quot;&quot;;&quot;'&quot;)">
            <text:p/>
          </table:table-cell>
          <table:table-cell table:formula="of:=SUBSTITUTE(['TEAM NAMES'.H5];&quot;&quot;&quot;&quot;;&quot;'&quot;)">
            <text:p/>
          </table:table-cell>
          <table:table-cell table:formula="of:=SUBSTITUTE(['TEAM NAMES'.I5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2" calcext:value-type="float">
            <text:p>2</text:p>
          </table:table-cell>
          <table:table-cell table:formula="of:=SUBSTITUTE(['TEAM NAMES'.B6];&quot;&quot;&quot;&quot;;&quot;'&quot;)">
            <text:p/>
          </table:table-cell>
          <table:table-cell table:formula="of:=SUBSTITUTE(['TEAM NAMES'.C6];&quot;&quot;&quot;&quot;;&quot;'&quot;)">
            <text:p/>
          </table:table-cell>
          <table:table-cell table:formula="of:=SUBSTITUTE(['TEAM NAMES'.D6];&quot;&quot;&quot;&quot;;&quot;'&quot;)">
            <text:p/>
          </table:table-cell>
          <table:table-cell table:formula="of:=SUBSTITUTE(['TEAM NAMES'.E6];&quot;&quot;&quot;&quot;;&quot;'&quot;)">
            <text:p/>
          </table:table-cell>
          <table:table-cell table:formula="of:=SUBSTITUTE(['TEAM NAMES'.F6];&quot;&quot;&quot;&quot;;&quot;'&quot;)">
            <text:p/>
          </table:table-cell>
          <table:table-cell table:formula="of:=SUBSTITUTE(['TEAM NAMES'.G6];&quot;&quot;&quot;&quot;;&quot;'&quot;)">
            <text:p/>
          </table:table-cell>
          <table:table-cell table:formula="of:=SUBSTITUTE(['TEAM NAMES'.H6];&quot;&quot;&quot;&quot;;&quot;'&quot;)">
            <text:p/>
          </table:table-cell>
          <table:table-cell table:formula="of:=SUBSTITUTE(['TEAM NAMES'.I6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3" calcext:value-type="float">
            <text:p>3</text:p>
          </table:table-cell>
          <table:table-cell table:formula="of:=SUBSTITUTE(['TEAM NAMES'.B7];&quot;&quot;&quot;&quot;;&quot;'&quot;)">
            <text:p/>
          </table:table-cell>
          <table:table-cell table:formula="of:=SUBSTITUTE(['TEAM NAMES'.C7];&quot;&quot;&quot;&quot;;&quot;'&quot;)">
            <text:p/>
          </table:table-cell>
          <table:table-cell table:formula="of:=SUBSTITUTE(['TEAM NAMES'.D7];&quot;&quot;&quot;&quot;;&quot;'&quot;)">
            <text:p/>
          </table:table-cell>
          <table:table-cell table:formula="of:=SUBSTITUTE(['TEAM NAMES'.E7];&quot;&quot;&quot;&quot;;&quot;'&quot;)">
            <text:p/>
          </table:table-cell>
          <table:table-cell table:formula="of:=SUBSTITUTE(['TEAM NAMES'.F7];&quot;&quot;&quot;&quot;;&quot;'&quot;)">
            <text:p/>
          </table:table-cell>
          <table:table-cell table:formula="of:=SUBSTITUTE(['TEAM NAMES'.G7];&quot;&quot;&quot;&quot;;&quot;'&quot;)">
            <text:p/>
          </table:table-cell>
          <table:table-cell table:formula="of:=SUBSTITUTE(['TEAM NAMES'.H7];&quot;&quot;&quot;&quot;;&quot;'&quot;)">
            <text:p/>
          </table:table-cell>
          <table:table-cell table:formula="of:=SUBSTITUTE(['TEAM NAMES'.I7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4" calcext:value-type="float">
            <text:p>4</text:p>
          </table:table-cell>
          <table:table-cell table:formula="of:=SUBSTITUTE(['TEAM NAMES'.B8];&quot;&quot;&quot;&quot;;&quot;'&quot;)">
            <text:p/>
          </table:table-cell>
          <table:table-cell table:formula="of:=SUBSTITUTE(['TEAM NAMES'.C8];&quot;&quot;&quot;&quot;;&quot;'&quot;)">
            <text:p/>
          </table:table-cell>
          <table:table-cell table:formula="of:=SUBSTITUTE(['TEAM NAMES'.D8];&quot;&quot;&quot;&quot;;&quot;'&quot;)">
            <text:p/>
          </table:table-cell>
          <table:table-cell table:formula="of:=SUBSTITUTE(['TEAM NAMES'.E8];&quot;&quot;&quot;&quot;;&quot;'&quot;)">
            <text:p/>
          </table:table-cell>
          <table:table-cell table:formula="of:=SUBSTITUTE(['TEAM NAMES'.F8];&quot;&quot;&quot;&quot;;&quot;'&quot;)">
            <text:p/>
          </table:table-cell>
          <table:table-cell table:formula="of:=SUBSTITUTE(['TEAM NAMES'.G8];&quot;&quot;&quot;&quot;;&quot;'&quot;)">
            <text:p/>
          </table:table-cell>
          <table:table-cell table:formula="of:=SUBSTITUTE(['TEAM NAMES'.H8];&quot;&quot;&quot;&quot;;&quot;'&quot;)">
            <text:p/>
          </table:table-cell>
          <table:table-cell table:formula="of:=SUBSTITUTE(['TEAM NAMES'.I8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5" calcext:value-type="float">
            <text:p>5</text:p>
          </table:table-cell>
          <table:table-cell table:formula="of:=SUBSTITUTE(['TEAM NAMES'.B9];&quot;&quot;&quot;&quot;;&quot;'&quot;)">
            <text:p/>
          </table:table-cell>
          <table:table-cell table:formula="of:=SUBSTITUTE(['TEAM NAMES'.C9];&quot;&quot;&quot;&quot;;&quot;'&quot;)">
            <text:p/>
          </table:table-cell>
          <table:table-cell table:formula="of:=SUBSTITUTE(['TEAM NAMES'.D9];&quot;&quot;&quot;&quot;;&quot;'&quot;)">
            <text:p/>
          </table:table-cell>
          <table:table-cell table:formula="of:=SUBSTITUTE(['TEAM NAMES'.E9];&quot;&quot;&quot;&quot;;&quot;'&quot;)">
            <text:p/>
          </table:table-cell>
          <table:table-cell table:formula="of:=SUBSTITUTE(['TEAM NAMES'.F9];&quot;&quot;&quot;&quot;;&quot;'&quot;)">
            <text:p/>
          </table:table-cell>
          <table:table-cell table:formula="of:=SUBSTITUTE(['TEAM NAMES'.G9];&quot;&quot;&quot;&quot;;&quot;'&quot;)">
            <text:p/>
          </table:table-cell>
          <table:table-cell table:formula="of:=SUBSTITUTE(['TEAM NAMES'.H9];&quot;&quot;&quot;&quot;;&quot;'&quot;)">
            <text:p/>
          </table:table-cell>
          <table:table-cell table:formula="of:=SUBSTITUTE(['TEAM NAMES'.I9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6" calcext:value-type="float">
            <text:p>6</text:p>
          </table:table-cell>
          <table:table-cell table:formula="of:=SUBSTITUTE(['TEAM NAMES'.B10];&quot;&quot;&quot;&quot;;&quot;'&quot;)">
            <text:p/>
          </table:table-cell>
          <table:table-cell table:formula="of:=SUBSTITUTE(['TEAM NAMES'.C10];&quot;&quot;&quot;&quot;;&quot;'&quot;)">
            <text:p/>
          </table:table-cell>
          <table:table-cell table:formula="of:=SUBSTITUTE(['TEAM NAMES'.D10];&quot;&quot;&quot;&quot;;&quot;'&quot;)">
            <text:p/>
          </table:table-cell>
          <table:table-cell table:formula="of:=SUBSTITUTE(['TEAM NAMES'.E10];&quot;&quot;&quot;&quot;;&quot;'&quot;)">
            <text:p/>
          </table:table-cell>
          <table:table-cell table:formula="of:=SUBSTITUTE(['TEAM NAMES'.F10];&quot;&quot;&quot;&quot;;&quot;'&quot;)">
            <text:p/>
          </table:table-cell>
          <table:table-cell table:formula="of:=SUBSTITUTE(['TEAM NAMES'.G10];&quot;&quot;&quot;&quot;;&quot;'&quot;)">
            <text:p/>
          </table:table-cell>
          <table:table-cell table:formula="of:=SUBSTITUTE(['TEAM NAMES'.H10];&quot;&quot;&quot;&quot;;&quot;'&quot;)">
            <text:p/>
          </table:table-cell>
          <table:table-cell table:formula="of:=SUBSTITUTE(['TEAM NAMES'.I10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7" calcext:value-type="float">
            <text:p>7</text:p>
          </table:table-cell>
          <table:table-cell table:formula="of:=SUBSTITUTE(['TEAM NAMES'.B11];&quot;&quot;&quot;&quot;;&quot;'&quot;)">
            <text:p/>
          </table:table-cell>
          <table:table-cell table:formula="of:=SUBSTITUTE(['TEAM NAMES'.C11];&quot;&quot;&quot;&quot;;&quot;'&quot;)">
            <text:p/>
          </table:table-cell>
          <table:table-cell table:formula="of:=SUBSTITUTE(['TEAM NAMES'.D11];&quot;&quot;&quot;&quot;;&quot;'&quot;)">
            <text:p/>
          </table:table-cell>
          <table:table-cell table:formula="of:=SUBSTITUTE(['TEAM NAMES'.E11];&quot;&quot;&quot;&quot;;&quot;'&quot;)">
            <text:p/>
          </table:table-cell>
          <table:table-cell table:formula="of:=SUBSTITUTE(['TEAM NAMES'.F11];&quot;&quot;&quot;&quot;;&quot;'&quot;)">
            <text:p/>
          </table:table-cell>
          <table:table-cell table:formula="of:=SUBSTITUTE(['TEAM NAMES'.G11];&quot;&quot;&quot;&quot;;&quot;'&quot;)">
            <text:p/>
          </table:table-cell>
          <table:table-cell table:formula="of:=SUBSTITUTE(['TEAM NAMES'.H11];&quot;&quot;&quot;&quot;;&quot;'&quot;)">
            <text:p/>
          </table:table-cell>
          <table:table-cell table:formula="of:=SUBSTITUTE(['TEAM NAMES'.I11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8" calcext:value-type="float">
            <text:p>8</text:p>
          </table:table-cell>
          <table:table-cell table:formula="of:=SUBSTITUTE(['TEAM NAMES'.B12];&quot;&quot;&quot;&quot;;&quot;'&quot;)">
            <text:p/>
          </table:table-cell>
          <table:table-cell table:formula="of:=SUBSTITUTE(['TEAM NAMES'.C12];&quot;&quot;&quot;&quot;;&quot;'&quot;)">
            <text:p/>
          </table:table-cell>
          <table:table-cell table:formula="of:=SUBSTITUTE(['TEAM NAMES'.D12];&quot;&quot;&quot;&quot;;&quot;'&quot;)">
            <text:p/>
          </table:table-cell>
          <table:table-cell table:formula="of:=SUBSTITUTE(['TEAM NAMES'.E12];&quot;&quot;&quot;&quot;;&quot;'&quot;)">
            <text:p/>
          </table:table-cell>
          <table:table-cell table:formula="of:=SUBSTITUTE(['TEAM NAMES'.F12];&quot;&quot;&quot;&quot;;&quot;'&quot;)">
            <text:p/>
          </table:table-cell>
          <table:table-cell table:formula="of:=SUBSTITUTE(['TEAM NAMES'.G12];&quot;&quot;&quot;&quot;;&quot;'&quot;)">
            <text:p/>
          </table:table-cell>
          <table:table-cell table:formula="of:=SUBSTITUTE(['TEAM NAMES'.H12];&quot;&quot;&quot;&quot;;&quot;'&quot;)">
            <text:p/>
          </table:table-cell>
          <table:table-cell table:formula="of:=SUBSTITUTE(['TEAM NAMES'.I12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9" calcext:value-type="float">
            <text:p>9</text:p>
          </table:table-cell>
          <table:table-cell table:formula="of:=SUBSTITUTE(['TEAM NAMES'.B13];&quot;&quot;&quot;&quot;;&quot;'&quot;)">
            <text:p/>
          </table:table-cell>
          <table:table-cell table:formula="of:=SUBSTITUTE(['TEAM NAMES'.C13];&quot;&quot;&quot;&quot;;&quot;'&quot;)">
            <text:p/>
          </table:table-cell>
          <table:table-cell table:formula="of:=SUBSTITUTE(['TEAM NAMES'.D13];&quot;&quot;&quot;&quot;;&quot;'&quot;)">
            <text:p/>
          </table:table-cell>
          <table:table-cell table:formula="of:=SUBSTITUTE(['TEAM NAMES'.E13];&quot;&quot;&quot;&quot;;&quot;'&quot;)">
            <text:p/>
          </table:table-cell>
          <table:table-cell table:formula="of:=SUBSTITUTE(['TEAM NAMES'.F13];&quot;&quot;&quot;&quot;;&quot;'&quot;)">
            <text:p/>
          </table:table-cell>
          <table:table-cell table:formula="of:=SUBSTITUTE(['TEAM NAMES'.G13];&quot;&quot;&quot;&quot;;&quot;'&quot;)">
            <text:p/>
          </table:table-cell>
          <table:table-cell table:formula="of:=SUBSTITUTE(['TEAM NAMES'.H13];&quot;&quot;&quot;&quot;;&quot;'&quot;)">
            <text:p/>
          </table:table-cell>
          <table:table-cell table:formula="of:=SUBSTITUTE(['TEAM NAMES'.I13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10" calcext:value-type="float">
            <text:p>10</text:p>
          </table:table-cell>
          <table:table-cell table:formula="of:=SUBSTITUTE(['TEAM NAMES'.B14];&quot;&quot;&quot;&quot;;&quot;'&quot;)">
            <text:p/>
          </table:table-cell>
          <table:table-cell table:formula="of:=SUBSTITUTE(['TEAM NAMES'.C14];&quot;&quot;&quot;&quot;;&quot;'&quot;)">
            <text:p/>
          </table:table-cell>
          <table:table-cell table:formula="of:=SUBSTITUTE(['TEAM NAMES'.D14];&quot;&quot;&quot;&quot;;&quot;'&quot;)">
            <text:p/>
          </table:table-cell>
          <table:table-cell table:formula="of:=SUBSTITUTE(['TEAM NAMES'.E14];&quot;&quot;&quot;&quot;;&quot;'&quot;)">
            <text:p/>
          </table:table-cell>
          <table:table-cell table:formula="of:=SUBSTITUTE(['TEAM NAMES'.F14];&quot;&quot;&quot;&quot;;&quot;'&quot;)">
            <text:p/>
          </table:table-cell>
          <table:table-cell table:formula="of:=SUBSTITUTE(['TEAM NAMES'.G14];&quot;&quot;&quot;&quot;;&quot;'&quot;)">
            <text:p/>
          </table:table-cell>
          <table:table-cell table:formula="of:=SUBSTITUTE(['TEAM NAMES'.H14];&quot;&quot;&quot;&quot;;&quot;'&quot;)">
            <text:p/>
          </table:table-cell>
          <table:table-cell table:formula="of:=SUBSTITUTE(['TEAM NAMES'.I14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/>
          <table:table-cell table:formula="of:=SUBSTITUTE(AGE_GROUP;&quot; &quot;;&quot;&quot;)" office:value-type="string" office:string-value="U14" calcext:value-type="string">
            <text:p>U14</text:p>
          </table:table-cell>
          <table:table-cell table:number-columns-repeated="1022"/>
        </table:table-row>
        <table:table-row table:style-name="ro1" table:visibility="collapse">
          <table:table-cell/>
          <table:table-cell table:formula="of:=SUBSTITUTE(SECTION;&quot; &quot;;&quot;&quot;)" office:value-type="string" office:string-value="League" calcext:value-type="string">
            <text:p>League</text:p>
          </table:table-cell>
          <table:table-cell table:number-columns-repeated="1022"/>
        </table:table-row>
        <table:table-row table:style-name="ro1" table:visibility="collapse">
          <table:table-cell/>
          <table:table-cell table:formula="of:=SUBSTITUTE(S2_SEC1;&quot; &quot;;&quot;&quot;)" office:value-type="string" office:string-value="ChampionsLeague" calcext:value-type="string">
            <text:p>ChampionsLeague</text:p>
          </table:table-cell>
          <table:table-cell table:number-columns-repeated="1022"/>
        </table:table-row>
        <table:table-row table:style-name="ro1" table:visibility="collapse">
          <table:table-cell/>
          <table:table-cell table:formula="of:=SUBSTITUTE(S2_SEC2;&quot; &quot;;&quot;&quot;)" office:value-type="string" office:string-value="EuropaLeague" calcext:value-type="string">
            <text:p>EuropaLeague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 Group of 5 League Format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4" table:visibility="collapse" table:default-cell-style-name="ce8"/>
        <table:table-column table:style-name="co5" table:visibility="collapse" table:default-cell-style-name="ce8"/>
        <table:table-column table:style-name="co6" table:visibility="collapse" table:default-cell-style-name="ce9"/>
        <table:table-column table:style-name="co6" table:visibility="collapse" table:number-columns-repeated="2" table:default-cell-style-name="ce10"/>
        <table:table-column table:style-name="co7" table:visibility="collapse" table:default-cell-style-name="ce11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ce13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0" table:number-columns-repeated="2"/>
          <table:table-cell table:style-name="ce10" office:value-type="string" calcext:value-type="string">
            <text:p>Pitch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1 Group of 5 League Format'.D2];TRANSLATED_TEAM_NAMES;['1 Group of 5 League Format'.$C2]+1)">
            <text:p/>
          </table:table-cell>
          <table:table-cell table:style-name="ce10" table:formula="of:=VLOOKUP(['1 Group of 5 League Format'.E2];TRANSLATED_TEAM_NAMES;['1 Group of 5 League Format'.$C2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2] &amp; &quot;,&quot;&quot;pitch&quot;&quot;:&quot;&quot;&quot; &amp; [.H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 &quot;&quot;&quot;},&quot;&quot;tag&quot;&quot;:&quot;&quot;&quot; &amp; [.A2] &amp; &quot;&quot;&quot;, &quot;&quot;homeTeam&quot;&quot;:&quot;&quot;&quot; &amp; [.F2] &amp; &quot;&quot;&quot;, &quot;&quot;awayTeam&quot;&quot;:&quot;&quot;&quot; &amp; [.G2] &amp; &quot;&quot;&quot;}&quot;" office:value-type="string" office:string-value="{&quot;__v&quot;:0,&quot;index&quot;:1,&quot;pitch&quot;:&quot;12&quot;,&quot;competition&quot;:{&quot;name&quot;:&quot;U14&quot;, &quot;section&quot;:&quot;League&quot;, &quot;group&quot;:&quot;1&quot;},&quot;tag&quot;:&quot;1&quot;, &quot;homeTeam&quot;:&quot;&quot;, &quot;awayTeam&quot;:&quot;&quot;}" calcext:value-type="string">
            <text:p>{"__v":0,"index":1,"pitch":"12","competition":{"name":"U14", "section":"League", "group":"1"},"tag":"1", "homeTeam":"", "awayTeam":""}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1 Group of 5 League Format'.D3];TRANSLATED_TEAM_NAMES;['1 Group of 5 League Format'.$C3]+1)">
            <text:p/>
          </table:table-cell>
          <table:table-cell table:style-name="ce10" table:formula="of:=VLOOKUP(['1 Group of 5 League Format'.E3];TRANSLATED_TEAM_NAMES;['1 Group of 5 League Format'.$C3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3] &amp; &quot;,&quot;&quot;pitch&quot;&quot;:&quot;&quot;&quot; &amp; [.H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 &quot;&quot;&quot;},&quot;&quot;tag&quot;&quot;:&quot;&quot;&quot; &amp; [.A3] &amp; &quot;&quot;&quot;, &quot;&quot;homeTeam&quot;&quot;:&quot;&quot;&quot; &amp; [.F3] &amp; &quot;&quot;&quot;, &quot;&quot;awayTeam&quot;&quot;:&quot;&quot;&quot; &amp; [.G3] &amp; &quot;&quot;&quot;}&quot;" office:value-type="string" office:string-value="{&quot;__v&quot;:0,&quot;index&quot;:2,&quot;pitch&quot;:&quot;12&quot;,&quot;competition&quot;:{&quot;name&quot;:&quot;U14&quot;, &quot;section&quot;:&quot;League&quot;, &quot;group&quot;:&quot;1&quot;},&quot;tag&quot;:&quot;2&quot;, &quot;homeTeam&quot;:&quot;&quot;, &quot;awayTeam&quot;:&quot;&quot;}" calcext:value-type="string">
            <text:p>{"__v":0,"index":2,"pitch":"12","competition":{"name":"U14", "section":"League", "group":"1"},"tag":"2", "homeTeam":"", "awayTeam":""}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1 Group of 5 League Format'.D4];TRANSLATED_TEAM_NAMES;['1 Group of 5 League Format'.$C4]+1)">
            <text:p/>
          </table:table-cell>
          <table:table-cell table:style-name="ce10" table:formula="of:=VLOOKUP(['1 Group of 5 League Format'.E4];TRANSLATED_TEAM_NAMES;['1 Group of 5 League Format'.$C4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4] &amp; &quot;,&quot;&quot;pitch&quot;&quot;:&quot;&quot;&quot; &amp; [.H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 &quot;&quot;&quot;},&quot;&quot;tag&quot;&quot;:&quot;&quot;&quot; &amp; [.A4] &amp; &quot;&quot;&quot;, &quot;&quot;homeTeam&quot;&quot;:&quot;&quot;&quot; &amp; [.F4] &amp; &quot;&quot;&quot;, &quot;&quot;awayTeam&quot;&quot;:&quot;&quot;&quot; &amp; [.G4] &amp; &quot;&quot;&quot;}&quot;" office:value-type="string" office:string-value="{&quot;__v&quot;:0,&quot;index&quot;:3,&quot;pitch&quot;:&quot;12&quot;,&quot;competition&quot;:{&quot;name&quot;:&quot;U14&quot;, &quot;section&quot;:&quot;League&quot;, &quot;group&quot;:&quot;1&quot;},&quot;tag&quot;:&quot;3&quot;, &quot;homeTeam&quot;:&quot;&quot;, &quot;awayTeam&quot;:&quot;&quot;}" calcext:value-type="string">
            <text:p>{"__v":0,"index":3,"pitch":"12","competition":{"name":"U14", "section":"League", "group":"1"},"tag":"3", "homeTeam":"", "awayTeam":""}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1 Group of 5 League Format'.D5];TRANSLATED_TEAM_NAMES;['1 Group of 5 League Format'.$C5]+1)">
            <text:p/>
          </table:table-cell>
          <table:table-cell table:style-name="ce10" table:formula="of:=VLOOKUP(['1 Group of 5 League Format'.E5];TRANSLATED_TEAM_NAMES;['1 Group of 5 League Format'.$C5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5] &amp; &quot;,&quot;&quot;pitch&quot;&quot;:&quot;&quot;&quot; &amp; [.H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 &quot;&quot;&quot;},&quot;&quot;tag&quot;&quot;:&quot;&quot;&quot; &amp; [.A5] &amp; &quot;&quot;&quot;, &quot;&quot;homeTeam&quot;&quot;:&quot;&quot;&quot; &amp; [.F5] &amp; &quot;&quot;&quot;, &quot;&quot;awayTeam&quot;&quot;:&quot;&quot;&quot; &amp; [.G5] &amp; &quot;&quot;&quot;}&quot;" office:value-type="string" office:string-value="{&quot;__v&quot;:0,&quot;index&quot;:4,&quot;pitch&quot;:&quot;12&quot;,&quot;competition&quot;:{&quot;name&quot;:&quot;U14&quot;, &quot;section&quot;:&quot;League&quot;, &quot;group&quot;:&quot;1&quot;},&quot;tag&quot;:&quot;4&quot;, &quot;homeTeam&quot;:&quot;&quot;, &quot;awayTeam&quot;:&quot;&quot;}" calcext:value-type="string">
            <text:p>{"__v":0,"index":4,"pitch":"12","competition":{"name":"U14", "section":"League", "group":"1"},"tag":"4", "homeTeam":"", "awayTeam":""}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1 Group of 5 League Format'.D6];TRANSLATED_TEAM_NAMES;['1 Group of 5 League Format'.$C6]+1)">
            <text:p/>
          </table:table-cell>
          <table:table-cell table:style-name="ce10" table:formula="of:=VLOOKUP(['1 Group of 5 League Format'.E6];TRANSLATED_TEAM_NAMES;['1 Group of 5 League Format'.$C6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6] &amp; &quot;,&quot;&quot;pitch&quot;&quot;:&quot;&quot;&quot; &amp; [.H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 &quot;&quot;&quot;},&quot;&quot;tag&quot;&quot;:&quot;&quot;&quot; &amp; [.A6] &amp; &quot;&quot;&quot;, &quot;&quot;homeTeam&quot;&quot;:&quot;&quot;&quot; &amp; [.F6] &amp; &quot;&quot;&quot;, &quot;&quot;awayTeam&quot;&quot;:&quot;&quot;&quot; &amp; [.G6] &amp; &quot;&quot;&quot;}&quot;" office:value-type="string" office:string-value="{&quot;__v&quot;:0,&quot;index&quot;:5,&quot;pitch&quot;:&quot;12&quot;,&quot;competition&quot;:{&quot;name&quot;:&quot;U14&quot;, &quot;section&quot;:&quot;League&quot;, &quot;group&quot;:&quot;1&quot;},&quot;tag&quot;:&quot;5&quot;, &quot;homeTeam&quot;:&quot;&quot;, &quot;awayTeam&quot;:&quot;&quot;}" calcext:value-type="string">
            <text:p>{"__v":0,"index":5,"pitch":"12","competition":{"name":"U14", "section":"League", "group":"1"},"tag":"5", "homeTeam":"", "awayTeam":""}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1 Group of 5 League Format'.D7];TRANSLATED_TEAM_NAMES;['1 Group of 5 League Format'.$C7]+1)">
            <text:p/>
          </table:table-cell>
          <table:table-cell table:style-name="ce10" table:formula="of:=VLOOKUP(['1 Group of 5 League Format'.E7];TRANSLATED_TEAM_NAMES;['1 Group of 5 League Format'.$C7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7] &amp; &quot;,&quot;&quot;pitch&quot;&quot;:&quot;&quot;&quot; &amp; [.H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 &quot;&quot;&quot;},&quot;&quot;tag&quot;&quot;:&quot;&quot;&quot; &amp; [.A7] &amp; &quot;&quot;&quot;, &quot;&quot;homeTeam&quot;&quot;:&quot;&quot;&quot; &amp; [.F7] &amp; &quot;&quot;&quot;, &quot;&quot;awayTeam&quot;&quot;:&quot;&quot;&quot; &amp; [.G7] &amp; &quot;&quot;&quot;}&quot;" office:value-type="string" office:string-value="{&quot;__v&quot;:0,&quot;index&quot;:6,&quot;pitch&quot;:&quot;12&quot;,&quot;competition&quot;:{&quot;name&quot;:&quot;U14&quot;, &quot;section&quot;:&quot;League&quot;, &quot;group&quot;:&quot;1&quot;},&quot;tag&quot;:&quot;6&quot;, &quot;homeTeam&quot;:&quot;&quot;, &quot;awayTeam&quot;:&quot;&quot;}" calcext:value-type="string">
            <text:p>{"__v":0,"index":6,"pitch":"12","competition":{"name":"U14", "section":"League", "group":"1"},"tag":"6", "homeTeam":"", "awayTeam":""}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1 Group of 5 League Format'.D8];TRANSLATED_TEAM_NAMES;['1 Group of 5 League Format'.$C8]+1)">
            <text:p/>
          </table:table-cell>
          <table:table-cell table:style-name="ce10" table:formula="of:=VLOOKUP(['1 Group of 5 League Format'.E8];TRANSLATED_TEAM_NAMES;['1 Group of 5 League Format'.$C8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8] &amp; &quot;,&quot;&quot;pitch&quot;&quot;:&quot;&quot;&quot; &amp; [.H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 &quot;&quot;&quot;},&quot;&quot;tag&quot;&quot;:&quot;&quot;&quot; &amp; [.A8] &amp; &quot;&quot;&quot;, &quot;&quot;homeTeam&quot;&quot;:&quot;&quot;&quot; &amp; [.F8] &amp; &quot;&quot;&quot;, &quot;&quot;awayTeam&quot;&quot;:&quot;&quot;&quot; &amp; [.G8] &amp; &quot;&quot;&quot;}&quot;" office:value-type="string" office:string-value="{&quot;__v&quot;:0,&quot;index&quot;:7,&quot;pitch&quot;:&quot;12&quot;,&quot;competition&quot;:{&quot;name&quot;:&quot;U14&quot;, &quot;section&quot;:&quot;League&quot;, &quot;group&quot;:&quot;1&quot;},&quot;tag&quot;:&quot;7&quot;, &quot;homeTeam&quot;:&quot;&quot;, &quot;awayTeam&quot;:&quot;&quot;}" calcext:value-type="string">
            <text:p>{"__v":0,"index":7,"pitch":"12","competition":{"name":"U14", "section":"League", "group":"1"},"tag":"7", "homeTeam":"", "awayTeam":""}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1 Group of 5 League Format'.D9];TRANSLATED_TEAM_NAMES;['1 Group of 5 League Format'.$C9]+1)">
            <text:p/>
          </table:table-cell>
          <table:table-cell table:style-name="ce10" table:formula="of:=VLOOKUP(['1 Group of 5 League Format'.E9];TRANSLATED_TEAM_NAMES;['1 Group of 5 League Format'.$C9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9] &amp; &quot;,&quot;&quot;pitch&quot;&quot;:&quot;&quot;&quot; &amp; [.H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 &quot;&quot;&quot;},&quot;&quot;tag&quot;&quot;:&quot;&quot;&quot; &amp; [.A9] &amp; &quot;&quot;&quot;, &quot;&quot;homeTeam&quot;&quot;:&quot;&quot;&quot; &amp; [.F9] &amp; &quot;&quot;&quot;, &quot;&quot;awayTeam&quot;&quot;:&quot;&quot;&quot; &amp; [.G9] &amp; &quot;&quot;&quot;}&quot;" office:value-type="string" office:string-value="{&quot;__v&quot;:0,&quot;index&quot;:8,&quot;pitch&quot;:&quot;12&quot;,&quot;competition&quot;:{&quot;name&quot;:&quot;U14&quot;, &quot;section&quot;:&quot;League&quot;, &quot;group&quot;:&quot;1&quot;},&quot;tag&quot;:&quot;8&quot;, &quot;homeTeam&quot;:&quot;&quot;, &quot;awayTeam&quot;:&quot;&quot;}" calcext:value-type="string">
            <text:p>{"__v":0,"index":8,"pitch":"12","competition":{"name":"U14", "section":"League", "group":"1"},"tag":"8", "homeTeam":"", "awayTeam":""}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1 Group of 5 League Format'.D10];TRANSLATED_TEAM_NAMES;['1 Group of 5 League Format'.$C10]+1)">
            <text:p/>
          </table:table-cell>
          <table:table-cell table:style-name="ce10" table:formula="of:=VLOOKUP(['1 Group of 5 League Format'.E10];TRANSLATED_TEAM_NAMES;['1 Group of 5 League Format'.$C10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10] &amp; &quot;,&quot;&quot;pitch&quot;&quot;:&quot;&quot;&quot; &amp; [.H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 &quot;&quot;&quot;},&quot;&quot;tag&quot;&quot;:&quot;&quot;&quot; &amp; [.A10] &amp; &quot;&quot;&quot;, &quot;&quot;homeTeam&quot;&quot;:&quot;&quot;&quot; &amp; [.F10] &amp; &quot;&quot;&quot;, &quot;&quot;awayTeam&quot;&quot;:&quot;&quot;&quot; &amp; [.G10] &amp; &quot;&quot;&quot;}&quot;" office:value-type="string" office:string-value="{&quot;__v&quot;:0,&quot;index&quot;:9,&quot;pitch&quot;:&quot;12&quot;,&quot;competition&quot;:{&quot;name&quot;:&quot;U14&quot;, &quot;section&quot;:&quot;League&quot;, &quot;group&quot;:&quot;1&quot;},&quot;tag&quot;:&quot;9&quot;, &quot;homeTeam&quot;:&quot;&quot;, &quot;awayTeam&quot;:&quot;&quot;}" calcext:value-type="string">
            <text:p>{"__v":0,"index":9,"pitch":"12","competition":{"name":"U14", "section":"League", "group":"1"},"tag":"9", "homeTeam":"", "awayTeam":""}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1 Group of 5 League Format'.D11];TRANSLATED_TEAM_NAMES;['1 Group of 5 League Format'.$C11]+1)">
            <text:p/>
          </table:table-cell>
          <table:table-cell table:style-name="ce10" table:formula="of:=VLOOKUP(['1 Group of 5 League Format'.E11];TRANSLATED_TEAM_NAMES;['1 Group of 5 League Format'.$C11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11] &amp; &quot;,&quot;&quot;pitch&quot;&quot;:&quot;&quot;&quot; &amp; [.H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 &quot;&quot;&quot;},&quot;&quot;tag&quot;&quot;:&quot;&quot;&quot; &amp; [.A11] &amp; &quot;&quot;&quot;, &quot;&quot;homeTeam&quot;&quot;:&quot;&quot;&quot; &amp; [.F11] &amp; &quot;&quot;&quot;, &quot;&quot;awayTeam&quot;&quot;:&quot;&quot;&quot; &amp; [.G11] &amp; &quot;&quot;&quot;}&quot;" office:value-type="string" office:string-value="{&quot;__v&quot;:0,&quot;index&quot;:10,&quot;pitch&quot;:&quot;12&quot;,&quot;competition&quot;:{&quot;name&quot;:&quot;U14&quot;, &quot;section&quot;:&quot;League&quot;, &quot;group&quot;:&quot;1&quot;},&quot;tag&quot;:&quot;10&quot;, &quot;homeTeam&quot;:&quot;&quot;, &quot;awayTeam&quot;:&quot;&quot;}" calcext:value-type="string">
            <text:p>{"__v":0,"index":10,"pitch":"12","competition":{"name":"U14", "section":"League", "group":"1"},"tag":"10", "homeTeam":"", "awayTeam":""}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1 Group of 5 League Format'.D12];TRANSLATED_TEAM_NAMES;['1 Group of 5 League Format'.$C12]+1)">
            <text:p/>
          </table:table-cell>
          <table:table-cell table:style-name="ce10" table:formula="of:=VLOOKUP(['1 Group of 5 League Format'.E12];TRANSLATED_TEAM_NAMES;['1 Group of 5 League Format'.$C12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12] &amp; &quot;,&quot;&quot;pitch&quot;&quot;:&quot;&quot;&quot; &amp; [.H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 &quot;&quot;&quot;},&quot;&quot;tag&quot;&quot;:&quot;&quot;&quot; &amp; [.A12] &amp; &quot;&quot;&quot;, &quot;&quot;homeTeam&quot;&quot;:&quot;&quot;&quot; &amp; [.F12] &amp; &quot;&quot;&quot;, &quot;&quot;awayTeam&quot;&quot;:&quot;&quot;&quot; &amp; [.G12] &amp; &quot;&quot;&quot;}&quot;" office:value-type="string" office:string-value="{&quot;__v&quot;:0,&quot;index&quot;:11,&quot;pitch&quot;:&quot;12&quot;,&quot;competition&quot;:{&quot;name&quot;:&quot;U14&quot;, &quot;section&quot;:&quot;League&quot;, &quot;group&quot;:&quot;1&quot;},&quot;tag&quot;:&quot;11&quot;, &quot;homeTeam&quot;:&quot;&quot;, &quot;awayTeam&quot;:&quot;&quot;}" calcext:value-type="string">
            <text:p>{"__v":0,"index":11,"pitch":"12","competition":{"name":"U14", "section":"League", "group":"1"},"tag":"11", "homeTeam":"", "awayTeam":""}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1 Group of 5 League Format'.D13];TRANSLATED_TEAM_NAMES;['1 Group of 5 League Format'.$C13]+1)">
            <text:p/>
          </table:table-cell>
          <table:table-cell table:style-name="ce10" table:formula="of:=VLOOKUP(['1 Group of 5 League Format'.E13];TRANSLATED_TEAM_NAMES;['1 Group of 5 League Format'.$C13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13] &amp; &quot;,&quot;&quot;pitch&quot;&quot;:&quot;&quot;&quot; &amp; [.H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 &quot;&quot;&quot;},&quot;&quot;tag&quot;&quot;:&quot;&quot;&quot; &amp; [.A13] &amp; &quot;&quot;&quot;, &quot;&quot;homeTeam&quot;&quot;:&quot;&quot;&quot; &amp; [.F13] &amp; &quot;&quot;&quot;, &quot;&quot;awayTeam&quot;&quot;:&quot;&quot;&quot; &amp; [.G13] &amp; &quot;&quot;&quot;}&quot;" office:value-type="string" office:string-value="{&quot;__v&quot;:0,&quot;index&quot;:12,&quot;pitch&quot;:&quot;12&quot;,&quot;competition&quot;:{&quot;name&quot;:&quot;U14&quot;, &quot;section&quot;:&quot;League&quot;, &quot;group&quot;:&quot;1&quot;},&quot;tag&quot;:&quot;12&quot;, &quot;homeTeam&quot;:&quot;&quot;, &quot;awayTeam&quot;:&quot;&quot;}" calcext:value-type="string">
            <text:p>{"__v":0,"index":12,"pitch":"12","competition":{"name":"U14", "section":"League", "group":"1"},"tag":"12", "homeTeam":"", "awayTeam":""}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1 Group of 5 League Format'.D14];TRANSLATED_TEAM_NAMES;['1 Group of 5 League Format'.$C14]+1)">
            <text:p/>
          </table:table-cell>
          <table:table-cell table:style-name="ce10" table:formula="of:=VLOOKUP(['1 Group of 5 League Format'.E14];TRANSLATED_TEAM_NAMES;['1 Group of 5 League Format'.$C14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14] &amp; &quot;,&quot;&quot;pitch&quot;&quot;:&quot;&quot;&quot; &amp; [.H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 &quot;&quot;&quot;},&quot;&quot;tag&quot;&quot;:&quot;&quot;&quot; &amp; [.A14] &amp; &quot;&quot;&quot;, &quot;&quot;homeTeam&quot;&quot;:&quot;&quot;&quot; &amp; [.F14] &amp; &quot;&quot;&quot;, &quot;&quot;awayTeam&quot;&quot;:&quot;&quot;&quot; &amp; [.G14] &amp; &quot;&quot;&quot;}&quot;" office:value-type="string" office:string-value="{&quot;__v&quot;:0,&quot;index&quot;:13,&quot;pitch&quot;:&quot;12&quot;,&quot;competition&quot;:{&quot;name&quot;:&quot;U14&quot;, &quot;section&quot;:&quot;League&quot;, &quot;group&quot;:&quot;1&quot;},&quot;tag&quot;:&quot;13&quot;, &quot;homeTeam&quot;:&quot;&quot;, &quot;awayTeam&quot;:&quot;&quot;}" calcext:value-type="string">
            <text:p>{"__v":0,"index":13,"pitch":"12","competition":{"name":"U14", "section":"League", "group":"1"},"tag":"13", "homeTeam":"", "awayTeam":""}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1 Group of 5 League Format'.D15];TRANSLATED_TEAM_NAMES;['1 Group of 5 League Format'.$C15]+1)">
            <text:p/>
          </table:table-cell>
          <table:table-cell table:style-name="ce10" table:formula="of:=VLOOKUP(['1 Group of 5 League Format'.E15];TRANSLATED_TEAM_NAMES;['1 Group of 5 League Format'.$C15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15] &amp; &quot;,&quot;&quot;pitch&quot;&quot;:&quot;&quot;&quot; &amp; [.H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 &quot;&quot;&quot;},&quot;&quot;tag&quot;&quot;:&quot;&quot;&quot; &amp; [.A15] &amp; &quot;&quot;&quot;, &quot;&quot;homeTeam&quot;&quot;:&quot;&quot;&quot; &amp; [.F15] &amp; &quot;&quot;&quot;, &quot;&quot;awayTeam&quot;&quot;:&quot;&quot;&quot; &amp; [.G15] &amp; &quot;&quot;&quot;}&quot;" office:value-type="string" office:string-value="{&quot;__v&quot;:0,&quot;index&quot;:14,&quot;pitch&quot;:&quot;12&quot;,&quot;competition&quot;:{&quot;name&quot;:&quot;U14&quot;, &quot;section&quot;:&quot;League&quot;, &quot;group&quot;:&quot;1&quot;},&quot;tag&quot;:&quot;14&quot;, &quot;homeTeam&quot;:&quot;&quot;, &quot;awayTeam&quot;:&quot;&quot;}" calcext:value-type="string">
            <text:p>{"__v":0,"index":14,"pitch":"12","competition":{"name":"U14", "section":"League", "group":"1"},"tag":"14", "homeTeam":"", "awayTeam":""}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1 Group of 5 League Format'.D16];TRANSLATED_TEAM_NAMES;['1 Group of 5 League Format'.$C16]+1)">
            <text:p/>
          </table:table-cell>
          <table:table-cell table:style-name="ce10" table:formula="of:=VLOOKUP(['1 Group of 5 League Format'.E16];TRANSLATED_TEAM_NAMES;['1 Group of 5 League Format'.$C16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16] &amp; &quot;,&quot;&quot;pitch&quot;&quot;:&quot;&quot;&quot; &amp; [.H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 &quot;&quot;&quot;},&quot;&quot;tag&quot;&quot;:&quot;&quot;&quot; &amp; [.A16] &amp; &quot;&quot;&quot;, &quot;&quot;homeTeam&quot;&quot;:&quot;&quot;&quot; &amp; [.F16] &amp; &quot;&quot;&quot;, &quot;&quot;awayTeam&quot;&quot;:&quot;&quot;&quot; &amp; [.G16] &amp; &quot;&quot;&quot;}&quot;" office:value-type="string" office:string-value="{&quot;__v&quot;:0,&quot;index&quot;:15,&quot;pitch&quot;:&quot;12&quot;,&quot;competition&quot;:{&quot;name&quot;:&quot;U14&quot;, &quot;section&quot;:&quot;League&quot;, &quot;group&quot;:&quot;1&quot;},&quot;tag&quot;:&quot;15&quot;, &quot;homeTeam&quot;:&quot;&quot;, &quot;awayTeam&quot;:&quot;&quot;}" calcext:value-type="string">
            <text:p>{"__v":0,"index":15,"pitch":"12","competition":{"name":"U14", "section":"League", "group":"1"},"tag":"15", "homeTeam":"", "awayTeam":""}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1 Group of 5 League Format'.D17];TRANSLATED_TEAM_NAMES;['1 Group of 5 League Format'.$C17]+1)">
            <text:p/>
          </table:table-cell>
          <table:table-cell table:style-name="ce10" table:formula="of:=VLOOKUP(['1 Group of 5 League Format'.E17];TRANSLATED_TEAM_NAMES;['1 Group of 5 League Format'.$C17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17] &amp; &quot;,&quot;&quot;pitch&quot;&quot;:&quot;&quot;&quot; &amp; [.H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 &quot;&quot;&quot;},&quot;&quot;tag&quot;&quot;:&quot;&quot;&quot; &amp; [.A17] &amp; &quot;&quot;&quot;, &quot;&quot;homeTeam&quot;&quot;:&quot;&quot;&quot; &amp; [.F17] &amp; &quot;&quot;&quot;, &quot;&quot;awayTeam&quot;&quot;:&quot;&quot;&quot; &amp; [.G17] &amp; &quot;&quot;&quot;}&quot;" office:value-type="string" office:string-value="{&quot;__v&quot;:0,&quot;index&quot;:16,&quot;pitch&quot;:&quot;12&quot;,&quot;competition&quot;:{&quot;name&quot;:&quot;U14&quot;, &quot;section&quot;:&quot;League&quot;, &quot;group&quot;:&quot;1&quot;},&quot;tag&quot;:&quot;16&quot;, &quot;homeTeam&quot;:&quot;&quot;, &quot;awayTeam&quot;:&quot;&quot;}" calcext:value-type="string">
            <text:p>{"__v":0,"index":16,"pitch":"12","competition":{"name":"U14", "section":"League", "group":"1"},"tag":"16", "homeTeam":"", "awayTeam":""}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1 Group of 5 League Format'.D18];TRANSLATED_TEAM_NAMES;['1 Group of 5 League Format'.$C18]+1)">
            <text:p/>
          </table:table-cell>
          <table:table-cell table:style-name="ce10" table:formula="of:=VLOOKUP(['1 Group of 5 League Format'.E18];TRANSLATED_TEAM_NAMES;['1 Group of 5 League Format'.$C18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18] &amp; &quot;,&quot;&quot;pitch&quot;&quot;:&quot;&quot;&quot; &amp; [.H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 &quot;&quot;&quot;},&quot;&quot;tag&quot;&quot;:&quot;&quot;&quot; &amp; [.A18] &amp; &quot;&quot;&quot;, &quot;&quot;homeTeam&quot;&quot;:&quot;&quot;&quot; &amp; [.F18] &amp; &quot;&quot;&quot;, &quot;&quot;awayTeam&quot;&quot;:&quot;&quot;&quot; &amp; [.G18] &amp; &quot;&quot;&quot;}&quot;" office:value-type="string" office:string-value="{&quot;__v&quot;:0,&quot;index&quot;:17,&quot;pitch&quot;:&quot;12&quot;,&quot;competition&quot;:{&quot;name&quot;:&quot;U14&quot;, &quot;section&quot;:&quot;League&quot;, &quot;group&quot;:&quot;1&quot;},&quot;tag&quot;:&quot;17&quot;, &quot;homeTeam&quot;:&quot;&quot;, &quot;awayTeam&quot;:&quot;&quot;}" calcext:value-type="string">
            <text:p>{"__v":0,"index":17,"pitch":"12","competition":{"name":"U14", "section":"League", "group":"1"},"tag":"17", "homeTeam":"", "awayTeam":""}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1 Group of 5 League Format'.D19];TRANSLATED_TEAM_NAMES;['1 Group of 5 League Format'.$C19]+1)">
            <text:p/>
          </table:table-cell>
          <table:table-cell table:style-name="ce10" table:formula="of:=VLOOKUP(['1 Group of 5 League Format'.E19];TRANSLATED_TEAM_NAMES;['1 Group of 5 League Format'.$C19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19] &amp; &quot;,&quot;&quot;pitch&quot;&quot;:&quot;&quot;&quot; &amp; [.H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 &quot;&quot;&quot;},&quot;&quot;tag&quot;&quot;:&quot;&quot;&quot; &amp; [.A19] &amp; &quot;&quot;&quot;, &quot;&quot;homeTeam&quot;&quot;:&quot;&quot;&quot; &amp; [.F19] &amp; &quot;&quot;&quot;, &quot;&quot;awayTeam&quot;&quot;:&quot;&quot;&quot; &amp; [.G19] &amp; &quot;&quot;&quot;}&quot;" office:value-type="string" office:string-value="{&quot;__v&quot;:0,&quot;index&quot;:18,&quot;pitch&quot;:&quot;12&quot;,&quot;competition&quot;:{&quot;name&quot;:&quot;U14&quot;, &quot;section&quot;:&quot;League&quot;, &quot;group&quot;:&quot;1&quot;},&quot;tag&quot;:&quot;18&quot;, &quot;homeTeam&quot;:&quot;&quot;, &quot;awayTeam&quot;:&quot;&quot;}" calcext:value-type="string">
            <text:p>{"__v":0,"index":18,"pitch":"12","competition":{"name":"U14", "section":"League", "group":"1"},"tag":"18", "homeTeam":"", "awayTeam":""}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1 Group of 5 League Format'.D20];TRANSLATED_TEAM_NAMES;['1 Group of 5 League Format'.$C20]+1)">
            <text:p/>
          </table:table-cell>
          <table:table-cell table:style-name="ce10" table:formula="of:=VLOOKUP(['1 Group of 5 League Format'.E20];TRANSLATED_TEAM_NAMES;['1 Group of 5 League Format'.$C20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20] &amp; &quot;,&quot;&quot;pitch&quot;&quot;:&quot;&quot;&quot; &amp; [.H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 &quot;&quot;&quot;},&quot;&quot;tag&quot;&quot;:&quot;&quot;&quot; &amp; [.A20] &amp; &quot;&quot;&quot;, &quot;&quot;homeTeam&quot;&quot;:&quot;&quot;&quot; &amp; [.F20] &amp; &quot;&quot;&quot;, &quot;&quot;awayTeam&quot;&quot;:&quot;&quot;&quot; &amp; [.G20] &amp; &quot;&quot;&quot;}&quot;" office:value-type="string" office:string-value="{&quot;__v&quot;:0,&quot;index&quot;:19,&quot;pitch&quot;:&quot;12&quot;,&quot;competition&quot;:{&quot;name&quot;:&quot;U14&quot;, &quot;section&quot;:&quot;League&quot;, &quot;group&quot;:&quot;1&quot;},&quot;tag&quot;:&quot;19&quot;, &quot;homeTeam&quot;:&quot;&quot;, &quot;awayTeam&quot;:&quot;&quot;}" calcext:value-type="string">
            <text:p>{"__v":0,"index":19,"pitch":"12","competition":{"name":"U14", "section":"League", "group":"1"},"tag":"19", "homeTeam":"", "awayTeam":""}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1 Group of 5 League Format'.D21];TRANSLATED_TEAM_NAMES;['1 Group of 5 League Format'.$C21]+1)">
            <text:p/>
          </table:table-cell>
          <table:table-cell table:style-name="ce10" table:formula="of:=VLOOKUP(['1 Group of 5 League Format'.E21];TRANSLATED_TEAM_NAMES;['1 Group of 5 League Format'.$C21]+1)">
            <text:p/>
          </table:table-cell>
          <table:table-cell table:style-name="ce12" office:value-type="float" office:value="12" calcext:value-type="float">
            <text:p>12</text:p>
          </table:table-cell>
          <table:table-cell table:formula="of:=&quot;{&quot;&quot;__v&quot;&quot;:0,&quot;&quot;index&quot;&quot;:&quot; &amp; [.B21] &amp; &quot;,&quot;&quot;pitch&quot;&quot;:&quot;&quot;&quot; &amp; [.H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 &quot;&quot;&quot;},&quot;&quot;tag&quot;&quot;:&quot;&quot;&quot; &amp; [.A21] &amp; &quot;&quot;&quot;, &quot;&quot;homeTeam&quot;&quot;:&quot;&quot;&quot; &amp; [.F21] &amp; &quot;&quot;&quot;, &quot;&quot;awayTeam&quot;&quot;:&quot;&quot;&quot; &amp; [.G21] &amp; &quot;&quot;&quot;}&quot;" office:value-type="string" office:string-value="{&quot;__v&quot;:0,&quot;index&quot;:20,&quot;pitch&quot;:&quot;12&quot;,&quot;competition&quot;:{&quot;name&quot;:&quot;U14&quot;, &quot;section&quot;:&quot;League&quot;, &quot;group&quot;:&quot;1&quot;},&quot;tag&quot;:&quot;20&quot;, &quot;homeTeam&quot;:&quot;&quot;, &quot;awayTeam&quot;:&quot;&quot;}" calcext:value-type="string">
            <text:p>{"__v":0,"index":20,"pitch":"12","competition":{"name":"U14", "section":"League", "group":"1"},"tag":"20", "homeTeam":"", "awayTeam":""}</text:p>
          </table:table-cell>
        </table:table-row>
        <table:table-row table:style-name="ro1" table:number-rows-repeated="1048546">
          <table:table-cell table:number-columns-repeated="9"/>
        </table:table-row>
        <table:table-row table:style-name="ro2" table:number-rows-repeated="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1 Group of 7 League Format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4" table:visibility="collapse" table:default-cell-style-name="ce8"/>
        <table:table-column table:style-name="co5" table:visibility="collapse" table:default-cell-style-name="ce8"/>
        <table:table-column table:style-name="co6" table:visibility="collapse" table:default-cell-style-name="ce9"/>
        <table:table-column table:style-name="co6" table:visibility="collapse" table:number-columns-repeated="2" table:default-cell-style-name="ce10"/>
        <table:table-column table:style-name="co7" table:visibility="collapse" table:default-cell-style-name="ce11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ce13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0" table:number-columns-repeated="2"/>
          <table:table-cell table:style-name="ce10" office:value-type="string" calcext:value-type="string">
            <text:p>Pitch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1 Group of 7 League Format'.D2];TRANSLATED_TEAM_NAMES;['1 Group of 7 League Format'.$C2]+1)">
            <text:p/>
          </table:table-cell>
          <table:table-cell table:style-name="ce10" table:formula="of:=VLOOKUP(['1 Group of 7 League Format'.E2];TRANSLATED_TEAM_NAMES;['1 Group of 7 League Format'.$C2]+1)">
            <text:p/>
          </table:table-cell>
          <table:table-cell table:style-name="ce12" office:value-type="float" office:value="5" calcext:value-type="float">
            <text:p>5</text:p>
          </table:table-cell>
          <table:table-cell table:formula="of:=&quot;{&quot;&quot;__v&quot;&quot;:0,&quot;&quot;index&quot;&quot;:&quot; &amp; [.B2] &amp; &quot;,&quot;&quot;pitch&quot;&quot;:&quot;&quot;&quot; &amp; [.H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 &quot;&quot;&quot;},&quot;&quot;tag&quot;&quot;:&quot;&quot;&quot; &amp; [.A2] &amp; &quot;&quot;&quot;, &quot;&quot;homeTeam&quot;&quot;:&quot;&quot;&quot; &amp; [.F2] &amp; &quot;&quot;&quot;, &quot;&quot;awayTeam&quot;&quot;:&quot;&quot;&quot; &amp; [.G2] &amp; &quot;&quot;&quot;}&quot;" office:value-type="string" office:string-value="{&quot;__v&quot;:0,&quot;index&quot;:1,&quot;pitch&quot;:&quot;5&quot;,&quot;competition&quot;:{&quot;name&quot;:&quot;U14&quot;, &quot;section&quot;:&quot;League&quot;, &quot;group&quot;:&quot;1&quot;},&quot;tag&quot;:&quot;1&quot;, &quot;homeTeam&quot;:&quot;&quot;, &quot;awayTeam&quot;:&quot;&quot;}" calcext:value-type="string">
            <text:p>{"__v":0,"index":1,"pitch":"5","competition":{"name":"U14", "section":"League", "group":"1"},"tag":"1", "homeTeam":"", "awayTeam":"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1 Group of 7 League Format'.D3];TRANSLATED_TEAM_NAMES;['1 Group of 7 League Format'.$C3]+1)">
            <text:p/>
          </table:table-cell>
          <table:table-cell table:style-name="ce10" table:formula="of:=VLOOKUP(['1 Group of 7 League Format'.E3];TRANSLATED_TEAM_NAMES;['1 Group of 7 League Format'.$C3]+1)">
            <text:p/>
          </table:table-cell>
          <table:table-cell table:style-name="ce12" office:value-type="float" office:value="6" calcext:value-type="float">
            <text:p>6</text:p>
          </table:table-cell>
          <table:table-cell table:formula="of:=&quot;{&quot;&quot;__v&quot;&quot;:0,&quot;&quot;index&quot;&quot;:&quot; &amp; [.B3] &amp; &quot;,&quot;&quot;pitch&quot;&quot;:&quot;&quot;&quot; &amp; [.H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 &quot;&quot;&quot;},&quot;&quot;tag&quot;&quot;:&quot;&quot;&quot; &amp; [.A3] &amp; &quot;&quot;&quot;, &quot;&quot;homeTeam&quot;&quot;:&quot;&quot;&quot; &amp; [.F3] &amp; &quot;&quot;&quot;, &quot;&quot;awayTeam&quot;&quot;:&quot;&quot;&quot; &amp; [.G3] &amp; &quot;&quot;&quot;}&quot;" office:value-type="string" office:string-value="{&quot;__v&quot;:0,&quot;index&quot;:2,&quot;pitch&quot;:&quot;6&quot;,&quot;competition&quot;:{&quot;name&quot;:&quot;U14&quot;, &quot;section&quot;:&quot;League&quot;, &quot;group&quot;:&quot;1&quot;},&quot;tag&quot;:&quot;1&quot;, &quot;homeTeam&quot;:&quot;&quot;, &quot;awayTeam&quot;:&quot;&quot;}" calcext:value-type="string">
            <text:p>{"__v":0,"index":2,"pitch":"6","competition":{"name":"U14", "section":"League", "group":"1"},"tag":"1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1 Group of 7 League Format'.D4];TRANSLATED_TEAM_NAMES;['1 Group of 7 League Format'.$C4]+1)">
            <text:p/>
          </table:table-cell>
          <table:table-cell table:style-name="ce10" table:formula="of:=VLOOKUP(['1 Group of 7 League Format'.E4];TRANSLATED_TEAM_NAMES;['1 Group of 7 League Format'.$C4]+1)">
            <text:p/>
          </table:table-cell>
          <table:table-cell table:style-name="ce12" office:value-type="float" office:value="5" calcext:value-type="float">
            <text:p>5</text:p>
          </table:table-cell>
          <table:table-cell table:formula="of:=&quot;{&quot;&quot;__v&quot;&quot;:0,&quot;&quot;index&quot;&quot;:&quot; &amp; [.B4] &amp; &quot;,&quot;&quot;pitch&quot;&quot;:&quot;&quot;&quot; &amp; [.H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 &quot;&quot;&quot;},&quot;&quot;tag&quot;&quot;:&quot;&quot;&quot; &amp; [.A4] &amp; &quot;&quot;&quot;, &quot;&quot;homeTeam&quot;&quot;:&quot;&quot;&quot; &amp; [.F4] &amp; &quot;&quot;&quot;, &quot;&quot;awayTeam&quot;&quot;:&quot;&quot;&quot; &amp; [.G4] &amp; &quot;&quot;&quot;}&quot;" office:value-type="string" office:string-value="{&quot;__v&quot;:0,&quot;index&quot;:3,&quot;pitch&quot;:&quot;5&quot;,&quot;competition&quot;:{&quot;name&quot;:&quot;U14&quot;, &quot;section&quot;:&quot;League&quot;, &quot;group&quot;:&quot;1&quot;},&quot;tag&quot;:&quot;2&quot;, &quot;homeTeam&quot;:&quot;&quot;, &quot;awayTeam&quot;:&quot;&quot;}" calcext:value-type="string">
            <text:p>{"__v":0,"index":3,"pitch":"5","competition":{"name":"U14", "section":"League", "group":"1"},"tag":"2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1 Group of 7 League Format'.D5];TRANSLATED_TEAM_NAMES;['1 Group of 7 League Format'.$C5]+1)">
            <text:p/>
          </table:table-cell>
          <table:table-cell table:style-name="ce10" table:formula="of:=VLOOKUP(['1 Group of 7 League Format'.E5];TRANSLATED_TEAM_NAMES;['1 Group of 7 League Format'.$C5]+1)">
            <text:p/>
          </table:table-cell>
          <table:table-cell table:style-name="ce12" office:value-type="float" office:value="6" calcext:value-type="float">
            <text:p>6</text:p>
          </table:table-cell>
          <table:table-cell table:formula="of:=&quot;{&quot;&quot;__v&quot;&quot;:0,&quot;&quot;index&quot;&quot;:&quot; &amp; [.B5] &amp; &quot;,&quot;&quot;pitch&quot;&quot;:&quot;&quot;&quot; &amp; [.H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 &quot;&quot;&quot;},&quot;&quot;tag&quot;&quot;:&quot;&quot;&quot; &amp; [.A5] &amp; &quot;&quot;&quot;, &quot;&quot;homeTeam&quot;&quot;:&quot;&quot;&quot; &amp; [.F5] &amp; &quot;&quot;&quot;, &quot;&quot;awayTeam&quot;&quot;:&quot;&quot;&quot; &amp; [.G5] &amp; &quot;&quot;&quot;}&quot;" office:value-type="string" office:string-value="{&quot;__v&quot;:0,&quot;index&quot;:4,&quot;pitch&quot;:&quot;6&quot;,&quot;competition&quot;:{&quot;name&quot;:&quot;U14&quot;, &quot;section&quot;:&quot;League&quot;, &quot;group&quot;:&quot;1&quot;},&quot;tag&quot;:&quot;2&quot;, &quot;homeTeam&quot;:&quot;&quot;, &quot;awayTeam&quot;:&quot;&quot;}" calcext:value-type="string">
            <text:p>{"__v":0,"index":4,"pitch":"6","competition":{"name":"U14", "section":"League", "group":"1"},"tag":"2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1 Group of 7 League Format'.D6];TRANSLATED_TEAM_NAMES;['1 Group of 7 League Format'.$C6]+1)">
            <text:p/>
          </table:table-cell>
          <table:table-cell table:style-name="ce10" table:formula="of:=VLOOKUP(['1 Group of 7 League Format'.E6];TRANSLATED_TEAM_NAMES;['1 Group of 7 League Format'.$C6]+1)">
            <text:p/>
          </table:table-cell>
          <table:table-cell table:style-name="ce12" office:value-type="float" office:value="5" calcext:value-type="float">
            <text:p>5</text:p>
          </table:table-cell>
          <table:table-cell table:formula="of:=&quot;{&quot;&quot;__v&quot;&quot;:0,&quot;&quot;index&quot;&quot;:&quot; &amp; [.B6] &amp; &quot;,&quot;&quot;pitch&quot;&quot;:&quot;&quot;&quot; &amp; [.H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 &quot;&quot;&quot;},&quot;&quot;tag&quot;&quot;:&quot;&quot;&quot; &amp; [.A6] &amp; &quot;&quot;&quot;, &quot;&quot;homeTeam&quot;&quot;:&quot;&quot;&quot; &amp; [.F6] &amp; &quot;&quot;&quot;, &quot;&quot;awayTeam&quot;&quot;:&quot;&quot;&quot; &amp; [.G6] &amp; &quot;&quot;&quot;}&quot;" office:value-type="string" office:string-value="{&quot;__v&quot;:0,&quot;index&quot;:5,&quot;pitch&quot;:&quot;5&quot;,&quot;competition&quot;:{&quot;name&quot;:&quot;U14&quot;, &quot;section&quot;:&quot;League&quot;, &quot;group&quot;:&quot;1&quot;},&quot;tag&quot;:&quot;3&quot;, &quot;homeTeam&quot;:&quot;&quot;, &quot;awayTeam&quot;:&quot;&quot;}" calcext:value-type="string">
            <text:p>{"__v":0,"index":5,"pitch":"5","competition":{"name":"U14", "section":"League", "group":"1"},"tag":"3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1 Group of 7 League Format'.D7];TRANSLATED_TEAM_NAMES;['1 Group of 7 League Format'.$C7]+1)">
            <text:p/>
          </table:table-cell>
          <table:table-cell table:style-name="ce10" table:formula="of:=VLOOKUP(['1 Group of 7 League Format'.E7];TRANSLATED_TEAM_NAMES;['1 Group of 7 League Format'.$C7]+1)">
            <text:p/>
          </table:table-cell>
          <table:table-cell table:style-name="ce12" office:value-type="float" office:value="6" calcext:value-type="float">
            <text:p>6</text:p>
          </table:table-cell>
          <table:table-cell table:formula="of:=&quot;{&quot;&quot;__v&quot;&quot;:0,&quot;&quot;index&quot;&quot;:&quot; &amp; [.B7] &amp; &quot;,&quot;&quot;pitch&quot;&quot;:&quot;&quot;&quot; &amp; [.H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 &quot;&quot;&quot;},&quot;&quot;tag&quot;&quot;:&quot;&quot;&quot; &amp; [.A7] &amp; &quot;&quot;&quot;, &quot;&quot;homeTeam&quot;&quot;:&quot;&quot;&quot; &amp; [.F7] &amp; &quot;&quot;&quot;, &quot;&quot;awayTeam&quot;&quot;:&quot;&quot;&quot; &amp; [.G7] &amp; &quot;&quot;&quot;}&quot;" office:value-type="string" office:string-value="{&quot;__v&quot;:0,&quot;index&quot;:6,&quot;pitch&quot;:&quot;6&quot;,&quot;competition&quot;:{&quot;name&quot;:&quot;U14&quot;, &quot;section&quot;:&quot;League&quot;, &quot;group&quot;:&quot;1&quot;},&quot;tag&quot;:&quot;3&quot;, &quot;homeTeam&quot;:&quot;&quot;, &quot;awayTeam&quot;:&quot;&quot;}" calcext:value-type="string">
            <text:p>{"__v":0,"index":6,"pitch":"6","competition":{"name":"U14", "section":"League", "group":"1"},"tag":"3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1 Group of 7 League Format'.D8];TRANSLATED_TEAM_NAMES;['1 Group of 7 League Format'.$C8]+1)">
            <text:p/>
          </table:table-cell>
          <table:table-cell table:style-name="ce10" table:formula="of:=VLOOKUP(['1 Group of 7 League Format'.E8];TRANSLATED_TEAM_NAMES;['1 Group of 7 League Format'.$C8]+1)">
            <text:p/>
          </table:table-cell>
          <table:table-cell table:style-name="ce12" office:value-type="float" office:value="5" calcext:value-type="float">
            <text:p>5</text:p>
          </table:table-cell>
          <table:table-cell table:formula="of:=&quot;{&quot;&quot;__v&quot;&quot;:0,&quot;&quot;index&quot;&quot;:&quot; &amp; [.B8] &amp; &quot;,&quot;&quot;pitch&quot;&quot;:&quot;&quot;&quot; &amp; [.H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 &quot;&quot;&quot;},&quot;&quot;tag&quot;&quot;:&quot;&quot;&quot; &amp; [.A8] &amp; &quot;&quot;&quot;, &quot;&quot;homeTeam&quot;&quot;:&quot;&quot;&quot; &amp; [.F8] &amp; &quot;&quot;&quot;, &quot;&quot;awayTeam&quot;&quot;:&quot;&quot;&quot; &amp; [.G8] &amp; &quot;&quot;&quot;}&quot;" office:value-type="string" office:string-value="{&quot;__v&quot;:0,&quot;index&quot;:7,&quot;pitch&quot;:&quot;5&quot;,&quot;competition&quot;:{&quot;name&quot;:&quot;U14&quot;, &quot;section&quot;:&quot;League&quot;, &quot;group&quot;:&quot;1&quot;},&quot;tag&quot;:&quot;4&quot;, &quot;homeTeam&quot;:&quot;&quot;, &quot;awayTeam&quot;:&quot;&quot;}" calcext:value-type="string">
            <text:p>{"__v":0,"index":7,"pitch":"5","competition":{"name":"U14", "section":"League", "group":"1"},"tag":"4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0" table:formula="of:=VLOOKUP(['1 Group of 7 League Format'.D9];TRANSLATED_TEAM_NAMES;['1 Group of 7 League Format'.$C9]+1)">
            <text:p/>
          </table:table-cell>
          <table:table-cell table:style-name="ce10" table:formula="of:=VLOOKUP(['1 Group of 7 League Format'.E9];TRANSLATED_TEAM_NAMES;['1 Group of 7 League Format'.$C9]+1)">
            <text:p/>
          </table:table-cell>
          <table:table-cell table:style-name="ce12" office:value-type="float" office:value="6" calcext:value-type="float">
            <text:p>6</text:p>
          </table:table-cell>
          <table:table-cell table:formula="of:=&quot;{&quot;&quot;__v&quot;&quot;:0,&quot;&quot;index&quot;&quot;:&quot; &amp; [.B9] &amp; &quot;,&quot;&quot;pitch&quot;&quot;:&quot;&quot;&quot; &amp; [.H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 &quot;&quot;&quot;},&quot;&quot;tag&quot;&quot;:&quot;&quot;&quot; &amp; [.A9] &amp; &quot;&quot;&quot;, &quot;&quot;homeTeam&quot;&quot;:&quot;&quot;&quot; &amp; [.F9] &amp; &quot;&quot;&quot;, &quot;&quot;awayTeam&quot;&quot;:&quot;&quot;&quot; &amp; [.G9] &amp; &quot;&quot;&quot;}&quot;" office:value-type="string" office:string-value="{&quot;__v&quot;:0,&quot;index&quot;:8,&quot;pitch&quot;:&quot;6&quot;,&quot;competition&quot;:{&quot;name&quot;:&quot;U14&quot;, &quot;section&quot;:&quot;League&quot;, &quot;group&quot;:&quot;1&quot;},&quot;tag&quot;:&quot;4&quot;, &quot;homeTeam&quot;:&quot;&quot;, &quot;awayTeam&quot;:&quot;&quot;}" calcext:value-type="string">
            <text:p>{"__v":0,"index":8,"pitch":"6","competition":{"name":"U14", "section":"League", "group":"1"},"tag":"4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1 Group of 7 League Format'.D10];TRANSLATED_TEAM_NAMES;['1 Group of 7 League Format'.$C10]+1)">
            <text:p/>
          </table:table-cell>
          <table:table-cell table:style-name="ce10" table:formula="of:=VLOOKUP(['1 Group of 7 League Format'.E10];TRANSLATED_TEAM_NAMES;['1 Group of 7 League Format'.$C10]+1)">
            <text:p/>
          </table:table-cell>
          <table:table-cell table:style-name="ce12" office:value-type="float" office:value="5" calcext:value-type="float">
            <text:p>5</text:p>
          </table:table-cell>
          <table:table-cell table:formula="of:=&quot;{&quot;&quot;__v&quot;&quot;:0,&quot;&quot;index&quot;&quot;:&quot; &amp; [.B10] &amp; &quot;,&quot;&quot;pitch&quot;&quot;:&quot;&quot;&quot; &amp; [.H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 &quot;&quot;&quot;},&quot;&quot;tag&quot;&quot;:&quot;&quot;&quot; &amp; [.A10] &amp; &quot;&quot;&quot;, &quot;&quot;homeTeam&quot;&quot;:&quot;&quot;&quot; &amp; [.F10] &amp; &quot;&quot;&quot;, &quot;&quot;awayTeam&quot;&quot;:&quot;&quot;&quot; &amp; [.G10] &amp; &quot;&quot;&quot;}&quot;" office:value-type="string" office:string-value="{&quot;__v&quot;:0,&quot;index&quot;:9,&quot;pitch&quot;:&quot;5&quot;,&quot;competition&quot;:{&quot;name&quot;:&quot;U14&quot;, &quot;section&quot;:&quot;League&quot;, &quot;group&quot;:&quot;1&quot;},&quot;tag&quot;:&quot;5&quot;, &quot;homeTeam&quot;:&quot;&quot;, &quot;awayTeam&quot;:&quot;&quot;}" calcext:value-type="string">
            <text:p>{"__v":0,"index":9,"pitch":"5","competition":{"name":"U14", "section":"League", "group":"1"},"tag":"5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1 Group of 7 League Format'.D11];TRANSLATED_TEAM_NAMES;['1 Group of 7 League Format'.$C11]+1)">
            <text:p/>
          </table:table-cell>
          <table:table-cell table:style-name="ce10" table:formula="of:=VLOOKUP(['1 Group of 7 League Format'.E11];TRANSLATED_TEAM_NAMES;['1 Group of 7 League Format'.$C11]+1)">
            <text:p/>
          </table:table-cell>
          <table:table-cell table:style-name="ce12" office:value-type="float" office:value="6" calcext:value-type="float">
            <text:p>6</text:p>
          </table:table-cell>
          <table:table-cell table:formula="of:=&quot;{&quot;&quot;__v&quot;&quot;:0,&quot;&quot;index&quot;&quot;:&quot; &amp; [.B11] &amp; &quot;,&quot;&quot;pitch&quot;&quot;:&quot;&quot;&quot; &amp; [.H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 &quot;&quot;&quot;},&quot;&quot;tag&quot;&quot;:&quot;&quot;&quot; &amp; [.A11] &amp; &quot;&quot;&quot;, &quot;&quot;homeTeam&quot;&quot;:&quot;&quot;&quot; &amp; [.F11] &amp; &quot;&quot;&quot;, &quot;&quot;awayTeam&quot;&quot;:&quot;&quot;&quot; &amp; [.G11] &amp; &quot;&quot;&quot;}&quot;" office:value-type="string" office:string-value="{&quot;__v&quot;:0,&quot;index&quot;:10,&quot;pitch&quot;:&quot;6&quot;,&quot;competition&quot;:{&quot;name&quot;:&quot;U14&quot;, &quot;section&quot;:&quot;League&quot;, &quot;group&quot;:&quot;1&quot;},&quot;tag&quot;:&quot;5&quot;, &quot;homeTeam&quot;:&quot;&quot;, &quot;awayTeam&quot;:&quot;&quot;}" calcext:value-type="string">
            <text:p>{"__v":0,"index":10,"pitch":"6","competition":{"name":"U14", "section":"League", "group":"1"},"tag":"5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1 Group of 7 League Format'.D12];TRANSLATED_TEAM_NAMES;['1 Group of 7 League Format'.$C12]+1)">
            <text:p/>
          </table:table-cell>
          <table:table-cell table:style-name="ce10" table:formula="of:=VLOOKUP(['1 Group of 7 League Format'.E12];TRANSLATED_TEAM_NAMES;['1 Group of 7 League Format'.$C12]+1)">
            <text:p/>
          </table:table-cell>
          <table:table-cell table:style-name="ce12" office:value-type="float" office:value="5" calcext:value-type="float">
            <text:p>5</text:p>
          </table:table-cell>
          <table:table-cell table:formula="of:=&quot;{&quot;&quot;__v&quot;&quot;:0,&quot;&quot;index&quot;&quot;:&quot; &amp; [.B12] &amp; &quot;,&quot;&quot;pitch&quot;&quot;:&quot;&quot;&quot; &amp; [.H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 &quot;&quot;&quot;},&quot;&quot;tag&quot;&quot;:&quot;&quot;&quot; &amp; [.A12] &amp; &quot;&quot;&quot;, &quot;&quot;homeTeam&quot;&quot;:&quot;&quot;&quot; &amp; [.F12] &amp; &quot;&quot;&quot;, &quot;&quot;awayTeam&quot;&quot;:&quot;&quot;&quot; &amp; [.G12] &amp; &quot;&quot;&quot;}&quot;" office:value-type="string" office:string-value="{&quot;__v&quot;:0,&quot;index&quot;:11,&quot;pitch&quot;:&quot;5&quot;,&quot;competition&quot;:{&quot;name&quot;:&quot;U14&quot;, &quot;section&quot;:&quot;League&quot;, &quot;group&quot;:&quot;1&quot;},&quot;tag&quot;:&quot;6&quot;, &quot;homeTeam&quot;:&quot;&quot;, &quot;awayTeam&quot;:&quot;&quot;}" calcext:value-type="string">
            <text:p>{"__v":0,"index":11,"pitch":"5","competition":{"name":"U14", "section":"League", "group":"1"},"tag":"6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1 Group of 7 League Format'.D13];TRANSLATED_TEAM_NAMES;['1 Group of 7 League Format'.$C13]+1)">
            <text:p/>
          </table:table-cell>
          <table:table-cell table:style-name="ce10" table:formula="of:=VLOOKUP(['1 Group of 7 League Format'.E13];TRANSLATED_TEAM_NAMES;['1 Group of 7 League Format'.$C13]+1)">
            <text:p/>
          </table:table-cell>
          <table:table-cell table:style-name="ce12" office:value-type="float" office:value="6" calcext:value-type="float">
            <text:p>6</text:p>
          </table:table-cell>
          <table:table-cell table:formula="of:=&quot;{&quot;&quot;__v&quot;&quot;:0,&quot;&quot;index&quot;&quot;:&quot; &amp; [.B13] &amp; &quot;,&quot;&quot;pitch&quot;&quot;:&quot;&quot;&quot; &amp; [.H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 &quot;&quot;&quot;},&quot;&quot;tag&quot;&quot;:&quot;&quot;&quot; &amp; [.A13] &amp; &quot;&quot;&quot;, &quot;&quot;homeTeam&quot;&quot;:&quot;&quot;&quot; &amp; [.F13] &amp; &quot;&quot;&quot;, &quot;&quot;awayTeam&quot;&quot;:&quot;&quot;&quot; &amp; [.G13] &amp; &quot;&quot;&quot;}&quot;" office:value-type="string" office:string-value="{&quot;__v&quot;:0,&quot;index&quot;:12,&quot;pitch&quot;:&quot;6&quot;,&quot;competition&quot;:{&quot;name&quot;:&quot;U14&quot;, &quot;section&quot;:&quot;League&quot;, &quot;group&quot;:&quot;1&quot;},&quot;tag&quot;:&quot;6&quot;, &quot;homeTeam&quot;:&quot;&quot;, &quot;awayTeam&quot;:&quot;&quot;}" calcext:value-type="string">
            <text:p>{"__v":0,"index":12,"pitch":"6","competition":{"name":"U14", "section":"League", "group":"1"},"tag":"6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0" table:formula="of:=VLOOKUP(['1 Group of 7 League Format'.D14];TRANSLATED_TEAM_NAMES;['1 Group of 7 League Format'.$C14]+1)">
            <text:p/>
          </table:table-cell>
          <table:table-cell table:style-name="ce10" table:formula="of:=VLOOKUP(['1 Group of 7 League Format'.E14];TRANSLATED_TEAM_NAMES;['1 Group of 7 League Format'.$C14]+1)">
            <text:p/>
          </table:table-cell>
          <table:table-cell table:style-name="ce12" office:value-type="float" office:value="5" calcext:value-type="float">
            <text:p>5</text:p>
          </table:table-cell>
          <table:table-cell table:formula="of:=&quot;{&quot;&quot;__v&quot;&quot;:0,&quot;&quot;index&quot;&quot;:&quot; &amp; [.B14] &amp; &quot;,&quot;&quot;pitch&quot;&quot;:&quot;&quot;&quot; &amp; [.H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 &quot;&quot;&quot;},&quot;&quot;tag&quot;&quot;:&quot;&quot;&quot; &amp; [.A14] &amp; &quot;&quot;&quot;, &quot;&quot;homeTeam&quot;&quot;:&quot;&quot;&quot; &amp; [.F14] &amp; &quot;&quot;&quot;, &quot;&quot;awayTeam&quot;&quot;:&quot;&quot;&quot; &amp; [.G14] &amp; &quot;&quot;&quot;}&quot;" office:value-type="string" office:string-value="{&quot;__v&quot;:0,&quot;index&quot;:13,&quot;pitch&quot;:&quot;5&quot;,&quot;competition&quot;:{&quot;name&quot;:&quot;U14&quot;, &quot;section&quot;:&quot;League&quot;, &quot;group&quot;:&quot;1&quot;},&quot;tag&quot;:&quot;7&quot;, &quot;homeTeam&quot;:&quot;&quot;, &quot;awayTeam&quot;:&quot;&quot;}" calcext:value-type="string">
            <text:p>{"__v":0,"index":13,"pitch":"5","competition":{"name":"U14", "section":"League", "group":"1"},"tag":"7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1 Group of 7 League Format'.D15];TRANSLATED_TEAM_NAMES;['1 Group of 7 League Format'.$C15]+1)">
            <text:p/>
          </table:table-cell>
          <table:table-cell table:style-name="ce10" table:formula="of:=VLOOKUP(['1 Group of 7 League Format'.E15];TRANSLATED_TEAM_NAMES;['1 Group of 7 League Format'.$C15]+1)">
            <text:p/>
          </table:table-cell>
          <table:table-cell table:style-name="ce12" office:value-type="float" office:value="6" calcext:value-type="float">
            <text:p>6</text:p>
          </table:table-cell>
          <table:table-cell table:formula="of:=&quot;{&quot;&quot;__v&quot;&quot;:0,&quot;&quot;index&quot;&quot;:&quot; &amp; [.B15] &amp; &quot;,&quot;&quot;pitch&quot;&quot;:&quot;&quot;&quot; &amp; [.H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 &quot;&quot;&quot;},&quot;&quot;tag&quot;&quot;:&quot;&quot;&quot; &amp; [.A15] &amp; &quot;&quot;&quot;, &quot;&quot;homeTeam&quot;&quot;:&quot;&quot;&quot; &amp; [.F15] &amp; &quot;&quot;&quot;, &quot;&quot;awayTeam&quot;&quot;:&quot;&quot;&quot; &amp; [.G15] &amp; &quot;&quot;&quot;}&quot;" office:value-type="string" office:string-value="{&quot;__v&quot;:0,&quot;index&quot;:14,&quot;pitch&quot;:&quot;6&quot;,&quot;competition&quot;:{&quot;name&quot;:&quot;U14&quot;, &quot;section&quot;:&quot;League&quot;, &quot;group&quot;:&quot;1&quot;},&quot;tag&quot;:&quot;7&quot;, &quot;homeTeam&quot;:&quot;&quot;, &quot;awayTeam&quot;:&quot;&quot;}" calcext:value-type="string">
            <text:p>{"__v":0,"index":14,"pitch":"6","competition":{"name":"U14", "section":"League", "group":"1"},"tag":"7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1 Group of 7 League Format'.D16];TRANSLATED_TEAM_NAMES;['1 Group of 7 League Format'.$C16]+1)">
            <text:p/>
          </table:table-cell>
          <table:table-cell table:style-name="ce10" table:formula="of:=VLOOKUP(['1 Group of 7 League Format'.E16];TRANSLATED_TEAM_NAMES;['1 Group of 7 League Format'.$C16]+1)">
            <text:p/>
          </table:table-cell>
          <table:table-cell table:style-name="ce12" office:value-type="float" office:value="5" calcext:value-type="float">
            <text:p>5</text:p>
          </table:table-cell>
          <table:table-cell table:formula="of:=&quot;{&quot;&quot;__v&quot;&quot;:0,&quot;&quot;index&quot;&quot;:&quot; &amp; [.B16] &amp; &quot;,&quot;&quot;pitch&quot;&quot;:&quot;&quot;&quot; &amp; [.H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 &quot;&quot;&quot;},&quot;&quot;tag&quot;&quot;:&quot;&quot;&quot; &amp; [.A16] &amp; &quot;&quot;&quot;, &quot;&quot;homeTeam&quot;&quot;:&quot;&quot;&quot; &amp; [.F16] &amp; &quot;&quot;&quot;, &quot;&quot;awayTeam&quot;&quot;:&quot;&quot;&quot; &amp; [.G16] &amp; &quot;&quot;&quot;}&quot;" office:value-type="string" office:string-value="{&quot;__v&quot;:0,&quot;index&quot;:15,&quot;pitch&quot;:&quot;5&quot;,&quot;competition&quot;:{&quot;name&quot;:&quot;U14&quot;, &quot;section&quot;:&quot;League&quot;, &quot;group&quot;:&quot;1&quot;},&quot;tag&quot;:&quot;8&quot;, &quot;homeTeam&quot;:&quot;&quot;, &quot;awayTeam&quot;:&quot;&quot;}" calcext:value-type="string">
            <text:p>{"__v":0,"index":15,"pitch":"5","competition":{"name":"U14", "section":"League", "group":"1"},"tag":"8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1 Group of 7 League Format'.D17];TRANSLATED_TEAM_NAMES;['1 Group of 7 League Format'.$C17]+1)">
            <text:p/>
          </table:table-cell>
          <table:table-cell table:style-name="ce10" table:formula="of:=VLOOKUP(['1 Group of 7 League Format'.E17];TRANSLATED_TEAM_NAMES;['1 Group of 7 League Format'.$C17]+1)">
            <text:p/>
          </table:table-cell>
          <table:table-cell table:style-name="ce12" office:value-type="float" office:value="6" calcext:value-type="float">
            <text:p>6</text:p>
          </table:table-cell>
          <table:table-cell table:formula="of:=&quot;{&quot;&quot;__v&quot;&quot;:0,&quot;&quot;index&quot;&quot;:&quot; &amp; [.B17] &amp; &quot;,&quot;&quot;pitch&quot;&quot;:&quot;&quot;&quot; &amp; [.H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 &quot;&quot;&quot;},&quot;&quot;tag&quot;&quot;:&quot;&quot;&quot; &amp; [.A17] &amp; &quot;&quot;&quot;, &quot;&quot;homeTeam&quot;&quot;:&quot;&quot;&quot; &amp; [.F17] &amp; &quot;&quot;&quot;, &quot;&quot;awayTeam&quot;&quot;:&quot;&quot;&quot; &amp; [.G17] &amp; &quot;&quot;&quot;}&quot;" office:value-type="string" office:string-value="{&quot;__v&quot;:0,&quot;index&quot;:16,&quot;pitch&quot;:&quot;6&quot;,&quot;competition&quot;:{&quot;name&quot;:&quot;U14&quot;, &quot;section&quot;:&quot;League&quot;, &quot;group&quot;:&quot;1&quot;},&quot;tag&quot;:&quot;8&quot;, &quot;homeTeam&quot;:&quot;&quot;, &quot;awayTeam&quot;:&quot;&quot;}" calcext:value-type="string">
            <text:p>{"__v":0,"index":16,"pitch":"6","competition":{"name":"U14", "section":"League", "group":"1"},"tag":"8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1 Group of 7 League Format'.D18];TRANSLATED_TEAM_NAMES;['1 Group of 7 League Format'.$C18]+1)">
            <text:p/>
          </table:table-cell>
          <table:table-cell table:style-name="ce10" table:formula="of:=VLOOKUP(['1 Group of 7 League Format'.E18];TRANSLATED_TEAM_NAMES;['1 Group of 7 League Format'.$C18]+1)">
            <text:p/>
          </table:table-cell>
          <table:table-cell table:style-name="ce12" office:value-type="float" office:value="5" calcext:value-type="float">
            <text:p>5</text:p>
          </table:table-cell>
          <table:table-cell table:formula="of:=&quot;{&quot;&quot;__v&quot;&quot;:0,&quot;&quot;index&quot;&quot;:&quot; &amp; [.B18] &amp; &quot;,&quot;&quot;pitch&quot;&quot;:&quot;&quot;&quot; &amp; [.H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 &quot;&quot;&quot;},&quot;&quot;tag&quot;&quot;:&quot;&quot;&quot; &amp; [.A18] &amp; &quot;&quot;&quot;, &quot;&quot;homeTeam&quot;&quot;:&quot;&quot;&quot; &amp; [.F18] &amp; &quot;&quot;&quot;, &quot;&quot;awayTeam&quot;&quot;:&quot;&quot;&quot; &amp; [.G18] &amp; &quot;&quot;&quot;}&quot;" office:value-type="string" office:string-value="{&quot;__v&quot;:0,&quot;index&quot;:17,&quot;pitch&quot;:&quot;5&quot;,&quot;competition&quot;:{&quot;name&quot;:&quot;U14&quot;, &quot;section&quot;:&quot;League&quot;, &quot;group&quot;:&quot;1&quot;},&quot;tag&quot;:&quot;9&quot;, &quot;homeTeam&quot;:&quot;&quot;, &quot;awayTeam&quot;:&quot;&quot;}" calcext:value-type="string">
            <text:p>{"__v":0,"index":17,"pitch":"5","competition":{"name":"U14", "section":"League", "group":"1"},"tag":"9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1 Group of 7 League Format'.D19];TRANSLATED_TEAM_NAMES;['1 Group of 7 League Format'.$C19]+1)">
            <text:p/>
          </table:table-cell>
          <table:table-cell table:style-name="ce10" table:formula="of:=VLOOKUP(['1 Group of 7 League Format'.E19];TRANSLATED_TEAM_NAMES;['1 Group of 7 League Format'.$C19]+1)">
            <text:p/>
          </table:table-cell>
          <table:table-cell table:style-name="ce12" office:value-type="float" office:value="6" calcext:value-type="float">
            <text:p>6</text:p>
          </table:table-cell>
          <table:table-cell table:formula="of:=&quot;{&quot;&quot;__v&quot;&quot;:0,&quot;&quot;index&quot;&quot;:&quot; &amp; [.B19] &amp; &quot;,&quot;&quot;pitch&quot;&quot;:&quot;&quot;&quot; &amp; [.H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 &quot;&quot;&quot;},&quot;&quot;tag&quot;&quot;:&quot;&quot;&quot; &amp; [.A19] &amp; &quot;&quot;&quot;, &quot;&quot;homeTeam&quot;&quot;:&quot;&quot;&quot; &amp; [.F19] &amp; &quot;&quot;&quot;, &quot;&quot;awayTeam&quot;&quot;:&quot;&quot;&quot; &amp; [.G19] &amp; &quot;&quot;&quot;}&quot;" office:value-type="string" office:string-value="{&quot;__v&quot;:0,&quot;index&quot;:18,&quot;pitch&quot;:&quot;6&quot;,&quot;competition&quot;:{&quot;name&quot;:&quot;U14&quot;, &quot;section&quot;:&quot;League&quot;, &quot;group&quot;:&quot;1&quot;},&quot;tag&quot;:&quot;9&quot;, &quot;homeTeam&quot;:&quot;&quot;, &quot;awayTeam&quot;:&quot;&quot;}" calcext:value-type="string">
            <text:p>{"__v":0,"index":18,"pitch":"6","competition":{"name":"U14", "section":"League", "group":"1"},"tag":"9", "homeTeam":"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0" table:formula="of:=VLOOKUP(['1 Group of 7 League Format'.D20];TRANSLATED_TEAM_NAMES;['1 Group of 7 League Format'.$C20]+1)">
            <text:p/>
          </table:table-cell>
          <table:table-cell table:style-name="ce10" table:formula="of:=VLOOKUP(['1 Group of 7 League Format'.E20];TRANSLATED_TEAM_NAMES;['1 Group of 7 League Format'.$C20]+1)">
            <text:p/>
          </table:table-cell>
          <table:table-cell table:style-name="ce12" office:value-type="float" office:value="5" calcext:value-type="float">
            <text:p>5</text:p>
          </table:table-cell>
          <table:table-cell table:formula="of:=&quot;{&quot;&quot;__v&quot;&quot;:0,&quot;&quot;index&quot;&quot;:&quot; &amp; [.B20] &amp; &quot;,&quot;&quot;pitch&quot;&quot;:&quot;&quot;&quot; &amp; [.H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 &quot;&quot;&quot;},&quot;&quot;tag&quot;&quot;:&quot;&quot;&quot; &amp; [.A20] &amp; &quot;&quot;&quot;, &quot;&quot;homeTeam&quot;&quot;:&quot;&quot;&quot; &amp; [.F20] &amp; &quot;&quot;&quot;, &quot;&quot;awayTeam&quot;&quot;:&quot;&quot;&quot; &amp; [.G20] &amp; &quot;&quot;&quot;}&quot;" office:value-type="string" office:string-value="{&quot;__v&quot;:0,&quot;index&quot;:19,&quot;pitch&quot;:&quot;5&quot;,&quot;competition&quot;:{&quot;name&quot;:&quot;U14&quot;, &quot;section&quot;:&quot;League&quot;, &quot;group&quot;:&quot;1&quot;},&quot;tag&quot;:&quot;10&quot;, &quot;homeTeam&quot;:&quot;&quot;, &quot;awayTeam&quot;:&quot;&quot;}" calcext:value-type="string">
            <text:p>{"__v":0,"index":19,"pitch":"5","competition":{"name":"U14", "section":"League", "group":"1"},"tag":"10", "homeTeam":"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1 Group of 7 League Format'.D21];TRANSLATED_TEAM_NAMES;['1 Group of 7 League Format'.$C21]+1)">
            <text:p/>
          </table:table-cell>
          <table:table-cell table:style-name="ce10" table:formula="of:=VLOOKUP(['1 Group of 7 League Format'.E21];TRANSLATED_TEAM_NAMES;['1 Group of 7 League Format'.$C21]+1)">
            <text:p/>
          </table:table-cell>
          <table:table-cell table:style-name="ce12" office:value-type="float" office:value="6" calcext:value-type="float">
            <text:p>6</text:p>
          </table:table-cell>
          <table:table-cell table:formula="of:=&quot;{&quot;&quot;__v&quot;&quot;:0,&quot;&quot;index&quot;&quot;:&quot; &amp; [.B21] &amp; &quot;,&quot;&quot;pitch&quot;&quot;:&quot;&quot;&quot; &amp; [.H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 &quot;&quot;&quot;},&quot;&quot;tag&quot;&quot;:&quot;&quot;&quot; &amp; [.A21] &amp; &quot;&quot;&quot;, &quot;&quot;homeTeam&quot;&quot;:&quot;&quot;&quot; &amp; [.F21] &amp; &quot;&quot;&quot;, &quot;&quot;awayTeam&quot;&quot;:&quot;&quot;&quot; &amp; [.G21] &amp; &quot;&quot;&quot;}&quot;" office:value-type="string" office:string-value="{&quot;__v&quot;:0,&quot;index&quot;:20,&quot;pitch&quot;:&quot;6&quot;,&quot;competition&quot;:{&quot;name&quot;:&quot;U14&quot;, &quot;section&quot;:&quot;League&quot;, &quot;group&quot;:&quot;1&quot;},&quot;tag&quot;:&quot;10&quot;, &quot;homeTeam&quot;:&quot;&quot;, &quot;awayTeam&quot;:&quot;&quot;}" calcext:value-type="string">
            <text:p>{"__v":0,"index":20,"pitch":"6","competition":{"name":"U14", "section":"League", "group":"1"},"tag":"10", "homeTeam":"", "awayTeam":""}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1 Group of 7 League Format'.D22];TRANSLATED_TEAM_NAMES;['1 Group of 7 League Format'.$C22]+1)">
            <text:p/>
          </table:table-cell>
          <table:table-cell table:style-name="ce10" table:formula="of:=VLOOKUP(['1 Group of 7 League Format'.E22];TRANSLATED_TEAM_NAMES;['1 Group of 7 League Format'.$C22]+1)">
            <text:p/>
          </table:table-cell>
          <table:table-cell table:style-name="ce12" office:value-type="float" office:value="6" calcext:value-type="float">
            <text:p>6</text:p>
          </table:table-cell>
          <table:table-cell table:formula="of:=&quot;{&quot;&quot;__v&quot;&quot;:0,&quot;&quot;index&quot;&quot;:&quot; &amp; [.B22] &amp; &quot;,&quot;&quot;pitch&quot;&quot;:&quot;&quot;&quot; &amp; [.H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2] &amp; &quot;&quot;&quot;},&quot;&quot;tag&quot;&quot;:&quot;&quot;&quot; &amp; [.A22] &amp; &quot;&quot;&quot;, &quot;&quot;homeTeam&quot;&quot;:&quot;&quot;&quot; &amp; [.F22] &amp; &quot;&quot;&quot;, &quot;&quot;awayTeam&quot;&quot;:&quot;&quot;&quot; &amp; [.G22] &amp; &quot;&quot;&quot;}&quot;" office:value-type="string" office:string-value="{&quot;__v&quot;:0,&quot;index&quot;:21,&quot;pitch&quot;:&quot;6&quot;,&quot;competition&quot;:{&quot;name&quot;:&quot;U14&quot;, &quot;section&quot;:&quot;League&quot;, &quot;group&quot;:&quot;1&quot;},&quot;tag&quot;:&quot;11&quot;, &quot;homeTeam&quot;:&quot;&quot;, &quot;awayTeam&quot;:&quot;&quot;}" calcext:value-type="string">
            <text:p>{"__v":0,"index":21,"pitch":"6","competition":{"name":"U14", "section":"League", "group":"1"},"tag":"11", "homeTeam":"", "awayTeam":""}</text:p>
          </table:table-cell>
        </table:table-row>
        <table:table-row table:style-name="ro1" table:number-rows-repeated="1048545">
          <table:table-cell table:number-columns-repeated="9"/>
        </table:table-row>
        <table:table-row table:style-name="ro2" table:number-rows-repeated="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1 Group of 9 League Format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4" table:visibility="collapse" table:default-cell-style-name="ce8"/>
        <table:table-column table:style-name="co5" table:visibility="collapse" table:default-cell-style-name="ce8"/>
        <table:table-column table:style-name="co6" table:visibility="collapse" table:default-cell-style-name="ce9"/>
        <table:table-column table:style-name="co6" table:visibility="collapse" table:number-columns-repeated="2" table:default-cell-style-name="ce10"/>
        <table:table-column table:style-name="co7" table:visibility="collapse" table:default-cell-style-name="ce11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ce13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0" table:number-columns-repeated="2"/>
          <table:table-cell table:style-name="ce10" office:value-type="string" calcext:value-type="string">
            <text:p>Pitch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1 Group of 9 League Format'.D2];TRANSLATED_TEAM_NAMES;['1 Group of 9 League Format'.$C2]+1)">
            <text:p/>
          </table:table-cell>
          <table:table-cell table:style-name="ce10" table:formula="of:=VLOOKUP(['1 Group of 9 League Format'.E2];TRANSLATED_TEAM_NAMES;['1 Group of 9 League Format'.$C2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2] &amp; &quot;,&quot;&quot;pitch&quot;&quot;:&quot;&quot;&quot; &amp; [.H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 &quot;&quot;&quot;},&quot;&quot;tag&quot;&quot;:&quot;&quot;&quot; &amp; [.A2] &amp; &quot;&quot;&quot;, &quot;&quot;homeTeam&quot;&quot;:&quot;&quot;&quot; &amp; [.F2] &amp; &quot;&quot;&quot;, &quot;&quot;awayTeam&quot;&quot;:&quot;&quot;&quot; &amp; [.G2] &amp; &quot;&quot;&quot;}&quot;" office:value-type="string" office:string-value="{&quot;__v&quot;:0,&quot;index&quot;:1,&quot;pitch&quot;:&quot;1&quot;,&quot;competition&quot;:{&quot;name&quot;:&quot;U14&quot;, &quot;section&quot;:&quot;League&quot;, &quot;group&quot;:&quot;1&quot;},&quot;tag&quot;:&quot;1&quot;, &quot;homeTeam&quot;:&quot;&quot;, &quot;awayTeam&quot;:&quot;&quot;}" calcext:value-type="string">
            <text:p>{"__v":0,"index":1,"pitch":"1","competition":{"name":"U14", "section":"League", "group":"1"},"tag":"1", "homeTeam":"", "awayTeam":"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1 Group of 9 League Format'.D3];TRANSLATED_TEAM_NAMES;['1 Group of 9 League Format'.$C3]+1)">
            <text:p/>
          </table:table-cell>
          <table:table-cell table:style-name="ce10" table:formula="of:=VLOOKUP(['1 Group of 9 League Format'.E3];TRANSLATED_TEAM_NAMES;['1 Group of 9 League Format'.$C3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3] &amp; &quot;,&quot;&quot;pitch&quot;&quot;:&quot;&quot;&quot; &amp; [.H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 &quot;&quot;&quot;},&quot;&quot;tag&quot;&quot;:&quot;&quot;&quot; &amp; [.A3] &amp; &quot;&quot;&quot;, &quot;&quot;homeTeam&quot;&quot;:&quot;&quot;&quot; &amp; [.F3] &amp; &quot;&quot;&quot;, &quot;&quot;awayTeam&quot;&quot;:&quot;&quot;&quot; &amp; [.G3] &amp; &quot;&quot;&quot;}&quot;" office:value-type="string" office:string-value="{&quot;__v&quot;:0,&quot;index&quot;:2,&quot;pitch&quot;:&quot;2&quot;,&quot;competition&quot;:{&quot;name&quot;:&quot;U14&quot;, &quot;section&quot;:&quot;League&quot;, &quot;group&quot;:&quot;1&quot;},&quot;tag&quot;:&quot;1&quot;, &quot;homeTeam&quot;:&quot;&quot;, &quot;awayTeam&quot;:&quot;&quot;}" calcext:value-type="string">
            <text:p>{"__v":0,"index":2,"pitch":"2","competition":{"name":"U14", "section":"League", "group":"1"},"tag":"1", "homeTeam":"", "awayTeam":"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1 Group of 9 League Format'.D4];TRANSLATED_TEAM_NAMES;['1 Group of 9 League Format'.$C4]+1)">
            <text:p/>
          </table:table-cell>
          <table:table-cell table:style-name="ce10" table:formula="of:=VLOOKUP(['1 Group of 9 League Format'.E4];TRANSLATED_TEAM_NAMES;['1 Group of 9 League Format'.$C4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4] &amp; &quot;,&quot;&quot;pitch&quot;&quot;:&quot;&quot;&quot; &amp; [.H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 &quot;&quot;&quot;},&quot;&quot;tag&quot;&quot;:&quot;&quot;&quot; &amp; [.A4] &amp; &quot;&quot;&quot;, &quot;&quot;homeTeam&quot;&quot;:&quot;&quot;&quot; &amp; [.F4] &amp; &quot;&quot;&quot;, &quot;&quot;awayTeam&quot;&quot;:&quot;&quot;&quot; &amp; [.G4] &amp; &quot;&quot;&quot;}&quot;" office:value-type="string" office:string-value="{&quot;__v&quot;:0,&quot;index&quot;:3,&quot;pitch&quot;:&quot;3&quot;,&quot;competition&quot;:{&quot;name&quot;:&quot;U14&quot;, &quot;section&quot;:&quot;League&quot;, &quot;group&quot;:&quot;1&quot;},&quot;tag&quot;:&quot;1&quot;, &quot;homeTeam&quot;:&quot;&quot;, &quot;awayTeam&quot;:&quot;&quot;}" calcext:value-type="string">
            <text:p>{"__v":0,"index":3,"pitch":"3","competition":{"name":"U14", "section":"League", "group":"1"},"tag":"1", "homeTeam":"", "awayTeam":"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0" table:formula="of:=VLOOKUP(['1 Group of 9 League Format'.D5];TRANSLATED_TEAM_NAMES;['1 Group of 9 League Format'.$C5]+1)">
            <text:p/>
          </table:table-cell>
          <table:table-cell table:style-name="ce10" table:formula="of:=VLOOKUP(['1 Group of 9 League Format'.E5];TRANSLATED_TEAM_NAMES;['1 Group of 9 League Format'.$C5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5] &amp; &quot;,&quot;&quot;pitch&quot;&quot;:&quot;&quot;&quot; &amp; [.H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 &quot;&quot;&quot;},&quot;&quot;tag&quot;&quot;:&quot;&quot;&quot; &amp; [.A5] &amp; &quot;&quot;&quot;, &quot;&quot;homeTeam&quot;&quot;:&quot;&quot;&quot; &amp; [.F5] &amp; &quot;&quot;&quot;, &quot;&quot;awayTeam&quot;&quot;:&quot;&quot;&quot; &amp; [.G5] &amp; &quot;&quot;&quot;}&quot;" office:value-type="string" office:string-value="{&quot;__v&quot;:0,&quot;index&quot;:4,&quot;pitch&quot;:&quot;4&quot;,&quot;competition&quot;:{&quot;name&quot;:&quot;U14&quot;, &quot;section&quot;:&quot;League&quot;, &quot;group&quot;:&quot;1&quot;},&quot;tag&quot;:&quot;1&quot;, &quot;homeTeam&quot;:&quot;&quot;, &quot;awayTeam&quot;:&quot;&quot;}" calcext:value-type="string">
            <text:p>{"__v":0,"index":4,"pitch":"4","competition":{"name":"U14", "section":"League", "group":"1"},"tag":"1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1 Group of 9 League Format'.D6];TRANSLATED_TEAM_NAMES;['1 Group of 9 League Format'.$C6]+1)">
            <text:p/>
          </table:table-cell>
          <table:table-cell table:style-name="ce10" table:formula="of:=VLOOKUP(['1 Group of 9 League Format'.E6];TRANSLATED_TEAM_NAMES;['1 Group of 9 League Format'.$C6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6] &amp; &quot;,&quot;&quot;pitch&quot;&quot;:&quot;&quot;&quot; &amp; [.H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 &quot;&quot;&quot;},&quot;&quot;tag&quot;&quot;:&quot;&quot;&quot; &amp; [.A6] &amp; &quot;&quot;&quot;, &quot;&quot;homeTeam&quot;&quot;:&quot;&quot;&quot; &amp; [.F6] &amp; &quot;&quot;&quot;, &quot;&quot;awayTeam&quot;&quot;:&quot;&quot;&quot; &amp; [.G6] &amp; &quot;&quot;&quot;}&quot;" office:value-type="string" office:string-value="{&quot;__v&quot;:0,&quot;index&quot;:5,&quot;pitch&quot;:&quot;1&quot;,&quot;competition&quot;:{&quot;name&quot;:&quot;U14&quot;, &quot;section&quot;:&quot;League&quot;, &quot;group&quot;:&quot;1&quot;},&quot;tag&quot;:&quot;2&quot;, &quot;homeTeam&quot;:&quot;&quot;, &quot;awayTeam&quot;:&quot;&quot;}" calcext:value-type="string">
            <text:p>{"__v":0,"index":5,"pitch":"1","competition":{"name":"U14", "section":"League", "group":"1"},"tag":"2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0" table:formula="of:=VLOOKUP(['1 Group of 9 League Format'.D7];TRANSLATED_TEAM_NAMES;['1 Group of 9 League Format'.$C7]+1)">
            <text:p/>
          </table:table-cell>
          <table:table-cell table:style-name="ce10" table:formula="of:=VLOOKUP(['1 Group of 9 League Format'.E7];TRANSLATED_TEAM_NAMES;['1 Group of 9 League Format'.$C7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7] &amp; &quot;,&quot;&quot;pitch&quot;&quot;:&quot;&quot;&quot; &amp; [.H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 &quot;&quot;&quot;},&quot;&quot;tag&quot;&quot;:&quot;&quot;&quot; &amp; [.A7] &amp; &quot;&quot;&quot;, &quot;&quot;homeTeam&quot;&quot;:&quot;&quot;&quot; &amp; [.F7] &amp; &quot;&quot;&quot;, &quot;&quot;awayTeam&quot;&quot;:&quot;&quot;&quot; &amp; [.G7] &amp; &quot;&quot;&quot;}&quot;" office:value-type="string" office:string-value="{&quot;__v&quot;:0,&quot;index&quot;:6,&quot;pitch&quot;:&quot;2&quot;,&quot;competition&quot;:{&quot;name&quot;:&quot;U14&quot;, &quot;section&quot;:&quot;League&quot;, &quot;group&quot;:&quot;1&quot;},&quot;tag&quot;:&quot;2&quot;, &quot;homeTeam&quot;:&quot;&quot;, &quot;awayTeam&quot;:&quot;&quot;}" calcext:value-type="string">
            <text:p>{"__v":0,"index":6,"pitch":"2","competition":{"name":"U14", "section":"League", "group":"1"},"tag":"2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1 Group of 9 League Format'.D8];TRANSLATED_TEAM_NAMES;['1 Group of 9 League Format'.$C8]+1)">
            <text:p/>
          </table:table-cell>
          <table:table-cell table:style-name="ce10" table:formula="of:=VLOOKUP(['1 Group of 9 League Format'.E8];TRANSLATED_TEAM_NAMES;['1 Group of 9 League Format'.$C8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8] &amp; &quot;,&quot;&quot;pitch&quot;&quot;:&quot;&quot;&quot; &amp; [.H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 &quot;&quot;&quot;},&quot;&quot;tag&quot;&quot;:&quot;&quot;&quot; &amp; [.A8] &amp; &quot;&quot;&quot;, &quot;&quot;homeTeam&quot;&quot;:&quot;&quot;&quot; &amp; [.F8] &amp; &quot;&quot;&quot;, &quot;&quot;awayTeam&quot;&quot;:&quot;&quot;&quot; &amp; [.G8] &amp; &quot;&quot;&quot;}&quot;" office:value-type="string" office:string-value="{&quot;__v&quot;:0,&quot;index&quot;:7,&quot;pitch&quot;:&quot;3&quot;,&quot;competition&quot;:{&quot;name&quot;:&quot;U14&quot;, &quot;section&quot;:&quot;League&quot;, &quot;group&quot;:&quot;1&quot;},&quot;tag&quot;:&quot;2&quot;, &quot;homeTeam&quot;:&quot;&quot;, &quot;awayTeam&quot;:&quot;&quot;}" calcext:value-type="string">
            <text:p>{"__v":0,"index":7,"pitch":"3","competition":{"name":"U14", "section":"League", "group":"1"},"tag":"2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10" table:formula="of:=VLOOKUP(['1 Group of 9 League Format'.D9];TRANSLATED_TEAM_NAMES;['1 Group of 9 League Format'.$C9]+1)">
            <text:p/>
          </table:table-cell>
          <table:table-cell table:style-name="ce10" table:formula="of:=VLOOKUP(['1 Group of 9 League Format'.E9];TRANSLATED_TEAM_NAMES;['1 Group of 9 League Format'.$C9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9] &amp; &quot;,&quot;&quot;pitch&quot;&quot;:&quot;&quot;&quot; &amp; [.H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 &quot;&quot;&quot;},&quot;&quot;tag&quot;&quot;:&quot;&quot;&quot; &amp; [.A9] &amp; &quot;&quot;&quot;, &quot;&quot;homeTeam&quot;&quot;:&quot;&quot;&quot; &amp; [.F9] &amp; &quot;&quot;&quot;, &quot;&quot;awayTeam&quot;&quot;:&quot;&quot;&quot; &amp; [.G9] &amp; &quot;&quot;&quot;}&quot;" office:value-type="string" office:string-value="{&quot;__v&quot;:0,&quot;index&quot;:8,&quot;pitch&quot;:&quot;4&quot;,&quot;competition&quot;:{&quot;name&quot;:&quot;U14&quot;, &quot;section&quot;:&quot;League&quot;, &quot;group&quot;:&quot;1&quot;},&quot;tag&quot;:&quot;2&quot;, &quot;homeTeam&quot;:&quot;&quot;, &quot;awayTeam&quot;:&quot;&quot;}" calcext:value-type="string">
            <text:p>{"__v":0,"index":8,"pitch":"4","competition":{"name":"U14", "section":"League", "group":"1"},"tag":"2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1 Group of 9 League Format'.D10];TRANSLATED_TEAM_NAMES;['1 Group of 9 League Format'.$C10]+1)">
            <text:p/>
          </table:table-cell>
          <table:table-cell table:style-name="ce10" table:formula="of:=VLOOKUP(['1 Group of 9 League Format'.E10];TRANSLATED_TEAM_NAMES;['1 Group of 9 League Format'.$C10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10] &amp; &quot;,&quot;&quot;pitch&quot;&quot;:&quot;&quot;&quot; &amp; [.H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 &quot;&quot;&quot;},&quot;&quot;tag&quot;&quot;:&quot;&quot;&quot; &amp; [.A10] &amp; &quot;&quot;&quot;, &quot;&quot;homeTeam&quot;&quot;:&quot;&quot;&quot; &amp; [.F10] &amp; &quot;&quot;&quot;, &quot;&quot;awayTeam&quot;&quot;:&quot;&quot;&quot; &amp; [.G10] &amp; &quot;&quot;&quot;}&quot;" office:value-type="string" office:string-value="{&quot;__v&quot;:0,&quot;index&quot;:9,&quot;pitch&quot;:&quot;1&quot;,&quot;competition&quot;:{&quot;name&quot;:&quot;U14&quot;, &quot;section&quot;:&quot;League&quot;, &quot;group&quot;:&quot;1&quot;},&quot;tag&quot;:&quot;3&quot;, &quot;homeTeam&quot;:&quot;&quot;, &quot;awayTeam&quot;:&quot;&quot;}" calcext:value-type="string">
            <text:p>{"__v":0,"index":9,"pitch":"1","competition":{"name":"U14", "section":"League", "group":"1"},"tag":"3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0" table:formula="of:=VLOOKUP(['1 Group of 9 League Format'.D11];TRANSLATED_TEAM_NAMES;['1 Group of 9 League Format'.$C11]+1)">
            <text:p/>
          </table:table-cell>
          <table:table-cell table:style-name="ce10" table:formula="of:=VLOOKUP(['1 Group of 9 League Format'.E11];TRANSLATED_TEAM_NAMES;['1 Group of 9 League Format'.$C11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11] &amp; &quot;,&quot;&quot;pitch&quot;&quot;:&quot;&quot;&quot; &amp; [.H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 &quot;&quot;&quot;},&quot;&quot;tag&quot;&quot;:&quot;&quot;&quot; &amp; [.A11] &amp; &quot;&quot;&quot;, &quot;&quot;homeTeam&quot;&quot;:&quot;&quot;&quot; &amp; [.F11] &amp; &quot;&quot;&quot;, &quot;&quot;awayTeam&quot;&quot;:&quot;&quot;&quot; &amp; [.G11] &amp; &quot;&quot;&quot;}&quot;" office:value-type="string" office:string-value="{&quot;__v&quot;:0,&quot;index&quot;:10,&quot;pitch&quot;:&quot;2&quot;,&quot;competition&quot;:{&quot;name&quot;:&quot;U14&quot;, &quot;section&quot;:&quot;League&quot;, &quot;group&quot;:&quot;1&quot;},&quot;tag&quot;:&quot;3&quot;, &quot;homeTeam&quot;:&quot;&quot;, &quot;awayTeam&quot;:&quot;&quot;}" calcext:value-type="string">
            <text:p>{"__v":0,"index":10,"pitch":"2","competition":{"name":"U14", "section":"League", "group":"1"},"tag":"3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1 Group of 9 League Format'.D12];TRANSLATED_TEAM_NAMES;['1 Group of 9 League Format'.$C12]+1)">
            <text:p/>
          </table:table-cell>
          <table:table-cell table:style-name="ce10" table:formula="of:=VLOOKUP(['1 Group of 9 League Format'.E12];TRANSLATED_TEAM_NAMES;['1 Group of 9 League Format'.$C12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12] &amp; &quot;,&quot;&quot;pitch&quot;&quot;:&quot;&quot;&quot; &amp; [.H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 &quot;&quot;&quot;},&quot;&quot;tag&quot;&quot;:&quot;&quot;&quot; &amp; [.A12] &amp; &quot;&quot;&quot;, &quot;&quot;homeTeam&quot;&quot;:&quot;&quot;&quot; &amp; [.F12] &amp; &quot;&quot;&quot;, &quot;&quot;awayTeam&quot;&quot;:&quot;&quot;&quot; &amp; [.G12] &amp; &quot;&quot;&quot;}&quot;" office:value-type="string" office:string-value="{&quot;__v&quot;:0,&quot;index&quot;:11,&quot;pitch&quot;:&quot;3&quot;,&quot;competition&quot;:{&quot;name&quot;:&quot;U14&quot;, &quot;section&quot;:&quot;League&quot;, &quot;group&quot;:&quot;1&quot;},&quot;tag&quot;:&quot;3&quot;, &quot;homeTeam&quot;:&quot;&quot;, &quot;awayTeam&quot;:&quot;&quot;}" calcext:value-type="string">
            <text:p>{"__v":0,"index":11,"pitch":"3","competition":{"name":"U14", "section":"League", "group":"1"},"tag":"3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1 Group of 9 League Format'.D13];TRANSLATED_TEAM_NAMES;['1 Group of 9 League Format'.$C13]+1)">
            <text:p/>
          </table:table-cell>
          <table:table-cell table:style-name="ce10" table:formula="of:=VLOOKUP(['1 Group of 9 League Format'.E13];TRANSLATED_TEAM_NAMES;['1 Group of 9 League Format'.$C13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13] &amp; &quot;,&quot;&quot;pitch&quot;&quot;:&quot;&quot;&quot; &amp; [.H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 &quot;&quot;&quot;},&quot;&quot;tag&quot;&quot;:&quot;&quot;&quot; &amp; [.A13] &amp; &quot;&quot;&quot;, &quot;&quot;homeTeam&quot;&quot;:&quot;&quot;&quot; &amp; [.F13] &amp; &quot;&quot;&quot;, &quot;&quot;awayTeam&quot;&quot;:&quot;&quot;&quot; &amp; [.G13] &amp; &quot;&quot;&quot;}&quot;" office:value-type="string" office:string-value="{&quot;__v&quot;:0,&quot;index&quot;:12,&quot;pitch&quot;:&quot;4&quot;,&quot;competition&quot;:{&quot;name&quot;:&quot;U14&quot;, &quot;section&quot;:&quot;League&quot;, &quot;group&quot;:&quot;1&quot;},&quot;tag&quot;:&quot;3&quot;, &quot;homeTeam&quot;:&quot;&quot;, &quot;awayTeam&quot;:&quot;&quot;}" calcext:value-type="string">
            <text:p>{"__v":0,"index":12,"pitch":"4","competition":{"name":"U14", "section":"League", "group":"1"},"tag":"3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1 Group of 9 League Format'.D14];TRANSLATED_TEAM_NAMES;['1 Group of 9 League Format'.$C14]+1)">
            <text:p/>
          </table:table-cell>
          <table:table-cell table:style-name="ce10" table:formula="of:=VLOOKUP(['1 Group of 9 League Format'.E14];TRANSLATED_TEAM_NAMES;['1 Group of 9 League Format'.$C14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14] &amp; &quot;,&quot;&quot;pitch&quot;&quot;:&quot;&quot;&quot; &amp; [.H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 &quot;&quot;&quot;},&quot;&quot;tag&quot;&quot;:&quot;&quot;&quot; &amp; [.A14] &amp; &quot;&quot;&quot;, &quot;&quot;homeTeam&quot;&quot;:&quot;&quot;&quot; &amp; [.F14] &amp; &quot;&quot;&quot;, &quot;&quot;awayTeam&quot;&quot;:&quot;&quot;&quot; &amp; [.G14] &amp; &quot;&quot;&quot;}&quot;" office:value-type="string" office:string-value="{&quot;__v&quot;:0,&quot;index&quot;:13,&quot;pitch&quot;:&quot;1&quot;,&quot;competition&quot;:{&quot;name&quot;:&quot;U14&quot;, &quot;section&quot;:&quot;League&quot;, &quot;group&quot;:&quot;1&quot;},&quot;tag&quot;:&quot;4&quot;, &quot;homeTeam&quot;:&quot;&quot;, &quot;awayTeam&quot;:&quot;&quot;}" calcext:value-type="string">
            <text:p>{"__v":0,"index":13,"pitch":"1","competition":{"name":"U14", "section":"League", "group":"1"},"tag":"4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0" table:formula="of:=VLOOKUP(['1 Group of 9 League Format'.D15];TRANSLATED_TEAM_NAMES;['1 Group of 9 League Format'.$C15]+1)">
            <text:p/>
          </table:table-cell>
          <table:table-cell table:style-name="ce10" table:formula="of:=VLOOKUP(['1 Group of 9 League Format'.E15];TRANSLATED_TEAM_NAMES;['1 Group of 9 League Format'.$C15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15] &amp; &quot;,&quot;&quot;pitch&quot;&quot;:&quot;&quot;&quot; &amp; [.H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 &quot;&quot;&quot;},&quot;&quot;tag&quot;&quot;:&quot;&quot;&quot; &amp; [.A15] &amp; &quot;&quot;&quot;, &quot;&quot;homeTeam&quot;&quot;:&quot;&quot;&quot; &amp; [.F15] &amp; &quot;&quot;&quot;, &quot;&quot;awayTeam&quot;&quot;:&quot;&quot;&quot; &amp; [.G15] &amp; &quot;&quot;&quot;}&quot;" office:value-type="string" office:string-value="{&quot;__v&quot;:0,&quot;index&quot;:14,&quot;pitch&quot;:&quot;2&quot;,&quot;competition&quot;:{&quot;name&quot;:&quot;U14&quot;, &quot;section&quot;:&quot;League&quot;, &quot;group&quot;:&quot;1&quot;},&quot;tag&quot;:&quot;4&quot;, &quot;homeTeam&quot;:&quot;&quot;, &quot;awayTeam&quot;:&quot;&quot;}" calcext:value-type="string">
            <text:p>{"__v":0,"index":14,"pitch":"2","competition":{"name":"U14", "section":"League", "group":"1"},"tag":"4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1 Group of 9 League Format'.D16];TRANSLATED_TEAM_NAMES;['1 Group of 9 League Format'.$C16]+1)">
            <text:p/>
          </table:table-cell>
          <table:table-cell table:style-name="ce10" table:formula="of:=VLOOKUP(['1 Group of 9 League Format'.E16];TRANSLATED_TEAM_NAMES;['1 Group of 9 League Format'.$C16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16] &amp; &quot;,&quot;&quot;pitch&quot;&quot;:&quot;&quot;&quot; &amp; [.H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 &quot;&quot;&quot;},&quot;&quot;tag&quot;&quot;:&quot;&quot;&quot; &amp; [.A16] &amp; &quot;&quot;&quot;, &quot;&quot;homeTeam&quot;&quot;:&quot;&quot;&quot; &amp; [.F16] &amp; &quot;&quot;&quot;, &quot;&quot;awayTeam&quot;&quot;:&quot;&quot;&quot; &amp; [.G16] &amp; &quot;&quot;&quot;}&quot;" office:value-type="string" office:string-value="{&quot;__v&quot;:0,&quot;index&quot;:15,&quot;pitch&quot;:&quot;3&quot;,&quot;competition&quot;:{&quot;name&quot;:&quot;U14&quot;, &quot;section&quot;:&quot;League&quot;, &quot;group&quot;:&quot;1&quot;},&quot;tag&quot;:&quot;4&quot;, &quot;homeTeam&quot;:&quot;&quot;, &quot;awayTeam&quot;:&quot;&quot;}" calcext:value-type="string">
            <text:p>{"__v":0,"index":15,"pitch":"3","competition":{"name":"U14", "section":"League", "group":"1"},"tag":"4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1 Group of 9 League Format'.D17];TRANSLATED_TEAM_NAMES;['1 Group of 9 League Format'.$C17]+1)">
            <text:p/>
          </table:table-cell>
          <table:table-cell table:style-name="ce10" table:formula="of:=VLOOKUP(['1 Group of 9 League Format'.E17];TRANSLATED_TEAM_NAMES;['1 Group of 9 League Format'.$C17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17] &amp; &quot;,&quot;&quot;pitch&quot;&quot;:&quot;&quot;&quot; &amp; [.H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 &quot;&quot;&quot;},&quot;&quot;tag&quot;&quot;:&quot;&quot;&quot; &amp; [.A17] &amp; &quot;&quot;&quot;, &quot;&quot;homeTeam&quot;&quot;:&quot;&quot;&quot; &amp; [.F17] &amp; &quot;&quot;&quot;, &quot;&quot;awayTeam&quot;&quot;:&quot;&quot;&quot; &amp; [.G17] &amp; &quot;&quot;&quot;}&quot;" office:value-type="string" office:string-value="{&quot;__v&quot;:0,&quot;index&quot;:16,&quot;pitch&quot;:&quot;4&quot;,&quot;competition&quot;:{&quot;name&quot;:&quot;U14&quot;, &quot;section&quot;:&quot;League&quot;, &quot;group&quot;:&quot;1&quot;},&quot;tag&quot;:&quot;4&quot;, &quot;homeTeam&quot;:&quot;&quot;, &quot;awayTeam&quot;:&quot;&quot;}" calcext:value-type="string">
            <text:p>{"__v":0,"index":16,"pitch":"4","competition":{"name":"U14", "section":"League", "group":"1"},"tag":"4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1 Group of 9 League Format'.D18];TRANSLATED_TEAM_NAMES;['1 Group of 9 League Format'.$C18]+1)">
            <text:p/>
          </table:table-cell>
          <table:table-cell table:style-name="ce10" table:formula="of:=VLOOKUP(['1 Group of 9 League Format'.E18];TRANSLATED_TEAM_NAMES;['1 Group of 9 League Format'.$C18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18] &amp; &quot;,&quot;&quot;pitch&quot;&quot;:&quot;&quot;&quot; &amp; [.H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 &quot;&quot;&quot;},&quot;&quot;tag&quot;&quot;:&quot;&quot;&quot; &amp; [.A18] &amp; &quot;&quot;&quot;, &quot;&quot;homeTeam&quot;&quot;:&quot;&quot;&quot; &amp; [.F18] &amp; &quot;&quot;&quot;, &quot;&quot;awayTeam&quot;&quot;:&quot;&quot;&quot; &amp; [.G18] &amp; &quot;&quot;&quot;}&quot;" office:value-type="string" office:string-value="{&quot;__v&quot;:0,&quot;index&quot;:17,&quot;pitch&quot;:&quot;1&quot;,&quot;competition&quot;:{&quot;name&quot;:&quot;U14&quot;, &quot;section&quot;:&quot;League&quot;, &quot;group&quot;:&quot;1&quot;},&quot;tag&quot;:&quot;5&quot;, &quot;homeTeam&quot;:&quot;&quot;, &quot;awayTeam&quot;:&quot;&quot;}" calcext:value-type="string">
            <text:p>{"__v":0,"index":17,"pitch":"1","competition":{"name":"U14", "section":"League", "group":"1"},"tag":"5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0" table:formula="of:=VLOOKUP(['1 Group of 9 League Format'.D19];TRANSLATED_TEAM_NAMES;['1 Group of 9 League Format'.$C19]+1)">
            <text:p/>
          </table:table-cell>
          <table:table-cell table:style-name="ce10" table:formula="of:=VLOOKUP(['1 Group of 9 League Format'.E19];TRANSLATED_TEAM_NAMES;['1 Group of 9 League Format'.$C19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19] &amp; &quot;,&quot;&quot;pitch&quot;&quot;:&quot;&quot;&quot; &amp; [.H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 &quot;&quot;&quot;},&quot;&quot;tag&quot;&quot;:&quot;&quot;&quot; &amp; [.A19] &amp; &quot;&quot;&quot;, &quot;&quot;homeTeam&quot;&quot;:&quot;&quot;&quot; &amp; [.F19] &amp; &quot;&quot;&quot;, &quot;&quot;awayTeam&quot;&quot;:&quot;&quot;&quot; &amp; [.G19] &amp; &quot;&quot;&quot;}&quot;" office:value-type="string" office:string-value="{&quot;__v&quot;:0,&quot;index&quot;:18,&quot;pitch&quot;:&quot;2&quot;,&quot;competition&quot;:{&quot;name&quot;:&quot;U14&quot;, &quot;section&quot;:&quot;League&quot;, &quot;group&quot;:&quot;1&quot;},&quot;tag&quot;:&quot;5&quot;, &quot;homeTeam&quot;:&quot;&quot;, &quot;awayTeam&quot;:&quot;&quot;}" calcext:value-type="string">
            <text:p>{"__v":0,"index":18,"pitch":"2","competition":{"name":"U14", "section":"League", "group":"1"},"tag":"5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0" table:formula="of:=VLOOKUP(['1 Group of 9 League Format'.D20];TRANSLATED_TEAM_NAMES;['1 Group of 9 League Format'.$C20]+1)">
            <text:p/>
          </table:table-cell>
          <table:table-cell table:style-name="ce10" table:formula="of:=VLOOKUP(['1 Group of 9 League Format'.E20];TRANSLATED_TEAM_NAMES;['1 Group of 9 League Format'.$C20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20] &amp; &quot;,&quot;&quot;pitch&quot;&quot;:&quot;&quot;&quot; &amp; [.H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 &quot;&quot;&quot;},&quot;&quot;tag&quot;&quot;:&quot;&quot;&quot; &amp; [.A20] &amp; &quot;&quot;&quot;, &quot;&quot;homeTeam&quot;&quot;:&quot;&quot;&quot; &amp; [.F20] &amp; &quot;&quot;&quot;, &quot;&quot;awayTeam&quot;&quot;:&quot;&quot;&quot; &amp; [.G20] &amp; &quot;&quot;&quot;}&quot;" office:value-type="string" office:string-value="{&quot;__v&quot;:0,&quot;index&quot;:19,&quot;pitch&quot;:&quot;3&quot;,&quot;competition&quot;:{&quot;name&quot;:&quot;U14&quot;, &quot;section&quot;:&quot;League&quot;, &quot;group&quot;:&quot;1&quot;},&quot;tag&quot;:&quot;5&quot;, &quot;homeTeam&quot;:&quot;&quot;, &quot;awayTeam&quot;:&quot;&quot;}" calcext:value-type="string">
            <text:p>{"__v":0,"index":19,"pitch":"3","competition":{"name":"U14", "section":"League", "group":"1"},"tag":"5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1 Group of 9 League Format'.D21];TRANSLATED_TEAM_NAMES;['1 Group of 9 League Format'.$C21]+1)">
            <text:p/>
          </table:table-cell>
          <table:table-cell table:style-name="ce10" table:formula="of:=VLOOKUP(['1 Group of 9 League Format'.E21];TRANSLATED_TEAM_NAMES;['1 Group of 9 League Format'.$C21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21] &amp; &quot;,&quot;&quot;pitch&quot;&quot;:&quot;&quot;&quot; &amp; [.H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 &quot;&quot;&quot;},&quot;&quot;tag&quot;&quot;:&quot;&quot;&quot; &amp; [.A21] &amp; &quot;&quot;&quot;, &quot;&quot;homeTeam&quot;&quot;:&quot;&quot;&quot; &amp; [.F21] &amp; &quot;&quot;&quot;, &quot;&quot;awayTeam&quot;&quot;:&quot;&quot;&quot; &amp; [.G21] &amp; &quot;&quot;&quot;}&quot;" office:value-type="string" office:string-value="{&quot;__v&quot;:0,&quot;index&quot;:20,&quot;pitch&quot;:&quot;4&quot;,&quot;competition&quot;:{&quot;name&quot;:&quot;U14&quot;, &quot;section&quot;:&quot;League&quot;, &quot;group&quot;:&quot;1&quot;},&quot;tag&quot;:&quot;5&quot;, &quot;homeTeam&quot;:&quot;&quot;, &quot;awayTeam&quot;:&quot;&quot;}" calcext:value-type="string">
            <text:p>{"__v":0,"index":20,"pitch":"4","competition":{"name":"U14", "section":"League", "group":"1"},"tag":"5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1 Group of 9 League Format'.D22];TRANSLATED_TEAM_NAMES;['1 Group of 9 League Format'.$C22]+1)">
            <text:p/>
          </table:table-cell>
          <table:table-cell table:style-name="ce10" table:formula="of:=VLOOKUP(['1 Group of 9 League Format'.E22];TRANSLATED_TEAM_NAMES;['1 Group of 9 League Format'.$C22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22] &amp; &quot;,&quot;&quot;pitch&quot;&quot;:&quot;&quot;&quot; &amp; [.H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2] &amp; &quot;&quot;&quot;},&quot;&quot;tag&quot;&quot;:&quot;&quot;&quot; &amp; [.A22] &amp; &quot;&quot;&quot;, &quot;&quot;homeTeam&quot;&quot;:&quot;&quot;&quot; &amp; [.F22] &amp; &quot;&quot;&quot;, &quot;&quot;awayTeam&quot;&quot;:&quot;&quot;&quot; &amp; [.G22] &amp; &quot;&quot;&quot;}&quot;" office:value-type="string" office:string-value="{&quot;__v&quot;:0,&quot;index&quot;:21,&quot;pitch&quot;:&quot;1&quot;,&quot;competition&quot;:{&quot;name&quot;:&quot;U14&quot;, &quot;section&quot;:&quot;League&quot;, &quot;group&quot;:&quot;1&quot;},&quot;tag&quot;:&quot;6&quot;, &quot;homeTeam&quot;:&quot;&quot;, &quot;awayTeam&quot;:&quot;&quot;}" calcext:value-type="string">
            <text:p>{"__v":0,"index":21,"pitch":"1","competition":{"name":"U14", "section":"League", "group":"1"},"tag":"6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1 Group of 9 League Format'.D23];TRANSLATED_TEAM_NAMES;['1 Group of 9 League Format'.$C23]+1)">
            <text:p/>
          </table:table-cell>
          <table:table-cell table:style-name="ce10" table:formula="of:=VLOOKUP(['1 Group of 9 League Format'.E23];TRANSLATED_TEAM_NAMES;['1 Group of 9 League Format'.$C23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23] &amp; &quot;,&quot;&quot;pitch&quot;&quot;:&quot;&quot;&quot; &amp; [.H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3] &amp; &quot;&quot;&quot;},&quot;&quot;tag&quot;&quot;:&quot;&quot;&quot; &amp; [.A23] &amp; &quot;&quot;&quot;, &quot;&quot;homeTeam&quot;&quot;:&quot;&quot;&quot; &amp; [.F23] &amp; &quot;&quot;&quot;, &quot;&quot;awayTeam&quot;&quot;:&quot;&quot;&quot; &amp; [.G23] &amp; &quot;&quot;&quot;}&quot;" office:value-type="string" office:string-value="{&quot;__v&quot;:0,&quot;index&quot;:22,&quot;pitch&quot;:&quot;2&quot;,&quot;competition&quot;:{&quot;name&quot;:&quot;U14&quot;, &quot;section&quot;:&quot;League&quot;, &quot;group&quot;:&quot;1&quot;},&quot;tag&quot;:&quot;6&quot;, &quot;homeTeam&quot;:&quot;&quot;, &quot;awayTeam&quot;:&quot;&quot;}" calcext:value-type="string">
            <text:p>{"__v":0,"index":22,"pitch":"2","competition":{"name":"U14", "section":"League", "group":"1"},"tag":"6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0" table:formula="of:=VLOOKUP(['1 Group of 9 League Format'.D24];TRANSLATED_TEAM_NAMES;['1 Group of 9 League Format'.$C24]+1)">
            <text:p/>
          </table:table-cell>
          <table:table-cell table:style-name="ce10" table:formula="of:=VLOOKUP(['1 Group of 9 League Format'.E24];TRANSLATED_TEAM_NAMES;['1 Group of 9 League Format'.$C24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24] &amp; &quot;,&quot;&quot;pitch&quot;&quot;:&quot;&quot;&quot; &amp; [.H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4] &amp; &quot;&quot;&quot;},&quot;&quot;tag&quot;&quot;:&quot;&quot;&quot; &amp; [.A24] &amp; &quot;&quot;&quot;, &quot;&quot;homeTeam&quot;&quot;:&quot;&quot;&quot; &amp; [.F24] &amp; &quot;&quot;&quot;, &quot;&quot;awayTeam&quot;&quot;:&quot;&quot;&quot; &amp; [.G24] &amp; &quot;&quot;&quot;}&quot;" office:value-type="string" office:string-value="{&quot;__v&quot;:0,&quot;index&quot;:23,&quot;pitch&quot;:&quot;3&quot;,&quot;competition&quot;:{&quot;name&quot;:&quot;U14&quot;, &quot;section&quot;:&quot;League&quot;, &quot;group&quot;:&quot;1&quot;},&quot;tag&quot;:&quot;6&quot;, &quot;homeTeam&quot;:&quot;&quot;, &quot;awayTeam&quot;:&quot;&quot;}" calcext:value-type="string">
            <text:p>{"__v":0,"index":23,"pitch":"3","competition":{"name":"U14", "section":"League", "group":"1"},"tag":"6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1 Group of 9 League Format'.D25];TRANSLATED_TEAM_NAMES;['1 Group of 9 League Format'.$C25]+1)">
            <text:p/>
          </table:table-cell>
          <table:table-cell table:style-name="ce10" table:formula="of:=VLOOKUP(['1 Group of 9 League Format'.E25];TRANSLATED_TEAM_NAMES;['1 Group of 9 League Format'.$C25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25] &amp; &quot;,&quot;&quot;pitch&quot;&quot;:&quot;&quot;&quot; &amp; [.H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5] &amp; &quot;&quot;&quot;},&quot;&quot;tag&quot;&quot;:&quot;&quot;&quot; &amp; [.A25] &amp; &quot;&quot;&quot;, &quot;&quot;homeTeam&quot;&quot;:&quot;&quot;&quot; &amp; [.F25] &amp; &quot;&quot;&quot;, &quot;&quot;awayTeam&quot;&quot;:&quot;&quot;&quot; &amp; [.G25] &amp; &quot;&quot;&quot;}&quot;" office:value-type="string" office:string-value="{&quot;__v&quot;:0,&quot;index&quot;:24,&quot;pitch&quot;:&quot;4&quot;,&quot;competition&quot;:{&quot;name&quot;:&quot;U14&quot;, &quot;section&quot;:&quot;League&quot;, &quot;group&quot;:&quot;1&quot;},&quot;tag&quot;:&quot;6&quot;, &quot;homeTeam&quot;:&quot;&quot;, &quot;awayTeam&quot;:&quot;&quot;}" calcext:value-type="string">
            <text:p>{"__v":0,"index":24,"pitch":"4","competition":{"name":"U14", "section":"League", "group":"1"},"tag":"6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1 Group of 9 League Format'.D26];TRANSLATED_TEAM_NAMES;['1 Group of 9 League Format'.$C26]+1)">
            <text:p/>
          </table:table-cell>
          <table:table-cell table:style-name="ce10" table:formula="of:=VLOOKUP(['1 Group of 9 League Format'.E26];TRANSLATED_TEAM_NAMES;['1 Group of 9 League Format'.$C26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26] &amp; &quot;,&quot;&quot;pitch&quot;&quot;:&quot;&quot;&quot; &amp; [.H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6] &amp; &quot;&quot;&quot;},&quot;&quot;tag&quot;&quot;:&quot;&quot;&quot; &amp; [.A26] &amp; &quot;&quot;&quot;, &quot;&quot;homeTeam&quot;&quot;:&quot;&quot;&quot; &amp; [.F26] &amp; &quot;&quot;&quot;, &quot;&quot;awayTeam&quot;&quot;:&quot;&quot;&quot; &amp; [.G26] &amp; &quot;&quot;&quot;}&quot;" office:value-type="string" office:string-value="{&quot;__v&quot;:0,&quot;index&quot;:25,&quot;pitch&quot;:&quot;1&quot;,&quot;competition&quot;:{&quot;name&quot;:&quot;U14&quot;, &quot;section&quot;:&quot;League&quot;, &quot;group&quot;:&quot;1&quot;},&quot;tag&quot;:&quot;7&quot;, &quot;homeTeam&quot;:&quot;&quot;, &quot;awayTeam&quot;:&quot;&quot;}" calcext:value-type="string">
            <text:p>{"__v":0,"index":25,"pitch":"1","competition":{"name":"U14", "section":"League", "group":"1"},"tag":"7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1 Group of 9 League Format'.D27];TRANSLATED_TEAM_NAMES;['1 Group of 9 League Format'.$C27]+1)">
            <text:p/>
          </table:table-cell>
          <table:table-cell table:style-name="ce10" table:formula="of:=VLOOKUP(['1 Group of 9 League Format'.E27];TRANSLATED_TEAM_NAMES;['1 Group of 9 League Format'.$C27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27] &amp; &quot;,&quot;&quot;pitch&quot;&quot;:&quot;&quot;&quot; &amp; [.H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7] &amp; &quot;&quot;&quot;},&quot;&quot;tag&quot;&quot;:&quot;&quot;&quot; &amp; [.A27] &amp; &quot;&quot;&quot;, &quot;&quot;homeTeam&quot;&quot;:&quot;&quot;&quot; &amp; [.F27] &amp; &quot;&quot;&quot;, &quot;&quot;awayTeam&quot;&quot;:&quot;&quot;&quot; &amp; [.G27] &amp; &quot;&quot;&quot;}&quot;" office:value-type="string" office:string-value="{&quot;__v&quot;:0,&quot;index&quot;:26,&quot;pitch&quot;:&quot;2&quot;,&quot;competition&quot;:{&quot;name&quot;:&quot;U14&quot;, &quot;section&quot;:&quot;League&quot;, &quot;group&quot;:&quot;1&quot;},&quot;tag&quot;:&quot;7&quot;, &quot;homeTeam&quot;:&quot;&quot;, &quot;awayTeam&quot;:&quot;&quot;}" calcext:value-type="string">
            <text:p>{"__v":0,"index":26,"pitch":"2","competition":{"name":"U14", "section":"League", "group":"1"},"tag":"7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1 Group of 9 League Format'.D28];TRANSLATED_TEAM_NAMES;['1 Group of 9 League Format'.$C28]+1)">
            <text:p/>
          </table:table-cell>
          <table:table-cell table:style-name="ce10" table:formula="of:=VLOOKUP(['1 Group of 9 League Format'.E28];TRANSLATED_TEAM_NAMES;['1 Group of 9 League Format'.$C28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28] &amp; &quot;,&quot;&quot;pitch&quot;&quot;:&quot;&quot;&quot; &amp; [.H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8] &amp; &quot;&quot;&quot;},&quot;&quot;tag&quot;&quot;:&quot;&quot;&quot; &amp; [.A28] &amp; &quot;&quot;&quot;, &quot;&quot;homeTeam&quot;&quot;:&quot;&quot;&quot; &amp; [.F28] &amp; &quot;&quot;&quot;, &quot;&quot;awayTeam&quot;&quot;:&quot;&quot;&quot; &amp; [.G28] &amp; &quot;&quot;&quot;}&quot;" office:value-type="string" office:string-value="{&quot;__v&quot;:0,&quot;index&quot;:27,&quot;pitch&quot;:&quot;3&quot;,&quot;competition&quot;:{&quot;name&quot;:&quot;U14&quot;, &quot;section&quot;:&quot;League&quot;, &quot;group&quot;:&quot;1&quot;},&quot;tag&quot;:&quot;7&quot;, &quot;homeTeam&quot;:&quot;&quot;, &quot;awayTeam&quot;:&quot;&quot;}" calcext:value-type="string">
            <text:p>{"__v":0,"index":27,"pitch":"3","competition":{"name":"U14", "section":"League", "group":"1"},"tag":"7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10" table:formula="of:=VLOOKUP(['1 Group of 9 League Format'.D29];TRANSLATED_TEAM_NAMES;['1 Group of 9 League Format'.$C29]+1)">
            <text:p/>
          </table:table-cell>
          <table:table-cell table:style-name="ce10" table:formula="of:=VLOOKUP(['1 Group of 9 League Format'.E29];TRANSLATED_TEAM_NAMES;['1 Group of 9 League Format'.$C29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29] &amp; &quot;,&quot;&quot;pitch&quot;&quot;:&quot;&quot;&quot; &amp; [.H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9] &amp; &quot;&quot;&quot;},&quot;&quot;tag&quot;&quot;:&quot;&quot;&quot; &amp; [.A29] &amp; &quot;&quot;&quot;, &quot;&quot;homeTeam&quot;&quot;:&quot;&quot;&quot; &amp; [.F29] &amp; &quot;&quot;&quot;, &quot;&quot;awayTeam&quot;&quot;:&quot;&quot;&quot; &amp; [.G29] &amp; &quot;&quot;&quot;}&quot;" office:value-type="string" office:string-value="{&quot;__v&quot;:0,&quot;index&quot;:28,&quot;pitch&quot;:&quot;4&quot;,&quot;competition&quot;:{&quot;name&quot;:&quot;U14&quot;, &quot;section&quot;:&quot;League&quot;, &quot;group&quot;:&quot;1&quot;},&quot;tag&quot;:&quot;7&quot;, &quot;homeTeam&quot;:&quot;&quot;, &quot;awayTeam&quot;:&quot;&quot;}" calcext:value-type="string">
            <text:p>{"__v":0,"index":28,"pitch":"4","competition":{"name":"U14", "section":"League", "group":"1"},"tag":"7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1 Group of 9 League Format'.D30];TRANSLATED_TEAM_NAMES;['1 Group of 9 League Format'.$C30]+1)">
            <text:p/>
          </table:table-cell>
          <table:table-cell table:style-name="ce10" table:formula="of:=VLOOKUP(['1 Group of 9 League Format'.E30];TRANSLATED_TEAM_NAMES;['1 Group of 9 League Format'.$C30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30] &amp; &quot;,&quot;&quot;pitch&quot;&quot;:&quot;&quot;&quot; &amp; [.H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0] &amp; &quot;&quot;&quot;},&quot;&quot;tag&quot;&quot;:&quot;&quot;&quot; &amp; [.A30] &amp; &quot;&quot;&quot;, &quot;&quot;homeTeam&quot;&quot;:&quot;&quot;&quot; &amp; [.F30] &amp; &quot;&quot;&quot;, &quot;&quot;awayTeam&quot;&quot;:&quot;&quot;&quot; &amp; [.G30] &amp; &quot;&quot;&quot;}&quot;" office:value-type="string" office:string-value="{&quot;__v&quot;:0,&quot;index&quot;:29,&quot;pitch&quot;:&quot;1&quot;,&quot;competition&quot;:{&quot;name&quot;:&quot;U14&quot;, &quot;section&quot;:&quot;League&quot;, &quot;group&quot;:&quot;1&quot;},&quot;tag&quot;:&quot;8&quot;, &quot;homeTeam&quot;:&quot;&quot;, &quot;awayTeam&quot;:&quot;&quot;}" calcext:value-type="string">
            <text:p>{"__v":0,"index":29,"pitch":"1","competition":{"name":"U14", "section":"League", "group":"1"},"tag":"8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1 Group of 9 League Format'.D31];TRANSLATED_TEAM_NAMES;['1 Group of 9 League Format'.$C31]+1)">
            <text:p/>
          </table:table-cell>
          <table:table-cell table:style-name="ce10" table:formula="of:=VLOOKUP(['1 Group of 9 League Format'.E31];TRANSLATED_TEAM_NAMES;['1 Group of 9 League Format'.$C31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31] &amp; &quot;,&quot;&quot;pitch&quot;&quot;:&quot;&quot;&quot; &amp; [.H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1] &amp; &quot;&quot;&quot;},&quot;&quot;tag&quot;&quot;:&quot;&quot;&quot; &amp; [.A31] &amp; &quot;&quot;&quot;, &quot;&quot;homeTeam&quot;&quot;:&quot;&quot;&quot; &amp; [.F31] &amp; &quot;&quot;&quot;, &quot;&quot;awayTeam&quot;&quot;:&quot;&quot;&quot; &amp; [.G31] &amp; &quot;&quot;&quot;}&quot;" office:value-type="string" office:string-value="{&quot;__v&quot;:0,&quot;index&quot;:30,&quot;pitch&quot;:&quot;2&quot;,&quot;competition&quot;:{&quot;name&quot;:&quot;U14&quot;, &quot;section&quot;:&quot;League&quot;, &quot;group&quot;:&quot;1&quot;},&quot;tag&quot;:&quot;8&quot;, &quot;homeTeam&quot;:&quot;&quot;, &quot;awayTeam&quot;:&quot;&quot;}" calcext:value-type="string">
            <text:p>{"__v":0,"index":30,"pitch":"2","competition":{"name":"U14", "section":"League", "group":"1"},"tag":"8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0" table:formula="of:=VLOOKUP(['1 Group of 9 League Format'.D32];TRANSLATED_TEAM_NAMES;['1 Group of 9 League Format'.$C32]+1)">
            <text:p/>
          </table:table-cell>
          <table:table-cell table:style-name="ce10" table:formula="of:=VLOOKUP(['1 Group of 9 League Format'.E32];TRANSLATED_TEAM_NAMES;['1 Group of 9 League Format'.$C32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32] &amp; &quot;,&quot;&quot;pitch&quot;&quot;:&quot;&quot;&quot; &amp; [.H3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2] &amp; &quot;&quot;&quot;},&quot;&quot;tag&quot;&quot;:&quot;&quot;&quot; &amp; [.A32] &amp; &quot;&quot;&quot;, &quot;&quot;homeTeam&quot;&quot;:&quot;&quot;&quot; &amp; [.F32] &amp; &quot;&quot;&quot;, &quot;&quot;awayTeam&quot;&quot;:&quot;&quot;&quot; &amp; [.G32] &amp; &quot;&quot;&quot;}&quot;" office:value-type="string" office:string-value="{&quot;__v&quot;:0,&quot;index&quot;:31,&quot;pitch&quot;:&quot;3&quot;,&quot;competition&quot;:{&quot;name&quot;:&quot;U14&quot;, &quot;section&quot;:&quot;League&quot;, &quot;group&quot;:&quot;1&quot;},&quot;tag&quot;:&quot;8&quot;, &quot;homeTeam&quot;:&quot;&quot;, &quot;awayTeam&quot;:&quot;&quot;}" calcext:value-type="string">
            <text:p>{"__v":0,"index":31,"pitch":"3","competition":{"name":"U14", "section":"League", "group":"1"},"tag":"8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1 Group of 9 League Format'.D33];TRANSLATED_TEAM_NAMES;['1 Group of 9 League Format'.$C33]+1)">
            <text:p/>
          </table:table-cell>
          <table:table-cell table:style-name="ce10" table:formula="of:=VLOOKUP(['1 Group of 9 League Format'.E33];TRANSLATED_TEAM_NAMES;['1 Group of 9 League Format'.$C33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33] &amp; &quot;,&quot;&quot;pitch&quot;&quot;:&quot;&quot;&quot; &amp; [.H3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3] &amp; &quot;&quot;&quot;},&quot;&quot;tag&quot;&quot;:&quot;&quot;&quot; &amp; [.A33] &amp; &quot;&quot;&quot;, &quot;&quot;homeTeam&quot;&quot;:&quot;&quot;&quot; &amp; [.F33] &amp; &quot;&quot;&quot;, &quot;&quot;awayTeam&quot;&quot;:&quot;&quot;&quot; &amp; [.G33] &amp; &quot;&quot;&quot;}&quot;" office:value-type="string" office:string-value="{&quot;__v&quot;:0,&quot;index&quot;:32,&quot;pitch&quot;:&quot;4&quot;,&quot;competition&quot;:{&quot;name&quot;:&quot;U14&quot;, &quot;section&quot;:&quot;League&quot;, &quot;group&quot;:&quot;1&quot;},&quot;tag&quot;:&quot;8&quot;, &quot;homeTeam&quot;:&quot;&quot;, &quot;awayTeam&quot;:&quot;&quot;}" calcext:value-type="string">
            <text:p>{"__v":0,"index":32,"pitch":"4","competition":{"name":"U14", "section":"League", "group":"1"},"tag":"8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0" table:formula="of:=VLOOKUP(['1 Group of 9 League Format'.D34];TRANSLATED_TEAM_NAMES;['1 Group of 9 League Format'.$C34]+1)">
            <text:p/>
          </table:table-cell>
          <table:table-cell table:style-name="ce10" table:formula="of:=VLOOKUP(['1 Group of 9 League Format'.E34];TRANSLATED_TEAM_NAMES;['1 Group of 9 League Format'.$C34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34] &amp; &quot;,&quot;&quot;pitch&quot;&quot;:&quot;&quot;&quot; &amp; [.H3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4] &amp; &quot;&quot;&quot;},&quot;&quot;tag&quot;&quot;:&quot;&quot;&quot; &amp; [.A34] &amp; &quot;&quot;&quot;, &quot;&quot;homeTeam&quot;&quot;:&quot;&quot;&quot; &amp; [.F34] &amp; &quot;&quot;&quot;, &quot;&quot;awayTeam&quot;&quot;:&quot;&quot;&quot; &amp; [.G34] &amp; &quot;&quot;&quot;}&quot;" office:value-type="string" office:string-value="{&quot;__v&quot;:0,&quot;index&quot;:33,&quot;pitch&quot;:&quot;1&quot;,&quot;competition&quot;:{&quot;name&quot;:&quot;U14&quot;, &quot;section&quot;:&quot;League&quot;, &quot;group&quot;:&quot;1&quot;},&quot;tag&quot;:&quot;9&quot;, &quot;homeTeam&quot;:&quot;&quot;, &quot;awayTeam&quot;:&quot;&quot;}" calcext:value-type="string">
            <text:p>{"__v":0,"index":33,"pitch":"1","competition":{"name":"U14", "section":"League", "group":"1"},"tag":"9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1 Group of 9 League Format'.D35];TRANSLATED_TEAM_NAMES;['1 Group of 9 League Format'.$C35]+1)">
            <text:p/>
          </table:table-cell>
          <table:table-cell table:style-name="ce10" table:formula="of:=VLOOKUP(['1 Group of 9 League Format'.E35];TRANSLATED_TEAM_NAMES;['1 Group of 9 League Format'.$C35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35] &amp; &quot;,&quot;&quot;pitch&quot;&quot;:&quot;&quot;&quot; &amp; [.H3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5] &amp; &quot;&quot;&quot;},&quot;&quot;tag&quot;&quot;:&quot;&quot;&quot; &amp; [.A35] &amp; &quot;&quot;&quot;, &quot;&quot;homeTeam&quot;&quot;:&quot;&quot;&quot; &amp; [.F35] &amp; &quot;&quot;&quot;, &quot;&quot;awayTeam&quot;&quot;:&quot;&quot;&quot; &amp; [.G35] &amp; &quot;&quot;&quot;}&quot;" office:value-type="string" office:string-value="{&quot;__v&quot;:0,&quot;index&quot;:34,&quot;pitch&quot;:&quot;2&quot;,&quot;competition&quot;:{&quot;name&quot;:&quot;U14&quot;, &quot;section&quot;:&quot;League&quot;, &quot;group&quot;:&quot;1&quot;},&quot;tag&quot;:&quot;9&quot;, &quot;homeTeam&quot;:&quot;&quot;, &quot;awayTeam&quot;:&quot;&quot;}" calcext:value-type="string">
            <text:p>{"__v":0,"index":34,"pitch":"2","competition":{"name":"U14", "section":"League", "group":"1"},"tag":"9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0" table:formula="of:=VLOOKUP(['1 Group of 9 League Format'.D36];TRANSLATED_TEAM_NAMES;['1 Group of 9 League Format'.$C36]+1)">
            <text:p/>
          </table:table-cell>
          <table:table-cell table:style-name="ce10" table:formula="of:=VLOOKUP(['1 Group of 9 League Format'.E36];TRANSLATED_TEAM_NAMES;['1 Group of 9 League Format'.$C36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36] &amp; &quot;,&quot;&quot;pitch&quot;&quot;:&quot;&quot;&quot; &amp; [.H3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6] &amp; &quot;&quot;&quot;},&quot;&quot;tag&quot;&quot;:&quot;&quot;&quot; &amp; [.A36] &amp; &quot;&quot;&quot;, &quot;&quot;homeTeam&quot;&quot;:&quot;&quot;&quot; &amp; [.F36] &amp; &quot;&quot;&quot;, &quot;&quot;awayTeam&quot;&quot;:&quot;&quot;&quot; &amp; [.G36] &amp; &quot;&quot;&quot;}&quot;" office:value-type="string" office:string-value="{&quot;__v&quot;:0,&quot;index&quot;:35,&quot;pitch&quot;:&quot;3&quot;,&quot;competition&quot;:{&quot;name&quot;:&quot;U14&quot;, &quot;section&quot;:&quot;League&quot;, &quot;group&quot;:&quot;1&quot;},&quot;tag&quot;:&quot;9&quot;, &quot;homeTeam&quot;:&quot;&quot;, &quot;awayTeam&quot;:&quot;&quot;}" calcext:value-type="string">
            <text:p>{"__v":0,"index":35,"pitch":"3","competition":{"name":"U14", "section":"League", "group":"1"},"tag":"9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1 Group of 9 League Format'.D37];TRANSLATED_TEAM_NAMES;['1 Group of 9 League Format'.$C37]+1)">
            <text:p/>
          </table:table-cell>
          <table:table-cell table:style-name="ce10" table:formula="of:=VLOOKUP(['1 Group of 9 League Format'.E37];TRANSLATED_TEAM_NAMES;['1 Group of 9 League Format'.$C37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37] &amp; &quot;,&quot;&quot;pitch&quot;&quot;:&quot;&quot;&quot; &amp; [.H3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7] &amp; &quot;&quot;&quot;},&quot;&quot;tag&quot;&quot;:&quot;&quot;&quot; &amp; [.A37] &amp; &quot;&quot;&quot;, &quot;&quot;homeTeam&quot;&quot;:&quot;&quot;&quot; &amp; [.F37] &amp; &quot;&quot;&quot;, &quot;&quot;awayTeam&quot;&quot;:&quot;&quot;&quot; &amp; [.G37] &amp; &quot;&quot;&quot;}&quot;" office:value-type="string" office:string-value="{&quot;__v&quot;:0,&quot;index&quot;:36,&quot;pitch&quot;:&quot;4&quot;,&quot;competition&quot;:{&quot;name&quot;:&quot;U14&quot;, &quot;section&quot;:&quot;League&quot;, &quot;group&quot;:&quot;1&quot;},&quot;tag&quot;:&quot;9&quot;, &quot;homeTeam&quot;:&quot;&quot;, &quot;awayTeam&quot;:&quot;&quot;}" calcext:value-type="string">
            <text:p>{"__v":0,"index":36,"pitch":"4","competition":{"name":"U14", "section":"League", "group":"1"},"tag":"9", "homeTeam":"", "awayTeam":""}</text:p>
          </table:table-cell>
        </table:table-row>
        <table:table-row table:style-name="ro1" table:number-rows-repeated="1048530">
          <table:table-cell table:number-columns-repeated="9"/>
        </table:table-row>
        <table:table-row table:style-name="ro2" table:number-rows-repeated="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2 Groups of 4 2-Stage Format No KO" table:style-name="ta1" table:protected="true">
        <loext:table-protection loext:select-protected-cells="true" loext:select-unprotected-cells="true"/>
        <table:table-column table:style-name="co4" table:visibility="collapse" table:default-cell-style-name="ce14"/>
        <table:table-column table:style-name="co5" table:visibility="collapse" table:number-columns-repeated="2" table:default-cell-style-name="ce14"/>
        <table:table-column table:style-name="co5" table:visibility="collapse" table:default-cell-style-name="ce15"/>
        <table:table-column table:style-name="co10" table:visibility="collapse" table:default-cell-style-name="ce15"/>
        <table:table-column table:style-name="co11" table:visibility="collapse" table:number-columns-repeated="3" table:default-cell-style-name="ce15"/>
        <table:table-column table:style-name="co11" table:visibility="collapse" table:default-cell-style-name="ce16"/>
        <table:table-column table:style-name="co12" table:default-cell-style-name="ce16"/>
        <table:table-column table:style-name="co9" table:default-cell-style-name="ce13"/>
        <table:table-column table:style-name="co3" table:number-columns-repeated="1012" table:default-cell-style-name="ce19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table:style-name="ce9" office:value-type="string" calcext:value-type="string">
            <text:p>Home</text:p>
          </table:table-cell>
          <table:table-cell table:style-name="ce9" office:value-type="string" calcext:value-type="string">
            <text:p>Away</text:p>
          </table:table-cell>
          <table:table-cell table:style-name="ce9" table:number-columns-repeated="4"/>
          <table:table-cell table:style-name="ce9" office:value-type="string" calcext:value-type="string">
            <text:p>Pitch</text:p>
          </table:table-cell>
          <table:table-cell table:style-name="ce18"/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9" table:formula="of:=VLOOKUP([.D2];TRANSLATED_TEAM_NAMES;[.$C2]+1)">
            <text:p/>
          </table:table-cell>
          <table:table-cell table:style-name="ce9" table:formula="of:=VLOOKUP([.E2];TRANSLATED_TEAM_NAMES;[.$C2]+1)">
            <text:p/>
          </table:table-cell>
          <table:table-cell table:style-name="ce17" office:value-type="float" office:value="7" calcext:value-type="float">
            <text:p>7</text:p>
          </table:table-cell>
          <table:table-cell table:formula="of:=&quot;{&quot;&quot;__v&quot;&quot;:0,&quot;&quot;index&quot;&quot;:&quot; &amp; [.B2] &amp; 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&quot;&quot;&quot;},&quot;&quot;tag&quot;&quot;:&quot;&quot;&quot; &amp; [.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index&quot;:1,&quot;pitch&quot;:&quot;7&quot;,&quot;competition&quot;:{&quot;name&quot;:&quot;U14&quot;, &quot;section&quot;:&quot;League&quot;, &quot;group&quot;:&quot;1&quot;},&quot;tag&quot;:&quot;1&quot;, &quot;homeTeam&quot;:&quot;&quot;, &quot;awayTeam&quot;:&quot;&quot;}" calcext:value-type="string">
            <text:p>{"__v":0,"index":1,"pitch":"7","competition":{"name":"U14", "section":"League", "group":"1"},"tag":"1", "homeTeam":"", "awayTeam":"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3];TRANSLATED_TEAM_NAMES;[.$C3]+1)">
            <text:p/>
          </table:table-cell>
          <table:table-cell table:style-name="ce9" table:formula="of:=VLOOKUP([.E3];TRANSLATED_TEAM_NAMES;[.$C3]+1)">
            <text:p/>
          </table:table-cell>
          <table:table-cell table:style-name="ce17" office:value-type="float" office:value="8" calcext:value-type="float">
            <text:p>8</text:p>
          </table:table-cell>
          <table:table-cell table:formula="of:=&quot;{&quot;&quot;__v&quot;&quot;:0,&quot;&quot;index&quot;&quot;:&quot; &amp; [.B3] &amp; 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&quot;&quot;&quot;},&quot;&quot;tag&quot;&quot;:&quot;&quot;&quot; &amp; [.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index&quot;:2,&quot;pitch&quot;:&quot;8&quot;,&quot;competition&quot;:{&quot;name&quot;:&quot;U14&quot;, &quot;section&quot;:&quot;League&quot;, &quot;group&quot;:&quot;1&quot;},&quot;tag&quot;:&quot;2&quot;, &quot;homeTeam&quot;:&quot;&quot;, &quot;awayTeam&quot;:&quot;&quot;}" calcext:value-type="string">
            <text:p>{"__v":0,"index":2,"pitch":"8","competition":{"name":"U14", "section":"League", "group":"1"},"tag":"2", "homeTeam":"", "awayTeam":"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4];TRANSLATED_TEAM_NAMES;[.$C4]+1)">
            <text:p/>
          </table:table-cell>
          <table:table-cell table:style-name="ce9" table:formula="of:=VLOOKUP([.E4];TRANSLATED_TEAM_NAMES;[.$C4]+1)">
            <text:p/>
          </table:table-cell>
          <table:table-cell table:style-name="ce17" office:value-type="float" office:value="7" calcext:value-type="float">
            <text:p>7</text:p>
          </table:table-cell>
          <table:table-cell table:formula="of:=&quot;{&quot;&quot;__v&quot;&quot;:0,&quot;&quot;index&quot;&quot;:&quot; &amp; [.B4] &amp; 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&quot;&quot;&quot;},&quot;&quot;tag&quot;&quot;:&quot;&quot;&quot; &amp; [.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index&quot;:3,&quot;pitch&quot;:&quot;7&quot;,&quot;competition&quot;:{&quot;name&quot;:&quot;U14&quot;, &quot;section&quot;:&quot;League&quot;, &quot;group&quot;:&quot;1&quot;},&quot;tag&quot;:&quot;3&quot;, &quot;homeTeam&quot;:&quot;&quot;, &quot;awayTeam&quot;:&quot;&quot;}" calcext:value-type="string">
            <text:p>{"__v":0,"index":3,"pitch":"7","competition":{"name":"U14", "section":"League", "group":"1"},"tag":"3", "homeTeam":"", "awayTeam":"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5];TRANSLATED_TEAM_NAMES;[.$C5]+1)">
            <text:p/>
          </table:table-cell>
          <table:table-cell table:style-name="ce9" table:formula="of:=VLOOKUP([.E5];TRANSLATED_TEAM_NAMES;[.$C5]+1)">
            <text:p/>
          </table:table-cell>
          <table:table-cell table:style-name="ce17" office:value-type="float" office:value="8" calcext:value-type="float">
            <text:p>8</text:p>
          </table:table-cell>
          <table:table-cell table:formula="of:=&quot;{&quot;&quot;__v&quot;&quot;:0,&quot;&quot;index&quot;&quot;:&quot; &amp; [.B5] &amp; 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&quot;&quot;&quot;},&quot;&quot;tag&quot;&quot;:&quot;&quot;&quot; &amp; [.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index&quot;:4,&quot;pitch&quot;:&quot;8&quot;,&quot;competition&quot;:{&quot;name&quot;:&quot;U14&quot;, &quot;section&quot;:&quot;League&quot;, &quot;group&quot;:&quot;1&quot;},&quot;tag&quot;:&quot;4&quot;, &quot;homeTeam&quot;:&quot;&quot;, &quot;awayTeam&quot;:&quot;&quot;}" calcext:value-type="string">
            <text:p>{"__v":0,"index":4,"pitch":"8","competition":{"name":"U14", "section":"League", "group":"1"},"tag":"4", "homeTeam":"", "awayTeam":"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6];TRANSLATED_TEAM_NAMES;[.$C6]+1)">
            <text:p/>
          </table:table-cell>
          <table:table-cell table:style-name="ce9" table:formula="of:=VLOOKUP([.E6];TRANSLATED_TEAM_NAMES;[.$C6]+1)">
            <text:p/>
          </table:table-cell>
          <table:table-cell table:style-name="ce17" office:value-type="float" office:value="7" calcext:value-type="float">
            <text:p>7</text:p>
          </table:table-cell>
          <table:table-cell table:formula="of:=&quot;{&quot;&quot;__v&quot;&quot;:0,&quot;&quot;index&quot;&quot;:&quot; &amp; [.B6] &amp; 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&quot;&quot;&quot;},&quot;&quot;tag&quot;&quot;:&quot;&quot;&quot; &amp; [.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index&quot;:5,&quot;pitch&quot;:&quot;7&quot;,&quot;competition&quot;:{&quot;name&quot;:&quot;U14&quot;, &quot;section&quot;:&quot;League&quot;, &quot;group&quot;:&quot;1&quot;},&quot;tag&quot;:&quot;5&quot;, &quot;homeTeam&quot;:&quot;&quot;, &quot;awayTeam&quot;:&quot;&quot;}" calcext:value-type="string">
            <text:p>{"__v":0,"index":5,"pitch":"7","competition":{"name":"U14", "section":"League", "group":"1"},"tag":"5", "homeTeam":"", "awayTeam":"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9" table:formula="of:=VLOOKUP([.D7];TRANSLATED_TEAM_NAMES;[.$C7]+1)">
            <text:p/>
          </table:table-cell>
          <table:table-cell table:style-name="ce9" table:formula="of:=VLOOKUP([.E7];TRANSLATED_TEAM_NAMES;[.$C7]+1)">
            <text:p/>
          </table:table-cell>
          <table:table-cell table:style-name="ce17" office:value-type="float" office:value="8" calcext:value-type="float">
            <text:p>8</text:p>
          </table:table-cell>
          <table:table-cell table:formula="of:=&quot;{&quot;&quot;__v&quot;&quot;:0,&quot;&quot;index&quot;&quot;:&quot; &amp; [.B7] &amp; 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&quot;&quot;&quot;},&quot;&quot;tag&quot;&quot;:&quot;&quot;&quot; &amp; [.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index&quot;:6,&quot;pitch&quot;:&quot;8&quot;,&quot;competition&quot;:{&quot;name&quot;:&quot;U14&quot;, &quot;section&quot;:&quot;League&quot;, &quot;group&quot;:&quot;1&quot;},&quot;tag&quot;:&quot;6&quot;, &quot;homeTeam&quot;:&quot;&quot;, &quot;awayTeam&quot;:&quot;&quot;}" calcext:value-type="string">
            <text:p>{"__v":0,"index":6,"pitch":"8","competition":{"name":"U14", "section":"League", "group":"1"},"tag":"6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9" table:formula="of:=VLOOKUP([.D8];TRANSLATED_TEAM_NAMES;[.$C8]+1)">
            <text:p/>
          </table:table-cell>
          <table:table-cell table:style-name="ce9" table:formula="of:=VLOOKUP([.E8];TRANSLATED_TEAM_NAMES;[.$C8]+1)">
            <text:p/>
          </table:table-cell>
          <table:table-cell table:style-name="ce17" office:value-type="float" office:value="7" calcext:value-type="float">
            <text:p>7</text:p>
          </table:table-cell>
          <table:table-cell table:formula="of:=&quot;{&quot;&quot;__v&quot;&quot;:0,&quot;&quot;index&quot;&quot;:&quot; &amp; [.B8] &amp; 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&quot;&quot;&quot;},&quot;&quot;tag&quot;&quot;:&quot;&quot;&quot; &amp; [.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index&quot;:7,&quot;pitch&quot;:&quot;7&quot;,&quot;competition&quot;:{&quot;name&quot;:&quot;U14&quot;, &quot;section&quot;:&quot;League&quot;, &quot;group&quot;:&quot;2&quot;},&quot;tag&quot;:&quot;1&quot;, &quot;homeTeam&quot;:&quot;&quot;, &quot;awayTeam&quot;:&quot;&quot;}" calcext:value-type="string">
            <text:p>{"__v":0,"index":7,"pitch":"7","competition":{"name":"U14", "section":"League", "group":"2"},"tag":"1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9];TRANSLATED_TEAM_NAMES;[.$C9]+1)">
            <text:p/>
          </table:table-cell>
          <table:table-cell table:style-name="ce9" table:formula="of:=VLOOKUP([.E9];TRANSLATED_TEAM_NAMES;[.$C9]+1)">
            <text:p/>
          </table:table-cell>
          <table:table-cell table:style-name="ce17" office:value-type="float" office:value="8" calcext:value-type="float">
            <text:p>8</text:p>
          </table:table-cell>
          <table:table-cell table:formula="of:=&quot;{&quot;&quot;__v&quot;&quot;:0,&quot;&quot;index&quot;&quot;:&quot; &amp; [.B9] &amp; 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&quot;&quot;&quot;},&quot;&quot;tag&quot;&quot;:&quot;&quot;&quot; &amp; [.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index&quot;:8,&quot;pitch&quot;:&quot;8&quot;,&quot;competition&quot;:{&quot;name&quot;:&quot;U14&quot;, &quot;section&quot;:&quot;League&quot;, &quot;group&quot;:&quot;2&quot;},&quot;tag&quot;:&quot;2&quot;, &quot;homeTeam&quot;:&quot;&quot;, &quot;awayTeam&quot;:&quot;&quot;}" calcext:value-type="string">
            <text:p>{"__v":0,"index":8,"pitch":"8","competition":{"name":"U14", "section":"League", "group":"2"},"tag":"2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10];TRANSLATED_TEAM_NAMES;[.$C10]+1)">
            <text:p/>
          </table:table-cell>
          <table:table-cell table:style-name="ce9" table:formula="of:=VLOOKUP([.E10];TRANSLATED_TEAM_NAMES;[.$C10]+1)">
            <text:p/>
          </table:table-cell>
          <table:table-cell table:style-name="ce17" office:value-type="float" office:value="7" calcext:value-type="float">
            <text:p>7</text:p>
          </table:table-cell>
          <table:table-cell table:formula="of:=&quot;{&quot;&quot;__v&quot;&quot;:0,&quot;&quot;index&quot;&quot;:&quot; &amp; [.B10] &amp; 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&quot;&quot;&quot;},&quot;&quot;tag&quot;&quot;:&quot;&quot;&quot; &amp; [.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index&quot;:9,&quot;pitch&quot;:&quot;7&quot;,&quot;competition&quot;:{&quot;name&quot;:&quot;U14&quot;, &quot;section&quot;:&quot;League&quot;, &quot;group&quot;:&quot;2&quot;},&quot;tag&quot;:&quot;3&quot;, &quot;homeTeam&quot;:&quot;&quot;, &quot;awayTeam&quot;:&quot;&quot;}" calcext:value-type="string">
            <text:p>{"__v":0,"index":9,"pitch":"7","competition":{"name":"U14", "section":"League", "group":"2"},"tag":"3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11];TRANSLATED_TEAM_NAMES;[.$C11]+1)">
            <text:p/>
          </table:table-cell>
          <table:table-cell table:style-name="ce9" table:formula="of:=VLOOKUP([.E11];TRANSLATED_TEAM_NAMES;[.$C11]+1)">
            <text:p/>
          </table:table-cell>
          <table:table-cell table:style-name="ce17" office:value-type="float" office:value="8" calcext:value-type="float">
            <text:p>8</text:p>
          </table:table-cell>
          <table:table-cell table:formula="of:=&quot;{&quot;&quot;__v&quot;&quot;:0,&quot;&quot;index&quot;&quot;:&quot; &amp; [.B11] &amp; 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&quot;&quot;&quot;},&quot;&quot;tag&quot;&quot;:&quot;&quot;&quot; &amp; [.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index&quot;:10,&quot;pitch&quot;:&quot;8&quot;,&quot;competition&quot;:{&quot;name&quot;:&quot;U14&quot;, &quot;section&quot;:&quot;League&quot;, &quot;group&quot;:&quot;2&quot;},&quot;tag&quot;:&quot;4&quot;, &quot;homeTeam&quot;:&quot;&quot;, &quot;awayTeam&quot;:&quot;&quot;}" calcext:value-type="string">
            <text:p>{"__v":0,"index":10,"pitch":"8","competition":{"name":"U14", "section":"League", "group":"2"},"tag":"4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12];TRANSLATED_TEAM_NAMES;[.$C12]+1)">
            <text:p/>
          </table:table-cell>
          <table:table-cell table:style-name="ce9" table:formula="of:=VLOOKUP([.E12];TRANSLATED_TEAM_NAMES;[.$C12]+1)">
            <text:p/>
          </table:table-cell>
          <table:table-cell table:style-name="ce17" office:value-type="float" office:value="7" calcext:value-type="float">
            <text:p>7</text:p>
          </table:table-cell>
          <table:table-cell table:formula="of:=&quot;{&quot;&quot;__v&quot;&quot;:0,&quot;&quot;index&quot;&quot;:&quot; &amp; [.B12] &amp; 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&quot;&quot;&quot;},&quot;&quot;tag&quot;&quot;:&quot;&quot;&quot; &amp; [.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index&quot;:11,&quot;pitch&quot;:&quot;7&quot;,&quot;competition&quot;:{&quot;name&quot;:&quot;U14&quot;, &quot;section&quot;:&quot;League&quot;, &quot;group&quot;:&quot;2&quot;},&quot;tag&quot;:&quot;5&quot;, &quot;homeTeam&quot;:&quot;&quot;, &quot;awayTeam&quot;:&quot;&quot;}" calcext:value-type="string">
            <text:p>{"__v":0,"index":11,"pitch":"7","competition":{"name":"U14", "section":"League", "group":"2"},"tag":"5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9" table:formula="of:=VLOOKUP([.D13];TRANSLATED_TEAM_NAMES;[.$C13]+1)">
            <text:p/>
          </table:table-cell>
          <table:table-cell table:style-name="ce9" table:formula="of:=VLOOKUP([.E13];TRANSLATED_TEAM_NAMES;[.$C13]+1)">
            <text:p/>
          </table:table-cell>
          <table:table-cell table:style-name="ce17" office:value-type="float" office:value="8" calcext:value-type="float">
            <text:p>8</text:p>
          </table:table-cell>
          <table:table-cell table:formula="of:=&quot;{&quot;&quot;__v&quot;&quot;:0,&quot;&quot;index&quot;&quot;:&quot; &amp; [.B13] &amp; 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&quot;&quot;&quot;},&quot;&quot;tag&quot;&quot;:&quot;&quot;&quot; &amp; [.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index&quot;:12,&quot;pitch&quot;:&quot;8&quot;,&quot;competition&quot;:{&quot;name&quot;:&quot;U14&quot;, &quot;section&quot;:&quot;League&quot;, &quot;group&quot;:&quot;2&quot;},&quot;tag&quot;:&quot;6&quot;, &quot;homeTeam&quot;:&quot;&quot;, &quot;awayTeam&quot;:&quot;&quot;}" calcext:value-type="string">
            <text:p>{"__v":0,"index":12,"pitch":"8","competition":{"name":"U14", "section":"League", "group":"2"},"tag":"6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Winner Group 1</text:p>
          </table:table-cell>
          <table:table-cell table:style-name="ce9" office:value-type="string" calcext:value-type="string">
            <text:p>2<text:span text:style-name="T1">nd</text:span> Group 2</text:p>
          </table:table-cell>
          <table:table-cell table:style-name="ce9" table:formula="of:=AGE_GROUP_TRANSLATED &amp; &quot;_&quot; &amp;SECTION_TRANSLATED &amp; &quot;_G1_P1&quot;" office:value-type="string" office:string-value="U14_League_G1_P1" calcext:value-type="string">
            <text:p>U14_League_G1_P1</text:p>
          </table:table-cell>
          <table:table-cell table:style-name="ce9" table:formula="of:=AGE_GROUP_TRANSLATED &amp; &quot;_&quot; &amp;SECTION_TRANSLATED &amp; &quot;_G2_P2&quot;" office:value-type="string" office:string-value="U14_League_G2_P2" calcext:value-type="string">
            <text:p>U14_League_G2_P2</text:p>
          </table:table-cell>
          <table:table-cell table:style-name="ce17" office:value-type="float" office:value="7" calcext:value-type="float">
            <text:p>7</text:p>
          </table:table-cell>
          <table:table-cell table:formula="of:=&quot;{&quot;&quot;__v&quot;&quot;:0,&quot;&quot;index&quot;&quot;:&quot; &amp; [.B14] &amp; &quot;,&quot;&quot;pitch&quot;&quot;:&quot;&quot;&quot; &amp; [.J14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14] &amp;&quot;&quot;&quot;},&quot;&quot;tag&quot;&quot;:&quot;&quot;&quot; &amp; [.A14] &amp; &quot;&quot;&quot;, &quot;&quot;homeTeam&quot;&quot;:&quot;&quot;&quot; &amp; [.F14] &amp; &quot;&quot;&quot;, &quot;&quot;awayTeam&quot;&quot;:&quot;&quot;&quot; &amp; [.G14] &amp; &quot;&quot;&quot;, &quot;&quot;homeTeamFrom&quot;&quot;:&quot;&quot;&quot; &amp; [.H14] &amp; &quot;&quot;&quot;, &quot;&quot;awayTeamFrom&quot;&quot;:&quot;&quot;&quot; &amp; [.I14] &amp; &quot;&quot;&quot;}&quot;" office:value-type="string" office:string-value="{&quot;__v&quot;:0,&quot;index&quot;:13,&quot;pitch&quot;:&quot;7&quot;,&quot;competition&quot;:{&quot;name&quot;:&quot;U14&quot;, &quot;section&quot;:&quot;Champions League&quot;, &quot;group&quot;:&quot;1&quot;},&quot;tag&quot;:&quot;1&quot;, &quot;homeTeam&quot;:&quot;Winner Group 1&quot;, &quot;awayTeam&quot;:&quot;2nd Group 2&quot;, &quot;homeTeamFrom&quot;:&quot;U14_League_G1_P1&quot;, &quot;awayTeamFrom&quot;:&quot;U14_League_G2_P2&quot;}" calcext:value-type="string">
            <text:p>{"__v":0,"index":13,"pitch":"7","competition":{"name":"U14", "section":"Champions League", "group":"1"},"tag":"1", "homeTeam":"Winner Group 1", "awayTeam":"2nd Group 2", "homeTeamFrom":"U14_League_G1_P1", "awayTeamFrom":"U14_League_G2_P2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Winner Group 2</text:p>
          </table:table-cell>
          <table:table-cell table:style-name="ce9" office:value-type="string" calcext:value-type="string">
            <text:p>2<text:span text:style-name="T1">nd</text:span> Group 1</text:p>
          </table:table-cell>
          <table:table-cell table:style-name="ce9" table:formula="of:=AGE_GROUP_TRANSLATED &amp; &quot;_&quot; &amp;SECTION_TRANSLATED &amp; &quot;_G2_P1&quot;" office:value-type="string" office:string-value="U14_League_G2_P1" calcext:value-type="string">
            <text:p>U14_League_G2_P1</text:p>
          </table:table-cell>
          <table:table-cell table:style-name="ce9" table:formula="of:=AGE_GROUP_TRANSLATED &amp; &quot;_&quot; &amp;SECTION_TRANSLATED &amp; &quot;_G1_P2&quot;" office:value-type="string" office:string-value="U14_League_G1_P2" calcext:value-type="string">
            <text:p>U14_League_G1_P2</text:p>
          </table:table-cell>
          <table:table-cell table:style-name="ce17" office:value-type="float" office:value="8" calcext:value-type="float">
            <text:p>8</text:p>
          </table:table-cell>
          <table:table-cell table:formula="of:=&quot;{&quot;&quot;__v&quot;&quot;:0,&quot;&quot;index&quot;&quot;:&quot; &amp; [.B15] &amp; &quot;,&quot;&quot;pitch&quot;&quot;:&quot;&quot;&quot; &amp; [.J15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15] &amp;&quot;&quot;&quot;},&quot;&quot;tag&quot;&quot;:&quot;&quot;&quot; &amp; [.A15] &amp; &quot;&quot;&quot;, &quot;&quot;homeTeam&quot;&quot;:&quot;&quot;&quot; &amp; [.F15] &amp; &quot;&quot;&quot;, &quot;&quot;awayTeam&quot;&quot;:&quot;&quot;&quot; &amp; [.G15] &amp; &quot;&quot;&quot;, &quot;&quot;homeTeamFrom&quot;&quot;:&quot;&quot;&quot; &amp; [.H15] &amp; &quot;&quot;&quot;, &quot;&quot;awayTeamFrom&quot;&quot;:&quot;&quot;&quot; &amp; [.I15] &amp; &quot;&quot;&quot;}&quot;" office:value-type="string" office:string-value="{&quot;__v&quot;:0,&quot;index&quot;:14,&quot;pitch&quot;:&quot;8&quot;,&quot;competition&quot;:{&quot;name&quot;:&quot;U14&quot;, &quot;section&quot;:&quot;Champions League&quot;, &quot;group&quot;:&quot;1&quot;},&quot;tag&quot;:&quot;2&quot;, &quot;homeTeam&quot;:&quot;Winner Group 2&quot;, &quot;awayTeam&quot;:&quot;2nd Group 1&quot;, &quot;homeTeamFrom&quot;:&quot;U14_League_G2_P1&quot;, &quot;awayTeamFrom&quot;:&quot;U14_League_G1_P2&quot;}" calcext:value-type="string">
            <text:p>{"__v":0,"index":14,"pitch":"8","competition":{"name":"U14", "section":"Champions League", "group":"1"},"tag":"2", "homeTeam":"Winner Group 2", "awayTeam":"2nd Group 1", "homeTeamFrom":"U14_League_G2_P1", "awayTeamFrom":"U14_League_G1_P2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Winner Group 2</text:p>
          </table:table-cell>
          <table:table-cell table:style-name="ce9" office:value-type="string" calcext:value-type="string">
            <text:p>Winner Group 1</text:p>
          </table:table-cell>
          <table:table-cell table:style-name="ce9" table:formula="of:=AGE_GROUP_TRANSLATED &amp; &quot;_&quot; &amp;SECTION_TRANSLATED &amp; &quot;_G2_P1&quot;" office:value-type="string" office:string-value="U14_League_G2_P1" calcext:value-type="string">
            <text:p>U14_League_G2_P1</text:p>
          </table:table-cell>
          <table:table-cell table:style-name="ce9" table:formula="of:=AGE_GROUP_TRANSLATED &amp; &quot;_&quot; &amp;SECTION_TRANSLATED &amp; &quot;_G1_P1&quot;" office:value-type="string" office:string-value="U14_League_G1_P1" calcext:value-type="string">
            <text:p>U14_League_G1_P1</text:p>
          </table:table-cell>
          <table:table-cell table:style-name="ce17" office:value-type="float" office:value="7" calcext:value-type="float">
            <text:p>7</text:p>
          </table:table-cell>
          <table:table-cell table:formula="of:=&quot;{&quot;&quot;__v&quot;&quot;:0,&quot;&quot;index&quot;&quot;:&quot; &amp; [.B16] &amp; &quot;,&quot;&quot;pitch&quot;&quot;:&quot;&quot;&quot; &amp; [.J16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16] &amp;&quot;&quot;&quot;},&quot;&quot;tag&quot;&quot;:&quot;&quot;&quot; &amp; [.A16] &amp; &quot;&quot;&quot;, &quot;&quot;homeTeam&quot;&quot;:&quot;&quot;&quot; &amp; [.F16] &amp; &quot;&quot;&quot;, &quot;&quot;awayTeam&quot;&quot;:&quot;&quot;&quot; &amp; [.G16] &amp; &quot;&quot;&quot;, &quot;&quot;homeTeamFrom&quot;&quot;:&quot;&quot;&quot; &amp; [.H16] &amp; &quot;&quot;&quot;, &quot;&quot;awayTeamFrom&quot;&quot;:&quot;&quot;&quot; &amp; [.I16] &amp; &quot;&quot;&quot;}&quot;" office:value-type="string" office:string-value="{&quot;__v&quot;:0,&quot;index&quot;:15,&quot;pitch&quot;:&quot;7&quot;,&quot;competition&quot;:{&quot;name&quot;:&quot;U14&quot;, &quot;section&quot;:&quot;Champions League&quot;, &quot;group&quot;:&quot;1&quot;},&quot;tag&quot;:&quot;3&quot;, &quot;homeTeam&quot;:&quot;Winner Group 2&quot;, &quot;awayTeam&quot;:&quot;Winner Group 1&quot;, &quot;homeTeamFrom&quot;:&quot;U14_League_G2_P1&quot;, &quot;awayTeamFrom&quot;:&quot;U14_League_G1_P1&quot;}" calcext:value-type="string">
            <text:p>{"__v":0,"index":15,"pitch":"7","competition":{"name":"U14", "section":"Champions League", "group":"1"},"tag":"3", "homeTeam":"Winner Group 2", "awayTeam":"Winner Group 1", "homeTeamFrom":"U14_League_G2_P1", "awayTeamFrom":"U14_League_G1_P1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2<text:span text:style-name="T1">nd</text:span> Group 2</text:p>
          </table:table-cell>
          <table:table-cell table:style-name="ce9" office:value-type="string" calcext:value-type="string">
            <text:p>2<text:span text:style-name="T1">nd</text:span> Group 1</text:p>
          </table:table-cell>
          <table:table-cell table:style-name="ce9" table:formula="of:=AGE_GROUP_TRANSLATED &amp; &quot;_&quot; &amp;SECTION_TRANSLATED &amp; &quot;_G2_P2&quot;" office:value-type="string" office:string-value="U14_League_G2_P2" calcext:value-type="string">
            <text:p>U14_League_G2_P2</text:p>
          </table:table-cell>
          <table:table-cell table:style-name="ce9" table:formula="of:=AGE_GROUP_TRANSLATED &amp; &quot;_&quot; &amp;SECTION_TRANSLATED &amp; &quot;_G1_P2&quot;" office:value-type="string" office:string-value="U14_League_G1_P2" calcext:value-type="string">
            <text:p>U14_League_G1_P2</text:p>
          </table:table-cell>
          <table:table-cell table:style-name="ce17" office:value-type="float" office:value="8" calcext:value-type="float">
            <text:p>8</text:p>
          </table:table-cell>
          <table:table-cell table:formula="of:=&quot;{&quot;&quot;__v&quot;&quot;:0,&quot;&quot;index&quot;&quot;:&quot; &amp; [.B17] &amp; &quot;,&quot;&quot;pitch&quot;&quot;:&quot;&quot;&quot; &amp; [.J17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17] &amp;&quot;&quot;&quot;},&quot;&quot;tag&quot;&quot;:&quot;&quot;&quot; &amp; [.A17] &amp; &quot;&quot;&quot;, &quot;&quot;homeTeam&quot;&quot;:&quot;&quot;&quot; &amp; [.F17] &amp; &quot;&quot;&quot;, &quot;&quot;awayTeam&quot;&quot;:&quot;&quot;&quot; &amp; [.G17] &amp; &quot;&quot;&quot;, &quot;&quot;homeTeamFrom&quot;&quot;:&quot;&quot;&quot; &amp; [.H17] &amp; &quot;&quot;&quot;, &quot;&quot;awayTeamFrom&quot;&quot;:&quot;&quot;&quot; &amp; [.I17] &amp; &quot;&quot;&quot;}&quot;" office:value-type="string" office:string-value="{&quot;__v&quot;:0,&quot;index&quot;:16,&quot;pitch&quot;:&quot;8&quot;,&quot;competition&quot;:{&quot;name&quot;:&quot;U14&quot;, &quot;section&quot;:&quot;Champions League&quot;, &quot;group&quot;:&quot;1&quot;},&quot;tag&quot;:&quot;4&quot;, &quot;homeTeam&quot;:&quot;2nd Group 2&quot;, &quot;awayTeam&quot;:&quot;2nd Group 1&quot;, &quot;homeTeamFrom&quot;:&quot;U14_League_G2_P2&quot;, &quot;awayTeamFrom&quot;:&quot;U14_League_G1_P2&quot;}" calcext:value-type="string">
            <text:p>{"__v":0,"index":16,"pitch":"8","competition":{"name":"U14", "section":"Champions League", "group":"1"},"tag":"4", "homeTeam":"2nd Group 2", "awayTeam":"2nd Group 1", "homeTeamFrom":"U14_League_G2_P2", "awayTeamFrom":"U14_League_G1_P2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2<text:span text:style-name="T1">nd</text:span> Group 1</text:p>
          </table:table-cell>
          <table:table-cell table:style-name="ce9" office:value-type="string" calcext:value-type="string">
            <text:p>Winner Group 1</text:p>
          </table:table-cell>
          <table:table-cell table:style-name="ce9" table:formula="of:=AGE_GROUP_TRANSLATED &amp; &quot;_&quot; &amp;SECTION_TRANSLATED &amp; &quot;_G1_P2&quot;" office:value-type="string" office:string-value="U14_League_G1_P2" calcext:value-type="string">
            <text:p>U14_League_G1_P2</text:p>
          </table:table-cell>
          <table:table-cell table:style-name="ce9" table:formula="of:=AGE_GROUP_TRANSLATED &amp; &quot;_&quot; &amp;SECTION_TRANSLATED &amp; &quot;_G1_P1&quot;" office:value-type="string" office:string-value="U14_League_G1_P1" calcext:value-type="string">
            <text:p>U14_League_G1_P1</text:p>
          </table:table-cell>
          <table:table-cell table:style-name="ce17" office:value-type="float" office:value="7" calcext:value-type="float">
            <text:p>7</text:p>
          </table:table-cell>
          <table:table-cell table:formula="of:=&quot;{&quot;&quot;__v&quot;&quot;:0,&quot;&quot;index&quot;&quot;:&quot; &amp; [.B18] &amp; &quot;,&quot;&quot;pitch&quot;&quot;:&quot;&quot;&quot; &amp; [.J18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18] &amp;&quot;&quot;&quot;},&quot;&quot;tag&quot;&quot;:&quot;&quot;&quot; &amp; [.A18] &amp; &quot;&quot;&quot;, &quot;&quot;homeTeam&quot;&quot;:&quot;&quot;&quot; &amp; [.F18] &amp; &quot;&quot;&quot;, &quot;&quot;awayTeam&quot;&quot;:&quot;&quot;&quot; &amp; [.G18] &amp; &quot;&quot;&quot;, &quot;&quot;homeTeamFrom&quot;&quot;:&quot;&quot;&quot; &amp; [.H18] &amp; &quot;&quot;&quot;, &quot;&quot;awayTeamFrom&quot;&quot;:&quot;&quot;&quot; &amp; [.I18] &amp; &quot;&quot;&quot;}&quot;" office:value-type="string" office:string-value="{&quot;__v&quot;:0,&quot;index&quot;:17,&quot;pitch&quot;:&quot;7&quot;,&quot;competition&quot;:{&quot;name&quot;:&quot;U14&quot;, &quot;section&quot;:&quot;Champions League&quot;, &quot;group&quot;:&quot;1&quot;},&quot;tag&quot;:&quot;5&quot;, &quot;homeTeam&quot;:&quot;2nd Group 1&quot;, &quot;awayTeam&quot;:&quot;Winner Group 1&quot;, &quot;homeTeamFrom&quot;:&quot;U14_League_G1_P2&quot;, &quot;awayTeamFrom&quot;:&quot;U14_League_G1_P1&quot;}" calcext:value-type="string">
            <text:p>{"__v":0,"index":17,"pitch":"7","competition":{"name":"U14", "section":"Champions League", "group":"1"},"tag":"5", "homeTeam":"2nd Group 1", "awayTeam":"Winner Group 1", "homeTeamFrom":"U14_League_G1_P2", "awayTeamFrom":"U14_League_G1_P1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2<text:span text:style-name="T1">nd</text:span> Group 2</text:p>
          </table:table-cell>
          <table:table-cell table:style-name="ce9" office:value-type="string" calcext:value-type="string">
            <text:p>Winner Group 2</text:p>
          </table:table-cell>
          <table:table-cell table:style-name="ce9" table:formula="of:=AGE_GROUP_TRANSLATED &amp; &quot;_&quot; &amp;SECTION_TRANSLATED &amp; &quot;_G2_P2&quot;" office:value-type="string" office:string-value="U14_League_G2_P2" calcext:value-type="string">
            <text:p>U14_League_G2_P2</text:p>
          </table:table-cell>
          <table:table-cell table:style-name="ce9" table:formula="of:=AGE_GROUP_TRANSLATED &amp; &quot;_&quot; &amp;SECTION_TRANSLATED &amp; &quot;_G2_P1&quot;" office:value-type="string" office:string-value="U14_League_G2_P1" calcext:value-type="string">
            <text:p>U14_League_G2_P1</text:p>
          </table:table-cell>
          <table:table-cell table:style-name="ce17" office:value-type="float" office:value="8" calcext:value-type="float">
            <text:p>8</text:p>
          </table:table-cell>
          <table:table-cell table:formula="of:=&quot;{&quot;&quot;__v&quot;&quot;:0,&quot;&quot;index&quot;&quot;:&quot; &amp; [.B19] &amp; &quot;,&quot;&quot;pitch&quot;&quot;:&quot;&quot;&quot; &amp; [.J19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19] &amp;&quot;&quot;&quot;},&quot;&quot;tag&quot;&quot;:&quot;&quot;&quot; &amp; [.A19] &amp; &quot;&quot;&quot;, &quot;&quot;homeTeam&quot;&quot;:&quot;&quot;&quot; &amp; [.F19] &amp; &quot;&quot;&quot;, &quot;&quot;awayTeam&quot;&quot;:&quot;&quot;&quot; &amp; [.G19] &amp; &quot;&quot;&quot;, &quot;&quot;homeTeamFrom&quot;&quot;:&quot;&quot;&quot; &amp; [.H19] &amp; &quot;&quot;&quot;, &quot;&quot;awayTeamFrom&quot;&quot;:&quot;&quot;&quot; &amp; [.I19] &amp; &quot;&quot;&quot;}&quot;" office:value-type="string" office:string-value="{&quot;__v&quot;:0,&quot;index&quot;:18,&quot;pitch&quot;:&quot;8&quot;,&quot;competition&quot;:{&quot;name&quot;:&quot;U14&quot;, &quot;section&quot;:&quot;Champions League&quot;, &quot;group&quot;:&quot;1&quot;},&quot;tag&quot;:&quot;6&quot;, &quot;homeTeam&quot;:&quot;2nd Group 2&quot;, &quot;awayTeam&quot;:&quot;Winner Group 2&quot;, &quot;homeTeamFrom&quot;:&quot;U14_League_G2_P2&quot;, &quot;awayTeamFrom&quot;:&quot;U14_League_G2_P1&quot;}" calcext:value-type="string">
            <text:p>{"__v":0,"index":18,"pitch":"8","competition":{"name":"U14", "section":"Champions League", "group":"1"},"tag":"6", "homeTeam":"2nd Group 2", "awayTeam":"Winner Group 2", "homeTeamFrom":"U14_League_G2_P2", "awayTeamFrom":"U14_League_G2_P1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3<text:span text:style-name="T1">rd</text:span> Group 1</text:p>
          </table:table-cell>
          <table:table-cell table:style-name="ce9" office:value-type="string" calcext:value-type="string">
            <text:p>4<text:span text:style-name="T1">th</text:span> Group 2</text:p>
          </table:table-cell>
          <table:table-cell table:style-name="ce9" table:formula="of:=AGE_GROUP_TRANSLATED &amp; &quot;_&quot; &amp;SECTION_TRANSLATED &amp; &quot;_G1_P3&quot;" office:value-type="string" office:string-value="U14_League_G1_P3" calcext:value-type="string">
            <text:p>U14_League_G1_P3</text:p>
          </table:table-cell>
          <table:table-cell table:style-name="ce9" table:formula="of:=AGE_GROUP_TRANSLATED &amp; &quot;_&quot; &amp;SECTION_TRANSLATED &amp; &quot;_G2_P4&quot;" office:value-type="string" office:string-value="U14_League_G2_P4" calcext:value-type="string">
            <text:p>U14_League_G2_P4</text:p>
          </table:table-cell>
          <table:table-cell table:style-name="ce17" office:value-type="float" office:value="7" calcext:value-type="float">
            <text:p>7</text:p>
          </table:table-cell>
          <table:table-cell table:formula="of:=&quot;{&quot;&quot;__v&quot;&quot;:0,&quot;&quot;index&quot;&quot;:&quot; &amp; [.B20] &amp; &quot;,&quot;&quot;pitch&quot;&quot;:&quot;&quot;&quot; &amp; [.J20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20] &amp;&quot;&quot;&quot;},&quot;&quot;tag&quot;&quot;:&quot;&quot;&quot; &amp; [.A20] &amp; &quot;&quot;&quot;, &quot;&quot;homeTeam&quot;&quot;:&quot;&quot;&quot; &amp; [.F20] &amp; &quot;&quot;&quot;, &quot;&quot;awayTeam&quot;&quot;:&quot;&quot;&quot; &amp; [.G20] &amp; &quot;&quot;&quot;, &quot;&quot;homeTeamFrom&quot;&quot;:&quot;&quot;&quot; &amp; [.H20] &amp; &quot;&quot;&quot;, &quot;&quot;awayTeamFrom&quot;&quot;:&quot;&quot;&quot; &amp; [.I20] &amp; &quot;&quot;&quot;}&quot;" office:value-type="string" office:string-value="{&quot;__v&quot;:0,&quot;index&quot;:19,&quot;pitch&quot;:&quot;7&quot;,&quot;competition&quot;:{&quot;name&quot;:&quot;U14&quot;, &quot;section&quot;:&quot;Europa League&quot;, &quot;group&quot;:&quot;1&quot;},&quot;tag&quot;:&quot;1&quot;, &quot;homeTeam&quot;:&quot;3rd Group 1&quot;, &quot;awayTeam&quot;:&quot;4th Group 2&quot;, &quot;homeTeamFrom&quot;:&quot;U14_League_G1_P3&quot;, &quot;awayTeamFrom&quot;:&quot;U14_League_G2_P4&quot;}" calcext:value-type="string">
            <text:p>{"__v":0,"index":19,"pitch":"7","competition":{"name":"U14", "section":"Europa League", "group":"1"},"tag":"1", "homeTeam":"3rd Group 1", "awayTeam":"4th Group 2", "homeTeamFrom":"U14_League_G1_P3", "awayTeamFrom":"U14_League_G2_P4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3<text:span text:style-name="T1">rd</text:span> Group 2</text:p>
          </table:table-cell>
          <table:table-cell table:style-name="ce9" office:value-type="string" calcext:value-type="string">
            <text:p>4<text:span text:style-name="T1">th</text:span> Group 1</text:p>
          </table:table-cell>
          <table:table-cell table:style-name="ce9" table:formula="of:=AGE_GROUP_TRANSLATED &amp; &quot;_&quot; &amp;SECTION_TRANSLATED &amp; &quot;_G2_P3&quot;" office:value-type="string" office:string-value="U14_League_G2_P3" calcext:value-type="string">
            <text:p>U14_League_G2_P3</text:p>
          </table:table-cell>
          <table:table-cell table:style-name="ce9" table:formula="of:=AGE_GROUP_TRANSLATED &amp; &quot;_&quot; &amp;SECTION_TRANSLATED &amp; &quot;_G1_P4&quot;" office:value-type="string" office:string-value="U14_League_G1_P4" calcext:value-type="string">
            <text:p>U14_League_G1_P4</text:p>
          </table:table-cell>
          <table:table-cell table:style-name="ce17" office:value-type="float" office:value="8" calcext:value-type="float">
            <text:p>8</text:p>
          </table:table-cell>
          <table:table-cell table:formula="of:=&quot;{&quot;&quot;__v&quot;&quot;:0,&quot;&quot;index&quot;&quot;:&quot; &amp; [.B21] &amp; &quot;,&quot;&quot;pitch&quot;&quot;:&quot;&quot;&quot; &amp; [.J21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21] &amp;&quot;&quot;&quot;},&quot;&quot;tag&quot;&quot;:&quot;&quot;&quot; &amp; [.A21] &amp; &quot;&quot;&quot;, &quot;&quot;homeTeam&quot;&quot;:&quot;&quot;&quot; &amp; [.F21] &amp; &quot;&quot;&quot;, &quot;&quot;awayTeam&quot;&quot;:&quot;&quot;&quot; &amp; [.G21] &amp; &quot;&quot;&quot;, &quot;&quot;homeTeamFrom&quot;&quot;:&quot;&quot;&quot; &amp; [.H21] &amp; &quot;&quot;&quot;, &quot;&quot;awayTeamFrom&quot;&quot;:&quot;&quot;&quot; &amp; [.I21] &amp; &quot;&quot;&quot;}&quot;" office:value-type="string" office:string-value="{&quot;__v&quot;:0,&quot;index&quot;:20,&quot;pitch&quot;:&quot;8&quot;,&quot;competition&quot;:{&quot;name&quot;:&quot;U14&quot;, &quot;section&quot;:&quot;Europa League&quot;, &quot;group&quot;:&quot;1&quot;},&quot;tag&quot;:&quot;2&quot;, &quot;homeTeam&quot;:&quot;3rd Group 2&quot;, &quot;awayTeam&quot;:&quot;4th Group 1&quot;, &quot;homeTeamFrom&quot;:&quot;U14_League_G2_P3&quot;, &quot;awayTeamFrom&quot;:&quot;U14_League_G1_P4&quot;}" calcext:value-type="string">
            <text:p>{"__v":0,"index":20,"pitch":"8","competition":{"name":"U14", "section":"Europa League", "group":"1"},"tag":"2", "homeTeam":"3rd Group 2", "awayTeam":"4th Group 1", "homeTeamFrom":"U14_League_G2_P3", "awayTeamFrom":"U14_League_G1_P4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3<text:span text:style-name="T1">rd</text:span> Group 2</text:p>
          </table:table-cell>
          <table:table-cell table:style-name="ce9" office:value-type="string" calcext:value-type="string">
            <text:p>3<text:span text:style-name="T1">rd</text:span> Group 1</text:p>
          </table:table-cell>
          <table:table-cell table:style-name="ce9" table:formula="of:=AGE_GROUP_TRANSLATED &amp; &quot;_&quot; &amp;SECTION_TRANSLATED &amp; &quot;_G2_P3&quot;" office:value-type="string" office:string-value="U14_League_G2_P3" calcext:value-type="string">
            <text:p>U14_League_G2_P3</text:p>
          </table:table-cell>
          <table:table-cell table:style-name="ce9" table:formula="of:=AGE_GROUP_TRANSLATED &amp; &quot;_&quot; &amp;SECTION_TRANSLATED &amp; &quot;_G1_P3&quot;" office:value-type="string" office:string-value="U14_League_G1_P3" calcext:value-type="string">
            <text:p>U14_League_G1_P3</text:p>
          </table:table-cell>
          <table:table-cell table:style-name="ce17" office:value-type="float" office:value="7" calcext:value-type="float">
            <text:p>7</text:p>
          </table:table-cell>
          <table:table-cell table:formula="of:=&quot;{&quot;&quot;__v&quot;&quot;:0,&quot;&quot;index&quot;&quot;:&quot; &amp; [.B22] &amp; &quot;,&quot;&quot;pitch&quot;&quot;:&quot;&quot;&quot; &amp; [.J22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22] &amp;&quot;&quot;&quot;},&quot;&quot;tag&quot;&quot;:&quot;&quot;&quot; &amp; [.A22] &amp; &quot;&quot;&quot;, &quot;&quot;homeTeam&quot;&quot;:&quot;&quot;&quot; &amp; [.F22] &amp; &quot;&quot;&quot;, &quot;&quot;awayTeam&quot;&quot;:&quot;&quot;&quot; &amp; [.G22] &amp; &quot;&quot;&quot;, &quot;&quot;homeTeamFrom&quot;&quot;:&quot;&quot;&quot; &amp; [.H22] &amp; &quot;&quot;&quot;, &quot;&quot;awayTeamFrom&quot;&quot;:&quot;&quot;&quot; &amp; [.I22] &amp; &quot;&quot;&quot;}&quot;" office:value-type="string" office:string-value="{&quot;__v&quot;:0,&quot;index&quot;:21,&quot;pitch&quot;:&quot;7&quot;,&quot;competition&quot;:{&quot;name&quot;:&quot;U14&quot;, &quot;section&quot;:&quot;Europa League&quot;, &quot;group&quot;:&quot;1&quot;},&quot;tag&quot;:&quot;3&quot;, &quot;homeTeam&quot;:&quot;3rd Group 2&quot;, &quot;awayTeam&quot;:&quot;3rd Group 1&quot;, &quot;homeTeamFrom&quot;:&quot;U14_League_G2_P3&quot;, &quot;awayTeamFrom&quot;:&quot;U14_League_G1_P3&quot;}" calcext:value-type="string">
            <text:p>{"__v":0,"index":21,"pitch":"7","competition":{"name":"U14", "section":"Europa League", "group":"1"},"tag":"3", "homeTeam":"3rd Group 2", "awayTeam":"3rd Group 1", "homeTeamFrom":"U14_League_G2_P3", "awayTeamFrom":"U14_League_G1_P3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4<text:span text:style-name="T1">th</text:span> Group 2</text:p>
          </table:table-cell>
          <table:table-cell table:style-name="ce9" office:value-type="string" calcext:value-type="string">
            <text:p>4<text:span text:style-name="T1">th</text:span> Group 1</text:p>
          </table:table-cell>
          <table:table-cell table:style-name="ce9" table:formula="of:=AGE_GROUP_TRANSLATED &amp; &quot;_&quot; &amp;SECTION_TRANSLATED &amp; &quot;_G2_P4&quot;" office:value-type="string" office:string-value="U14_League_G2_P4" calcext:value-type="string">
            <text:p>U14_League_G2_P4</text:p>
          </table:table-cell>
          <table:table-cell table:style-name="ce9" table:formula="of:=AGE_GROUP_TRANSLATED &amp; &quot;_&quot; &amp;SECTION_TRANSLATED &amp; &quot;_G1_P4&quot;" office:value-type="string" office:string-value="U14_League_G1_P4" calcext:value-type="string">
            <text:p>U14_League_G1_P4</text:p>
          </table:table-cell>
          <table:table-cell table:style-name="ce17" office:value-type="float" office:value="8" calcext:value-type="float">
            <text:p>8</text:p>
          </table:table-cell>
          <table:table-cell table:formula="of:=&quot;{&quot;&quot;__v&quot;&quot;:0,&quot;&quot;index&quot;&quot;:&quot; &amp; [.B23] &amp; &quot;,&quot;&quot;pitch&quot;&quot;:&quot;&quot;&quot; &amp; [.J23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23] &amp;&quot;&quot;&quot;},&quot;&quot;tag&quot;&quot;:&quot;&quot;&quot; &amp; [.A23] &amp; &quot;&quot;&quot;, &quot;&quot;homeTeam&quot;&quot;:&quot;&quot;&quot; &amp; [.F23] &amp; &quot;&quot;&quot;, &quot;&quot;awayTeam&quot;&quot;:&quot;&quot;&quot; &amp; [.G23] &amp; &quot;&quot;&quot;, &quot;&quot;homeTeamFrom&quot;&quot;:&quot;&quot;&quot; &amp; [.H23] &amp; &quot;&quot;&quot;, &quot;&quot;awayTeamFrom&quot;&quot;:&quot;&quot;&quot; &amp; [.I23] &amp; &quot;&quot;&quot;}&quot;" office:value-type="string" office:string-value="{&quot;__v&quot;:0,&quot;index&quot;:22,&quot;pitch&quot;:&quot;8&quot;,&quot;competition&quot;:{&quot;name&quot;:&quot;U14&quot;, &quot;section&quot;:&quot;Europa League&quot;, &quot;group&quot;:&quot;1&quot;},&quot;tag&quot;:&quot;4&quot;, &quot;homeTeam&quot;:&quot;4th Group 2&quot;, &quot;awayTeam&quot;:&quot;4th Group 1&quot;, &quot;homeTeamFrom&quot;:&quot;U14_League_G2_P4&quot;, &quot;awayTeamFrom&quot;:&quot;U14_League_G1_P4&quot;}" calcext:value-type="string">
            <text:p>{"__v":0,"index":22,"pitch":"8","competition":{"name":"U14", "section":"Europa League", "group":"1"},"tag":"4", "homeTeam":"4th Group 2", "awayTeam":"4th Group 1", "homeTeamFrom":"U14_League_G2_P4", "awayTeamFrom":"U14_League_G1_P4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4<text:span text:style-name="T1">th</text:span> Group 1</text:p>
          </table:table-cell>
          <table:table-cell table:style-name="ce9" office:value-type="string" calcext:value-type="string">
            <text:p>3<text:span text:style-name="T1">rd</text:span> Group 1</text:p>
          </table:table-cell>
          <table:table-cell table:style-name="ce9" table:formula="of:=AGE_GROUP_TRANSLATED &amp; &quot;_&quot; &amp;SECTION_TRANSLATED &amp; &quot;_G1_P4&quot;" office:value-type="string" office:string-value="U14_League_G1_P4" calcext:value-type="string">
            <text:p>U14_League_G1_P4</text:p>
          </table:table-cell>
          <table:table-cell table:style-name="ce9" table:formula="of:=AGE_GROUP_TRANSLATED &amp; &quot;_&quot; &amp;SECTION_TRANSLATED &amp; &quot;_G1_P3&quot;" office:value-type="string" office:string-value="U14_League_G1_P3" calcext:value-type="string">
            <text:p>U14_League_G1_P3</text:p>
          </table:table-cell>
          <table:table-cell table:style-name="ce17" office:value-type="float" office:value="7" calcext:value-type="float">
            <text:p>7</text:p>
          </table:table-cell>
          <table:table-cell table:formula="of:=&quot;{&quot;&quot;__v&quot;&quot;:0,&quot;&quot;index&quot;&quot;:&quot; &amp; [.B24] &amp; &quot;,&quot;&quot;pitch&quot;&quot;:&quot;&quot;&quot; &amp; [.J24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24] &amp;&quot;&quot;&quot;},&quot;&quot;tag&quot;&quot;:&quot;&quot;&quot; &amp; [.A24] &amp; &quot;&quot;&quot;, &quot;&quot;homeTeam&quot;&quot;:&quot;&quot;&quot; &amp; [.F24] &amp; &quot;&quot;&quot;, &quot;&quot;awayTeam&quot;&quot;:&quot;&quot;&quot; &amp; [.G24] &amp; &quot;&quot;&quot;, &quot;&quot;homeTeamFrom&quot;&quot;:&quot;&quot;&quot; &amp; [.H24] &amp; &quot;&quot;&quot;, &quot;&quot;awayTeamFrom&quot;&quot;:&quot;&quot;&quot; &amp; [.I24] &amp; &quot;&quot;&quot;}&quot;" office:value-type="string" office:string-value="{&quot;__v&quot;:0,&quot;index&quot;:23,&quot;pitch&quot;:&quot;7&quot;,&quot;competition&quot;:{&quot;name&quot;:&quot;U14&quot;, &quot;section&quot;:&quot;Europa League&quot;, &quot;group&quot;:&quot;1&quot;},&quot;tag&quot;:&quot;5&quot;, &quot;homeTeam&quot;:&quot;4th Group 1&quot;, &quot;awayTeam&quot;:&quot;3rd Group 1&quot;, &quot;homeTeamFrom&quot;:&quot;U14_League_G1_P4&quot;, &quot;awayTeamFrom&quot;:&quot;U14_League_G1_P3&quot;}" calcext:value-type="string">
            <text:p>{"__v":0,"index":23,"pitch":"7","competition":{"name":"U14", "section":"Europa League", "group":"1"},"tag":"5", "homeTeam":"4th Group 1", "awayTeam":"3rd Group 1", "homeTeamFrom":"U14_League_G1_P4", "awayTeamFrom":"U14_League_G1_P3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4<text:span text:style-name="T1">th</text:span> Group 2</text:p>
          </table:table-cell>
          <table:table-cell table:style-name="ce9" office:value-type="string" calcext:value-type="string">
            <text:p>3<text:span text:style-name="T1">rd</text:span> Group 2</text:p>
          </table:table-cell>
          <table:table-cell table:style-name="ce9" table:formula="of:=AGE_GROUP_TRANSLATED &amp; &quot;_&quot; &amp;SECTION_TRANSLATED &amp; &quot;_G2_P4&quot;" office:value-type="string" office:string-value="U14_League_G2_P4" calcext:value-type="string">
            <text:p>U14_League_G2_P4</text:p>
          </table:table-cell>
          <table:table-cell table:style-name="ce9" table:formula="of:=AGE_GROUP_TRANSLATED &amp; &quot;_&quot; &amp;SECTION_TRANSLATED &amp; &quot;_G2_P3&quot;" office:value-type="string" office:string-value="U14_League_G2_P3" calcext:value-type="string">
            <text:p>U14_League_G2_P3</text:p>
          </table:table-cell>
          <table:table-cell table:style-name="ce17" office:value-type="float" office:value="8" calcext:value-type="float">
            <text:p>8</text:p>
          </table:table-cell>
          <table:table-cell table:formula="of:=&quot;{&quot;&quot;__v&quot;&quot;:0,&quot;&quot;index&quot;&quot;:&quot; &amp; [.B25] &amp; &quot;,&quot;&quot;pitch&quot;&quot;:&quot;&quot;&quot; &amp; [.J25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25] &amp;&quot;&quot;&quot;},&quot;&quot;tag&quot;&quot;:&quot;&quot;&quot; &amp; [.A25] &amp; &quot;&quot;&quot;, &quot;&quot;homeTeam&quot;&quot;:&quot;&quot;&quot; &amp; [.F25] &amp; &quot;&quot;&quot;, &quot;&quot;awayTeam&quot;&quot;:&quot;&quot;&quot; &amp; [.G25] &amp; &quot;&quot;&quot;, &quot;&quot;homeTeamFrom&quot;&quot;:&quot;&quot;&quot; &amp; [.H25] &amp; &quot;&quot;&quot;, &quot;&quot;awayTeamFrom&quot;&quot;:&quot;&quot;&quot; &amp; [.I25] &amp; &quot;&quot;&quot;}&quot;" office:value-type="string" office:string-value="{&quot;__v&quot;:0,&quot;index&quot;:24,&quot;pitch&quot;:&quot;8&quot;,&quot;competition&quot;:{&quot;name&quot;:&quot;U14&quot;, &quot;section&quot;:&quot;Europa League&quot;, &quot;group&quot;:&quot;1&quot;},&quot;tag&quot;:&quot;6&quot;, &quot;homeTeam&quot;:&quot;4th Group 2&quot;, &quot;awayTeam&quot;:&quot;3rd Group 2&quot;, &quot;homeTeamFrom&quot;:&quot;U14_League_G2_P4&quot;, &quot;awayTeamFrom&quot;:&quot;U14_League_G2_P3&quot;}" calcext:value-type="string">
            <text:p>{"__v":0,"index":24,"pitch":"8","competition":{"name":"U14", "section":"Europa League", "group":"1"},"tag":"6", "homeTeam":"4th Group 2", "awayTeam":"3rd Group 2", "homeTeamFrom":"U14_League_G2_P4", "awayTeamFrom":"U14_League_G2_P3"}</text:p>
          </table:table-cell>
          <table:table-cell table:number-columns-repeated="1012"/>
        </table:table-row>
        <table:table-row table:style-name="ro1" table:number-rows-repeated="1048521">
          <table:table-cell table:number-columns-repeated="1023"/>
        </table:table-row>
        <table:table-row table:style-name="ro2" table:number-rows-repeated="2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2 Groups of 5 KO Format" table:style-name="ta1" table:protected="true" table:print="false">
        <loext:table-protection loext:select-protected-cells="true" loext:select-unprotected-cells="true"/>
        <table:table-column table:style-name="co4" table:visibility="collapse" table:default-cell-style-name="ce8"/>
        <table:table-column table:style-name="co5" table:visibility="collapse" table:default-cell-style-name="ce8"/>
        <table:table-column table:style-name="co6" table:visibility="collapse" table:default-cell-style-name="ce9"/>
        <table:table-column table:style-name="co6" table:visibility="collapse" table:number-columns-repeated="2" table:default-cell-style-name="ce10"/>
        <table:table-column table:style-name="co7" table:visibility="collapse" table:default-cell-style-name="ce11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ce13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0" table:number-columns-repeated="2"/>
          <table:table-cell table:style-name="ce10" office:value-type="string" calcext:value-type="string">
            <text:p>Pitch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5 KO Format'.D2];TRANSLATED_TEAM_NAMES;['2 Groups of 5 KO Format'.$C2]+1)">
            <text:p/>
          </table:table-cell>
          <table:table-cell table:style-name="ce10" table:formula="of:=VLOOKUP(['2 Groups of 5 KO Format'.E2];TRANSLATED_TEAM_NAMES;['2 Groups of 5 KO Format'.$C2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2] &amp; &quot;,&quot;&quot;pitch&quot;&quot;:&quot;&quot;&quot; &amp; [.H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 &quot;&quot;&quot;},&quot;&quot;tag&quot;&quot;:&quot;&quot;&quot; &amp; [.A2] &amp; &quot;&quot;&quot;, &quot;&quot;homeTeam&quot;&quot;:&quot;&quot;&quot; &amp; [.F2] &amp; &quot;&quot;&quot;, &quot;&quot;awayTeam&quot;&quot;:&quot;&quot;&quot; &amp; [.G2] &amp; &quot;&quot;&quot;}&quot;" office:value-type="string" office:string-value="{&quot;__v&quot;:0,&quot;index&quot;:1,&quot;pitch&quot;:&quot;1&quot;,&quot;competition&quot;:{&quot;name&quot;:&quot;U14&quot;, &quot;section&quot;:&quot;League&quot;, &quot;group&quot;:&quot;1&quot;},&quot;tag&quot;:&quot;1&quot;, &quot;homeTeam&quot;:&quot;&quot;, &quot;awayTeam&quot;:&quot;&quot;}" calcext:value-type="string">
            <text:p>{"__v":0,"index":1,"pitch":"1","competition":{"name":"U14", "section":"League", "group":"1"},"tag":"1", "homeTeam":"", "awayTeam":""}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5 KO Format'.D3];TRANSLATED_TEAM_NAMES;['2 Groups of 5 KO Format'.$C3]+1)">
            <text:p/>
          </table:table-cell>
          <table:table-cell table:style-name="ce10" table:formula="of:=VLOOKUP(['2 Groups of 5 KO Format'.E3];TRANSLATED_TEAM_NAMES;['2 Groups of 5 KO Format'.$C3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3] &amp; &quot;,&quot;&quot;pitch&quot;&quot;:&quot;&quot;&quot; &amp; [.H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 &quot;&quot;&quot;},&quot;&quot;tag&quot;&quot;:&quot;&quot;&quot; &amp; [.A3] &amp; &quot;&quot;&quot;, &quot;&quot;homeTeam&quot;&quot;:&quot;&quot;&quot; &amp; [.F3] &amp; &quot;&quot;&quot;, &quot;&quot;awayTeam&quot;&quot;:&quot;&quot;&quot; &amp; [.G3] &amp; &quot;&quot;&quot;}&quot;" office:value-type="string" office:string-value="{&quot;__v&quot;:0,&quot;index&quot;:2,&quot;pitch&quot;:&quot;1&quot;,&quot;competition&quot;:{&quot;name&quot;:&quot;U14&quot;, &quot;section&quot;:&quot;League&quot;, &quot;group&quot;:&quot;1&quot;},&quot;tag&quot;:&quot;2&quot;, &quot;homeTeam&quot;:&quot;&quot;, &quot;awayTeam&quot;:&quot;&quot;}" calcext:value-type="string">
            <text:p>{"__v":0,"index":2,"pitch":"1","competition":{"name":"U14", "section":"League", "group":"1"},"tag":"2", "homeTeam":"", "awayTeam":""}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5 KO Format'.D4];TRANSLATED_TEAM_NAMES;['2 Groups of 5 KO Format'.$C4]+1)">
            <text:p/>
          </table:table-cell>
          <table:table-cell table:style-name="ce10" table:formula="of:=VLOOKUP(['2 Groups of 5 KO Format'.E4];TRANSLATED_TEAM_NAMES;['2 Groups of 5 KO Format'.$C4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4] &amp; &quot;,&quot;&quot;pitch&quot;&quot;:&quot;&quot;&quot; &amp; [.H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 &quot;&quot;&quot;},&quot;&quot;tag&quot;&quot;:&quot;&quot;&quot; &amp; [.A4] &amp; &quot;&quot;&quot;, &quot;&quot;homeTeam&quot;&quot;:&quot;&quot;&quot; &amp; [.F4] &amp; &quot;&quot;&quot;, &quot;&quot;awayTeam&quot;&quot;:&quot;&quot;&quot; &amp; [.G4] &amp; &quot;&quot;&quot;}&quot;" office:value-type="string" office:string-value="{&quot;__v&quot;:0,&quot;index&quot;:3,&quot;pitch&quot;:&quot;1&quot;,&quot;competition&quot;:{&quot;name&quot;:&quot;U14&quot;, &quot;section&quot;:&quot;League&quot;, &quot;group&quot;:&quot;1&quot;},&quot;tag&quot;:&quot;3&quot;, &quot;homeTeam&quot;:&quot;&quot;, &quot;awayTeam&quot;:&quot;&quot;}" calcext:value-type="string">
            <text:p>{"__v":0,"index":3,"pitch":"1","competition":{"name":"U14", "section":"League", "group":"1"},"tag":"3", "homeTeam":"", "awayTeam":""}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5 KO Format'.D5];TRANSLATED_TEAM_NAMES;['2 Groups of 5 KO Format'.$C5]+1)">
            <text:p/>
          </table:table-cell>
          <table:table-cell table:style-name="ce10" table:formula="of:=VLOOKUP(['2 Groups of 5 KO Format'.E5];TRANSLATED_TEAM_NAMES;['2 Groups of 5 KO Format'.$C5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5] &amp; &quot;,&quot;&quot;pitch&quot;&quot;:&quot;&quot;&quot; &amp; [.H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 &quot;&quot;&quot;},&quot;&quot;tag&quot;&quot;:&quot;&quot;&quot; &amp; [.A5] &amp; &quot;&quot;&quot;, &quot;&quot;homeTeam&quot;&quot;:&quot;&quot;&quot; &amp; [.F5] &amp; &quot;&quot;&quot;, &quot;&quot;awayTeam&quot;&quot;:&quot;&quot;&quot; &amp; [.G5] &amp; &quot;&quot;&quot;}&quot;" office:value-type="string" office:string-value="{&quot;__v&quot;:0,&quot;index&quot;:4,&quot;pitch&quot;:&quot;1&quot;,&quot;competition&quot;:{&quot;name&quot;:&quot;U14&quot;, &quot;section&quot;:&quot;League&quot;, &quot;group&quot;:&quot;1&quot;},&quot;tag&quot;:&quot;4&quot;, &quot;homeTeam&quot;:&quot;&quot;, &quot;awayTeam&quot;:&quot;&quot;}" calcext:value-type="string">
            <text:p>{"__v":0,"index":4,"pitch":"1","competition":{"name":"U14", "section":"League", "group":"1"},"tag":"4", "homeTeam":"", "awayTeam":""}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5 KO Format'.D6];TRANSLATED_TEAM_NAMES;['2 Groups of 5 KO Format'.$C6]+1)">
            <text:p/>
          </table:table-cell>
          <table:table-cell table:style-name="ce10" table:formula="of:=VLOOKUP(['2 Groups of 5 KO Format'.E6];TRANSLATED_TEAM_NAMES;['2 Groups of 5 KO Format'.$C6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6] &amp; &quot;,&quot;&quot;pitch&quot;&quot;:&quot;&quot;&quot; &amp; [.H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 &quot;&quot;&quot;},&quot;&quot;tag&quot;&quot;:&quot;&quot;&quot; &amp; [.A6] &amp; &quot;&quot;&quot;, &quot;&quot;homeTeam&quot;&quot;:&quot;&quot;&quot; &amp; [.F6] &amp; &quot;&quot;&quot;, &quot;&quot;awayTeam&quot;&quot;:&quot;&quot;&quot; &amp; [.G6] &amp; &quot;&quot;&quot;}&quot;" office:value-type="string" office:string-value="{&quot;__v&quot;:0,&quot;index&quot;:5,&quot;pitch&quot;:&quot;1&quot;,&quot;competition&quot;:{&quot;name&quot;:&quot;U14&quot;, &quot;section&quot;:&quot;League&quot;, &quot;group&quot;:&quot;1&quot;},&quot;tag&quot;:&quot;5&quot;, &quot;homeTeam&quot;:&quot;&quot;, &quot;awayTeam&quot;:&quot;&quot;}" calcext:value-type="string">
            <text:p>{"__v":0,"index":5,"pitch":"1","competition":{"name":"U14", "section":"League", "group":"1"},"tag":"5", "homeTeam":"", "awayTeam":""}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5 KO Format'.D7];TRANSLATED_TEAM_NAMES;['2 Groups of 5 KO Format'.$C7]+1)">
            <text:p/>
          </table:table-cell>
          <table:table-cell table:style-name="ce10" table:formula="of:=VLOOKUP(['2 Groups of 5 KO Format'.E7];TRANSLATED_TEAM_NAMES;['2 Groups of 5 KO Format'.$C7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7] &amp; &quot;,&quot;&quot;pitch&quot;&quot;:&quot;&quot;&quot; &amp; [.H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 &quot;&quot;&quot;},&quot;&quot;tag&quot;&quot;:&quot;&quot;&quot; &amp; [.A7] &amp; &quot;&quot;&quot;, &quot;&quot;homeTeam&quot;&quot;:&quot;&quot;&quot; &amp; [.F7] &amp; &quot;&quot;&quot;, &quot;&quot;awayTeam&quot;&quot;:&quot;&quot;&quot; &amp; [.G7] &amp; &quot;&quot;&quot;}&quot;" office:value-type="string" office:string-value="{&quot;__v&quot;:0,&quot;index&quot;:6,&quot;pitch&quot;:&quot;1&quot;,&quot;competition&quot;:{&quot;name&quot;:&quot;U14&quot;, &quot;section&quot;:&quot;League&quot;, &quot;group&quot;:&quot;1&quot;},&quot;tag&quot;:&quot;6&quot;, &quot;homeTeam&quot;:&quot;&quot;, &quot;awayTeam&quot;:&quot;&quot;}" calcext:value-type="string">
            <text:p>{"__v":0,"index":6,"pitch":"1","competition":{"name":"U14", "section":"League", "group":"1"},"tag":"6", "homeTeam":"", "awayTeam":""}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5 KO Format'.D8];TRANSLATED_TEAM_NAMES;['2 Groups of 5 KO Format'.$C8]+1)">
            <text:p/>
          </table:table-cell>
          <table:table-cell table:style-name="ce10" table:formula="of:=VLOOKUP(['2 Groups of 5 KO Format'.E8];TRANSLATED_TEAM_NAMES;['2 Groups of 5 KO Format'.$C8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8] &amp; &quot;,&quot;&quot;pitch&quot;&quot;:&quot;&quot;&quot; &amp; [.H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 &quot;&quot;&quot;},&quot;&quot;tag&quot;&quot;:&quot;&quot;&quot; &amp; [.A8] &amp; &quot;&quot;&quot;, &quot;&quot;homeTeam&quot;&quot;:&quot;&quot;&quot; &amp; [.F8] &amp; &quot;&quot;&quot;, &quot;&quot;awayTeam&quot;&quot;:&quot;&quot;&quot; &amp; [.G8] &amp; &quot;&quot;&quot;}&quot;" office:value-type="string" office:string-value="{&quot;__v&quot;:0,&quot;index&quot;:7,&quot;pitch&quot;:&quot;1&quot;,&quot;competition&quot;:{&quot;name&quot;:&quot;U14&quot;, &quot;section&quot;:&quot;League&quot;, &quot;group&quot;:&quot;1&quot;},&quot;tag&quot;:&quot;7&quot;, &quot;homeTeam&quot;:&quot;&quot;, &quot;awayTeam&quot;:&quot;&quot;}" calcext:value-type="string">
            <text:p>{"__v":0,"index":7,"pitch":"1","competition":{"name":"U14", "section":"League", "group":"1"},"tag":"7", "homeTeam":"", "awayTeam":""}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5 KO Format'.D9];TRANSLATED_TEAM_NAMES;['2 Groups of 5 KO Format'.$C9]+1)">
            <text:p/>
          </table:table-cell>
          <table:table-cell table:style-name="ce10" table:formula="of:=VLOOKUP(['2 Groups of 5 KO Format'.E9];TRANSLATED_TEAM_NAMES;['2 Groups of 5 KO Format'.$C9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9] &amp; &quot;,&quot;&quot;pitch&quot;&quot;:&quot;&quot;&quot; &amp; [.H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 &quot;&quot;&quot;},&quot;&quot;tag&quot;&quot;:&quot;&quot;&quot; &amp; [.A9] &amp; &quot;&quot;&quot;, &quot;&quot;homeTeam&quot;&quot;:&quot;&quot;&quot; &amp; [.F9] &amp; &quot;&quot;&quot;, &quot;&quot;awayTeam&quot;&quot;:&quot;&quot;&quot; &amp; [.G9] &amp; &quot;&quot;&quot;}&quot;" office:value-type="string" office:string-value="{&quot;__v&quot;:0,&quot;index&quot;:8,&quot;pitch&quot;:&quot;1&quot;,&quot;competition&quot;:{&quot;name&quot;:&quot;U14&quot;, &quot;section&quot;:&quot;League&quot;, &quot;group&quot;:&quot;1&quot;},&quot;tag&quot;:&quot;8&quot;, &quot;homeTeam&quot;:&quot;&quot;, &quot;awayTeam&quot;:&quot;&quot;}" calcext:value-type="string">
            <text:p>{"__v":0,"index":8,"pitch":"1","competition":{"name":"U14", "section":"League", "group":"1"},"tag":"8", "homeTeam":"", "awayTeam":""}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5 KO Format'.D10];TRANSLATED_TEAM_NAMES;['2 Groups of 5 KO Format'.$C10]+1)">
            <text:p/>
          </table:table-cell>
          <table:table-cell table:style-name="ce10" table:formula="of:=VLOOKUP(['2 Groups of 5 KO Format'.E10];TRANSLATED_TEAM_NAMES;['2 Groups of 5 KO Format'.$C10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10] &amp; &quot;,&quot;&quot;pitch&quot;&quot;:&quot;&quot;&quot; &amp; [.H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 &quot;&quot;&quot;},&quot;&quot;tag&quot;&quot;:&quot;&quot;&quot; &amp; [.A10] &amp; &quot;&quot;&quot;, &quot;&quot;homeTeam&quot;&quot;:&quot;&quot;&quot; &amp; [.F10] &amp; &quot;&quot;&quot;, &quot;&quot;awayTeam&quot;&quot;:&quot;&quot;&quot; &amp; [.G10] &amp; &quot;&quot;&quot;}&quot;" office:value-type="string" office:string-value="{&quot;__v&quot;:0,&quot;index&quot;:9,&quot;pitch&quot;:&quot;1&quot;,&quot;competition&quot;:{&quot;name&quot;:&quot;U14&quot;, &quot;section&quot;:&quot;League&quot;, &quot;group&quot;:&quot;1&quot;},&quot;tag&quot;:&quot;9&quot;, &quot;homeTeam&quot;:&quot;&quot;, &quot;awayTeam&quot;:&quot;&quot;}" calcext:value-type="string">
            <text:p>{"__v":0,"index":9,"pitch":"1","competition":{"name":"U14", "section":"League", "group":"1"},"tag":"9", "homeTeam":"", "awayTeam":""}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5 KO Format'.D11];TRANSLATED_TEAM_NAMES;['2 Groups of 5 KO Format'.$C11]+1)">
            <text:p/>
          </table:table-cell>
          <table:table-cell table:style-name="ce10" table:formula="of:=VLOOKUP(['2 Groups of 5 KO Format'.E11];TRANSLATED_TEAM_NAMES;['2 Groups of 5 KO Format'.$C11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11] &amp; &quot;,&quot;&quot;pitch&quot;&quot;:&quot;&quot;&quot; &amp; [.H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 &quot;&quot;&quot;},&quot;&quot;tag&quot;&quot;:&quot;&quot;&quot; &amp; [.A11] &amp; &quot;&quot;&quot;, &quot;&quot;homeTeam&quot;&quot;:&quot;&quot;&quot; &amp; [.F11] &amp; &quot;&quot;&quot;, &quot;&quot;awayTeam&quot;&quot;:&quot;&quot;&quot; &amp; [.G11] &amp; &quot;&quot;&quot;}&quot;" office:value-type="string" office:string-value="{&quot;__v&quot;:0,&quot;index&quot;:10,&quot;pitch&quot;:&quot;1&quot;,&quot;competition&quot;:{&quot;name&quot;:&quot;U14&quot;, &quot;section&quot;:&quot;League&quot;, &quot;group&quot;:&quot;1&quot;},&quot;tag&quot;:&quot;10&quot;, &quot;homeTeam&quot;:&quot;&quot;, &quot;awayTeam&quot;:&quot;&quot;}" calcext:value-type="string">
            <text:p>{"__v":0,"index":10,"pitch":"1","competition":{"name":"U14", "section":"League", "group":"1"},"tag":"10", "homeTeam":"", "awayTeam":"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5 KO Format'.D12];TRANSLATED_TEAM_NAMES;['2 Groups of 5 KO Format'.$C12]+1)">
            <text:p/>
          </table:table-cell>
          <table:table-cell table:style-name="ce10" table:formula="of:=VLOOKUP(['2 Groups of 5 KO Format'.E12];TRANSLATED_TEAM_NAMES;['2 Groups of 5 KO Format'.$C12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12] &amp; &quot;,&quot;&quot;pitch&quot;&quot;:&quot;&quot;&quot; &amp; [.H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 &quot;&quot;&quot;},&quot;&quot;tag&quot;&quot;:&quot;&quot;&quot; &amp; [.A12] &amp; &quot;&quot;&quot;, &quot;&quot;homeTeam&quot;&quot;:&quot;&quot;&quot; &amp; [.F12] &amp; &quot;&quot;&quot;, &quot;&quot;awayTeam&quot;&quot;:&quot;&quot;&quot; &amp; [.G12] &amp; &quot;&quot;&quot;}&quot;" office:value-type="string" office:string-value="{&quot;__v&quot;:0,&quot;index&quot;:11,&quot;pitch&quot;:&quot;2&quot;,&quot;competition&quot;:{&quot;name&quot;:&quot;U14&quot;, &quot;section&quot;:&quot;League&quot;, &quot;group&quot;:&quot;2&quot;},&quot;tag&quot;:&quot;1&quot;, &quot;homeTeam&quot;:&quot;&quot;, &quot;awayTeam&quot;:&quot;&quot;}" calcext:value-type="string">
            <text:p>{"__v":0,"index":11,"pitch":"2","competition":{"name":"U14", "section":"League", "group":"2"},"tag":"1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5 KO Format'.D13];TRANSLATED_TEAM_NAMES;['2 Groups of 5 KO Format'.$C13]+1)">
            <text:p/>
          </table:table-cell>
          <table:table-cell table:style-name="ce10" table:formula="of:=VLOOKUP(['2 Groups of 5 KO Format'.E13];TRANSLATED_TEAM_NAMES;['2 Groups of 5 KO Format'.$C13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13] &amp; &quot;,&quot;&quot;pitch&quot;&quot;:&quot;&quot;&quot; &amp; [.H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 &quot;&quot;&quot;},&quot;&quot;tag&quot;&quot;:&quot;&quot;&quot; &amp; [.A13] &amp; &quot;&quot;&quot;, &quot;&quot;homeTeam&quot;&quot;:&quot;&quot;&quot; &amp; [.F13] &amp; &quot;&quot;&quot;, &quot;&quot;awayTeam&quot;&quot;:&quot;&quot;&quot; &amp; [.G13] &amp; &quot;&quot;&quot;}&quot;" office:value-type="string" office:string-value="{&quot;__v&quot;:0,&quot;index&quot;:12,&quot;pitch&quot;:&quot;2&quot;,&quot;competition&quot;:{&quot;name&quot;:&quot;U14&quot;, &quot;section&quot;:&quot;League&quot;, &quot;group&quot;:&quot;2&quot;},&quot;tag&quot;:&quot;2&quot;, &quot;homeTeam&quot;:&quot;&quot;, &quot;awayTeam&quot;:&quot;&quot;}" calcext:value-type="string">
            <text:p>{"__v":0,"index":12,"pitch":"2","competition":{"name":"U14", "section":"League", "group":"2"},"tag":"2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5 KO Format'.D14];TRANSLATED_TEAM_NAMES;['2 Groups of 5 KO Format'.$C14]+1)">
            <text:p/>
          </table:table-cell>
          <table:table-cell table:style-name="ce10" table:formula="of:=VLOOKUP(['2 Groups of 5 KO Format'.E14];TRANSLATED_TEAM_NAMES;['2 Groups of 5 KO Format'.$C14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14] &amp; &quot;,&quot;&quot;pitch&quot;&quot;:&quot;&quot;&quot; &amp; [.H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 &quot;&quot;&quot;},&quot;&quot;tag&quot;&quot;:&quot;&quot;&quot; &amp; [.A14] &amp; &quot;&quot;&quot;, &quot;&quot;homeTeam&quot;&quot;:&quot;&quot;&quot; &amp; [.F14] &amp; &quot;&quot;&quot;, &quot;&quot;awayTeam&quot;&quot;:&quot;&quot;&quot; &amp; [.G14] &amp; &quot;&quot;&quot;}&quot;" office:value-type="string" office:string-value="{&quot;__v&quot;:0,&quot;index&quot;:13,&quot;pitch&quot;:&quot;2&quot;,&quot;competition&quot;:{&quot;name&quot;:&quot;U14&quot;, &quot;section&quot;:&quot;League&quot;, &quot;group&quot;:&quot;2&quot;},&quot;tag&quot;:&quot;3&quot;, &quot;homeTeam&quot;:&quot;&quot;, &quot;awayTeam&quot;:&quot;&quot;}" calcext:value-type="string">
            <text:p>{"__v":0,"index":13,"pitch":"2","competition":{"name":"U14", "section":"League", "group":"2"},"tag":"3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5 KO Format'.D15];TRANSLATED_TEAM_NAMES;['2 Groups of 5 KO Format'.$C15]+1)">
            <text:p/>
          </table:table-cell>
          <table:table-cell table:style-name="ce10" table:formula="of:=VLOOKUP(['2 Groups of 5 KO Format'.E15];TRANSLATED_TEAM_NAMES;['2 Groups of 5 KO Format'.$C15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15] &amp; &quot;,&quot;&quot;pitch&quot;&quot;:&quot;&quot;&quot; &amp; [.H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 &quot;&quot;&quot;},&quot;&quot;tag&quot;&quot;:&quot;&quot;&quot; &amp; [.A15] &amp; &quot;&quot;&quot;, &quot;&quot;homeTeam&quot;&quot;:&quot;&quot;&quot; &amp; [.F15] &amp; &quot;&quot;&quot;, &quot;&quot;awayTeam&quot;&quot;:&quot;&quot;&quot; &amp; [.G15] &amp; &quot;&quot;&quot;}&quot;" office:value-type="string" office:string-value="{&quot;__v&quot;:0,&quot;index&quot;:14,&quot;pitch&quot;:&quot;2&quot;,&quot;competition&quot;:{&quot;name&quot;:&quot;U14&quot;, &quot;section&quot;:&quot;League&quot;, &quot;group&quot;:&quot;2&quot;},&quot;tag&quot;:&quot;4&quot;, &quot;homeTeam&quot;:&quot;&quot;, &quot;awayTeam&quot;:&quot;&quot;}" calcext:value-type="string">
            <text:p>{"__v":0,"index":14,"pitch":"2","competition":{"name":"U14", "section":"League", "group":"2"},"tag":"4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5 KO Format'.D16];TRANSLATED_TEAM_NAMES;['2 Groups of 5 KO Format'.$C16]+1)">
            <text:p/>
          </table:table-cell>
          <table:table-cell table:style-name="ce10" table:formula="of:=VLOOKUP(['2 Groups of 5 KO Format'.E16];TRANSLATED_TEAM_NAMES;['2 Groups of 5 KO Format'.$C16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16] &amp; &quot;,&quot;&quot;pitch&quot;&quot;:&quot;&quot;&quot; &amp; [.H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 &quot;&quot;&quot;},&quot;&quot;tag&quot;&quot;:&quot;&quot;&quot; &amp; [.A16] &amp; &quot;&quot;&quot;, &quot;&quot;homeTeam&quot;&quot;:&quot;&quot;&quot; &amp; [.F16] &amp; &quot;&quot;&quot;, &quot;&quot;awayTeam&quot;&quot;:&quot;&quot;&quot; &amp; [.G16] &amp; &quot;&quot;&quot;}&quot;" office:value-type="string" office:string-value="{&quot;__v&quot;:0,&quot;index&quot;:15,&quot;pitch&quot;:&quot;2&quot;,&quot;competition&quot;:{&quot;name&quot;:&quot;U14&quot;, &quot;section&quot;:&quot;League&quot;, &quot;group&quot;:&quot;2&quot;},&quot;tag&quot;:&quot;5&quot;, &quot;homeTeam&quot;:&quot;&quot;, &quot;awayTeam&quot;:&quot;&quot;}" calcext:value-type="string">
            <text:p>{"__v":0,"index":15,"pitch":"2","competition":{"name":"U14", "section":"League", "group":"2"},"tag":"5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5 KO Format'.D17];TRANSLATED_TEAM_NAMES;['2 Groups of 5 KO Format'.$C17]+1)">
            <text:p/>
          </table:table-cell>
          <table:table-cell table:style-name="ce10" table:formula="of:=VLOOKUP(['2 Groups of 5 KO Format'.E17];TRANSLATED_TEAM_NAMES;['2 Groups of 5 KO Format'.$C17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17] &amp; &quot;,&quot;&quot;pitch&quot;&quot;:&quot;&quot;&quot; &amp; [.H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 &quot;&quot;&quot;},&quot;&quot;tag&quot;&quot;:&quot;&quot;&quot; &amp; [.A17] &amp; &quot;&quot;&quot;, &quot;&quot;homeTeam&quot;&quot;:&quot;&quot;&quot; &amp; [.F17] &amp; &quot;&quot;&quot;, &quot;&quot;awayTeam&quot;&quot;:&quot;&quot;&quot; &amp; [.G17] &amp; &quot;&quot;&quot;}&quot;" office:value-type="string" office:string-value="{&quot;__v&quot;:0,&quot;index&quot;:16,&quot;pitch&quot;:&quot;2&quot;,&quot;competition&quot;:{&quot;name&quot;:&quot;U14&quot;, &quot;section&quot;:&quot;League&quot;, &quot;group&quot;:&quot;2&quot;},&quot;tag&quot;:&quot;6&quot;, &quot;homeTeam&quot;:&quot;&quot;, &quot;awayTeam&quot;:&quot;&quot;}" calcext:value-type="string">
            <text:p>{"__v":0,"index":16,"pitch":"2","competition":{"name":"U14", "section":"League", "group":"2"},"tag":"6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5 KO Format'.D18];TRANSLATED_TEAM_NAMES;['2 Groups of 5 KO Format'.$C18]+1)">
            <text:p/>
          </table:table-cell>
          <table:table-cell table:style-name="ce10" table:formula="of:=VLOOKUP(['2 Groups of 5 KO Format'.E18];TRANSLATED_TEAM_NAMES;['2 Groups of 5 KO Format'.$C18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18] &amp; &quot;,&quot;&quot;pitch&quot;&quot;:&quot;&quot;&quot; &amp; [.H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 &quot;&quot;&quot;},&quot;&quot;tag&quot;&quot;:&quot;&quot;&quot; &amp; [.A18] &amp; &quot;&quot;&quot;, &quot;&quot;homeTeam&quot;&quot;:&quot;&quot;&quot; &amp; [.F18] &amp; &quot;&quot;&quot;, &quot;&quot;awayTeam&quot;&quot;:&quot;&quot;&quot; &amp; [.G18] &amp; &quot;&quot;&quot;}&quot;" office:value-type="string" office:string-value="{&quot;__v&quot;:0,&quot;index&quot;:17,&quot;pitch&quot;:&quot;2&quot;,&quot;competition&quot;:{&quot;name&quot;:&quot;U14&quot;, &quot;section&quot;:&quot;League&quot;, &quot;group&quot;:&quot;2&quot;},&quot;tag&quot;:&quot;7&quot;, &quot;homeTeam&quot;:&quot;&quot;, &quot;awayTeam&quot;:&quot;&quot;}" calcext:value-type="string">
            <text:p>{"__v":0,"index":17,"pitch":"2","competition":{"name":"U14", "section":"League", "group":"2"},"tag":"7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5 KO Format'.D19];TRANSLATED_TEAM_NAMES;['2 Groups of 5 KO Format'.$C19]+1)">
            <text:p/>
          </table:table-cell>
          <table:table-cell table:style-name="ce10" table:formula="of:=VLOOKUP(['2 Groups of 5 KO Format'.E19];TRANSLATED_TEAM_NAMES;['2 Groups of 5 KO Format'.$C19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19] &amp; &quot;,&quot;&quot;pitch&quot;&quot;:&quot;&quot;&quot; &amp; [.H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 &quot;&quot;&quot;},&quot;&quot;tag&quot;&quot;:&quot;&quot;&quot; &amp; [.A19] &amp; &quot;&quot;&quot;, &quot;&quot;homeTeam&quot;&quot;:&quot;&quot;&quot; &amp; [.F19] &amp; &quot;&quot;&quot;, &quot;&quot;awayTeam&quot;&quot;:&quot;&quot;&quot; &amp; [.G19] &amp; &quot;&quot;&quot;}&quot;" office:value-type="string" office:string-value="{&quot;__v&quot;:0,&quot;index&quot;:18,&quot;pitch&quot;:&quot;2&quot;,&quot;competition&quot;:{&quot;name&quot;:&quot;U14&quot;, &quot;section&quot;:&quot;League&quot;, &quot;group&quot;:&quot;2&quot;},&quot;tag&quot;:&quot;8&quot;, &quot;homeTeam&quot;:&quot;&quot;, &quot;awayTeam&quot;:&quot;&quot;}" calcext:value-type="string">
            <text:p>{"__v":0,"index":18,"pitch":"2","competition":{"name":"U14", "section":"League", "group":"2"},"tag":"8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5 KO Format'.D20];TRANSLATED_TEAM_NAMES;['2 Groups of 5 KO Format'.$C20]+1)">
            <text:p/>
          </table:table-cell>
          <table:table-cell table:style-name="ce10" table:formula="of:=VLOOKUP(['2 Groups of 5 KO Format'.E20];TRANSLATED_TEAM_NAMES;['2 Groups of 5 KO Format'.$C20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20] &amp; &quot;,&quot;&quot;pitch&quot;&quot;:&quot;&quot;&quot; &amp; [.H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 &quot;&quot;&quot;},&quot;&quot;tag&quot;&quot;:&quot;&quot;&quot; &amp; [.A20] &amp; &quot;&quot;&quot;, &quot;&quot;homeTeam&quot;&quot;:&quot;&quot;&quot; &amp; [.F20] &amp; &quot;&quot;&quot;, &quot;&quot;awayTeam&quot;&quot;:&quot;&quot;&quot; &amp; [.G20] &amp; &quot;&quot;&quot;}&quot;" office:value-type="string" office:string-value="{&quot;__v&quot;:0,&quot;index&quot;:19,&quot;pitch&quot;:&quot;2&quot;,&quot;competition&quot;:{&quot;name&quot;:&quot;U14&quot;, &quot;section&quot;:&quot;League&quot;, &quot;group&quot;:&quot;2&quot;},&quot;tag&quot;:&quot;9&quot;, &quot;homeTeam&quot;:&quot;&quot;, &quot;awayTeam&quot;:&quot;&quot;}" calcext:value-type="string">
            <text:p>{"__v":0,"index":19,"pitch":"2","competition":{"name":"U14", "section":"League", "group":"2"},"tag":"9", "homeTeam":"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5 KO Format'.D21];TRANSLATED_TEAM_NAMES;['2 Groups of 5 KO Format'.$C21]+1)">
            <text:p/>
          </table:table-cell>
          <table:table-cell table:style-name="ce10" table:formula="of:=VLOOKUP(['2 Groups of 5 KO Format'.E21];TRANSLATED_TEAM_NAMES;['2 Groups of 5 KO Format'.$C21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21] &amp; &quot;,&quot;&quot;pitch&quot;&quot;:&quot;&quot;&quot; &amp; [.H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 &quot;&quot;&quot;},&quot;&quot;tag&quot;&quot;:&quot;&quot;&quot; &amp; [.A21] &amp; &quot;&quot;&quot;, &quot;&quot;homeTeam&quot;&quot;:&quot;&quot;&quot; &amp; [.F21] &amp; &quot;&quot;&quot;, &quot;&quot;awayTeam&quot;&quot;:&quot;&quot;&quot; &amp; [.G21] &amp; &quot;&quot;&quot;}&quot;" office:value-type="string" office:string-value="{&quot;__v&quot;:0,&quot;index&quot;:20,&quot;pitch&quot;:&quot;2&quot;,&quot;competition&quot;:{&quot;name&quot;:&quot;U14&quot;, &quot;section&quot;:&quot;League&quot;, &quot;group&quot;:&quot;2&quot;},&quot;tag&quot;:&quot;10&quot;, &quot;homeTeam&quot;:&quot;&quot;, &quot;awayTeam&quot;:&quot;&quot;}" calcext:value-type="string">
            <text:p>{"__v":0,"index":20,"pitch":"2","competition":{"name":"U14", "section":"League", "group":"2"},"tag":"10", "homeTeam":"", "awayTeam":""}</text:p>
          </table:table-cell>
        </table:table-row>
        <table:table-row table:style-name="ro1">
          <table:table-cell office:value-type="string" calcext:value-type="string">
            <text:p>PO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<text:span text:style-name="T1">th</text:span> Group 1</text:p>
          </table:table-cell>
          <table:table-cell office:value-type="string" calcext:value-type="string">
            <text:p>5<text:span text:style-name="T1">th</text:span> Group 2</text:p>
          </table:table-cell>
          <table:table-cell table:formula="of:=AGE_GROUP_TRANSLATED&amp;&quot;_&quot;&amp;SECTION_TRANSLATED&amp;&quot;_PO1&quot;" office:value-type="string" office:string-value="U14_League_PO1" calcext:value-type="string">
            <text:p>U14_League_PO1</text:p>
          </table:table-cell>
          <table:table-cell table:style-name="ce10" table:formula="of:=AGE_GROUP_TRANSLATED&amp;&quot;_&quot;&amp;SECTION_TRANSLATED&amp;&quot;_G1_P4&quot;" office:value-type="string" office:string-value="U14_League_G1_P4" calcext:value-type="string">
            <text:p>U14_League_G1_P4</text:p>
          </table:table-cell>
          <table:table-cell table:style-name="ce10" table:formula="of:=AGE_GROUP_TRANSLATED&amp;&quot;_&quot;&amp;SECTION_TRANSLATED&amp;&quot;_G2_P5&quot;" office:value-type="string" office:string-value="U14_League_G2_P5" calcext:value-type="string">
            <text:p>U14_League_G2_P5</text:p>
          </table:table-cell>
          <table:table-cell table:style-name="ce20" office:value-type="float" office:value="1" calcext:value-type="float">
            <text:p>1</text:p>
          </table:table-cell>
          <table:table-cell table:formula="of:=&quot;{&quot;&quot;__v&quot;&quot;:0,&quot;&quot;index&quot;&quot;:&quot; &amp; [.B22] &amp; &quot;,&quot;&quot;pitch&quot;&quot;:&quot;&quot;&quot; &amp; [.H2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2] &amp; &quot;&quot;&quot;, &quot;&quot;homeTeam&quot;&quot;:&quot;&quot;&quot; &amp; [.C22] &amp; &quot;&quot;&quot;, &quot;&quot;awayTeam&quot;&quot;:&quot;&quot;&quot; &amp; [.D22] &amp; &quot;&quot;&quot;, &quot;&quot;homeTeamFrom&quot;&quot;:&quot;&quot;&quot; &amp; [.F22] &amp; &quot;&quot;&quot;, &quot;&quot;awayTeamFrom&quot;&quot;:&quot;&quot;&quot; &amp; [.G22] &amp; &quot;&quot;&quot;, &quot;&quot;stage2Tag&quot;&quot;:&quot;&quot;&quot; &amp; [.E22] &amp; &quot;&quot;&quot;}&quot;" office:value-type="string" office:string-value="{&quot;__v&quot;:0,&quot;index&quot;:21,&quot;pitch&quot;:&quot;1&quot;,&quot;competition&quot;:{&quot;name&quot;:&quot;U14&quot;, &quot;section&quot;:&quot;League&quot;},&quot;tag&quot;:&quot;PO1&quot;, &quot;homeTeam&quot;:&quot;4th Group 1&quot;, &quot;awayTeam&quot;:&quot;5th Group 2&quot;, &quot;homeTeamFrom&quot;:&quot;U14_League_G1_P4&quot;, &quot;awayTeamFrom&quot;:&quot;U14_League_G2_P5&quot;, &quot;stage2Tag&quot;:&quot;U14_League_PO1&quot;}" calcext:value-type="string">
            <text:p>{"__v":0,"index":21,"pitch":"1","competition":{"name":"U14", "section":"League"},"tag":"PO1", "homeTeam":"4th Group 1", "awayTeam":"5th Group 2", "homeTeamFrom":"U14_League_G1_P4", "awayTeamFrom":"U14_League_G2_P5", "stage2Tag":"U14_League_PO1"}</text:p>
          </table:table-cell>
        </table:table-row>
        <table:table-row table:style-name="ro1">
          <table:table-cell office:value-type="string" calcext:value-type="string">
            <text:p>PO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<text:span text:style-name="T1">th</text:span> Group 2</text:p>
          </table:table-cell>
          <table:table-cell office:value-type="string" calcext:value-type="string">
            <text:p>5<text:span text:style-name="T1">th</text:span> Group 1</text:p>
          </table:table-cell>
          <table:table-cell table:formula="of:=AGE_GROUP_TRANSLATED&amp;&quot;_&quot;&amp;SECTION_TRANSLATED&amp;&quot;_PO2&quot;" office:value-type="string" office:string-value="U14_League_PO2" calcext:value-type="string">
            <text:p>U14_League_PO2</text:p>
          </table:table-cell>
          <table:table-cell table:style-name="ce10" table:formula="of:=AGE_GROUP_TRANSLATED&amp;&quot;_&quot;&amp;SECTION_TRANSLATED&amp;&quot;_G2_P4&quot;" office:value-type="string" office:string-value="U14_League_G2_P4" calcext:value-type="string">
            <text:p>U14_League_G2_P4</text:p>
          </table:table-cell>
          <table:table-cell table:style-name="ce10" table:formula="of:=AGE_GROUP_TRANSLATED&amp;&quot;_&quot;&amp;SECTION_TRANSLATED&amp;&quot;_G1_P5&quot;" office:value-type="string" office:string-value="U14_League_G1_P5" calcext:value-type="string">
            <text:p>U14_League_G1_P5</text:p>
          </table:table-cell>
          <table:table-cell table:style-name="ce20" office:value-type="float" office:value="2" calcext:value-type="float">
            <text:p>2</text:p>
          </table:table-cell>
          <table:table-cell table:formula="of:=&quot;{&quot;&quot;__v&quot;&quot;:0,&quot;&quot;index&quot;&quot;:&quot; &amp; [.B23] &amp; &quot;,&quot;&quot;pitch&quot;&quot;:&quot;&quot;&quot; &amp; [.H2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3] &amp; &quot;&quot;&quot;, &quot;&quot;homeTeam&quot;&quot;:&quot;&quot;&quot; &amp; [.C23] &amp; &quot;&quot;&quot;, &quot;&quot;awayTeam&quot;&quot;:&quot;&quot;&quot; &amp; [.D23] &amp; &quot;&quot;&quot;, &quot;&quot;homeTeamFrom&quot;&quot;:&quot;&quot;&quot; &amp; [.F23] &amp; &quot;&quot;&quot;, &quot;&quot;awayTeamFrom&quot;&quot;:&quot;&quot;&quot; &amp; [.G23] &amp; &quot;&quot;&quot;, &quot;&quot;stage2Tag&quot;&quot;:&quot;&quot;&quot; &amp; [.E23] &amp; &quot;&quot;&quot;}&quot;" office:value-type="string" office:string-value="{&quot;__v&quot;:0,&quot;index&quot;:22,&quot;pitch&quot;:&quot;2&quot;,&quot;competition&quot;:{&quot;name&quot;:&quot;U14&quot;, &quot;section&quot;:&quot;League&quot;},&quot;tag&quot;:&quot;PO2&quot;, &quot;homeTeam&quot;:&quot;4th Group 2&quot;, &quot;awayTeam&quot;:&quot;5th Group 1&quot;, &quot;homeTeamFrom&quot;:&quot;U14_League_G2_P4&quot;, &quot;awayTeamFrom&quot;:&quot;U14_League_G1_P5&quot;, &quot;stage2Tag&quot;:&quot;U14_League_PO2&quot;}" calcext:value-type="string">
            <text:p>{"__v":0,"index":22,"pitch":"2","competition":{"name":"U14", "section":"League"},"tag":"PO2", "homeTeam":"4th Group 2", "awayTeam":"5th Group 1", "homeTeamFrom":"U14_League_G2_P4", "awayTeamFrom":"U14_League_G1_P5", "stage2Tag":"U14_League_PO2"}</text:p>
          </table:table-cell>
        </table:table-row>
        <table:table-row table:style-name="ro1">
          <table:table-cell office:value-type="string" calcext:value-type="string">
            <text:p>QF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3<text:span text:style-name="T1">rd</text:span> Group 2</text:p>
          </table:table-cell>
          <table:table-cell table:formula="of:=AGE_GROUP_TRANSLATED&amp;&quot;_&quot;&amp;SECTION_TRANSLATED&amp;&quot;_QF1&quot;" office:value-type="string" office:string-value="U14_League_QF1" calcext:value-type="string">
            <text:p>U14_League_QF1</text:p>
          </table:table-cell>
          <table:table-cell table:style-name="ce10" table:formula="of:=AGE_GROUP_TRANSLATED&amp;&quot;_&quot;&amp;SECTION_TRANSLATED&amp;&quot;_G1_P2&quot;" office:value-type="string" office:string-value="U14_League_G1_P2" calcext:value-type="string">
            <text:p>U14_League_G1_P2</text:p>
          </table:table-cell>
          <table:table-cell table:style-name="ce10" table:formula="of:=AGE_GROUP_TRANSLATED&amp;&quot;_&quot;&amp;SECTION_TRANSLATED&amp;&quot;_G2_P3&quot;" office:value-type="string" office:string-value="U14_League_G2_P3" calcext:value-type="string">
            <text:p>U14_League_G2_P3</text:p>
          </table:table-cell>
          <table:table-cell table:style-name="ce20" office:value-type="float" office:value="1" calcext:value-type="float">
            <text:p>1</text:p>
          </table:table-cell>
          <table:table-cell table:formula="of:=&quot;{&quot;&quot;__v&quot;&quot;:0,&quot;&quot;index&quot;&quot;:&quot; &amp; [.B24] &amp; &quot;,&quot;&quot;pitch&quot;&quot;:&quot;&quot;&quot; &amp; [.H2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4] &amp; &quot;&quot;&quot;, &quot;&quot;homeTeam&quot;&quot;:&quot;&quot;&quot; &amp; [.C24] &amp; &quot;&quot;&quot;, &quot;&quot;awayTeam&quot;&quot;:&quot;&quot;&quot; &amp; [.D24] &amp; &quot;&quot;&quot;, &quot;&quot;homeTeamFrom&quot;&quot;:&quot;&quot;&quot; &amp; [.F24] &amp; &quot;&quot;&quot;, &quot;&quot;awayTeamFrom&quot;&quot;:&quot;&quot;&quot; &amp; [.G24] &amp; &quot;&quot;&quot;, &quot;&quot;stage2Tag&quot;&quot;:&quot;&quot;&quot; &amp; [.E24] &amp; &quot;&quot;&quot;}&quot;" office:value-type="string" office:string-value="{&quot;__v&quot;:0,&quot;index&quot;:23,&quot;pitch&quot;:&quot;1&quot;,&quot;competition&quot;:{&quot;name&quot;:&quot;U14&quot;, &quot;section&quot;:&quot;League&quot;},&quot;tag&quot;:&quot;QF1&quot;, &quot;homeTeam&quot;:&quot;2nd Group 1&quot;, &quot;awayTeam&quot;:&quot;3rd Group 2&quot;, &quot;homeTeamFrom&quot;:&quot;U14_League_G1_P2&quot;, &quot;awayTeamFrom&quot;:&quot;U14_League_G2_P3&quot;, &quot;stage2Tag&quot;:&quot;U14_League_QF1&quot;}" calcext:value-type="string">
            <text:p>{"__v":0,"index":23,"pitch":"1","competition":{"name":"U14", "section":"League"},"tag":"QF1", "homeTeam":"2nd Group 1", "awayTeam":"3rd Group 2", "homeTeamFrom":"U14_League_G1_P2", "awayTeamFrom":"U14_League_G2_P3", "stage2Tag":"U14_League_QF1"}</text:p>
          </table:table-cell>
        </table:table-row>
        <table:table-row table:style-name="ro1">
          <table:table-cell office:value-type="string" calcext:value-type="string">
            <text:p>QF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3<text:span text:style-name="T1">rd</text:span> Group 1</text:p>
          </table:table-cell>
          <table:table-cell table:formula="of:=AGE_GROUP_TRANSLATED&amp;&quot;_&quot;&amp;SECTION_TRANSLATED&amp;&quot;_QF2&quot;" office:value-type="string" office:string-value="U14_League_QF2" calcext:value-type="string">
            <text:p>U14_League_QF2</text:p>
          </table:table-cell>
          <table:table-cell table:style-name="ce10" table:formula="of:=AGE_GROUP_TRANSLATED&amp;&quot;_&quot;&amp;SECTION_TRANSLATED&amp;&quot;_G2_P2&quot;" office:value-type="string" office:string-value="U14_League_G2_P2" calcext:value-type="string">
            <text:p>U14_League_G2_P2</text:p>
          </table:table-cell>
          <table:table-cell table:style-name="ce10" table:formula="of:=AGE_GROUP_TRANSLATED&amp;&quot;_&quot;&amp;SECTION_TRANSLATED&amp;&quot;_G1_P3&quot;" office:value-type="string" office:string-value="U14_League_G1_P3" calcext:value-type="string">
            <text:p>U14_League_G1_P3</text:p>
          </table:table-cell>
          <table:table-cell table:style-name="ce20" office:value-type="float" office:value="2" calcext:value-type="float">
            <text:p>2</text:p>
          </table:table-cell>
          <table:table-cell table:formula="of:=&quot;{&quot;&quot;__v&quot;&quot;:0,&quot;&quot;index&quot;&quot;:&quot; &amp; [.B25] &amp; &quot;,&quot;&quot;pitch&quot;&quot;:&quot;&quot;&quot; &amp; [.H2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5] &amp; &quot;&quot;&quot;, &quot;&quot;homeTeam&quot;&quot;:&quot;&quot;&quot; &amp; [.C25] &amp; &quot;&quot;&quot;, &quot;&quot;awayTeam&quot;&quot;:&quot;&quot;&quot; &amp; [.D25] &amp; &quot;&quot;&quot;, &quot;&quot;homeTeamFrom&quot;&quot;:&quot;&quot;&quot; &amp; [.F25] &amp; &quot;&quot;&quot;, &quot;&quot;awayTeamFrom&quot;&quot;:&quot;&quot;&quot; &amp; [.G25] &amp; &quot;&quot;&quot;, &quot;&quot;stage2Tag&quot;&quot;:&quot;&quot;&quot; &amp; [.E25] &amp; &quot;&quot;&quot;}&quot;" office:value-type="string" office:string-value="{&quot;__v&quot;:0,&quot;index&quot;:24,&quot;pitch&quot;:&quot;2&quot;,&quot;competition&quot;:{&quot;name&quot;:&quot;U14&quot;, &quot;section&quot;:&quot;League&quot;},&quot;tag&quot;:&quot;QF2&quot;, &quot;homeTeam&quot;:&quot;2nd Group 2&quot;, &quot;awayTeam&quot;:&quot;3rd Group 1&quot;, &quot;homeTeamFrom&quot;:&quot;U14_League_G2_P2&quot;, &quot;awayTeamFrom&quot;:&quot;U14_League_G1_P3&quot;, &quot;stage2Tag&quot;:&quot;U14_League_QF2&quot;}" calcext:value-type="string">
            <text:p>{"__v":0,"index":24,"pitch":"2","competition":{"name":"U14", "section":"League"},"tag":"QF2", "homeTeam":"2nd Group 2", "awayTeam":"3rd Group 1", "homeTeamFrom":"U14_League_G2_P2", "awayTeamFrom":"U14_League_G1_P3", "stage2Tag":"U14_League_QF2"}</text:p>
          </table:table-cell>
        </table:table-row>
        <table:table-row table:style-name="ro1">
          <table:table-cell office:value-type="string" calcext:value-type="string">
            <text:p>QF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Winner PO2</text:p>
          </table:table-cell>
          <table:table-cell table:formula="of:=AGE_GROUP_TRANSLATED&amp;&quot;_&quot;&amp;SECTION_TRANSLATED&amp;&quot;_QF3&quot;" office:value-type="string" office:string-value="U14_League_QF3" calcext:value-type="string">
            <text:p>U14_League_QF3</text:p>
          </table:table-cell>
          <table:table-cell table:style-name="ce10" table:formula="of:=AGE_GROUP_TRANSLATED&amp;&quot;_&quot;&amp;SECTION_TRANSLATED&amp;&quot;_G1_P1&quot;" office:value-type="string" office:string-value="U14_League_G1_P1" calcext:value-type="string">
            <text:p>U14_League_G1_P1</text:p>
          </table:table-cell>
          <table:table-cell table:style-name="ce10" table:formula="of:=AGE_GROUP_TRANSLATED&amp;&quot;_&quot;&amp;SECTION_TRANSLATED&amp;&quot;_PO2&quot;" office:value-type="string" office:string-value="U14_League_PO2" calcext:value-type="string">
            <text:p>U14_League_PO2</text:p>
          </table:table-cell>
          <table:table-cell table:style-name="ce20" office:value-type="float" office:value="1" calcext:value-type="float">
            <text:p>1</text:p>
          </table:table-cell>
          <table:table-cell table:formula="of:=&quot;{&quot;&quot;__v&quot;&quot;:0,&quot;&quot;index&quot;&quot;:&quot; &amp; [.B26] &amp; &quot;,&quot;&quot;pitch&quot;&quot;:&quot;&quot;&quot; &amp; [.H2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6] &amp; &quot;&quot;&quot;, &quot;&quot;homeTeam&quot;&quot;:&quot;&quot;&quot; &amp; [.C26] &amp; &quot;&quot;&quot;, &quot;&quot;awayTeam&quot;&quot;:&quot;&quot;&quot; &amp; [.D26] &amp; &quot;&quot;&quot;, &quot;&quot;homeTeamFrom&quot;&quot;:&quot;&quot;&quot; &amp; [.F26] &amp; &quot;&quot;&quot;, &quot;&quot;awayTeamFrom&quot;&quot;:&quot;&quot;&quot; &amp; [.G26] &amp; &quot;&quot;&quot;, &quot;&quot;stage2Tag&quot;&quot;:&quot;&quot;&quot; &amp; [.E26] &amp; &quot;&quot;&quot;}&quot;" office:value-type="string" office:string-value="{&quot;__v&quot;:0,&quot;index&quot;:25,&quot;pitch&quot;:&quot;1&quot;,&quot;competition&quot;:{&quot;name&quot;:&quot;U14&quot;, &quot;section&quot;:&quot;League&quot;},&quot;tag&quot;:&quot;QF3&quot;, &quot;homeTeam&quot;:&quot;Winner Group 1&quot;, &quot;awayTeam&quot;:&quot;Winner PO2&quot;, &quot;homeTeamFrom&quot;:&quot;U14_League_G1_P1&quot;, &quot;awayTeamFrom&quot;:&quot;U14_League_PO2&quot;, &quot;stage2Tag&quot;:&quot;U14_League_QF3&quot;}" calcext:value-type="string">
            <text:p>{"__v":0,"index":25,"pitch":"1","competition":{"name":"U14", "section":"League"},"tag":"QF3", "homeTeam":"Winner Group 1", "awayTeam":"Winner PO2", "homeTeamFrom":"U14_League_G1_P1", "awayTeamFrom":"U14_League_PO2", "stage2Tag":"U14_League_QF3"}</text:p>
          </table:table-cell>
        </table:table-row>
        <table:table-row table:style-name="ro1">
          <table:table-cell office:value-type="string" calcext:value-type="string">
            <text:p>QF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Winner PO1</text:p>
          </table:table-cell>
          <table:table-cell table:formula="of:=AGE_GROUP_TRANSLATED&amp;&quot;_&quot;&amp;SECTION_TRANSLATED&amp;&quot;_QF4&quot;" office:value-type="string" office:string-value="U14_League_QF4" calcext:value-type="string">
            <text:p>U14_League_QF4</text:p>
          </table:table-cell>
          <table:table-cell table:style-name="ce10" table:formula="of:=AGE_GROUP_TRANSLATED&amp;&quot;_&quot;&amp;SECTION_TRANSLATED&amp;&quot;_G2_P1&quot;" office:value-type="string" office:string-value="U14_League_G2_P1" calcext:value-type="string">
            <text:p>U14_League_G2_P1</text:p>
          </table:table-cell>
          <table:table-cell table:style-name="ce10" table:formula="of:=AGE_GROUP_TRANSLATED&amp;&quot;_&quot;&amp;SECTION_TRANSLATED&amp;&quot;_PO1&quot;" office:value-type="string" office:string-value="U14_League_PO1" calcext:value-type="string">
            <text:p>U14_League_PO1</text:p>
          </table:table-cell>
          <table:table-cell table:style-name="ce20" office:value-type="float" office:value="2" calcext:value-type="float">
            <text:p>2</text:p>
          </table:table-cell>
          <table:table-cell table:formula="of:=&quot;{&quot;&quot;__v&quot;&quot;:0,&quot;&quot;index&quot;&quot;:&quot; &amp; [.B27] &amp; &quot;,&quot;&quot;pitch&quot;&quot;:&quot;&quot;&quot; &amp; [.H2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7] &amp; &quot;&quot;&quot;, &quot;&quot;homeTeam&quot;&quot;:&quot;&quot;&quot; &amp; [.C27] &amp; &quot;&quot;&quot;, &quot;&quot;awayTeam&quot;&quot;:&quot;&quot;&quot; &amp; [.D27] &amp; &quot;&quot;&quot;, &quot;&quot;homeTeamFrom&quot;&quot;:&quot;&quot;&quot; &amp; [.F27] &amp; &quot;&quot;&quot;, &quot;&quot;awayTeamFrom&quot;&quot;:&quot;&quot;&quot; &amp; [.G27] &amp; &quot;&quot;&quot;, &quot;&quot;stage2Tag&quot;&quot;:&quot;&quot;&quot; &amp; [.E27] &amp; &quot;&quot;&quot;}&quot;" office:value-type="string" office:string-value="{&quot;__v&quot;:0,&quot;index&quot;:26,&quot;pitch&quot;:&quot;2&quot;,&quot;competition&quot;:{&quot;name&quot;:&quot;U14&quot;, &quot;section&quot;:&quot;League&quot;},&quot;tag&quot;:&quot;QF4&quot;, &quot;homeTeam&quot;:&quot;Winner Group 2&quot;, &quot;awayTeam&quot;:&quot;Winner PO1&quot;, &quot;homeTeamFrom&quot;:&quot;U14_League_G2_P1&quot;, &quot;awayTeamFrom&quot;:&quot;U14_League_PO1&quot;, &quot;stage2Tag&quot;:&quot;U14_League_QF4&quot;}" calcext:value-type="string">
            <text:p>{"__v":0,"index":26,"pitch":"2","competition":{"name":"U14", "section":"League"},"tag":"QF4", "homeTeam":"Winner Group 2", "awayTeam":"Winner PO1", "homeTeamFrom":"U14_League_G2_P1", "awayTeamFrom":"U14_League_PO1", "stage2Tag":"U14_League_QF4"}</text:p>
          </table:table-cell>
        </table:table-row>
        <table:table-row table:style-name="ro1">
          <table:table-cell office:value-type="string" calcext:value-type="string">
            <text:p>SF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inner QF1</text:p>
          </table:table-cell>
          <table:table-cell office:value-type="string" calcext:value-type="string">
            <text:p>Winner QF4</text:p>
          </table:table-cell>
          <table:table-cell table:formula="of:=AGE_GROUP_TRANSLATED&amp;&quot;_&quot;&amp;SECTION_TRANSLATED&amp;&quot;_SF1&quot;" office:value-type="string" office:string-value="U14_League_SF1" calcext:value-type="string">
            <text:p>U14_League_SF1</text:p>
          </table:table-cell>
          <table:table-cell table:style-name="ce10" table:formula="of:=AGE_GROUP_TRANSLATED&amp;&quot;_&quot;&amp;SECTION_TRANSLATED&amp;&quot;_QF1&quot;" office:value-type="string" office:string-value="U14_League_QF1" calcext:value-type="string">
            <text:p>U14_League_QF1</text:p>
          </table:table-cell>
          <table:table-cell table:style-name="ce10" table:formula="of:=AGE_GROUP_TRANSLATED&amp;&quot;_&quot;&amp;SECTION_TRANSLATED&amp;&quot;_QF4&quot;" office:value-type="string" office:string-value="U14_League_QF4" calcext:value-type="string">
            <text:p>U14_League_QF4</text:p>
          </table:table-cell>
          <table:table-cell table:style-name="ce20" office:value-type="float" office:value="1" calcext:value-type="float">
            <text:p>1</text:p>
          </table:table-cell>
          <table:table-cell table:formula="of:=&quot;{&quot;&quot;__v&quot;&quot;:0,&quot;&quot;index&quot;&quot;:&quot; &amp; [.B28] &amp; &quot;,&quot;&quot;pitch&quot;&quot;:&quot;&quot;&quot; &amp; [.H2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8] &amp; &quot;&quot;&quot;, &quot;&quot;homeTeam&quot;&quot;:&quot;&quot;&quot; &amp; [.C28] &amp; &quot;&quot;&quot;, &quot;&quot;awayTeam&quot;&quot;:&quot;&quot;&quot; &amp; [.D28] &amp; &quot;&quot;&quot;, &quot;&quot;homeTeamFrom&quot;&quot;:&quot;&quot;&quot; &amp; [.F28] &amp; &quot;&quot;&quot;, &quot;&quot;awayTeamFrom&quot;&quot;:&quot;&quot;&quot; &amp; [.G28] &amp; &quot;&quot;&quot;, &quot;&quot;stage2Tag&quot;&quot;:&quot;&quot;&quot; &amp; [.E28] &amp; &quot;&quot;&quot;}&quot;" office:value-type="string" office:string-value="{&quot;__v&quot;:0,&quot;index&quot;:27,&quot;pitch&quot;:&quot;1&quot;,&quot;competition&quot;:{&quot;name&quot;:&quot;U14&quot;, &quot;section&quot;:&quot;League&quot;},&quot;tag&quot;:&quot;SF1&quot;, &quot;homeTeam&quot;:&quot;Winner QF1&quot;, &quot;awayTeam&quot;:&quot;Winner QF4&quot;, &quot;homeTeamFrom&quot;:&quot;U14_League_QF1&quot;, &quot;awayTeamFrom&quot;:&quot;U14_League_QF4&quot;, &quot;stage2Tag&quot;:&quot;U14_League_SF1&quot;}" calcext:value-type="string">
            <text:p>{"__v":0,"index":27,"pitch":"1","competition":{"name":"U14", "section":"League"},"tag":"SF1", "homeTeam":"Winner QF1", "awayTeam":"Winner QF4", "homeTeamFrom":"U14_League_QF1", "awayTeamFrom":"U14_League_QF4", "stage2Tag":"U14_League_SF1"}</text:p>
          </table:table-cell>
        </table:table-row>
        <table:table-row table:style-name="ro1">
          <table:table-cell office:value-type="string" calcext:value-type="string">
            <text:p>SF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inner QF2</text:p>
          </table:table-cell>
          <table:table-cell office:value-type="string" calcext:value-type="string">
            <text:p>Winner QF3</text:p>
          </table:table-cell>
          <table:table-cell table:formula="of:=AGE_GROUP_TRANSLATED&amp;&quot;_&quot;&amp;SECTION_TRANSLATED&amp;&quot;_SF2&quot;" office:value-type="string" office:string-value="U14_League_SF2" calcext:value-type="string">
            <text:p>U14_League_SF2</text:p>
          </table:table-cell>
          <table:table-cell table:style-name="ce10" table:formula="of:=AGE_GROUP_TRANSLATED&amp;&quot;_&quot;&amp;SECTION_TRANSLATED&amp;&quot;_QF2&quot;" office:value-type="string" office:string-value="U14_League_QF2" calcext:value-type="string">
            <text:p>U14_League_QF2</text:p>
          </table:table-cell>
          <table:table-cell table:style-name="ce10" table:formula="of:=AGE_GROUP_TRANSLATED&amp;&quot;_&quot;&amp;SECTION_TRANSLATED&amp;&quot;_QF3&quot;" office:value-type="string" office:string-value="U14_League_QF3" calcext:value-type="string">
            <text:p>U14_League_QF3</text:p>
          </table:table-cell>
          <table:table-cell table:style-name="ce20" office:value-type="float" office:value="2" calcext:value-type="float">
            <text:p>2</text:p>
          </table:table-cell>
          <table:table-cell table:formula="of:=&quot;{&quot;&quot;__v&quot;&quot;:0,&quot;&quot;index&quot;&quot;:&quot; &amp; [.B29] &amp; &quot;,&quot;&quot;pitch&quot;&quot;:&quot;&quot;&quot; &amp; [.H2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9] &amp; &quot;&quot;&quot;, &quot;&quot;homeTeam&quot;&quot;:&quot;&quot;&quot; &amp; [.C29] &amp; &quot;&quot;&quot;, &quot;&quot;awayTeam&quot;&quot;:&quot;&quot;&quot; &amp; [.D29] &amp; &quot;&quot;&quot;, &quot;&quot;homeTeamFrom&quot;&quot;:&quot;&quot;&quot; &amp; [.F29] &amp; &quot;&quot;&quot;, &quot;&quot;awayTeamFrom&quot;&quot;:&quot;&quot;&quot; &amp; [.G29] &amp; &quot;&quot;&quot;, &quot;&quot;stage2Tag&quot;&quot;:&quot;&quot;&quot; &amp; [.E29] &amp; &quot;&quot;&quot;}&quot;" office:value-type="string" office:string-value="{&quot;__v&quot;:0,&quot;index&quot;:28,&quot;pitch&quot;:&quot;2&quot;,&quot;competition&quot;:{&quot;name&quot;:&quot;U14&quot;, &quot;section&quot;:&quot;League&quot;},&quot;tag&quot;:&quot;SF2&quot;, &quot;homeTeam&quot;:&quot;Winner QF2&quot;, &quot;awayTeam&quot;:&quot;Winner QF3&quot;, &quot;homeTeamFrom&quot;:&quot;U14_League_QF2&quot;, &quot;awayTeamFrom&quot;:&quot;U14_League_QF3&quot;, &quot;stage2Tag&quot;:&quot;U14_League_SF2&quot;}" calcext:value-type="string">
            <text:p>{"__v":0,"index":28,"pitch":"2","competition":{"name":"U14", "section":"League"},"tag":"SF2", "homeTeam":"Winner QF2", "awayTeam":"Winner QF3", "homeTeamFrom":"U14_League_QF2", "awayTeamFrom":"U14_League_QF3", "stage2Tag":"U14_League_SF2"}</text:p>
          </table:table-cell>
        </table:table-row>
        <table:table-row table:style-name="ro1">
          <table:table-cell office:value-type="string" calcext:value-type="string">
            <text:p>FN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formula="of:=AGE_GROUP_TRANSLATED&amp;&quot;_&quot;&amp;SECTION_TRANSLATED&amp;&quot;_FNL&quot;" office:value-type="string" office:string-value="U14_League_FNL" calcext:value-type="string">
            <text:p>U14_League_FNL</text:p>
          </table:table-cell>
          <table:table-cell table:style-name="ce10" table:formula="of:=AGE_GROUP_TRANSLATED&amp;&quot;_&quot;&amp;SECTION_TRANSLATED&amp;&quot;_SF1&quot;" office:value-type="string" office:string-value="U14_League_SF1" calcext:value-type="string">
            <text:p>U14_League_SF1</text:p>
          </table:table-cell>
          <table:table-cell table:style-name="ce10" table:formula="of:=AGE_GROUP_TRANSLATED&amp;&quot;_&quot;&amp;SECTION_TRANSLATED&amp;&quot;_SF2&quot;" office:value-type="string" office:string-value="U14_League_SF2" calcext:value-type="string">
            <text:p>U14_League_SF2</text:p>
          </table:table-cell>
          <table:table-cell table:style-name="ce20" office:value-type="float" office:value="1" calcext:value-type="float">
            <text:p>1</text:p>
          </table:table-cell>
          <table:table-cell table:formula="of:=&quot;{&quot;&quot;__v&quot;&quot;:0,&quot;&quot;index&quot;&quot;:&quot; &amp; [.B30] &amp; &quot;,&quot;&quot;pitch&quot;&quot;:&quot;&quot;&quot; &amp; [.H3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0] &amp; &quot;&quot;&quot;, &quot;&quot;homeTeam&quot;&quot;:&quot;&quot;&quot; &amp; [.C30] &amp; &quot;&quot;&quot;, &quot;&quot;awayTeam&quot;&quot;:&quot;&quot;&quot; &amp; [.D30] &amp; &quot;&quot;&quot;, &quot;&quot;homeTeamFrom&quot;&quot;:&quot;&quot;&quot; &amp; [.F30] &amp; &quot;&quot;&quot;, &quot;&quot;awayTeamFrom&quot;&quot;:&quot;&quot;&quot; &amp; [.G30] &amp; &quot;&quot;&quot;, &quot;&quot;stage2Tag&quot;&quot;:&quot;&quot;&quot; &amp; [.E30] &amp; &quot;&quot;&quot;}&quot;" office:value-type="string" office:string-value="{&quot;__v&quot;:0,&quot;index&quot;:29,&quot;pitch&quot;:&quot;1&quot;,&quot;competition&quot;:{&quot;name&quot;:&quot;U14&quot;, &quot;section&quot;:&quot;League&quot;},&quot;tag&quot;:&quot;FNL&quot;, &quot;homeTeam&quot;:&quot;Winner SF1&quot;, &quot;awayTeam&quot;:&quot;Winner SF2&quot;, &quot;homeTeamFrom&quot;:&quot;U14_League_SF1&quot;, &quot;awayTeamFrom&quot;:&quot;U14_League_SF2&quot;, &quot;stage2Tag&quot;:&quot;U14_League_FNL&quot;}" calcext:value-type="string">
            <text:p>{"__v":0,"index":29,"pitch":"1","competition":{"name":"U14", "section":"League"},"tag":"FNL", "homeTeam":"Winner SF1", "awayTeam":"Winner SF2", "homeTeamFrom":"U14_League_SF1", "awayTeamFrom":"U14_League_SF2", "stage2Tag":"U14_League_FNL"}</text:p>
          </table:table-cell>
        </table:table-row>
        <table:table-row table:style-name="ro1" table:number-rows-repeated="104854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 Groups of 6 KO Format" table:style-name="ta1" table:protected="true">
        <loext:table-protection loext:select-protected-cells="true" loext:select-unprotected-cells="true"/>
        <table:table-column table:style-name="co4" table:visibility="collapse" table:default-cell-style-name="ce8"/>
        <table:table-column table:style-name="co5" table:visibility="collapse" table:default-cell-style-name="ce8"/>
        <table:table-column table:style-name="co6" table:visibility="collapse" table:default-cell-style-name="ce9"/>
        <table:table-column table:style-name="co6" table:visibility="collapse" table:number-columns-repeated="2" table:default-cell-style-name="ce10"/>
        <table:table-column table:style-name="co7" table:visibility="collapse" table:default-cell-style-name="ce11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ce13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0" table:number-columns-repeated="2"/>
          <table:table-cell table:style-name="ce10" office:value-type="string" calcext:value-type="string">
            <text:p>Pitch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6 KO Format'.D2];TRANSLATED_TEAM_NAMES;['2 Groups of 6 KO Format'.$C2]+1)">
            <text:p/>
          </table:table-cell>
          <table:table-cell table:style-name="ce10" table:formula="of:=VLOOKUP(['2 Groups of 6 KO Format'.E2];TRANSLATED_TEAM_NAMES;['2 Groups of 6 KO Format'.$C2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2] &amp; &quot;,&quot;&quot;pitch&quot;&quot;:&quot;&quot;&quot; &amp; [.H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 &quot;&quot;&quot;},&quot;&quot;tag&quot;&quot;:&quot;&quot;&quot; &amp; [.A2] &amp; &quot;&quot;&quot;, &quot;&quot;homeTeam&quot;&quot;:&quot;&quot;&quot; &amp; [.F2] &amp; &quot;&quot;&quot;, &quot;&quot;awayTeam&quot;&quot;:&quot;&quot;&quot; &amp; [.G2] &amp; &quot;&quot;&quot;}&quot;" office:value-type="string" office:string-value="{&quot;__v&quot;:0,&quot;index&quot;:1,&quot;pitch&quot;:&quot;1&quot;,&quot;competition&quot;:{&quot;name&quot;:&quot;U14&quot;, &quot;section&quot;:&quot;League&quot;, &quot;group&quot;:&quot;1&quot;},&quot;tag&quot;:&quot;1&quot;, &quot;homeTeam&quot;:&quot;&quot;, &quot;awayTeam&quot;:&quot;&quot;}" calcext:value-type="string">
            <text:p>{"__v":0,"index":1,"pitch":"1","competition":{"name":"U14", "section":"League", "group":"1"},"tag":"1", "homeTeam":"", "awayTeam":"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6 KO Format'.D3];TRANSLATED_TEAM_NAMES;['2 Groups of 6 KO Format'.$C3]+1)">
            <text:p/>
          </table:table-cell>
          <table:table-cell table:style-name="ce10" table:formula="of:=VLOOKUP(['2 Groups of 6 KO Format'.E3];TRANSLATED_TEAM_NAMES;['2 Groups of 6 KO Format'.$C3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3] &amp; &quot;,&quot;&quot;pitch&quot;&quot;:&quot;&quot;&quot; &amp; [.H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 &quot;&quot;&quot;},&quot;&quot;tag&quot;&quot;:&quot;&quot;&quot; &amp; [.A3] &amp; &quot;&quot;&quot;, &quot;&quot;homeTeam&quot;&quot;:&quot;&quot;&quot; &amp; [.F3] &amp; &quot;&quot;&quot;, &quot;&quot;awayTeam&quot;&quot;:&quot;&quot;&quot; &amp; [.G3] &amp; &quot;&quot;&quot;}&quot;" office:value-type="string" office:string-value="{&quot;__v&quot;:0,&quot;index&quot;:2,&quot;pitch&quot;:&quot;2&quot;,&quot;competition&quot;:{&quot;name&quot;:&quot;U14&quot;, &quot;section&quot;:&quot;League&quot;, &quot;group&quot;:&quot;1&quot;},&quot;tag&quot;:&quot;1&quot;, &quot;homeTeam&quot;:&quot;&quot;, &quot;awayTeam&quot;:&quot;&quot;}" calcext:value-type="string">
            <text:p>{"__v":0,"index":2,"pitch":"2","competition":{"name":"U14", "section":"League", "group":"1"},"tag":"1", "homeTeam":"", "awayTeam":"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6 KO Format'.D4];TRANSLATED_TEAM_NAMES;['2 Groups of 6 KO Format'.$C4]+1)">
            <text:p/>
          </table:table-cell>
          <table:table-cell table:style-name="ce10" table:formula="of:=VLOOKUP(['2 Groups of 6 KO Format'.E4];TRANSLATED_TEAM_NAMES;['2 Groups of 6 KO Format'.$C4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4] &amp; &quot;,&quot;&quot;pitch&quot;&quot;:&quot;&quot;&quot; &amp; [.H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 &quot;&quot;&quot;},&quot;&quot;tag&quot;&quot;:&quot;&quot;&quot; &amp; [.A4] &amp; &quot;&quot;&quot;, &quot;&quot;homeTeam&quot;&quot;:&quot;&quot;&quot; &amp; [.F4] &amp; &quot;&quot;&quot;, &quot;&quot;awayTeam&quot;&quot;:&quot;&quot;&quot; &amp; [.G4] &amp; &quot;&quot;&quot;}&quot;" office:value-type="string" office:string-value="{&quot;__v&quot;:0,&quot;index&quot;:3,&quot;pitch&quot;:&quot;3&quot;,&quot;competition&quot;:{&quot;name&quot;:&quot;U14&quot;, &quot;section&quot;:&quot;League&quot;, &quot;group&quot;:&quot;1&quot;},&quot;tag&quot;:&quot;1&quot;, &quot;homeTeam&quot;:&quot;&quot;, &quot;awayTeam&quot;:&quot;&quot;}" calcext:value-type="string">
            <text:p>{"__v":0,"index":3,"pitch":"3","competition":{"name":"U14", "section":"League", "group":"1"},"tag":"1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6 KO Format'.D5];TRANSLATED_TEAM_NAMES;['2 Groups of 6 KO Format'.$C5]+1)">
            <text:p/>
          </table:table-cell>
          <table:table-cell table:style-name="ce10" table:formula="of:=VLOOKUP(['2 Groups of 6 KO Format'.E5];TRANSLATED_TEAM_NAMES;['2 Groups of 6 KO Format'.$C5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5] &amp; &quot;,&quot;&quot;pitch&quot;&quot;:&quot;&quot;&quot; &amp; [.H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 &quot;&quot;&quot;},&quot;&quot;tag&quot;&quot;:&quot;&quot;&quot; &amp; [.A5] &amp; &quot;&quot;&quot;, &quot;&quot;homeTeam&quot;&quot;:&quot;&quot;&quot; &amp; [.F5] &amp; &quot;&quot;&quot;, &quot;&quot;awayTeam&quot;&quot;:&quot;&quot;&quot; &amp; [.G5] &amp; &quot;&quot;&quot;}&quot;" office:value-type="string" office:string-value="{&quot;__v&quot;:0,&quot;index&quot;:4,&quot;pitch&quot;:&quot;1&quot;,&quot;competition&quot;:{&quot;name&quot;:&quot;U14&quot;, &quot;section&quot;:&quot;League&quot;, &quot;group&quot;:&quot;2&quot;},&quot;tag&quot;:&quot;2&quot;, &quot;homeTeam&quot;:&quot;&quot;, &quot;awayTeam&quot;:&quot;&quot;}" calcext:value-type="string">
            <text:p>{"__v":0,"index":4,"pitch":"1","competition":{"name":"U14", "section":"League", "group":"2"},"tag":"2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6 KO Format'.D6];TRANSLATED_TEAM_NAMES;['2 Groups of 6 KO Format'.$C6]+1)">
            <text:p/>
          </table:table-cell>
          <table:table-cell table:style-name="ce10" table:formula="of:=VLOOKUP(['2 Groups of 6 KO Format'.E6];TRANSLATED_TEAM_NAMES;['2 Groups of 6 KO Format'.$C6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6] &amp; &quot;,&quot;&quot;pitch&quot;&quot;:&quot;&quot;&quot; &amp; [.H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 &quot;&quot;&quot;},&quot;&quot;tag&quot;&quot;:&quot;&quot;&quot; &amp; [.A6] &amp; &quot;&quot;&quot;, &quot;&quot;homeTeam&quot;&quot;:&quot;&quot;&quot; &amp; [.F6] &amp; &quot;&quot;&quot;, &quot;&quot;awayTeam&quot;&quot;:&quot;&quot;&quot; &amp; [.G6] &amp; &quot;&quot;&quot;}&quot;" office:value-type="string" office:string-value="{&quot;__v&quot;:0,&quot;index&quot;:5,&quot;pitch&quot;:&quot;2&quot;,&quot;competition&quot;:{&quot;name&quot;:&quot;U14&quot;, &quot;section&quot;:&quot;League&quot;, &quot;group&quot;:&quot;2&quot;},&quot;tag&quot;:&quot;2&quot;, &quot;homeTeam&quot;:&quot;&quot;, &quot;awayTeam&quot;:&quot;&quot;}" calcext:value-type="string">
            <text:p>{"__v":0,"index":5,"pitch":"2","competition":{"name":"U14", "section":"League", "group":"2"},"tag":"2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6 KO Format'.D7];TRANSLATED_TEAM_NAMES;['2 Groups of 6 KO Format'.$C7]+1)">
            <text:p/>
          </table:table-cell>
          <table:table-cell table:style-name="ce10" table:formula="of:=VLOOKUP(['2 Groups of 6 KO Format'.E7];TRANSLATED_TEAM_NAMES;['2 Groups of 6 KO Format'.$C7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7] &amp; &quot;,&quot;&quot;pitch&quot;&quot;:&quot;&quot;&quot; &amp; [.H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 &quot;&quot;&quot;},&quot;&quot;tag&quot;&quot;:&quot;&quot;&quot; &amp; [.A7] &amp; &quot;&quot;&quot;, &quot;&quot;homeTeam&quot;&quot;:&quot;&quot;&quot; &amp; [.F7] &amp; &quot;&quot;&quot;, &quot;&quot;awayTeam&quot;&quot;:&quot;&quot;&quot; &amp; [.G7] &amp; &quot;&quot;&quot;}&quot;" office:value-type="string" office:string-value="{&quot;__v&quot;:0,&quot;index&quot;:6,&quot;pitch&quot;:&quot;3&quot;,&quot;competition&quot;:{&quot;name&quot;:&quot;U14&quot;, &quot;section&quot;:&quot;League&quot;, &quot;group&quot;:&quot;2&quot;},&quot;tag&quot;:&quot;2&quot;, &quot;homeTeam&quot;:&quot;&quot;, &quot;awayTeam&quot;:&quot;&quot;}" calcext:value-type="string">
            <text:p>{"__v":0,"index":6,"pitch":"3","competition":{"name":"U14", "section":"League", "group":"2"},"tag":"2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6 KO Format'.D8];TRANSLATED_TEAM_NAMES;['2 Groups of 6 KO Format'.$C8]+1)">
            <text:p/>
          </table:table-cell>
          <table:table-cell table:style-name="ce10" table:formula="of:=VLOOKUP(['2 Groups of 6 KO Format'.E8];TRANSLATED_TEAM_NAMES;['2 Groups of 6 KO Format'.$C8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8] &amp; &quot;,&quot;&quot;pitch&quot;&quot;:&quot;&quot;&quot; &amp; [.H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 &quot;&quot;&quot;},&quot;&quot;tag&quot;&quot;:&quot;&quot;&quot; &amp; [.A8] &amp; &quot;&quot;&quot;, &quot;&quot;homeTeam&quot;&quot;:&quot;&quot;&quot; &amp; [.F8] &amp; &quot;&quot;&quot;, &quot;&quot;awayTeam&quot;&quot;:&quot;&quot;&quot; &amp; [.G8] &amp; &quot;&quot;&quot;}&quot;" office:value-type="string" office:string-value="{&quot;__v&quot;:0,&quot;index&quot;:7,&quot;pitch&quot;:&quot;1&quot;,&quot;competition&quot;:{&quot;name&quot;:&quot;U14&quot;, &quot;section&quot;:&quot;League&quot;, &quot;group&quot;:&quot;1&quot;},&quot;tag&quot;:&quot;3&quot;, &quot;homeTeam&quot;:&quot;&quot;, &quot;awayTeam&quot;:&quot;&quot;}" calcext:value-type="string">
            <text:p>{"__v":0,"index":7,"pitch":"1","competition":{"name":"U14", "section":"League", "group":"1"},"tag":"3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6 KO Format'.D9];TRANSLATED_TEAM_NAMES;['2 Groups of 6 KO Format'.$C9]+1)">
            <text:p/>
          </table:table-cell>
          <table:table-cell table:style-name="ce10" table:formula="of:=VLOOKUP(['2 Groups of 6 KO Format'.E9];TRANSLATED_TEAM_NAMES;['2 Groups of 6 KO Format'.$C9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9] &amp; &quot;,&quot;&quot;pitch&quot;&quot;:&quot;&quot;&quot; &amp; [.H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 &quot;&quot;&quot;},&quot;&quot;tag&quot;&quot;:&quot;&quot;&quot; &amp; [.A9] &amp; &quot;&quot;&quot;, &quot;&quot;homeTeam&quot;&quot;:&quot;&quot;&quot; &amp; [.F9] &amp; &quot;&quot;&quot;, &quot;&quot;awayTeam&quot;&quot;:&quot;&quot;&quot; &amp; [.G9] &amp; &quot;&quot;&quot;}&quot;" office:value-type="string" office:string-value="{&quot;__v&quot;:0,&quot;index&quot;:8,&quot;pitch&quot;:&quot;2&quot;,&quot;competition&quot;:{&quot;name&quot;:&quot;U14&quot;, &quot;section&quot;:&quot;League&quot;, &quot;group&quot;:&quot;1&quot;},&quot;tag&quot;:&quot;3&quot;, &quot;homeTeam&quot;:&quot;&quot;, &quot;awayTeam&quot;:&quot;&quot;}" calcext:value-type="string">
            <text:p>{"__v":0,"index":8,"pitch":"2","competition":{"name":"U14", "section":"League", "group":"1"},"tag":"3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6 KO Format'.D10];TRANSLATED_TEAM_NAMES;['2 Groups of 6 KO Format'.$C10]+1)">
            <text:p/>
          </table:table-cell>
          <table:table-cell table:style-name="ce10" table:formula="of:=VLOOKUP(['2 Groups of 6 KO Format'.E10];TRANSLATED_TEAM_NAMES;['2 Groups of 6 KO Format'.$C10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10] &amp; &quot;,&quot;&quot;pitch&quot;&quot;:&quot;&quot;&quot; &amp; [.H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 &quot;&quot;&quot;},&quot;&quot;tag&quot;&quot;:&quot;&quot;&quot; &amp; [.A10] &amp; &quot;&quot;&quot;, &quot;&quot;homeTeam&quot;&quot;:&quot;&quot;&quot; &amp; [.F10] &amp; &quot;&quot;&quot;, &quot;&quot;awayTeam&quot;&quot;:&quot;&quot;&quot; &amp; [.G10] &amp; &quot;&quot;&quot;}&quot;" office:value-type="string" office:string-value="{&quot;__v&quot;:0,&quot;index&quot;:9,&quot;pitch&quot;:&quot;3&quot;,&quot;competition&quot;:{&quot;name&quot;:&quot;U14&quot;, &quot;section&quot;:&quot;League&quot;, &quot;group&quot;:&quot;1&quot;},&quot;tag&quot;:&quot;3&quot;, &quot;homeTeam&quot;:&quot;&quot;, &quot;awayTeam&quot;:&quot;&quot;}" calcext:value-type="string">
            <text:p>{"__v":0,"index":9,"pitch":"3","competition":{"name":"U14", "section":"League", "group":"1"},"tag":"3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6 KO Format'.D11];TRANSLATED_TEAM_NAMES;['2 Groups of 6 KO Format'.$C11]+1)">
            <text:p/>
          </table:table-cell>
          <table:table-cell table:style-name="ce10" table:formula="of:=VLOOKUP(['2 Groups of 6 KO Format'.E11];TRANSLATED_TEAM_NAMES;['2 Groups of 6 KO Format'.$C11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11] &amp; &quot;,&quot;&quot;pitch&quot;&quot;:&quot;&quot;&quot; &amp; [.H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 &quot;&quot;&quot;},&quot;&quot;tag&quot;&quot;:&quot;&quot;&quot; &amp; [.A11] &amp; &quot;&quot;&quot;, &quot;&quot;homeTeam&quot;&quot;:&quot;&quot;&quot; &amp; [.F11] &amp; &quot;&quot;&quot;, &quot;&quot;awayTeam&quot;&quot;:&quot;&quot;&quot; &amp; [.G11] &amp; &quot;&quot;&quot;}&quot;" office:value-type="string" office:string-value="{&quot;__v&quot;:0,&quot;index&quot;:10,&quot;pitch&quot;:&quot;1&quot;,&quot;competition&quot;:{&quot;name&quot;:&quot;U14&quot;, &quot;section&quot;:&quot;League&quot;, &quot;group&quot;:&quot;2&quot;},&quot;tag&quot;:&quot;4&quot;, &quot;homeTeam&quot;:&quot;&quot;, &quot;awayTeam&quot;:&quot;&quot;}" calcext:value-type="string">
            <text:p>{"__v":0,"index":10,"pitch":"1","competition":{"name":"U14", "section":"League", "group":"2"},"tag":"4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6 KO Format'.D12];TRANSLATED_TEAM_NAMES;['2 Groups of 6 KO Format'.$C12]+1)">
            <text:p/>
          </table:table-cell>
          <table:table-cell table:style-name="ce10" table:formula="of:=VLOOKUP(['2 Groups of 6 KO Format'.E12];TRANSLATED_TEAM_NAMES;['2 Groups of 6 KO Format'.$C12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12] &amp; &quot;,&quot;&quot;pitch&quot;&quot;:&quot;&quot;&quot; &amp; [.H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 &quot;&quot;&quot;},&quot;&quot;tag&quot;&quot;:&quot;&quot;&quot; &amp; [.A12] &amp; &quot;&quot;&quot;, &quot;&quot;homeTeam&quot;&quot;:&quot;&quot;&quot; &amp; [.F12] &amp; &quot;&quot;&quot;, &quot;&quot;awayTeam&quot;&quot;:&quot;&quot;&quot; &amp; [.G12] &amp; &quot;&quot;&quot;}&quot;" office:value-type="string" office:string-value="{&quot;__v&quot;:0,&quot;index&quot;:11,&quot;pitch&quot;:&quot;2&quot;,&quot;competition&quot;:{&quot;name&quot;:&quot;U14&quot;, &quot;section&quot;:&quot;League&quot;, &quot;group&quot;:&quot;2&quot;},&quot;tag&quot;:&quot;4&quot;, &quot;homeTeam&quot;:&quot;&quot;, &quot;awayTeam&quot;:&quot;&quot;}" calcext:value-type="string">
            <text:p>{"__v":0,"index":11,"pitch":"2","competition":{"name":"U14", "section":"League", "group":"2"},"tag":"4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6 KO Format'.D13];TRANSLATED_TEAM_NAMES;['2 Groups of 6 KO Format'.$C13]+1)">
            <text:p/>
          </table:table-cell>
          <table:table-cell table:style-name="ce10" table:formula="of:=VLOOKUP(['2 Groups of 6 KO Format'.E13];TRANSLATED_TEAM_NAMES;['2 Groups of 6 KO Format'.$C13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13] &amp; &quot;,&quot;&quot;pitch&quot;&quot;:&quot;&quot;&quot; &amp; [.H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 &quot;&quot;&quot;},&quot;&quot;tag&quot;&quot;:&quot;&quot;&quot; &amp; [.A13] &amp; &quot;&quot;&quot;, &quot;&quot;homeTeam&quot;&quot;:&quot;&quot;&quot; &amp; [.F13] &amp; &quot;&quot;&quot;, &quot;&quot;awayTeam&quot;&quot;:&quot;&quot;&quot; &amp; [.G13] &amp; &quot;&quot;&quot;}&quot;" office:value-type="string" office:string-value="{&quot;__v&quot;:0,&quot;index&quot;:12,&quot;pitch&quot;:&quot;3&quot;,&quot;competition&quot;:{&quot;name&quot;:&quot;U14&quot;, &quot;section&quot;:&quot;League&quot;, &quot;group&quot;:&quot;2&quot;},&quot;tag&quot;:&quot;4&quot;, &quot;homeTeam&quot;:&quot;&quot;, &quot;awayTeam&quot;:&quot;&quot;}" calcext:value-type="string">
            <text:p>{"__v":0,"index":12,"pitch":"3","competition":{"name":"U14", "section":"League", "group":"2"},"tag":"4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6 KO Format'.D14];TRANSLATED_TEAM_NAMES;['2 Groups of 6 KO Format'.$C14]+1)">
            <text:p/>
          </table:table-cell>
          <table:table-cell table:style-name="ce10" table:formula="of:=VLOOKUP(['2 Groups of 6 KO Format'.E14];TRANSLATED_TEAM_NAMES;['2 Groups of 6 KO Format'.$C14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14] &amp; &quot;,&quot;&quot;pitch&quot;&quot;:&quot;&quot;&quot; &amp; [.H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 &quot;&quot;&quot;},&quot;&quot;tag&quot;&quot;:&quot;&quot;&quot; &amp; [.A14] &amp; &quot;&quot;&quot;, &quot;&quot;homeTeam&quot;&quot;:&quot;&quot;&quot; &amp; [.F14] &amp; &quot;&quot;&quot;, &quot;&quot;awayTeam&quot;&quot;:&quot;&quot;&quot; &amp; [.G14] &amp; &quot;&quot;&quot;}&quot;" office:value-type="string" office:string-value="{&quot;__v&quot;:0,&quot;index&quot;:13,&quot;pitch&quot;:&quot;1&quot;,&quot;competition&quot;:{&quot;name&quot;:&quot;U14&quot;, &quot;section&quot;:&quot;League&quot;, &quot;group&quot;:&quot;1&quot;},&quot;tag&quot;:&quot;5&quot;, &quot;homeTeam&quot;:&quot;&quot;, &quot;awayTeam&quot;:&quot;&quot;}" calcext:value-type="string">
            <text:p>{"__v":0,"index":13,"pitch":"1","competition":{"name":"U14", "section":"League", "group":"1"},"tag":"5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6 KO Format'.D15];TRANSLATED_TEAM_NAMES;['2 Groups of 6 KO Format'.$C15]+1)">
            <text:p/>
          </table:table-cell>
          <table:table-cell table:style-name="ce10" table:formula="of:=VLOOKUP(['2 Groups of 6 KO Format'.E15];TRANSLATED_TEAM_NAMES;['2 Groups of 6 KO Format'.$C15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15] &amp; &quot;,&quot;&quot;pitch&quot;&quot;:&quot;&quot;&quot; &amp; [.H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 &quot;&quot;&quot;},&quot;&quot;tag&quot;&quot;:&quot;&quot;&quot; &amp; [.A15] &amp; &quot;&quot;&quot;, &quot;&quot;homeTeam&quot;&quot;:&quot;&quot;&quot; &amp; [.F15] &amp; &quot;&quot;&quot;, &quot;&quot;awayTeam&quot;&quot;:&quot;&quot;&quot; &amp; [.G15] &amp; &quot;&quot;&quot;}&quot;" office:value-type="string" office:string-value="{&quot;__v&quot;:0,&quot;index&quot;:14,&quot;pitch&quot;:&quot;2&quot;,&quot;competition&quot;:{&quot;name&quot;:&quot;U14&quot;, &quot;section&quot;:&quot;League&quot;, &quot;group&quot;:&quot;1&quot;},&quot;tag&quot;:&quot;5&quot;, &quot;homeTeam&quot;:&quot;&quot;, &quot;awayTeam&quot;:&quot;&quot;}" calcext:value-type="string">
            <text:p>{"__v":0,"index":14,"pitch":"2","competition":{"name":"U14", "section":"League", "group":"1"},"tag":"5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6 KO Format'.D16];TRANSLATED_TEAM_NAMES;['2 Groups of 6 KO Format'.$C16]+1)">
            <text:p/>
          </table:table-cell>
          <table:table-cell table:style-name="ce10" table:formula="of:=VLOOKUP(['2 Groups of 6 KO Format'.E16];TRANSLATED_TEAM_NAMES;['2 Groups of 6 KO Format'.$C16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16] &amp; &quot;,&quot;&quot;pitch&quot;&quot;:&quot;&quot;&quot; &amp; [.H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 &quot;&quot;&quot;},&quot;&quot;tag&quot;&quot;:&quot;&quot;&quot; &amp; [.A16] &amp; &quot;&quot;&quot;, &quot;&quot;homeTeam&quot;&quot;:&quot;&quot;&quot; &amp; [.F16] &amp; &quot;&quot;&quot;, &quot;&quot;awayTeam&quot;&quot;:&quot;&quot;&quot; &amp; [.G16] &amp; &quot;&quot;&quot;}&quot;" office:value-type="string" office:string-value="{&quot;__v&quot;:0,&quot;index&quot;:15,&quot;pitch&quot;:&quot;3&quot;,&quot;competition&quot;:{&quot;name&quot;:&quot;U14&quot;, &quot;section&quot;:&quot;League&quot;, &quot;group&quot;:&quot;1&quot;},&quot;tag&quot;:&quot;5&quot;, &quot;homeTeam&quot;:&quot;&quot;, &quot;awayTeam&quot;:&quot;&quot;}" calcext:value-type="string">
            <text:p>{"__v":0,"index":15,"pitch":"3","competition":{"name":"U14", "section":"League", "group":"1"},"tag":"5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6 KO Format'.D17];TRANSLATED_TEAM_NAMES;['2 Groups of 6 KO Format'.$C17]+1)">
            <text:p/>
          </table:table-cell>
          <table:table-cell table:style-name="ce10" table:formula="of:=VLOOKUP(['2 Groups of 6 KO Format'.E17];TRANSLATED_TEAM_NAMES;['2 Groups of 6 KO Format'.$C17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17] &amp; &quot;,&quot;&quot;pitch&quot;&quot;:&quot;&quot;&quot; &amp; [.H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 &quot;&quot;&quot;},&quot;&quot;tag&quot;&quot;:&quot;&quot;&quot; &amp; [.A17] &amp; &quot;&quot;&quot;, &quot;&quot;homeTeam&quot;&quot;:&quot;&quot;&quot; &amp; [.F17] &amp; &quot;&quot;&quot;, &quot;&quot;awayTeam&quot;&quot;:&quot;&quot;&quot; &amp; [.G17] &amp; &quot;&quot;&quot;}&quot;" office:value-type="string" office:string-value="{&quot;__v&quot;:0,&quot;index&quot;:16,&quot;pitch&quot;:&quot;1&quot;,&quot;competition&quot;:{&quot;name&quot;:&quot;U14&quot;, &quot;section&quot;:&quot;League&quot;, &quot;group&quot;:&quot;2&quot;},&quot;tag&quot;:&quot;6&quot;, &quot;homeTeam&quot;:&quot;&quot;, &quot;awayTeam&quot;:&quot;&quot;}" calcext:value-type="string">
            <text:p>{"__v":0,"index":16,"pitch":"1","competition":{"name":"U14", "section":"League", "group":"2"},"tag":"6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6 KO Format'.D18];TRANSLATED_TEAM_NAMES;['2 Groups of 6 KO Format'.$C18]+1)">
            <text:p/>
          </table:table-cell>
          <table:table-cell table:style-name="ce10" table:formula="of:=VLOOKUP(['2 Groups of 6 KO Format'.E18];TRANSLATED_TEAM_NAMES;['2 Groups of 6 KO Format'.$C18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18] &amp; &quot;,&quot;&quot;pitch&quot;&quot;:&quot;&quot;&quot; &amp; [.H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 &quot;&quot;&quot;},&quot;&quot;tag&quot;&quot;:&quot;&quot;&quot; &amp; [.A18] &amp; &quot;&quot;&quot;, &quot;&quot;homeTeam&quot;&quot;:&quot;&quot;&quot; &amp; [.F18] &amp; &quot;&quot;&quot;, &quot;&quot;awayTeam&quot;&quot;:&quot;&quot;&quot; &amp; [.G18] &amp; &quot;&quot;&quot;}&quot;" office:value-type="string" office:string-value="{&quot;__v&quot;:0,&quot;index&quot;:17,&quot;pitch&quot;:&quot;2&quot;,&quot;competition&quot;:{&quot;name&quot;:&quot;U14&quot;, &quot;section&quot;:&quot;League&quot;, &quot;group&quot;:&quot;2&quot;},&quot;tag&quot;:&quot;6&quot;, &quot;homeTeam&quot;:&quot;&quot;, &quot;awayTeam&quot;:&quot;&quot;}" calcext:value-type="string">
            <text:p>{"__v":0,"index":17,"pitch":"2","competition":{"name":"U14", "section":"League", "group":"2"},"tag":"6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6 KO Format'.D19];TRANSLATED_TEAM_NAMES;['2 Groups of 6 KO Format'.$C19]+1)">
            <text:p/>
          </table:table-cell>
          <table:table-cell table:style-name="ce10" table:formula="of:=VLOOKUP(['2 Groups of 6 KO Format'.E19];TRANSLATED_TEAM_NAMES;['2 Groups of 6 KO Format'.$C19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19] &amp; &quot;,&quot;&quot;pitch&quot;&quot;:&quot;&quot;&quot; &amp; [.H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 &quot;&quot;&quot;},&quot;&quot;tag&quot;&quot;:&quot;&quot;&quot; &amp; [.A19] &amp; &quot;&quot;&quot;, &quot;&quot;homeTeam&quot;&quot;:&quot;&quot;&quot; &amp; [.F19] &amp; &quot;&quot;&quot;, &quot;&quot;awayTeam&quot;&quot;:&quot;&quot;&quot; &amp; [.G19] &amp; &quot;&quot;&quot;}&quot;" office:value-type="string" office:string-value="{&quot;__v&quot;:0,&quot;index&quot;:18,&quot;pitch&quot;:&quot;3&quot;,&quot;competition&quot;:{&quot;name&quot;:&quot;U14&quot;, &quot;section&quot;:&quot;League&quot;, &quot;group&quot;:&quot;2&quot;},&quot;tag&quot;:&quot;6&quot;, &quot;homeTeam&quot;:&quot;&quot;, &quot;awayTeam&quot;:&quot;&quot;}" calcext:value-type="string">
            <text:p>{"__v":0,"index":18,"pitch":"3","competition":{"name":"U14", "section":"League", "group":"2"},"tag":"6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6 KO Format'.D20];TRANSLATED_TEAM_NAMES;['2 Groups of 6 KO Format'.$C20]+1)">
            <text:p/>
          </table:table-cell>
          <table:table-cell table:style-name="ce10" table:formula="of:=VLOOKUP(['2 Groups of 6 KO Format'.E20];TRANSLATED_TEAM_NAMES;['2 Groups of 6 KO Format'.$C20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20] &amp; &quot;,&quot;&quot;pitch&quot;&quot;:&quot;&quot;&quot; &amp; [.H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 &quot;&quot;&quot;},&quot;&quot;tag&quot;&quot;:&quot;&quot;&quot; &amp; [.A20] &amp; &quot;&quot;&quot;, &quot;&quot;homeTeam&quot;&quot;:&quot;&quot;&quot; &amp; [.F20] &amp; &quot;&quot;&quot;, &quot;&quot;awayTeam&quot;&quot;:&quot;&quot;&quot; &amp; [.G20] &amp; &quot;&quot;&quot;}&quot;" office:value-type="string" office:string-value="{&quot;__v&quot;:0,&quot;index&quot;:19,&quot;pitch&quot;:&quot;1&quot;,&quot;competition&quot;:{&quot;name&quot;:&quot;U14&quot;, &quot;section&quot;:&quot;League&quot;, &quot;group&quot;:&quot;1&quot;},&quot;tag&quot;:&quot;7&quot;, &quot;homeTeam&quot;:&quot;&quot;, &quot;awayTeam&quot;:&quot;&quot;}" calcext:value-type="string">
            <text:p>{"__v":0,"index":19,"pitch":"1","competition":{"name":"U14", "section":"League", "group":"1"},"tag":"7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6 KO Format'.D21];TRANSLATED_TEAM_NAMES;['2 Groups of 6 KO Format'.$C21]+1)">
            <text:p/>
          </table:table-cell>
          <table:table-cell table:style-name="ce10" table:formula="of:=VLOOKUP(['2 Groups of 6 KO Format'.E21];TRANSLATED_TEAM_NAMES;['2 Groups of 6 KO Format'.$C21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21] &amp; &quot;,&quot;&quot;pitch&quot;&quot;:&quot;&quot;&quot; &amp; [.H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 &quot;&quot;&quot;},&quot;&quot;tag&quot;&quot;:&quot;&quot;&quot; &amp; [.A21] &amp; &quot;&quot;&quot;, &quot;&quot;homeTeam&quot;&quot;:&quot;&quot;&quot; &amp; [.F21] &amp; &quot;&quot;&quot;, &quot;&quot;awayTeam&quot;&quot;:&quot;&quot;&quot; &amp; [.G21] &amp; &quot;&quot;&quot;}&quot;" office:value-type="string" office:string-value="{&quot;__v&quot;:0,&quot;index&quot;:20,&quot;pitch&quot;:&quot;2&quot;,&quot;competition&quot;:{&quot;name&quot;:&quot;U14&quot;, &quot;section&quot;:&quot;League&quot;, &quot;group&quot;:&quot;1&quot;},&quot;tag&quot;:&quot;7&quot;, &quot;homeTeam&quot;:&quot;&quot;, &quot;awayTeam&quot;:&quot;&quot;}" calcext:value-type="string">
            <text:p>{"__v":0,"index":20,"pitch":"2","competition":{"name":"U14", "section":"League", "group":"1"},"tag":"7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6 KO Format'.D22];TRANSLATED_TEAM_NAMES;['2 Groups of 6 KO Format'.$C22]+1)">
            <text:p/>
          </table:table-cell>
          <table:table-cell table:style-name="ce10" table:formula="of:=VLOOKUP(['2 Groups of 6 KO Format'.E22];TRANSLATED_TEAM_NAMES;['2 Groups of 6 KO Format'.$C22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22] &amp; &quot;,&quot;&quot;pitch&quot;&quot;:&quot;&quot;&quot; &amp; [.H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2] &amp; &quot;&quot;&quot;},&quot;&quot;tag&quot;&quot;:&quot;&quot;&quot; &amp; [.A22] &amp; &quot;&quot;&quot;, &quot;&quot;homeTeam&quot;&quot;:&quot;&quot;&quot; &amp; [.F22] &amp; &quot;&quot;&quot;, &quot;&quot;awayTeam&quot;&quot;:&quot;&quot;&quot; &amp; [.G22] &amp; &quot;&quot;&quot;}&quot;" office:value-type="string" office:string-value="{&quot;__v&quot;:0,&quot;index&quot;:21,&quot;pitch&quot;:&quot;3&quot;,&quot;competition&quot;:{&quot;name&quot;:&quot;U14&quot;, &quot;section&quot;:&quot;League&quot;, &quot;group&quot;:&quot;1&quot;},&quot;tag&quot;:&quot;7&quot;, &quot;homeTeam&quot;:&quot;&quot;, &quot;awayTeam&quot;:&quot;&quot;}" calcext:value-type="string">
            <text:p>{"__v":0,"index":21,"pitch":"3","competition":{"name":"U14", "section":"League", "group":"1"},"tag":"7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6 KO Format'.D23];TRANSLATED_TEAM_NAMES;['2 Groups of 6 KO Format'.$C23]+1)">
            <text:p/>
          </table:table-cell>
          <table:table-cell table:style-name="ce10" table:formula="of:=VLOOKUP(['2 Groups of 6 KO Format'.E23];TRANSLATED_TEAM_NAMES;['2 Groups of 6 KO Format'.$C23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23] &amp; &quot;,&quot;&quot;pitch&quot;&quot;:&quot;&quot;&quot; &amp; [.H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3] &amp; &quot;&quot;&quot;},&quot;&quot;tag&quot;&quot;:&quot;&quot;&quot; &amp; [.A23] &amp; &quot;&quot;&quot;, &quot;&quot;homeTeam&quot;&quot;:&quot;&quot;&quot; &amp; [.F23] &amp; &quot;&quot;&quot;, &quot;&quot;awayTeam&quot;&quot;:&quot;&quot;&quot; &amp; [.G23] &amp; &quot;&quot;&quot;}&quot;" office:value-type="string" office:string-value="{&quot;__v&quot;:0,&quot;index&quot;:22,&quot;pitch&quot;:&quot;1&quot;,&quot;competition&quot;:{&quot;name&quot;:&quot;U14&quot;, &quot;section&quot;:&quot;League&quot;, &quot;group&quot;:&quot;2&quot;},&quot;tag&quot;:&quot;8&quot;, &quot;homeTeam&quot;:&quot;&quot;, &quot;awayTeam&quot;:&quot;&quot;}" calcext:value-type="string">
            <text:p>{"__v":0,"index":22,"pitch":"1","competition":{"name":"U14", "section":"League", "group":"2"},"tag":"8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6 KO Format'.D24];TRANSLATED_TEAM_NAMES;['2 Groups of 6 KO Format'.$C24]+1)">
            <text:p/>
          </table:table-cell>
          <table:table-cell table:style-name="ce10" table:formula="of:=VLOOKUP(['2 Groups of 6 KO Format'.E24];TRANSLATED_TEAM_NAMES;['2 Groups of 6 KO Format'.$C24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24] &amp; &quot;,&quot;&quot;pitch&quot;&quot;:&quot;&quot;&quot; &amp; [.H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4] &amp; &quot;&quot;&quot;},&quot;&quot;tag&quot;&quot;:&quot;&quot;&quot; &amp; [.A24] &amp; &quot;&quot;&quot;, &quot;&quot;homeTeam&quot;&quot;:&quot;&quot;&quot; &amp; [.F24] &amp; &quot;&quot;&quot;, &quot;&quot;awayTeam&quot;&quot;:&quot;&quot;&quot; &amp; [.G24] &amp; &quot;&quot;&quot;}&quot;" office:value-type="string" office:string-value="{&quot;__v&quot;:0,&quot;index&quot;:23,&quot;pitch&quot;:&quot;2&quot;,&quot;competition&quot;:{&quot;name&quot;:&quot;U14&quot;, &quot;section&quot;:&quot;League&quot;, &quot;group&quot;:&quot;2&quot;},&quot;tag&quot;:&quot;8&quot;, &quot;homeTeam&quot;:&quot;&quot;, &quot;awayTeam&quot;:&quot;&quot;}" calcext:value-type="string">
            <text:p>{"__v":0,"index":23,"pitch":"2","competition":{"name":"U14", "section":"League", "group":"2"},"tag":"8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6 KO Format'.D25];TRANSLATED_TEAM_NAMES;['2 Groups of 6 KO Format'.$C25]+1)">
            <text:p/>
          </table:table-cell>
          <table:table-cell table:style-name="ce10" table:formula="of:=VLOOKUP(['2 Groups of 6 KO Format'.E25];TRANSLATED_TEAM_NAMES;['2 Groups of 6 KO Format'.$C25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25] &amp; &quot;,&quot;&quot;pitch&quot;&quot;:&quot;&quot;&quot; &amp; [.H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5] &amp; &quot;&quot;&quot;},&quot;&quot;tag&quot;&quot;:&quot;&quot;&quot; &amp; [.A25] &amp; &quot;&quot;&quot;, &quot;&quot;homeTeam&quot;&quot;:&quot;&quot;&quot; &amp; [.F25] &amp; &quot;&quot;&quot;, &quot;&quot;awayTeam&quot;&quot;:&quot;&quot;&quot; &amp; [.G25] &amp; &quot;&quot;&quot;}&quot;" office:value-type="string" office:string-value="{&quot;__v&quot;:0,&quot;index&quot;:24,&quot;pitch&quot;:&quot;3&quot;,&quot;competition&quot;:{&quot;name&quot;:&quot;U14&quot;, &quot;section&quot;:&quot;League&quot;, &quot;group&quot;:&quot;2&quot;},&quot;tag&quot;:&quot;8&quot;, &quot;homeTeam&quot;:&quot;&quot;, &quot;awayTeam&quot;:&quot;&quot;}" calcext:value-type="string">
            <text:p>{"__v":0,"index":24,"pitch":"3","competition":{"name":"U14", "section":"League", "group":"2"},"tag":"8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6 KO Format'.D26];TRANSLATED_TEAM_NAMES;['2 Groups of 6 KO Format'.$C26]+1)">
            <text:p/>
          </table:table-cell>
          <table:table-cell table:style-name="ce10" table:formula="of:=VLOOKUP(['2 Groups of 6 KO Format'.E26];TRANSLATED_TEAM_NAMES;['2 Groups of 6 KO Format'.$C26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26] &amp; &quot;,&quot;&quot;pitch&quot;&quot;:&quot;&quot;&quot; &amp; [.H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6] &amp; &quot;&quot;&quot;},&quot;&quot;tag&quot;&quot;:&quot;&quot;&quot; &amp; [.A26] &amp; &quot;&quot;&quot;, &quot;&quot;homeTeam&quot;&quot;:&quot;&quot;&quot; &amp; [.F26] &amp; &quot;&quot;&quot;, &quot;&quot;awayTeam&quot;&quot;:&quot;&quot;&quot; &amp; [.G26] &amp; &quot;&quot;&quot;}&quot;" office:value-type="string" office:string-value="{&quot;__v&quot;:0,&quot;index&quot;:25,&quot;pitch&quot;:&quot;1&quot;,&quot;competition&quot;:{&quot;name&quot;:&quot;U14&quot;, &quot;section&quot;:&quot;League&quot;, &quot;group&quot;:&quot;1&quot;},&quot;tag&quot;:&quot;9&quot;, &quot;homeTeam&quot;:&quot;&quot;, &quot;awayTeam&quot;:&quot;&quot;}" calcext:value-type="string">
            <text:p>{"__v":0,"index":25,"pitch":"1","competition":{"name":"U14", "section":"League", "group":"1"},"tag":"9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6 KO Format'.D27];TRANSLATED_TEAM_NAMES;['2 Groups of 6 KO Format'.$C27]+1)">
            <text:p/>
          </table:table-cell>
          <table:table-cell table:style-name="ce10" table:formula="of:=VLOOKUP(['2 Groups of 6 KO Format'.E27];TRANSLATED_TEAM_NAMES;['2 Groups of 6 KO Format'.$C27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27] &amp; &quot;,&quot;&quot;pitch&quot;&quot;:&quot;&quot;&quot; &amp; [.H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7] &amp; &quot;&quot;&quot;},&quot;&quot;tag&quot;&quot;:&quot;&quot;&quot; &amp; [.A27] &amp; &quot;&quot;&quot;, &quot;&quot;homeTeam&quot;&quot;:&quot;&quot;&quot; &amp; [.F27] &amp; &quot;&quot;&quot;, &quot;&quot;awayTeam&quot;&quot;:&quot;&quot;&quot; &amp; [.G27] &amp; &quot;&quot;&quot;}&quot;" office:value-type="string" office:string-value="{&quot;__v&quot;:0,&quot;index&quot;:26,&quot;pitch&quot;:&quot;2&quot;,&quot;competition&quot;:{&quot;name&quot;:&quot;U14&quot;, &quot;section&quot;:&quot;League&quot;, &quot;group&quot;:&quot;1&quot;},&quot;tag&quot;:&quot;9&quot;, &quot;homeTeam&quot;:&quot;&quot;, &quot;awayTeam&quot;:&quot;&quot;}" calcext:value-type="string">
            <text:p>{"__v":0,"index":26,"pitch":"2","competition":{"name":"U14", "section":"League", "group":"1"},"tag":"9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6 KO Format'.D28];TRANSLATED_TEAM_NAMES;['2 Groups of 6 KO Format'.$C28]+1)">
            <text:p/>
          </table:table-cell>
          <table:table-cell table:style-name="ce10" table:formula="of:=VLOOKUP(['2 Groups of 6 KO Format'.E28];TRANSLATED_TEAM_NAMES;['2 Groups of 6 KO Format'.$C28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28] &amp; &quot;,&quot;&quot;pitch&quot;&quot;:&quot;&quot;&quot; &amp; [.H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8] &amp; &quot;&quot;&quot;},&quot;&quot;tag&quot;&quot;:&quot;&quot;&quot; &amp; [.A28] &amp; &quot;&quot;&quot;, &quot;&quot;homeTeam&quot;&quot;:&quot;&quot;&quot; &amp; [.F28] &amp; &quot;&quot;&quot;, &quot;&quot;awayTeam&quot;&quot;:&quot;&quot;&quot; &amp; [.G28] &amp; &quot;&quot;&quot;}&quot;" office:value-type="string" office:string-value="{&quot;__v&quot;:0,&quot;index&quot;:27,&quot;pitch&quot;:&quot;3&quot;,&quot;competition&quot;:{&quot;name&quot;:&quot;U14&quot;, &quot;section&quot;:&quot;League&quot;, &quot;group&quot;:&quot;1&quot;},&quot;tag&quot;:&quot;9&quot;, &quot;homeTeam&quot;:&quot;&quot;, &quot;awayTeam&quot;:&quot;&quot;}" calcext:value-type="string">
            <text:p>{"__v":0,"index":27,"pitch":"3","competition":{"name":"U14", "section":"League", "group":"1"},"tag":"9", "homeTeam":"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6 KO Format'.D29];TRANSLATED_TEAM_NAMES;['2 Groups of 6 KO Format'.$C29]+1)">
            <text:p/>
          </table:table-cell>
          <table:table-cell table:style-name="ce10" table:formula="of:=VLOOKUP(['2 Groups of 6 KO Format'.E29];TRANSLATED_TEAM_NAMES;['2 Groups of 6 KO Format'.$C29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29] &amp; &quot;,&quot;&quot;pitch&quot;&quot;:&quot;&quot;&quot; &amp; [.H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9] &amp; &quot;&quot;&quot;},&quot;&quot;tag&quot;&quot;:&quot;&quot;&quot; &amp; [.A29] &amp; &quot;&quot;&quot;, &quot;&quot;homeTeam&quot;&quot;:&quot;&quot;&quot; &amp; [.F29] &amp; &quot;&quot;&quot;, &quot;&quot;awayTeam&quot;&quot;:&quot;&quot;&quot; &amp; [.G29] &amp; &quot;&quot;&quot;}&quot;" office:value-type="string" office:string-value="{&quot;__v&quot;:0,&quot;index&quot;:28,&quot;pitch&quot;:&quot;1&quot;,&quot;competition&quot;:{&quot;name&quot;:&quot;U14&quot;, &quot;section&quot;:&quot;League&quot;, &quot;group&quot;:&quot;2&quot;},&quot;tag&quot;:&quot;10&quot;, &quot;homeTeam&quot;:&quot;&quot;, &quot;awayTeam&quot;:&quot;&quot;}" calcext:value-type="string">
            <text:p>{"__v":0,"index":28,"pitch":"1","competition":{"name":"U14", "section":"League", "group":"2"},"tag":"10", "homeTeam":"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6 KO Format'.D30];TRANSLATED_TEAM_NAMES;['2 Groups of 6 KO Format'.$C30]+1)">
            <text:p/>
          </table:table-cell>
          <table:table-cell table:style-name="ce10" table:formula="of:=VLOOKUP(['2 Groups of 6 KO Format'.E30];TRANSLATED_TEAM_NAMES;['2 Groups of 6 KO Format'.$C30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30] &amp; &quot;,&quot;&quot;pitch&quot;&quot;:&quot;&quot;&quot; &amp; [.H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0] &amp; &quot;&quot;&quot;},&quot;&quot;tag&quot;&quot;:&quot;&quot;&quot; &amp; [.A30] &amp; &quot;&quot;&quot;, &quot;&quot;homeTeam&quot;&quot;:&quot;&quot;&quot; &amp; [.F30] &amp; &quot;&quot;&quot;, &quot;&quot;awayTeam&quot;&quot;:&quot;&quot;&quot; &amp; [.G30] &amp; &quot;&quot;&quot;}&quot;" office:value-type="string" office:string-value="{&quot;__v&quot;:0,&quot;index&quot;:29,&quot;pitch&quot;:&quot;2&quot;,&quot;competition&quot;:{&quot;name&quot;:&quot;U14&quot;, &quot;section&quot;:&quot;League&quot;, &quot;group&quot;:&quot;2&quot;},&quot;tag&quot;:&quot;10&quot;, &quot;homeTeam&quot;:&quot;&quot;, &quot;awayTeam&quot;:&quot;&quot;}" calcext:value-type="string">
            <text:p>{"__v":0,"index":29,"pitch":"2","competition":{"name":"U14", "section":"League", "group":"2"},"tag":"10", "homeTeam":"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6 KO Format'.D31];TRANSLATED_TEAM_NAMES;['2 Groups of 6 KO Format'.$C31]+1)">
            <text:p/>
          </table:table-cell>
          <table:table-cell table:style-name="ce10" table:formula="of:=VLOOKUP(['2 Groups of 6 KO Format'.E31];TRANSLATED_TEAM_NAMES;['2 Groups of 6 KO Format'.$C31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31] &amp; &quot;,&quot;&quot;pitch&quot;&quot;:&quot;&quot;&quot; &amp; [.H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1] &amp; &quot;&quot;&quot;},&quot;&quot;tag&quot;&quot;:&quot;&quot;&quot; &amp; [.A31] &amp; &quot;&quot;&quot;, &quot;&quot;homeTeam&quot;&quot;:&quot;&quot;&quot; &amp; [.F31] &amp; &quot;&quot;&quot;, &quot;&quot;awayTeam&quot;&quot;:&quot;&quot;&quot; &amp; [.G31] &amp; &quot;&quot;&quot;}&quot;" office:value-type="string" office:string-value="{&quot;__v&quot;:0,&quot;index&quot;:30,&quot;pitch&quot;:&quot;3&quot;,&quot;competition&quot;:{&quot;name&quot;:&quot;U14&quot;, &quot;section&quot;:&quot;League&quot;, &quot;group&quot;:&quot;2&quot;},&quot;tag&quot;:&quot;10&quot;, &quot;homeTeam&quot;:&quot;&quot;, &quot;awayTeam&quot;:&quot;&quot;}" calcext:value-type="string">
            <text:p>{"__v":0,"index":30,"pitch":"3","competition":{"name":"U14", "section":"League", "group":"2"},"tag":"10", "homeTeam":"", "awayTeam":""}</text:p>
          </table:table-cell>
        </table:table-row>
        <table:table-row table:style-name="ro1">
          <table:table-cell office:value-type="string" calcext:value-type="string">
            <text:p>QF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4<text:span text:style-name="T1">th</text:span> Group 2</text:p>
          </table:table-cell>
          <table:table-cell table:formula="of:=AGE_GROUP_TRANSLATED&amp;&quot;_&quot;&amp;SECTION_TRANSLATED&amp;&quot;_QF1&quot;" office:value-type="string" office:string-value="U14_League_QF1" calcext:value-type="string">
            <text:p>U14_League_QF1</text:p>
          </table:table-cell>
          <table:table-cell table:style-name="ce10" table:formula="of:=AGE_GROUP_TRANSLATED&amp;&quot;_&quot;&amp;SECTION_TRANSLATED&amp;&quot;_G1_P1&quot;" office:value-type="string" office:string-value="U14_League_G1_P1" calcext:value-type="string">
            <text:p>U14_League_G1_P1</text:p>
          </table:table-cell>
          <table:table-cell table:style-name="ce10" table:formula="of:=AGE_GROUP_TRANSLATED&amp;&quot;_&quot;&amp;SECTION_TRANSLATED&amp;&quot;_G2_P4&quot;" office:value-type="string" office:string-value="U14_League_G2_P4" calcext:value-type="string">
            <text:p>U14_League_G2_P4</text:p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32] &amp; &quot;,&quot;&quot;pitch&quot;&quot;:&quot;&quot;&quot; &amp; [.H3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2] &amp; &quot;&quot;&quot;, &quot;&quot;homeTeam&quot;&quot;:&quot;&quot;&quot; &amp; [.C32] &amp; &quot;&quot;&quot;, &quot;&quot;awayTeam&quot;&quot;:&quot;&quot;&quot; &amp; [.D32] &amp; &quot;&quot;&quot;, &quot;&quot;homeTeamFrom&quot;&quot;:&quot;&quot;&quot; &amp; [.F32] &amp; &quot;&quot;&quot;, &quot;&quot;awayTeamFrom&quot;&quot;:&quot;&quot;&quot; &amp; [.G32] &amp; &quot;&quot;&quot;, &quot;&quot;stage2Tag&quot;&quot;:&quot;&quot;&quot; &amp; [.E32] &amp; &quot;&quot;&quot;}&quot;" office:value-type="string" office:string-value="{&quot;__v&quot;:0,&quot;index&quot;:31,&quot;pitch&quot;:&quot;1&quot;,&quot;competition&quot;:{&quot;name&quot;:&quot;U14&quot;, &quot;section&quot;:&quot;League&quot;},&quot;tag&quot;:&quot;QF1&quot;, &quot;homeTeam&quot;:&quot;Winner Group 1&quot;, &quot;awayTeam&quot;:&quot;4th Group 2&quot;, &quot;homeTeamFrom&quot;:&quot;U14_League_G1_P1&quot;, &quot;awayTeamFrom&quot;:&quot;U14_League_G2_P4&quot;, &quot;stage2Tag&quot;:&quot;U14_League_QF1&quot;}" calcext:value-type="string">
            <text:p>{"__v":0,"index":31,"pitch":"1","competition":{"name":"U14", "section":"League"},"tag":"QF1", "homeTeam":"Winner Group 1", "awayTeam":"4th Group 2", "homeTeamFrom":"U14_League_G1_P1", "awayTeamFrom":"U14_League_G2_P4", "stage2Tag":"U14_League_QF1"}</text:p>
          </table:table-cell>
        </table:table-row>
        <table:table-row table:style-name="ro1">
          <table:table-cell office:value-type="string" calcext:value-type="string">
            <text:p>QF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4<text:span text:style-name="T1">th</text:span> Group 1</text:p>
          </table:table-cell>
          <table:table-cell table:formula="of:=AGE_GROUP_TRANSLATED&amp;&quot;_&quot;&amp;SECTION_TRANSLATED&amp;&quot;_QF2&quot;" office:value-type="string" office:string-value="U14_League_QF2" calcext:value-type="string">
            <text:p>U14_League_QF2</text:p>
          </table:table-cell>
          <table:table-cell table:style-name="ce10" table:formula="of:=AGE_GROUP_TRANSLATED&amp;&quot;_&quot;&amp;SECTION_TRANSLATED&amp;&quot;_G2_P1&quot;" office:value-type="string" office:string-value="U14_League_G2_P1" calcext:value-type="string">
            <text:p>U14_League_G2_P1</text:p>
          </table:table-cell>
          <table:table-cell table:style-name="ce10" table:formula="of:=AGE_GROUP_TRANSLATED&amp;&quot;_&quot;&amp;SECTION_TRANSLATED&amp;&quot;_G1_P4&quot;" office:value-type="string" office:string-value="U14_League_G1_P4" calcext:value-type="string">
            <text:p>U14_League_G1_P4</text:p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33] &amp; &quot;,&quot;&quot;pitch&quot;&quot;:&quot;&quot;&quot; &amp; [.H3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3] &amp; &quot;&quot;&quot;, &quot;&quot;homeTeam&quot;&quot;:&quot;&quot;&quot; &amp; [.C33] &amp; &quot;&quot;&quot;, &quot;&quot;awayTeam&quot;&quot;:&quot;&quot;&quot; &amp; [.D33] &amp; &quot;&quot;&quot;, &quot;&quot;homeTeamFrom&quot;&quot;:&quot;&quot;&quot; &amp; [.F33] &amp; &quot;&quot;&quot;, &quot;&quot;awayTeamFrom&quot;&quot;:&quot;&quot;&quot; &amp; [.G33] &amp; &quot;&quot;&quot;, &quot;&quot;stage2Tag&quot;&quot;:&quot;&quot;&quot; &amp; [.E33] &amp; &quot;&quot;&quot;}&quot;" office:value-type="string" office:string-value="{&quot;__v&quot;:0,&quot;index&quot;:32,&quot;pitch&quot;:&quot;2&quot;,&quot;competition&quot;:{&quot;name&quot;:&quot;U14&quot;, &quot;section&quot;:&quot;League&quot;},&quot;tag&quot;:&quot;QF2&quot;, &quot;homeTeam&quot;:&quot;Winner Group 2&quot;, &quot;awayTeam&quot;:&quot;4th Group 1&quot;, &quot;homeTeamFrom&quot;:&quot;U14_League_G2_P1&quot;, &quot;awayTeamFrom&quot;:&quot;U14_League_G1_P4&quot;, &quot;stage2Tag&quot;:&quot;U14_League_QF2&quot;}" calcext:value-type="string">
            <text:p>{"__v":0,"index":32,"pitch":"2","competition":{"name":"U14", "section":"League"},"tag":"QF2", "homeTeam":"Winner Group 2", "awayTeam":"4th Group 1", "homeTeamFrom":"U14_League_G2_P1", "awayTeamFrom":"U14_League_G1_P4", "stage2Tag":"U14_League_QF2"}</text:p>
          </table:table-cell>
        </table:table-row>
        <table:table-row table:style-name="ro1">
          <table:table-cell office:value-type="string" calcext:value-type="string">
            <text:p>QF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3<text:span text:style-name="T1">rd</text:span> Group 2</text:p>
          </table:table-cell>
          <table:table-cell table:formula="of:=AGE_GROUP_TRANSLATED&amp;&quot;_&quot;&amp;SECTION_TRANSLATED&amp;&quot;_QF3&quot;" office:value-type="string" office:string-value="U14_League_QF3" calcext:value-type="string">
            <text:p>U14_League_QF3</text:p>
          </table:table-cell>
          <table:table-cell table:style-name="ce10" table:formula="of:=AGE_GROUP_TRANSLATED&amp;&quot;_&quot;&amp;SECTION_TRANSLATED&amp;&quot;_G1_P2&quot;" office:value-type="string" office:string-value="U14_League_G1_P2" calcext:value-type="string">
            <text:p>U14_League_G1_P2</text:p>
          </table:table-cell>
          <table:table-cell table:style-name="ce10" table:formula="of:=AGE_GROUP_TRANSLATED&amp;&quot;_&quot;&amp;SECTION_TRANSLATED&amp;&quot;_G2_P3&quot;" office:value-type="string" office:string-value="U14_League_G2_P3" calcext:value-type="string">
            <text:p>U14_League_G2_P3</text:p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34] &amp; &quot;,&quot;&quot;pitch&quot;&quot;:&quot;&quot;&quot; &amp; [.H3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4] &amp; &quot;&quot;&quot;, &quot;&quot;homeTeam&quot;&quot;:&quot;&quot;&quot; &amp; [.C34] &amp; &quot;&quot;&quot;, &quot;&quot;awayTeam&quot;&quot;:&quot;&quot;&quot; &amp; [.D34] &amp; &quot;&quot;&quot;, &quot;&quot;homeTeamFrom&quot;&quot;:&quot;&quot;&quot; &amp; [.F34] &amp; &quot;&quot;&quot;, &quot;&quot;awayTeamFrom&quot;&quot;:&quot;&quot;&quot; &amp; [.G34] &amp; &quot;&quot;&quot;, &quot;&quot;stage2Tag&quot;&quot;:&quot;&quot;&quot; &amp; [.E34] &amp; &quot;&quot;&quot;}&quot;" office:value-type="string" office:string-value="{&quot;__v&quot;:0,&quot;index&quot;:33,&quot;pitch&quot;:&quot;3&quot;,&quot;competition&quot;:{&quot;name&quot;:&quot;U14&quot;, &quot;section&quot;:&quot;League&quot;},&quot;tag&quot;:&quot;QF3&quot;, &quot;homeTeam&quot;:&quot;2nd Group 1&quot;, &quot;awayTeam&quot;:&quot;3rd Group 2&quot;, &quot;homeTeamFrom&quot;:&quot;U14_League_G1_P2&quot;, &quot;awayTeamFrom&quot;:&quot;U14_League_G2_P3&quot;, &quot;stage2Tag&quot;:&quot;U14_League_QF3&quot;}" calcext:value-type="string">
            <text:p>{"__v":0,"index":33,"pitch":"3","competition":{"name":"U14", "section":"League"},"tag":"QF3", "homeTeam":"2nd Group 1", "awayTeam":"3rd Group 2", "homeTeamFrom":"U14_League_G1_P2", "awayTeamFrom":"U14_League_G2_P3", "stage2Tag":"U14_League_QF3"}</text:p>
          </table:table-cell>
        </table:table-row>
        <table:table-row table:style-name="ro1">
          <table:table-cell office:value-type="string" calcext:value-type="string">
            <text:p>QF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3<text:span text:style-name="T1">rd</text:span> Group 1</text:p>
          </table:table-cell>
          <table:table-cell table:formula="of:=AGE_GROUP_TRANSLATED&amp;&quot;_&quot;&amp;SECTION_TRANSLATED&amp;&quot;_QF4&quot;" office:value-type="string" office:string-value="U14_League_QF4" calcext:value-type="string">
            <text:p>U14_League_QF4</text:p>
          </table:table-cell>
          <table:table-cell table:style-name="ce10" table:formula="of:=AGE_GROUP_TRANSLATED&amp;&quot;_&quot;&amp;SECTION_TRANSLATED&amp;&quot;_G2_P2&quot;" office:value-type="string" office:string-value="U14_League_G2_P2" calcext:value-type="string">
            <text:p>U14_League_G2_P2</text:p>
          </table:table-cell>
          <table:table-cell table:style-name="ce10" table:formula="of:=AGE_GROUP_TRANSLATED&amp;&quot;_&quot;&amp;SECTION_TRANSLATED&amp;&quot;_G1_P3&quot;" office:value-type="string" office:string-value="U14_League_G1_P3" calcext:value-type="string">
            <text:p>U14_League_G1_P3</text:p>
          </table:table-cell>
          <table:table-cell table:style-name="ce20" office:value-type="float" office:value="1" calcext:value-type="float">
            <text:p>1</text:p>
          </table:table-cell>
          <table:table-cell table:formula="of:=&quot;{&quot;&quot;__v&quot;&quot;:0,&quot;&quot;index&quot;&quot;:&quot; &amp; [.B35] &amp; &quot;,&quot;&quot;pitch&quot;&quot;:&quot;&quot;&quot; &amp; [.H3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5] &amp; &quot;&quot;&quot;, &quot;&quot;homeTeam&quot;&quot;:&quot;&quot;&quot; &amp; [.C35] &amp; &quot;&quot;&quot;, &quot;&quot;awayTeam&quot;&quot;:&quot;&quot;&quot; &amp; [.D35] &amp; &quot;&quot;&quot;, &quot;&quot;homeTeamFrom&quot;&quot;:&quot;&quot;&quot; &amp; [.F35] &amp; &quot;&quot;&quot;, &quot;&quot;awayTeamFrom&quot;&quot;:&quot;&quot;&quot; &amp; [.G35] &amp; &quot;&quot;&quot;, &quot;&quot;stage2Tag&quot;&quot;:&quot;&quot;&quot; &amp; [.E35] &amp; &quot;&quot;&quot;}&quot;" office:value-type="string" office:string-value="{&quot;__v&quot;:0,&quot;index&quot;:34,&quot;pitch&quot;:&quot;1&quot;,&quot;competition&quot;:{&quot;name&quot;:&quot;U14&quot;, &quot;section&quot;:&quot;League&quot;},&quot;tag&quot;:&quot;QF4&quot;, &quot;homeTeam&quot;:&quot;2nd Group 2&quot;, &quot;awayTeam&quot;:&quot;3rd Group 1&quot;, &quot;homeTeamFrom&quot;:&quot;U14_League_G2_P2&quot;, &quot;awayTeamFrom&quot;:&quot;U14_League_G1_P3&quot;, &quot;stage2Tag&quot;:&quot;U14_League_QF4&quot;}" calcext:value-type="string">
            <text:p>{"__v":0,"index":34,"pitch":"1","competition":{"name":"U14", "section":"League"},"tag":"QF4", "homeTeam":"2nd Group 2", "awayTeam":"3rd Group 1", "homeTeamFrom":"U14_League_G2_P2", "awayTeamFrom":"U14_League_G1_P3", "stage2Tag":"U14_League_QF4"}</text:p>
          </table:table-cell>
        </table:table-row>
        <table:table-row table:style-name="ro1">
          <table:table-cell office:value-type="string" calcext:value-type="string">
            <text:p>SF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inner QF1</text:p>
          </table:table-cell>
          <table:table-cell office:value-type="string" calcext:value-type="string">
            <text:p>Winner QF4</text:p>
          </table:table-cell>
          <table:table-cell table:formula="of:=AGE_GROUP_TRANSLATED&amp;&quot;_&quot;&amp;SECTION_TRANSLATED&amp;&quot;_SF1&quot;" office:value-type="string" office:string-value="U14_League_SF1" calcext:value-type="string">
            <text:p>U14_League_SF1</text:p>
          </table:table-cell>
          <table:table-cell table:style-name="ce10" table:formula="of:=AGE_GROUP_TRANSLATED&amp;&quot;_&quot;&amp;SECTION_TRANSLATED&amp;&quot;_QF1&quot;" office:value-type="string" office:string-value="U14_League_QF1" calcext:value-type="string">
            <text:p>U14_League_QF1</text:p>
          </table:table-cell>
          <table:table-cell table:style-name="ce10" table:formula="of:=AGE_GROUP_TRANSLATED&amp;&quot;_&quot;&amp;SECTION_TRANSLATED&amp;&quot;_QF4&quot;" office:value-type="string" office:string-value="U14_League_QF4" calcext:value-type="string">
            <text:p>U14_League_QF4</text:p>
          </table:table-cell>
          <table:table-cell table:style-name="ce20" office:value-type="float" office:value="2" calcext:value-type="float">
            <text:p>2</text:p>
          </table:table-cell>
          <table:table-cell table:formula="of:=&quot;{&quot;&quot;__v&quot;&quot;:0,&quot;&quot;index&quot;&quot;:&quot; &amp; [.B36] &amp; &quot;,&quot;&quot;pitch&quot;&quot;:&quot;&quot;&quot; &amp; [.H3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6] &amp; &quot;&quot;&quot;, &quot;&quot;homeTeam&quot;&quot;:&quot;&quot;&quot; &amp; [.C36] &amp; &quot;&quot;&quot;, &quot;&quot;awayTeam&quot;&quot;:&quot;&quot;&quot; &amp; [.D36] &amp; &quot;&quot;&quot;, &quot;&quot;homeTeamFrom&quot;&quot;:&quot;&quot;&quot; &amp; [.F36] &amp; &quot;&quot;&quot;, &quot;&quot;awayTeamFrom&quot;&quot;:&quot;&quot;&quot; &amp; [.G36] &amp; &quot;&quot;&quot;, &quot;&quot;stage2Tag&quot;&quot;:&quot;&quot;&quot; &amp; [.E36] &amp; &quot;&quot;&quot;}&quot;" office:value-type="string" office:string-value="{&quot;__v&quot;:0,&quot;index&quot;:35,&quot;pitch&quot;:&quot;2&quot;,&quot;competition&quot;:{&quot;name&quot;:&quot;U14&quot;, &quot;section&quot;:&quot;League&quot;},&quot;tag&quot;:&quot;SF1&quot;, &quot;homeTeam&quot;:&quot;Winner QF1&quot;, &quot;awayTeam&quot;:&quot;Winner QF4&quot;, &quot;homeTeamFrom&quot;:&quot;U14_League_QF1&quot;, &quot;awayTeamFrom&quot;:&quot;U14_League_QF4&quot;, &quot;stage2Tag&quot;:&quot;U14_League_SF1&quot;}" calcext:value-type="string">
            <text:p>{"__v":0,"index":35,"pitch":"2","competition":{"name":"U14", "section":"League"},"tag":"SF1", "homeTeam":"Winner QF1", "awayTeam":"Winner QF4", "homeTeamFrom":"U14_League_QF1", "awayTeamFrom":"U14_League_QF4", "stage2Tag":"U14_League_SF1"}</text:p>
          </table:table-cell>
        </table:table-row>
        <table:table-row table:style-name="ro1">
          <table:table-cell office:value-type="string" calcext:value-type="string">
            <text:p>SF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inner QF2</text:p>
          </table:table-cell>
          <table:table-cell office:value-type="string" calcext:value-type="string">
            <text:p>Winner QF3</text:p>
          </table:table-cell>
          <table:table-cell table:formula="of:=AGE_GROUP_TRANSLATED&amp;&quot;_&quot;&amp;SECTION_TRANSLATED&amp;&quot;_SF2&quot;" office:value-type="string" office:string-value="U14_League_SF2" calcext:value-type="string">
            <text:p>U14_League_SF2</text:p>
          </table:table-cell>
          <table:table-cell table:style-name="ce10" table:formula="of:=AGE_GROUP_TRANSLATED&amp;&quot;_&quot;&amp;SECTION_TRANSLATED&amp;&quot;_QF2&quot;" office:value-type="string" office:string-value="U14_League_QF2" calcext:value-type="string">
            <text:p>U14_League_QF2</text:p>
          </table:table-cell>
          <table:table-cell table:style-name="ce10" table:formula="of:=AGE_GROUP_TRANSLATED&amp;&quot;_&quot;&amp;SECTION_TRANSLATED&amp;&quot;_QF3&quot;" office:value-type="string" office:string-value="U14_League_QF3" calcext:value-type="string">
            <text:p>U14_League_QF3</text:p>
          </table:table-cell>
          <table:table-cell table:style-name="ce20" office:value-type="float" office:value="3" calcext:value-type="float">
            <text:p>3</text:p>
          </table:table-cell>
          <table:table-cell table:formula="of:=&quot;{&quot;&quot;__v&quot;&quot;:0,&quot;&quot;index&quot;&quot;:&quot; &amp; [.B37] &amp; &quot;,&quot;&quot;pitch&quot;&quot;:&quot;&quot;&quot; &amp; [.H3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7] &amp; &quot;&quot;&quot;, &quot;&quot;homeTeam&quot;&quot;:&quot;&quot;&quot; &amp; [.C37] &amp; &quot;&quot;&quot;, &quot;&quot;awayTeam&quot;&quot;:&quot;&quot;&quot; &amp; [.D37] &amp; &quot;&quot;&quot;, &quot;&quot;homeTeamFrom&quot;&quot;:&quot;&quot;&quot; &amp; [.F37] &amp; &quot;&quot;&quot;, &quot;&quot;awayTeamFrom&quot;&quot;:&quot;&quot;&quot; &amp; [.G37] &amp; &quot;&quot;&quot;, &quot;&quot;stage2Tag&quot;&quot;:&quot;&quot;&quot; &amp; [.E37] &amp; &quot;&quot;&quot;}&quot;" office:value-type="string" office:string-value="{&quot;__v&quot;:0,&quot;index&quot;:36,&quot;pitch&quot;:&quot;3&quot;,&quot;competition&quot;:{&quot;name&quot;:&quot;U14&quot;, &quot;section&quot;:&quot;League&quot;},&quot;tag&quot;:&quot;SF2&quot;, &quot;homeTeam&quot;:&quot;Winner QF2&quot;, &quot;awayTeam&quot;:&quot;Winner QF3&quot;, &quot;homeTeamFrom&quot;:&quot;U14_League_QF2&quot;, &quot;awayTeamFrom&quot;:&quot;U14_League_QF3&quot;, &quot;stage2Tag&quot;:&quot;U14_League_SF2&quot;}" calcext:value-type="string">
            <text:p>{"__v":0,"index":36,"pitch":"3","competition":{"name":"U14", "section":"League"},"tag":"SF2", "homeTeam":"Winner QF2", "awayTeam":"Winner QF3", "homeTeamFrom":"U14_League_QF2", "awayTeamFrom":"U14_League_QF3", "stage2Tag":"U14_League_SF2"}</text:p>
          </table:table-cell>
        </table:table-row>
        <table:table-row table:style-name="ro1">
          <table:table-cell office:value-type="string" calcext:value-type="string">
            <text:p>FN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formula="of:=AGE_GROUP_TRANSLATED&amp;&quot;_&quot;&amp;SECTION_TRANSLATED&amp;&quot;_FNL&quot;" office:value-type="string" office:string-value="U14_League_FNL" calcext:value-type="string">
            <text:p>U14_League_FNL</text:p>
          </table:table-cell>
          <table:table-cell table:style-name="ce10" table:formula="of:=AGE_GROUP_TRANSLATED&amp;&quot;_&quot;&amp;SECTION_TRANSLATED&amp;&quot;_SF1&quot;" office:value-type="string" office:string-value="U14_League_SF1" calcext:value-type="string">
            <text:p>U14_League_SF1</text:p>
          </table:table-cell>
          <table:table-cell table:style-name="ce10" table:formula="of:=AGE_GROUP_TRANSLATED&amp;&quot;_&quot;&amp;SECTION_TRANSLATED&amp;&quot;_SF2&quot;" office:value-type="string" office:string-value="U14_League_SF2" calcext:value-type="string">
            <text:p>U14_League_SF2</text:p>
          </table:table-cell>
          <table:table-cell table:style-name="ce20" office:value-type="float" office:value="1" calcext:value-type="float">
            <text:p>1</text:p>
          </table:table-cell>
          <table:table-cell table:formula="of:=&quot;{&quot;&quot;__v&quot;&quot;:0,&quot;&quot;index&quot;&quot;:&quot; &amp; [.B38] &amp; &quot;,&quot;&quot;pitch&quot;&quot;:&quot;&quot;&quot; &amp; [.H3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8] &amp; &quot;&quot;&quot;, &quot;&quot;homeTeam&quot;&quot;:&quot;&quot;&quot; &amp; [.C38] &amp; &quot;&quot;&quot;, &quot;&quot;awayTeam&quot;&quot;:&quot;&quot;&quot; &amp; [.D38] &amp; &quot;&quot;&quot;, &quot;&quot;homeTeamFrom&quot;&quot;:&quot;&quot;&quot; &amp; [.F38] &amp; &quot;&quot;&quot;, &quot;&quot;awayTeamFrom&quot;&quot;:&quot;&quot;&quot; &amp; [.G38] &amp; &quot;&quot;&quot;, &quot;&quot;stage2Tag&quot;&quot;:&quot;&quot;&quot; &amp; [.E38] &amp; &quot;&quot;&quot;}&quot;" office:value-type="string" office:string-value="{&quot;__v&quot;:0,&quot;index&quot;:37,&quot;pitch&quot;:&quot;1&quot;,&quot;competition&quot;:{&quot;name&quot;:&quot;U14&quot;, &quot;section&quot;:&quot;League&quot;},&quot;tag&quot;:&quot;FNL&quot;, &quot;homeTeam&quot;:&quot;Winner SF1&quot;, &quot;awayTeam&quot;:&quot;Winner SF2&quot;, &quot;homeTeamFrom&quot;:&quot;U14_League_SF1&quot;, &quot;awayTeamFrom&quot;:&quot;U14_League_SF2&quot;, &quot;stage2Tag&quot;:&quot;U14_League_FNL&quot;}" calcext:value-type="string">
            <text:p>{"__v":0,"index":37,"pitch":"1","competition":{"name":"U14", "section":"League"},"tag":"FNL", "homeTeam":"Winner SF1", "awayTeam":"Winner SF2", "homeTeamFrom":"U14_League_SF1", "awayTeamFrom":"U14_League_SF2", "stage2Tag":"U14_League_FNL"}</text:p>
          </table:table-cell>
        </table:table-row>
        <table:table-row table:style-name="ro1" table:number-rows-repeated="104853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 Groups of 6 PO plus KO" table:style-name="ta1" table:protected="true">
        <loext:table-protection loext:select-protected-cells="true" loext:select-unprotected-cells="true"/>
        <table:table-column table:style-name="co4" table:visibility="collapse" table:default-cell-style-name="ce8"/>
        <table:table-column table:style-name="co5" table:visibility="collapse" table:default-cell-style-name="ce8"/>
        <table:table-column table:style-name="co6" table:visibility="collapse" table:default-cell-style-name="ce9"/>
        <table:table-column table:style-name="co6" table:visibility="collapse" table:number-columns-repeated="2" table:default-cell-style-name="ce10"/>
        <table:table-column table:style-name="co7" table:visibility="collapse" table:default-cell-style-name="ce11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ce13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0" table:number-columns-repeated="2"/>
          <table:table-cell table:style-name="ce10" office:value-type="string" calcext:value-type="string">
            <text:p>Pitch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6 PO plus KO'.D2];TRANSLATED_TEAM_NAMES;['2 Groups of 6 PO plus KO'.$C2]+1)">
            <text:p/>
          </table:table-cell>
          <table:table-cell table:style-name="ce10" table:formula="of:=VLOOKUP(['2 Groups of 6 PO plus KO'.E2];TRANSLATED_TEAM_NAMES;['2 Groups of 6 PO plus KO'.$C2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2] &amp; &quot;,&quot;&quot;pitch&quot;&quot;:&quot;&quot;&quot; &amp; [.H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 &quot;&quot;&quot;},&quot;&quot;tag&quot;&quot;:&quot;&quot;&quot; &amp; [.A2] &amp; &quot;&quot;&quot;, &quot;&quot;homeTeam&quot;&quot;:&quot;&quot;&quot; &amp; [.F2] &amp; &quot;&quot;&quot;, &quot;&quot;awayTeam&quot;&quot;:&quot;&quot;&quot; &amp; [.G2] &amp; &quot;&quot;&quot;}&quot;" office:value-type="string" office:string-value="{&quot;__v&quot;:0,&quot;index&quot;:1,&quot;pitch&quot;:&quot;1&quot;,&quot;competition&quot;:{&quot;name&quot;:&quot;U14&quot;, &quot;section&quot;:&quot;League&quot;, &quot;group&quot;:&quot;1&quot;},&quot;tag&quot;:&quot;1&quot;, &quot;homeTeam&quot;:&quot;&quot;, &quot;awayTeam&quot;:&quot;&quot;}" calcext:value-type="string">
            <text:p>{"__v":0,"index":1,"pitch":"1","competition":{"name":"U14", "section":"League", "group":"1"},"tag":"1", "homeTeam":"", "awayTeam":"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6 PO plus KO'.D3];TRANSLATED_TEAM_NAMES;['2 Groups of 6 PO plus KO'.$C3]+1)">
            <text:p/>
          </table:table-cell>
          <table:table-cell table:style-name="ce10" table:formula="of:=VLOOKUP(['2 Groups of 6 PO plus KO'.E3];TRANSLATED_TEAM_NAMES;['2 Groups of 6 PO plus KO'.$C3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3] &amp; &quot;,&quot;&quot;pitch&quot;&quot;:&quot;&quot;&quot; &amp; [.H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 &quot;&quot;&quot;},&quot;&quot;tag&quot;&quot;:&quot;&quot;&quot; &amp; [.A3] &amp; &quot;&quot;&quot;, &quot;&quot;homeTeam&quot;&quot;:&quot;&quot;&quot; &amp; [.F3] &amp; &quot;&quot;&quot;, &quot;&quot;awayTeam&quot;&quot;:&quot;&quot;&quot; &amp; [.G3] &amp; &quot;&quot;&quot;}&quot;" office:value-type="string" office:string-value="{&quot;__v&quot;:0,&quot;index&quot;:2,&quot;pitch&quot;:&quot;2&quot;,&quot;competition&quot;:{&quot;name&quot;:&quot;U14&quot;, &quot;section&quot;:&quot;League&quot;, &quot;group&quot;:&quot;1&quot;},&quot;tag&quot;:&quot;1&quot;, &quot;homeTeam&quot;:&quot;&quot;, &quot;awayTeam&quot;:&quot;&quot;}" calcext:value-type="string">
            <text:p>{"__v":0,"index":2,"pitch":"2","competition":{"name":"U14", "section":"League", "group":"1"},"tag":"1", "homeTeam":"", "awayTeam":"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6 PO plus KO'.D4];TRANSLATED_TEAM_NAMES;['2 Groups of 6 PO plus KO'.$C4]+1)">
            <text:p/>
          </table:table-cell>
          <table:table-cell table:style-name="ce10" table:formula="of:=VLOOKUP(['2 Groups of 6 PO plus KO'.E4];TRANSLATED_TEAM_NAMES;['2 Groups of 6 PO plus KO'.$C4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4] &amp; &quot;,&quot;&quot;pitch&quot;&quot;:&quot;&quot;&quot; &amp; [.H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 &quot;&quot;&quot;},&quot;&quot;tag&quot;&quot;:&quot;&quot;&quot; &amp; [.A4] &amp; &quot;&quot;&quot;, &quot;&quot;homeTeam&quot;&quot;:&quot;&quot;&quot; &amp; [.F4] &amp; &quot;&quot;&quot;, &quot;&quot;awayTeam&quot;&quot;:&quot;&quot;&quot; &amp; [.G4] &amp; &quot;&quot;&quot;}&quot;" office:value-type="string" office:string-value="{&quot;__v&quot;:0,&quot;index&quot;:3,&quot;pitch&quot;:&quot;3&quot;,&quot;competition&quot;:{&quot;name&quot;:&quot;U14&quot;, &quot;section&quot;:&quot;League&quot;, &quot;group&quot;:&quot;1&quot;},&quot;tag&quot;:&quot;1&quot;, &quot;homeTeam&quot;:&quot;&quot;, &quot;awayTeam&quot;:&quot;&quot;}" calcext:value-type="string">
            <text:p>{"__v":0,"index":3,"pitch":"3","competition":{"name":"U14", "section":"League", "group":"1"},"tag":"1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6 PO plus KO'.D5];TRANSLATED_TEAM_NAMES;['2 Groups of 6 PO plus KO'.$C5]+1)">
            <text:p/>
          </table:table-cell>
          <table:table-cell table:style-name="ce10" table:formula="of:=VLOOKUP(['2 Groups of 6 PO plus KO'.E5];TRANSLATED_TEAM_NAMES;['2 Groups of 6 PO plus KO'.$C5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5] &amp; &quot;,&quot;&quot;pitch&quot;&quot;:&quot;&quot;&quot; &amp; [.H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 &quot;&quot;&quot;},&quot;&quot;tag&quot;&quot;:&quot;&quot;&quot; &amp; [.A5] &amp; &quot;&quot;&quot;, &quot;&quot;homeTeam&quot;&quot;:&quot;&quot;&quot; &amp; [.F5] &amp; &quot;&quot;&quot;, &quot;&quot;awayTeam&quot;&quot;:&quot;&quot;&quot; &amp; [.G5] &amp; &quot;&quot;&quot;}&quot;" office:value-type="string" office:string-value="{&quot;__v&quot;:0,&quot;index&quot;:4,&quot;pitch&quot;:&quot;1&quot;,&quot;competition&quot;:{&quot;name&quot;:&quot;U14&quot;, &quot;section&quot;:&quot;League&quot;, &quot;group&quot;:&quot;2&quot;},&quot;tag&quot;:&quot;2&quot;, &quot;homeTeam&quot;:&quot;&quot;, &quot;awayTeam&quot;:&quot;&quot;}" calcext:value-type="string">
            <text:p>{"__v":0,"index":4,"pitch":"1","competition":{"name":"U14", "section":"League", "group":"2"},"tag":"2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6 PO plus KO'.D6];TRANSLATED_TEAM_NAMES;['2 Groups of 6 PO plus KO'.$C6]+1)">
            <text:p/>
          </table:table-cell>
          <table:table-cell table:style-name="ce10" table:formula="of:=VLOOKUP(['2 Groups of 6 PO plus KO'.E6];TRANSLATED_TEAM_NAMES;['2 Groups of 6 PO plus KO'.$C6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6] &amp; &quot;,&quot;&quot;pitch&quot;&quot;:&quot;&quot;&quot; &amp; [.H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 &quot;&quot;&quot;},&quot;&quot;tag&quot;&quot;:&quot;&quot;&quot; &amp; [.A6] &amp; &quot;&quot;&quot;, &quot;&quot;homeTeam&quot;&quot;:&quot;&quot;&quot; &amp; [.F6] &amp; &quot;&quot;&quot;, &quot;&quot;awayTeam&quot;&quot;:&quot;&quot;&quot; &amp; [.G6] &amp; &quot;&quot;&quot;}&quot;" office:value-type="string" office:string-value="{&quot;__v&quot;:0,&quot;index&quot;:5,&quot;pitch&quot;:&quot;2&quot;,&quot;competition&quot;:{&quot;name&quot;:&quot;U14&quot;, &quot;section&quot;:&quot;League&quot;, &quot;group&quot;:&quot;2&quot;},&quot;tag&quot;:&quot;2&quot;, &quot;homeTeam&quot;:&quot;&quot;, &quot;awayTeam&quot;:&quot;&quot;}" calcext:value-type="string">
            <text:p>{"__v":0,"index":5,"pitch":"2","competition":{"name":"U14", "section":"League", "group":"2"},"tag":"2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6 PO plus KO'.D7];TRANSLATED_TEAM_NAMES;['2 Groups of 6 PO plus KO'.$C7]+1)">
            <text:p/>
          </table:table-cell>
          <table:table-cell table:style-name="ce10" table:formula="of:=VLOOKUP(['2 Groups of 6 PO plus KO'.E7];TRANSLATED_TEAM_NAMES;['2 Groups of 6 PO plus KO'.$C7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7] &amp; &quot;,&quot;&quot;pitch&quot;&quot;:&quot;&quot;&quot; &amp; [.H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 &quot;&quot;&quot;},&quot;&quot;tag&quot;&quot;:&quot;&quot;&quot; &amp; [.A7] &amp; &quot;&quot;&quot;, &quot;&quot;homeTeam&quot;&quot;:&quot;&quot;&quot; &amp; [.F7] &amp; &quot;&quot;&quot;, &quot;&quot;awayTeam&quot;&quot;:&quot;&quot;&quot; &amp; [.G7] &amp; &quot;&quot;&quot;}&quot;" office:value-type="string" office:string-value="{&quot;__v&quot;:0,&quot;index&quot;:6,&quot;pitch&quot;:&quot;3&quot;,&quot;competition&quot;:{&quot;name&quot;:&quot;U14&quot;, &quot;section&quot;:&quot;League&quot;, &quot;group&quot;:&quot;2&quot;},&quot;tag&quot;:&quot;2&quot;, &quot;homeTeam&quot;:&quot;&quot;, &quot;awayTeam&quot;:&quot;&quot;}" calcext:value-type="string">
            <text:p>{"__v":0,"index":6,"pitch":"3","competition":{"name":"U14", "section":"League", "group":"2"},"tag":"2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6 PO plus KO'.D8];TRANSLATED_TEAM_NAMES;['2 Groups of 6 PO plus KO'.$C8]+1)">
            <text:p/>
          </table:table-cell>
          <table:table-cell table:style-name="ce10" table:formula="of:=VLOOKUP(['2 Groups of 6 PO plus KO'.E8];TRANSLATED_TEAM_NAMES;['2 Groups of 6 PO plus KO'.$C8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8] &amp; &quot;,&quot;&quot;pitch&quot;&quot;:&quot;&quot;&quot; &amp; [.H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 &quot;&quot;&quot;},&quot;&quot;tag&quot;&quot;:&quot;&quot;&quot; &amp; [.A8] &amp; &quot;&quot;&quot;, &quot;&quot;homeTeam&quot;&quot;:&quot;&quot;&quot; &amp; [.F8] &amp; &quot;&quot;&quot;, &quot;&quot;awayTeam&quot;&quot;:&quot;&quot;&quot; &amp; [.G8] &amp; &quot;&quot;&quot;}&quot;" office:value-type="string" office:string-value="{&quot;__v&quot;:0,&quot;index&quot;:7,&quot;pitch&quot;:&quot;1&quot;,&quot;competition&quot;:{&quot;name&quot;:&quot;U14&quot;, &quot;section&quot;:&quot;League&quot;, &quot;group&quot;:&quot;1&quot;},&quot;tag&quot;:&quot;3&quot;, &quot;homeTeam&quot;:&quot;&quot;, &quot;awayTeam&quot;:&quot;&quot;}" calcext:value-type="string">
            <text:p>{"__v":0,"index":7,"pitch":"1","competition":{"name":"U14", "section":"League", "group":"1"},"tag":"3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6 PO plus KO'.D9];TRANSLATED_TEAM_NAMES;['2 Groups of 6 PO plus KO'.$C9]+1)">
            <text:p/>
          </table:table-cell>
          <table:table-cell table:style-name="ce10" table:formula="of:=VLOOKUP(['2 Groups of 6 PO plus KO'.E9];TRANSLATED_TEAM_NAMES;['2 Groups of 6 PO plus KO'.$C9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9] &amp; &quot;,&quot;&quot;pitch&quot;&quot;:&quot;&quot;&quot; &amp; [.H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 &quot;&quot;&quot;},&quot;&quot;tag&quot;&quot;:&quot;&quot;&quot; &amp; [.A9] &amp; &quot;&quot;&quot;, &quot;&quot;homeTeam&quot;&quot;:&quot;&quot;&quot; &amp; [.F9] &amp; &quot;&quot;&quot;, &quot;&quot;awayTeam&quot;&quot;:&quot;&quot;&quot; &amp; [.G9] &amp; &quot;&quot;&quot;}&quot;" office:value-type="string" office:string-value="{&quot;__v&quot;:0,&quot;index&quot;:8,&quot;pitch&quot;:&quot;2&quot;,&quot;competition&quot;:{&quot;name&quot;:&quot;U14&quot;, &quot;section&quot;:&quot;League&quot;, &quot;group&quot;:&quot;1&quot;},&quot;tag&quot;:&quot;3&quot;, &quot;homeTeam&quot;:&quot;&quot;, &quot;awayTeam&quot;:&quot;&quot;}" calcext:value-type="string">
            <text:p>{"__v":0,"index":8,"pitch":"2","competition":{"name":"U14", "section":"League", "group":"1"},"tag":"3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6 PO plus KO'.D10];TRANSLATED_TEAM_NAMES;['2 Groups of 6 PO plus KO'.$C10]+1)">
            <text:p/>
          </table:table-cell>
          <table:table-cell table:style-name="ce10" table:formula="of:=VLOOKUP(['2 Groups of 6 PO plus KO'.E10];TRANSLATED_TEAM_NAMES;['2 Groups of 6 PO plus KO'.$C10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10] &amp; &quot;,&quot;&quot;pitch&quot;&quot;:&quot;&quot;&quot; &amp; [.H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 &quot;&quot;&quot;},&quot;&quot;tag&quot;&quot;:&quot;&quot;&quot; &amp; [.A10] &amp; &quot;&quot;&quot;, &quot;&quot;homeTeam&quot;&quot;:&quot;&quot;&quot; &amp; [.F10] &amp; &quot;&quot;&quot;, &quot;&quot;awayTeam&quot;&quot;:&quot;&quot;&quot; &amp; [.G10] &amp; &quot;&quot;&quot;}&quot;" office:value-type="string" office:string-value="{&quot;__v&quot;:0,&quot;index&quot;:9,&quot;pitch&quot;:&quot;3&quot;,&quot;competition&quot;:{&quot;name&quot;:&quot;U14&quot;, &quot;section&quot;:&quot;League&quot;, &quot;group&quot;:&quot;1&quot;},&quot;tag&quot;:&quot;3&quot;, &quot;homeTeam&quot;:&quot;&quot;, &quot;awayTeam&quot;:&quot;&quot;}" calcext:value-type="string">
            <text:p>{"__v":0,"index":9,"pitch":"3","competition":{"name":"U14", "section":"League", "group":"1"},"tag":"3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6 PO plus KO'.D11];TRANSLATED_TEAM_NAMES;['2 Groups of 6 PO plus KO'.$C11]+1)">
            <text:p/>
          </table:table-cell>
          <table:table-cell table:style-name="ce10" table:formula="of:=VLOOKUP(['2 Groups of 6 PO plus KO'.E11];TRANSLATED_TEAM_NAMES;['2 Groups of 6 PO plus KO'.$C11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11] &amp; &quot;,&quot;&quot;pitch&quot;&quot;:&quot;&quot;&quot; &amp; [.H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 &quot;&quot;&quot;},&quot;&quot;tag&quot;&quot;:&quot;&quot;&quot; &amp; [.A11] &amp; &quot;&quot;&quot;, &quot;&quot;homeTeam&quot;&quot;:&quot;&quot;&quot; &amp; [.F11] &amp; &quot;&quot;&quot;, &quot;&quot;awayTeam&quot;&quot;:&quot;&quot;&quot; &amp; [.G11] &amp; &quot;&quot;&quot;}&quot;" office:value-type="string" office:string-value="{&quot;__v&quot;:0,&quot;index&quot;:10,&quot;pitch&quot;:&quot;1&quot;,&quot;competition&quot;:{&quot;name&quot;:&quot;U14&quot;, &quot;section&quot;:&quot;League&quot;, &quot;group&quot;:&quot;2&quot;},&quot;tag&quot;:&quot;4&quot;, &quot;homeTeam&quot;:&quot;&quot;, &quot;awayTeam&quot;:&quot;&quot;}" calcext:value-type="string">
            <text:p>{"__v":0,"index":10,"pitch":"1","competition":{"name":"U14", "section":"League", "group":"2"},"tag":"4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6 PO plus KO'.D12];TRANSLATED_TEAM_NAMES;['2 Groups of 6 PO plus KO'.$C12]+1)">
            <text:p/>
          </table:table-cell>
          <table:table-cell table:style-name="ce10" table:formula="of:=VLOOKUP(['2 Groups of 6 PO plus KO'.E12];TRANSLATED_TEAM_NAMES;['2 Groups of 6 PO plus KO'.$C12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12] &amp; &quot;,&quot;&quot;pitch&quot;&quot;:&quot;&quot;&quot; &amp; [.H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 &quot;&quot;&quot;},&quot;&quot;tag&quot;&quot;:&quot;&quot;&quot; &amp; [.A12] &amp; &quot;&quot;&quot;, &quot;&quot;homeTeam&quot;&quot;:&quot;&quot;&quot; &amp; [.F12] &amp; &quot;&quot;&quot;, &quot;&quot;awayTeam&quot;&quot;:&quot;&quot;&quot; &amp; [.G12] &amp; &quot;&quot;&quot;}&quot;" office:value-type="string" office:string-value="{&quot;__v&quot;:0,&quot;index&quot;:11,&quot;pitch&quot;:&quot;2&quot;,&quot;competition&quot;:{&quot;name&quot;:&quot;U14&quot;, &quot;section&quot;:&quot;League&quot;, &quot;group&quot;:&quot;2&quot;},&quot;tag&quot;:&quot;4&quot;, &quot;homeTeam&quot;:&quot;&quot;, &quot;awayTeam&quot;:&quot;&quot;}" calcext:value-type="string">
            <text:p>{"__v":0,"index":11,"pitch":"2","competition":{"name":"U14", "section":"League", "group":"2"},"tag":"4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6 PO plus KO'.D13];TRANSLATED_TEAM_NAMES;['2 Groups of 6 PO plus KO'.$C13]+1)">
            <text:p/>
          </table:table-cell>
          <table:table-cell table:style-name="ce10" table:formula="of:=VLOOKUP(['2 Groups of 6 PO plus KO'.E13];TRANSLATED_TEAM_NAMES;['2 Groups of 6 PO plus KO'.$C13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13] &amp; &quot;,&quot;&quot;pitch&quot;&quot;:&quot;&quot;&quot; &amp; [.H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 &quot;&quot;&quot;},&quot;&quot;tag&quot;&quot;:&quot;&quot;&quot; &amp; [.A13] &amp; &quot;&quot;&quot;, &quot;&quot;homeTeam&quot;&quot;:&quot;&quot;&quot; &amp; [.F13] &amp; &quot;&quot;&quot;, &quot;&quot;awayTeam&quot;&quot;:&quot;&quot;&quot; &amp; [.G13] &amp; &quot;&quot;&quot;}&quot;" office:value-type="string" office:string-value="{&quot;__v&quot;:0,&quot;index&quot;:12,&quot;pitch&quot;:&quot;3&quot;,&quot;competition&quot;:{&quot;name&quot;:&quot;U14&quot;, &quot;section&quot;:&quot;League&quot;, &quot;group&quot;:&quot;2&quot;},&quot;tag&quot;:&quot;4&quot;, &quot;homeTeam&quot;:&quot;&quot;, &quot;awayTeam&quot;:&quot;&quot;}" calcext:value-type="string">
            <text:p>{"__v":0,"index":12,"pitch":"3","competition":{"name":"U14", "section":"League", "group":"2"},"tag":"4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6 PO plus KO'.D14];TRANSLATED_TEAM_NAMES;['2 Groups of 6 PO plus KO'.$C14]+1)">
            <text:p/>
          </table:table-cell>
          <table:table-cell table:style-name="ce10" table:formula="of:=VLOOKUP(['2 Groups of 6 PO plus KO'.E14];TRANSLATED_TEAM_NAMES;['2 Groups of 6 PO plus KO'.$C14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14] &amp; &quot;,&quot;&quot;pitch&quot;&quot;:&quot;&quot;&quot; &amp; [.H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 &quot;&quot;&quot;},&quot;&quot;tag&quot;&quot;:&quot;&quot;&quot; &amp; [.A14] &amp; &quot;&quot;&quot;, &quot;&quot;homeTeam&quot;&quot;:&quot;&quot;&quot; &amp; [.F14] &amp; &quot;&quot;&quot;, &quot;&quot;awayTeam&quot;&quot;:&quot;&quot;&quot; &amp; [.G14] &amp; &quot;&quot;&quot;}&quot;" office:value-type="string" office:string-value="{&quot;__v&quot;:0,&quot;index&quot;:13,&quot;pitch&quot;:&quot;1&quot;,&quot;competition&quot;:{&quot;name&quot;:&quot;U14&quot;, &quot;section&quot;:&quot;League&quot;, &quot;group&quot;:&quot;1&quot;},&quot;tag&quot;:&quot;5&quot;, &quot;homeTeam&quot;:&quot;&quot;, &quot;awayTeam&quot;:&quot;&quot;}" calcext:value-type="string">
            <text:p>{"__v":0,"index":13,"pitch":"1","competition":{"name":"U14", "section":"League", "group":"1"},"tag":"5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6 PO plus KO'.D15];TRANSLATED_TEAM_NAMES;['2 Groups of 6 PO plus KO'.$C15]+1)">
            <text:p/>
          </table:table-cell>
          <table:table-cell table:style-name="ce10" table:formula="of:=VLOOKUP(['2 Groups of 6 PO plus KO'.E15];TRANSLATED_TEAM_NAMES;['2 Groups of 6 PO plus KO'.$C15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15] &amp; &quot;,&quot;&quot;pitch&quot;&quot;:&quot;&quot;&quot; &amp; [.H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 &quot;&quot;&quot;},&quot;&quot;tag&quot;&quot;:&quot;&quot;&quot; &amp; [.A15] &amp; &quot;&quot;&quot;, &quot;&quot;homeTeam&quot;&quot;:&quot;&quot;&quot; &amp; [.F15] &amp; &quot;&quot;&quot;, &quot;&quot;awayTeam&quot;&quot;:&quot;&quot;&quot; &amp; [.G15] &amp; &quot;&quot;&quot;}&quot;" office:value-type="string" office:string-value="{&quot;__v&quot;:0,&quot;index&quot;:14,&quot;pitch&quot;:&quot;2&quot;,&quot;competition&quot;:{&quot;name&quot;:&quot;U14&quot;, &quot;section&quot;:&quot;League&quot;, &quot;group&quot;:&quot;1&quot;},&quot;tag&quot;:&quot;5&quot;, &quot;homeTeam&quot;:&quot;&quot;, &quot;awayTeam&quot;:&quot;&quot;}" calcext:value-type="string">
            <text:p>{"__v":0,"index":14,"pitch":"2","competition":{"name":"U14", "section":"League", "group":"1"},"tag":"5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6 PO plus KO'.D16];TRANSLATED_TEAM_NAMES;['2 Groups of 6 PO plus KO'.$C16]+1)">
            <text:p/>
          </table:table-cell>
          <table:table-cell table:style-name="ce10" table:formula="of:=VLOOKUP(['2 Groups of 6 PO plus KO'.E16];TRANSLATED_TEAM_NAMES;['2 Groups of 6 PO plus KO'.$C16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16] &amp; &quot;,&quot;&quot;pitch&quot;&quot;:&quot;&quot;&quot; &amp; [.H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 &quot;&quot;&quot;},&quot;&quot;tag&quot;&quot;:&quot;&quot;&quot; &amp; [.A16] &amp; &quot;&quot;&quot;, &quot;&quot;homeTeam&quot;&quot;:&quot;&quot;&quot; &amp; [.F16] &amp; &quot;&quot;&quot;, &quot;&quot;awayTeam&quot;&quot;:&quot;&quot;&quot; &amp; [.G16] &amp; &quot;&quot;&quot;}&quot;" office:value-type="string" office:string-value="{&quot;__v&quot;:0,&quot;index&quot;:15,&quot;pitch&quot;:&quot;3&quot;,&quot;competition&quot;:{&quot;name&quot;:&quot;U14&quot;, &quot;section&quot;:&quot;League&quot;, &quot;group&quot;:&quot;1&quot;},&quot;tag&quot;:&quot;5&quot;, &quot;homeTeam&quot;:&quot;&quot;, &quot;awayTeam&quot;:&quot;&quot;}" calcext:value-type="string">
            <text:p>{"__v":0,"index":15,"pitch":"3","competition":{"name":"U14", "section":"League", "group":"1"},"tag":"5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6 PO plus KO'.D17];TRANSLATED_TEAM_NAMES;['2 Groups of 6 PO plus KO'.$C17]+1)">
            <text:p/>
          </table:table-cell>
          <table:table-cell table:style-name="ce10" table:formula="of:=VLOOKUP(['2 Groups of 6 PO plus KO'.E17];TRANSLATED_TEAM_NAMES;['2 Groups of 6 PO plus KO'.$C17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17] &amp; &quot;,&quot;&quot;pitch&quot;&quot;:&quot;&quot;&quot; &amp; [.H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 &quot;&quot;&quot;},&quot;&quot;tag&quot;&quot;:&quot;&quot;&quot; &amp; [.A17] &amp; &quot;&quot;&quot;, &quot;&quot;homeTeam&quot;&quot;:&quot;&quot;&quot; &amp; [.F17] &amp; &quot;&quot;&quot;, &quot;&quot;awayTeam&quot;&quot;:&quot;&quot;&quot; &amp; [.G17] &amp; &quot;&quot;&quot;}&quot;" office:value-type="string" office:string-value="{&quot;__v&quot;:0,&quot;index&quot;:16,&quot;pitch&quot;:&quot;1&quot;,&quot;competition&quot;:{&quot;name&quot;:&quot;U14&quot;, &quot;section&quot;:&quot;League&quot;, &quot;group&quot;:&quot;2&quot;},&quot;tag&quot;:&quot;6&quot;, &quot;homeTeam&quot;:&quot;&quot;, &quot;awayTeam&quot;:&quot;&quot;}" calcext:value-type="string">
            <text:p>{"__v":0,"index":16,"pitch":"1","competition":{"name":"U14", "section":"League", "group":"2"},"tag":"6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6 PO plus KO'.D18];TRANSLATED_TEAM_NAMES;['2 Groups of 6 PO plus KO'.$C18]+1)">
            <text:p/>
          </table:table-cell>
          <table:table-cell table:style-name="ce10" table:formula="of:=VLOOKUP(['2 Groups of 6 PO plus KO'.E18];TRANSLATED_TEAM_NAMES;['2 Groups of 6 PO plus KO'.$C18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18] &amp; &quot;,&quot;&quot;pitch&quot;&quot;:&quot;&quot;&quot; &amp; [.H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 &quot;&quot;&quot;},&quot;&quot;tag&quot;&quot;:&quot;&quot;&quot; &amp; [.A18] &amp; &quot;&quot;&quot;, &quot;&quot;homeTeam&quot;&quot;:&quot;&quot;&quot; &amp; [.F18] &amp; &quot;&quot;&quot;, &quot;&quot;awayTeam&quot;&quot;:&quot;&quot;&quot; &amp; [.G18] &amp; &quot;&quot;&quot;}&quot;" office:value-type="string" office:string-value="{&quot;__v&quot;:0,&quot;index&quot;:17,&quot;pitch&quot;:&quot;2&quot;,&quot;competition&quot;:{&quot;name&quot;:&quot;U14&quot;, &quot;section&quot;:&quot;League&quot;, &quot;group&quot;:&quot;2&quot;},&quot;tag&quot;:&quot;6&quot;, &quot;homeTeam&quot;:&quot;&quot;, &quot;awayTeam&quot;:&quot;&quot;}" calcext:value-type="string">
            <text:p>{"__v":0,"index":17,"pitch":"2","competition":{"name":"U14", "section":"League", "group":"2"},"tag":"6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6 PO plus KO'.D19];TRANSLATED_TEAM_NAMES;['2 Groups of 6 PO plus KO'.$C19]+1)">
            <text:p/>
          </table:table-cell>
          <table:table-cell table:style-name="ce10" table:formula="of:=VLOOKUP(['2 Groups of 6 PO plus KO'.E19];TRANSLATED_TEAM_NAMES;['2 Groups of 6 PO plus KO'.$C19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19] &amp; &quot;,&quot;&quot;pitch&quot;&quot;:&quot;&quot;&quot; &amp; [.H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 &quot;&quot;&quot;},&quot;&quot;tag&quot;&quot;:&quot;&quot;&quot; &amp; [.A19] &amp; &quot;&quot;&quot;, &quot;&quot;homeTeam&quot;&quot;:&quot;&quot;&quot; &amp; [.F19] &amp; &quot;&quot;&quot;, &quot;&quot;awayTeam&quot;&quot;:&quot;&quot;&quot; &amp; [.G19] &amp; &quot;&quot;&quot;}&quot;" office:value-type="string" office:string-value="{&quot;__v&quot;:0,&quot;index&quot;:18,&quot;pitch&quot;:&quot;3&quot;,&quot;competition&quot;:{&quot;name&quot;:&quot;U14&quot;, &quot;section&quot;:&quot;League&quot;, &quot;group&quot;:&quot;2&quot;},&quot;tag&quot;:&quot;6&quot;, &quot;homeTeam&quot;:&quot;&quot;, &quot;awayTeam&quot;:&quot;&quot;}" calcext:value-type="string">
            <text:p>{"__v":0,"index":18,"pitch":"3","competition":{"name":"U14", "section":"League", "group":"2"},"tag":"6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6 PO plus KO'.D20];TRANSLATED_TEAM_NAMES;['2 Groups of 6 PO plus KO'.$C20]+1)">
            <text:p/>
          </table:table-cell>
          <table:table-cell table:style-name="ce10" table:formula="of:=VLOOKUP(['2 Groups of 6 PO plus KO'.E20];TRANSLATED_TEAM_NAMES;['2 Groups of 6 PO plus KO'.$C20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20] &amp; &quot;,&quot;&quot;pitch&quot;&quot;:&quot;&quot;&quot; &amp; [.H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 &quot;&quot;&quot;},&quot;&quot;tag&quot;&quot;:&quot;&quot;&quot; &amp; [.A20] &amp; &quot;&quot;&quot;, &quot;&quot;homeTeam&quot;&quot;:&quot;&quot;&quot; &amp; [.F20] &amp; &quot;&quot;&quot;, &quot;&quot;awayTeam&quot;&quot;:&quot;&quot;&quot; &amp; [.G20] &amp; &quot;&quot;&quot;}&quot;" office:value-type="string" office:string-value="{&quot;__v&quot;:0,&quot;index&quot;:19,&quot;pitch&quot;:&quot;1&quot;,&quot;competition&quot;:{&quot;name&quot;:&quot;U14&quot;, &quot;section&quot;:&quot;League&quot;, &quot;group&quot;:&quot;1&quot;},&quot;tag&quot;:&quot;7&quot;, &quot;homeTeam&quot;:&quot;&quot;, &quot;awayTeam&quot;:&quot;&quot;}" calcext:value-type="string">
            <text:p>{"__v":0,"index":19,"pitch":"1","competition":{"name":"U14", "section":"League", "group":"1"},"tag":"7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6 PO plus KO'.D21];TRANSLATED_TEAM_NAMES;['2 Groups of 6 PO plus KO'.$C21]+1)">
            <text:p/>
          </table:table-cell>
          <table:table-cell table:style-name="ce10" table:formula="of:=VLOOKUP(['2 Groups of 6 PO plus KO'.E21];TRANSLATED_TEAM_NAMES;['2 Groups of 6 PO plus KO'.$C21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21] &amp; &quot;,&quot;&quot;pitch&quot;&quot;:&quot;&quot;&quot; &amp; [.H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 &quot;&quot;&quot;},&quot;&quot;tag&quot;&quot;:&quot;&quot;&quot; &amp; [.A21] &amp; &quot;&quot;&quot;, &quot;&quot;homeTeam&quot;&quot;:&quot;&quot;&quot; &amp; [.F21] &amp; &quot;&quot;&quot;, &quot;&quot;awayTeam&quot;&quot;:&quot;&quot;&quot; &amp; [.G21] &amp; &quot;&quot;&quot;}&quot;" office:value-type="string" office:string-value="{&quot;__v&quot;:0,&quot;index&quot;:20,&quot;pitch&quot;:&quot;2&quot;,&quot;competition&quot;:{&quot;name&quot;:&quot;U14&quot;, &quot;section&quot;:&quot;League&quot;, &quot;group&quot;:&quot;1&quot;},&quot;tag&quot;:&quot;7&quot;, &quot;homeTeam&quot;:&quot;&quot;, &quot;awayTeam&quot;:&quot;&quot;}" calcext:value-type="string">
            <text:p>{"__v":0,"index":20,"pitch":"2","competition":{"name":"U14", "section":"League", "group":"1"},"tag":"7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6 PO plus KO'.D22];TRANSLATED_TEAM_NAMES;['2 Groups of 6 PO plus KO'.$C22]+1)">
            <text:p/>
          </table:table-cell>
          <table:table-cell table:style-name="ce10" table:formula="of:=VLOOKUP(['2 Groups of 6 PO plus KO'.E22];TRANSLATED_TEAM_NAMES;['2 Groups of 6 PO plus KO'.$C22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22] &amp; &quot;,&quot;&quot;pitch&quot;&quot;:&quot;&quot;&quot; &amp; [.H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2] &amp; &quot;&quot;&quot;},&quot;&quot;tag&quot;&quot;:&quot;&quot;&quot; &amp; [.A22] &amp; &quot;&quot;&quot;, &quot;&quot;homeTeam&quot;&quot;:&quot;&quot;&quot; &amp; [.F22] &amp; &quot;&quot;&quot;, &quot;&quot;awayTeam&quot;&quot;:&quot;&quot;&quot; &amp; [.G22] &amp; &quot;&quot;&quot;}&quot;" office:value-type="string" office:string-value="{&quot;__v&quot;:0,&quot;index&quot;:21,&quot;pitch&quot;:&quot;3&quot;,&quot;competition&quot;:{&quot;name&quot;:&quot;U14&quot;, &quot;section&quot;:&quot;League&quot;, &quot;group&quot;:&quot;1&quot;},&quot;tag&quot;:&quot;7&quot;, &quot;homeTeam&quot;:&quot;&quot;, &quot;awayTeam&quot;:&quot;&quot;}" calcext:value-type="string">
            <text:p>{"__v":0,"index":21,"pitch":"3","competition":{"name":"U14", "section":"League", "group":"1"},"tag":"7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6 PO plus KO'.D23];TRANSLATED_TEAM_NAMES;['2 Groups of 6 PO plus KO'.$C23]+1)">
            <text:p/>
          </table:table-cell>
          <table:table-cell table:style-name="ce10" table:formula="of:=VLOOKUP(['2 Groups of 6 PO plus KO'.E23];TRANSLATED_TEAM_NAMES;['2 Groups of 6 PO plus KO'.$C23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23] &amp; &quot;,&quot;&quot;pitch&quot;&quot;:&quot;&quot;&quot; &amp; [.H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3] &amp; &quot;&quot;&quot;},&quot;&quot;tag&quot;&quot;:&quot;&quot;&quot; &amp; [.A23] &amp; &quot;&quot;&quot;, &quot;&quot;homeTeam&quot;&quot;:&quot;&quot;&quot; &amp; [.F23] &amp; &quot;&quot;&quot;, &quot;&quot;awayTeam&quot;&quot;:&quot;&quot;&quot; &amp; [.G23] &amp; &quot;&quot;&quot;}&quot;" office:value-type="string" office:string-value="{&quot;__v&quot;:0,&quot;index&quot;:22,&quot;pitch&quot;:&quot;1&quot;,&quot;competition&quot;:{&quot;name&quot;:&quot;U14&quot;, &quot;section&quot;:&quot;League&quot;, &quot;group&quot;:&quot;2&quot;},&quot;tag&quot;:&quot;8&quot;, &quot;homeTeam&quot;:&quot;&quot;, &quot;awayTeam&quot;:&quot;&quot;}" calcext:value-type="string">
            <text:p>{"__v":0,"index":22,"pitch":"1","competition":{"name":"U14", "section":"League", "group":"2"},"tag":"8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6 PO plus KO'.D24];TRANSLATED_TEAM_NAMES;['2 Groups of 6 PO plus KO'.$C24]+1)">
            <text:p/>
          </table:table-cell>
          <table:table-cell table:style-name="ce10" table:formula="of:=VLOOKUP(['2 Groups of 6 PO plus KO'.E24];TRANSLATED_TEAM_NAMES;['2 Groups of 6 PO plus KO'.$C24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24] &amp; &quot;,&quot;&quot;pitch&quot;&quot;:&quot;&quot;&quot; &amp; [.H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4] &amp; &quot;&quot;&quot;},&quot;&quot;tag&quot;&quot;:&quot;&quot;&quot; &amp; [.A24] &amp; &quot;&quot;&quot;, &quot;&quot;homeTeam&quot;&quot;:&quot;&quot;&quot; &amp; [.F24] &amp; &quot;&quot;&quot;, &quot;&quot;awayTeam&quot;&quot;:&quot;&quot;&quot; &amp; [.G24] &amp; &quot;&quot;&quot;}&quot;" office:value-type="string" office:string-value="{&quot;__v&quot;:0,&quot;index&quot;:23,&quot;pitch&quot;:&quot;2&quot;,&quot;competition&quot;:{&quot;name&quot;:&quot;U14&quot;, &quot;section&quot;:&quot;League&quot;, &quot;group&quot;:&quot;2&quot;},&quot;tag&quot;:&quot;8&quot;, &quot;homeTeam&quot;:&quot;&quot;, &quot;awayTeam&quot;:&quot;&quot;}" calcext:value-type="string">
            <text:p>{"__v":0,"index":23,"pitch":"2","competition":{"name":"U14", "section":"League", "group":"2"},"tag":"8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6 PO plus KO'.D25];TRANSLATED_TEAM_NAMES;['2 Groups of 6 PO plus KO'.$C25]+1)">
            <text:p/>
          </table:table-cell>
          <table:table-cell table:style-name="ce10" table:formula="of:=VLOOKUP(['2 Groups of 6 PO plus KO'.E25];TRANSLATED_TEAM_NAMES;['2 Groups of 6 PO plus KO'.$C25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25] &amp; &quot;,&quot;&quot;pitch&quot;&quot;:&quot;&quot;&quot; &amp; [.H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5] &amp; &quot;&quot;&quot;},&quot;&quot;tag&quot;&quot;:&quot;&quot;&quot; &amp; [.A25] &amp; &quot;&quot;&quot;, &quot;&quot;homeTeam&quot;&quot;:&quot;&quot;&quot; &amp; [.F25] &amp; &quot;&quot;&quot;, &quot;&quot;awayTeam&quot;&quot;:&quot;&quot;&quot; &amp; [.G25] &amp; &quot;&quot;&quot;}&quot;" office:value-type="string" office:string-value="{&quot;__v&quot;:0,&quot;index&quot;:24,&quot;pitch&quot;:&quot;3&quot;,&quot;competition&quot;:{&quot;name&quot;:&quot;U14&quot;, &quot;section&quot;:&quot;League&quot;, &quot;group&quot;:&quot;2&quot;},&quot;tag&quot;:&quot;8&quot;, &quot;homeTeam&quot;:&quot;&quot;, &quot;awayTeam&quot;:&quot;&quot;}" calcext:value-type="string">
            <text:p>{"__v":0,"index":24,"pitch":"3","competition":{"name":"U14", "section":"League", "group":"2"},"tag":"8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6 PO plus KO'.D26];TRANSLATED_TEAM_NAMES;['2 Groups of 6 PO plus KO'.$C26]+1)">
            <text:p/>
          </table:table-cell>
          <table:table-cell table:style-name="ce10" table:formula="of:=VLOOKUP(['2 Groups of 6 PO plus KO'.E26];TRANSLATED_TEAM_NAMES;['2 Groups of 6 PO plus KO'.$C26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26] &amp; &quot;,&quot;&quot;pitch&quot;&quot;:&quot;&quot;&quot; &amp; [.H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6] &amp; &quot;&quot;&quot;},&quot;&quot;tag&quot;&quot;:&quot;&quot;&quot; &amp; [.A26] &amp; &quot;&quot;&quot;, &quot;&quot;homeTeam&quot;&quot;:&quot;&quot;&quot; &amp; [.F26] &amp; &quot;&quot;&quot;, &quot;&quot;awayTeam&quot;&quot;:&quot;&quot;&quot; &amp; [.G26] &amp; &quot;&quot;&quot;}&quot;" office:value-type="string" office:string-value="{&quot;__v&quot;:0,&quot;index&quot;:25,&quot;pitch&quot;:&quot;1&quot;,&quot;competition&quot;:{&quot;name&quot;:&quot;U14&quot;, &quot;section&quot;:&quot;League&quot;, &quot;group&quot;:&quot;1&quot;},&quot;tag&quot;:&quot;9&quot;, &quot;homeTeam&quot;:&quot;&quot;, &quot;awayTeam&quot;:&quot;&quot;}" calcext:value-type="string">
            <text:p>{"__v":0,"index":25,"pitch":"1","competition":{"name":"U14", "section":"League", "group":"1"},"tag":"9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6 PO plus KO'.D27];TRANSLATED_TEAM_NAMES;['2 Groups of 6 PO plus KO'.$C27]+1)">
            <text:p/>
          </table:table-cell>
          <table:table-cell table:style-name="ce10" table:formula="of:=VLOOKUP(['2 Groups of 6 PO plus KO'.E27];TRANSLATED_TEAM_NAMES;['2 Groups of 6 PO plus KO'.$C27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27] &amp; &quot;,&quot;&quot;pitch&quot;&quot;:&quot;&quot;&quot; &amp; [.H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7] &amp; &quot;&quot;&quot;},&quot;&quot;tag&quot;&quot;:&quot;&quot;&quot; &amp; [.A27] &amp; &quot;&quot;&quot;, &quot;&quot;homeTeam&quot;&quot;:&quot;&quot;&quot; &amp; [.F27] &amp; &quot;&quot;&quot;, &quot;&quot;awayTeam&quot;&quot;:&quot;&quot;&quot; &amp; [.G27] &amp; &quot;&quot;&quot;}&quot;" office:value-type="string" office:string-value="{&quot;__v&quot;:0,&quot;index&quot;:26,&quot;pitch&quot;:&quot;2&quot;,&quot;competition&quot;:{&quot;name&quot;:&quot;U14&quot;, &quot;section&quot;:&quot;League&quot;, &quot;group&quot;:&quot;1&quot;},&quot;tag&quot;:&quot;9&quot;, &quot;homeTeam&quot;:&quot;&quot;, &quot;awayTeam&quot;:&quot;&quot;}" calcext:value-type="string">
            <text:p>{"__v":0,"index":26,"pitch":"2","competition":{"name":"U14", "section":"League", "group":"1"},"tag":"9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6 PO plus KO'.D28];TRANSLATED_TEAM_NAMES;['2 Groups of 6 PO plus KO'.$C28]+1)">
            <text:p/>
          </table:table-cell>
          <table:table-cell table:style-name="ce10" table:formula="of:=VLOOKUP(['2 Groups of 6 PO plus KO'.E28];TRANSLATED_TEAM_NAMES;['2 Groups of 6 PO plus KO'.$C28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28] &amp; &quot;,&quot;&quot;pitch&quot;&quot;:&quot;&quot;&quot; &amp; [.H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8] &amp; &quot;&quot;&quot;},&quot;&quot;tag&quot;&quot;:&quot;&quot;&quot; &amp; [.A28] &amp; &quot;&quot;&quot;, &quot;&quot;homeTeam&quot;&quot;:&quot;&quot;&quot; &amp; [.F28] &amp; &quot;&quot;&quot;, &quot;&quot;awayTeam&quot;&quot;:&quot;&quot;&quot; &amp; [.G28] &amp; &quot;&quot;&quot;}&quot;" office:value-type="string" office:string-value="{&quot;__v&quot;:0,&quot;index&quot;:27,&quot;pitch&quot;:&quot;3&quot;,&quot;competition&quot;:{&quot;name&quot;:&quot;U14&quot;, &quot;section&quot;:&quot;League&quot;, &quot;group&quot;:&quot;1&quot;},&quot;tag&quot;:&quot;9&quot;, &quot;homeTeam&quot;:&quot;&quot;, &quot;awayTeam&quot;:&quot;&quot;}" calcext:value-type="string">
            <text:p>{"__v":0,"index":27,"pitch":"3","competition":{"name":"U14", "section":"League", "group":"1"},"tag":"9", "homeTeam":"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6 PO plus KO'.D29];TRANSLATED_TEAM_NAMES;['2 Groups of 6 PO plus KO'.$C29]+1)">
            <text:p/>
          </table:table-cell>
          <table:table-cell table:style-name="ce10" table:formula="of:=VLOOKUP(['2 Groups of 6 PO plus KO'.E29];TRANSLATED_TEAM_NAMES;['2 Groups of 6 PO plus KO'.$C29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29] &amp; &quot;,&quot;&quot;pitch&quot;&quot;:&quot;&quot;&quot; &amp; [.H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9] &amp; &quot;&quot;&quot;},&quot;&quot;tag&quot;&quot;:&quot;&quot;&quot; &amp; [.A29] &amp; &quot;&quot;&quot;, &quot;&quot;homeTeam&quot;&quot;:&quot;&quot;&quot; &amp; [.F29] &amp; &quot;&quot;&quot;, &quot;&quot;awayTeam&quot;&quot;:&quot;&quot;&quot; &amp; [.G29] &amp; &quot;&quot;&quot;}&quot;" office:value-type="string" office:string-value="{&quot;__v&quot;:0,&quot;index&quot;:28,&quot;pitch&quot;:&quot;1&quot;,&quot;competition&quot;:{&quot;name&quot;:&quot;U14&quot;, &quot;section&quot;:&quot;League&quot;, &quot;group&quot;:&quot;2&quot;},&quot;tag&quot;:&quot;10&quot;, &quot;homeTeam&quot;:&quot;&quot;, &quot;awayTeam&quot;:&quot;&quot;}" calcext:value-type="string">
            <text:p>{"__v":0,"index":28,"pitch":"1","competition":{"name":"U14", "section":"League", "group":"2"},"tag":"10", "homeTeam":"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6 PO plus KO'.D30];TRANSLATED_TEAM_NAMES;['2 Groups of 6 PO plus KO'.$C30]+1)">
            <text:p/>
          </table:table-cell>
          <table:table-cell table:style-name="ce10" table:formula="of:=VLOOKUP(['2 Groups of 6 PO plus KO'.E30];TRANSLATED_TEAM_NAMES;['2 Groups of 6 PO plus KO'.$C30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30] &amp; &quot;,&quot;&quot;pitch&quot;&quot;:&quot;&quot;&quot; &amp; [.H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0] &amp; &quot;&quot;&quot;},&quot;&quot;tag&quot;&quot;:&quot;&quot;&quot; &amp; [.A30] &amp; &quot;&quot;&quot;, &quot;&quot;homeTeam&quot;&quot;:&quot;&quot;&quot; &amp; [.F30] &amp; &quot;&quot;&quot;, &quot;&quot;awayTeam&quot;&quot;:&quot;&quot;&quot; &amp; [.G30] &amp; &quot;&quot;&quot;}&quot;" office:value-type="string" office:string-value="{&quot;__v&quot;:0,&quot;index&quot;:29,&quot;pitch&quot;:&quot;2&quot;,&quot;competition&quot;:{&quot;name&quot;:&quot;U14&quot;, &quot;section&quot;:&quot;League&quot;, &quot;group&quot;:&quot;2&quot;},&quot;tag&quot;:&quot;10&quot;, &quot;homeTeam&quot;:&quot;&quot;, &quot;awayTeam&quot;:&quot;&quot;}" calcext:value-type="string">
            <text:p>{"__v":0,"index":29,"pitch":"2","competition":{"name":"U14", "section":"League", "group":"2"},"tag":"10", "homeTeam":"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6 PO plus KO'.D31];TRANSLATED_TEAM_NAMES;['2 Groups of 6 PO plus KO'.$C31]+1)">
            <text:p/>
          </table:table-cell>
          <table:table-cell table:style-name="ce10" table:formula="of:=VLOOKUP(['2 Groups of 6 PO plus KO'.E31];TRANSLATED_TEAM_NAMES;['2 Groups of 6 PO plus KO'.$C31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31] &amp; &quot;,&quot;&quot;pitch&quot;&quot;:&quot;&quot;&quot; &amp; [.H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1] &amp; &quot;&quot;&quot;},&quot;&quot;tag&quot;&quot;:&quot;&quot;&quot; &amp; [.A31] &amp; &quot;&quot;&quot;, &quot;&quot;homeTeam&quot;&quot;:&quot;&quot;&quot; &amp; [.F31] &amp; &quot;&quot;&quot;, &quot;&quot;awayTeam&quot;&quot;:&quot;&quot;&quot; &amp; [.G31] &amp; &quot;&quot;&quot;}&quot;" office:value-type="string" office:string-value="{&quot;__v&quot;:0,&quot;index&quot;:30,&quot;pitch&quot;:&quot;3&quot;,&quot;competition&quot;:{&quot;name&quot;:&quot;U14&quot;, &quot;section&quot;:&quot;League&quot;, &quot;group&quot;:&quot;2&quot;},&quot;tag&quot;:&quot;10&quot;, &quot;homeTeam&quot;:&quot;&quot;, &quot;awayTeam&quot;:&quot;&quot;}" calcext:value-type="string">
            <text:p>{"__v":0,"index":30,"pitch":"3","competition":{"name":"U14", "section":"League", "group":"2"},"tag":"10", "homeTeam":"", "awayTeam":""}</text:p>
          </table:table-cell>
        </table:table-row>
        <table:table-row table:style-name="ro1">
          <table:table-cell office:value-type="string" calcext:value-type="string">
            <text:p>PO1</text:p>
          </table:table-cell>
          <table:table-cell office:value-type="float" office:value="31" calcext:value-type="float">
            <text:p>31</text:p>
          </table:table-cell>
          <table:table-cell table:style-name="ce10" office:value-type="string" calcext:value-type="string">
            <text:p>3<text:span text:style-name="T1">rd</text:span> Group 1</text:p>
          </table:table-cell>
          <table:table-cell office:value-type="string" calcext:value-type="string">
            <text:p>6<text:span text:style-name="T1">th</text:span> Group 2</text:p>
          </table:table-cell>
          <table:table-cell table:formula="of:=AGE_GROUP_TRANSLATED&amp;&quot;_&quot;&amp;SECTION_TRANSLATED&amp;&quot;_PO1&quot;" office:value-type="string" office:string-value="U14_League_PO1" calcext:value-type="string">
            <text:p>U14_League_PO1</text:p>
          </table:table-cell>
          <table:table-cell table:style-name="ce10" table:formula="of:=AGE_GROUP_TRANSLATED&amp;&quot;_&quot;&amp;SECTION_TRANSLATED&amp;&quot;_G1_P3&quot;" office:value-type="string" office:string-value="U14_League_G1_P3" calcext:value-type="string">
            <text:p>U14_League_G1_P3</text:p>
          </table:table-cell>
          <table:table-cell table:style-name="ce10" table:formula="of:=AGE_GROUP_TRANSLATED&amp;&quot;_&quot;&amp;SECTION_TRANSLATED&amp;&quot;_G2_P6&quot;" office:value-type="string" office:string-value="U14_League_G2_P6" calcext:value-type="string">
            <text:p>U14_League_G2_P6</text:p>
          </table:table-cell>
          <table:table-cell table:style-name="ce10" office:value-type="float" office:value="1" calcext:value-type="float">
            <text:p>1</text:p>
          </table:table-cell>
          <table:table-cell table:formula="of:=&quot;{&quot;&quot;__v&quot;&quot;:0,&quot;&quot;index&quot;&quot;:&quot; &amp; [.B32] &amp; &quot;,&quot;&quot;pitch&quot;&quot;:&quot;&quot;&quot; &amp; [.H3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2] &amp; &quot;&quot;&quot;, &quot;&quot;homeTeam&quot;&quot;:&quot;&quot;&quot; &amp; [.C32] &amp; &quot;&quot;&quot;, &quot;&quot;awayTeam&quot;&quot;:&quot;&quot;&quot; &amp; [.D32] &amp; &quot;&quot;&quot;, &quot;&quot;homeTeamFrom&quot;&quot;:&quot;&quot;&quot; &amp; [.F32] &amp; &quot;&quot;&quot;, &quot;&quot;awayTeamFrom&quot;&quot;:&quot;&quot;&quot; &amp; [.G32] &amp; &quot;&quot;&quot;, &quot;&quot;stage2Tag&quot;&quot;:&quot;&quot;&quot; &amp; [.E32] &amp; &quot;&quot;&quot;}&quot;" office:value-type="string" office:string-value="{&quot;__v&quot;:0,&quot;index&quot;:31,&quot;pitch&quot;:&quot;1&quot;,&quot;competition&quot;:{&quot;name&quot;:&quot;U14&quot;, &quot;section&quot;:&quot;League&quot;},&quot;tag&quot;:&quot;PO1&quot;, &quot;homeTeam&quot;:&quot;3rd Group 1&quot;, &quot;awayTeam&quot;:&quot;6th Group 2&quot;, &quot;homeTeamFrom&quot;:&quot;U14_League_G1_P3&quot;, &quot;awayTeamFrom&quot;:&quot;U14_League_G2_P6&quot;, &quot;stage2Tag&quot;:&quot;U14_League_PO1&quot;}" calcext:value-type="string">
            <text:p>{"__v":0,"index":31,"pitch":"1","competition":{"name":"U14", "section":"League"},"tag":"PO1", "homeTeam":"3rd Group 1", "awayTeam":"6th Group 2", "homeTeamFrom":"U14_League_G1_P3", "awayTeamFrom":"U14_League_G2_P6", "stage2Tag":"U14_League_PO1"}</text:p>
          </table:table-cell>
        </table:table-row>
        <table:table-row table:style-name="ro1">
          <table:table-cell office:value-type="string" calcext:value-type="string">
            <text:p>PO2</text:p>
          </table:table-cell>
          <table:table-cell office:value-type="float" office:value="32" calcext:value-type="float">
            <text:p>32</text:p>
          </table:table-cell>
          <table:table-cell table:style-name="ce10" office:value-type="string" calcext:value-type="string">
            <text:p>4<text:span text:style-name="T1">th</text:span> Group 1</text:p>
          </table:table-cell>
          <table:table-cell office:value-type="string" calcext:value-type="string">
            <text:p>5<text:span text:style-name="T1">th</text:span> Group 2</text:p>
          </table:table-cell>
          <table:table-cell table:formula="of:=AGE_GROUP_TRANSLATED&amp;&quot;_&quot;&amp;SECTION_TRANSLATED&amp;&quot;_PO2&quot;" office:value-type="string" office:string-value="U14_League_PO2" calcext:value-type="string">
            <text:p>U14_League_PO2</text:p>
          </table:table-cell>
          <table:table-cell table:style-name="ce10" table:formula="of:=AGE_GROUP_TRANSLATED&amp;&quot;_&quot;&amp;SECTION_TRANSLATED&amp;&quot;_G1_P4&quot;" office:value-type="string" office:string-value="U14_League_G1_P4" calcext:value-type="string">
            <text:p>U14_League_G1_P4</text:p>
          </table:table-cell>
          <table:table-cell table:style-name="ce10" table:formula="of:=AGE_GROUP_TRANSLATED&amp;&quot;_&quot;&amp;SECTION_TRANSLATED&amp;&quot;_G2_P5&quot;" office:value-type="string" office:string-value="U14_League_G2_P5" calcext:value-type="string">
            <text:p>U14_League_G2_P5</text:p>
          </table:table-cell>
          <table:table-cell table:style-name="ce10" office:value-type="float" office:value="2" calcext:value-type="float">
            <text:p>2</text:p>
          </table:table-cell>
          <table:table-cell table:formula="of:=&quot;{&quot;&quot;__v&quot;&quot;:0,&quot;&quot;index&quot;&quot;:&quot; &amp; [.B33] &amp; &quot;,&quot;&quot;pitch&quot;&quot;:&quot;&quot;&quot; &amp; [.H3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3] &amp; &quot;&quot;&quot;, &quot;&quot;homeTeam&quot;&quot;:&quot;&quot;&quot; &amp; [.C33] &amp; &quot;&quot;&quot;, &quot;&quot;awayTeam&quot;&quot;:&quot;&quot;&quot; &amp; [.D33] &amp; &quot;&quot;&quot;, &quot;&quot;homeTeamFrom&quot;&quot;:&quot;&quot;&quot; &amp; [.F33] &amp; &quot;&quot;&quot;, &quot;&quot;awayTeamFrom&quot;&quot;:&quot;&quot;&quot; &amp; [.G33] &amp; &quot;&quot;&quot;, &quot;&quot;stage2Tag&quot;&quot;:&quot;&quot;&quot; &amp; [.E33] &amp; &quot;&quot;&quot;}&quot;" office:value-type="string" office:string-value="{&quot;__v&quot;:0,&quot;index&quot;:32,&quot;pitch&quot;:&quot;2&quot;,&quot;competition&quot;:{&quot;name&quot;:&quot;U14&quot;, &quot;section&quot;:&quot;League&quot;},&quot;tag&quot;:&quot;PO2&quot;, &quot;homeTeam&quot;:&quot;4th Group 1&quot;, &quot;awayTeam&quot;:&quot;5th Group 2&quot;, &quot;homeTeamFrom&quot;:&quot;U14_League_G1_P4&quot;, &quot;awayTeamFrom&quot;:&quot;U14_League_G2_P5&quot;, &quot;stage2Tag&quot;:&quot;U14_League_PO2&quot;}" calcext:value-type="string">
            <text:p>{"__v":0,"index":32,"pitch":"2","competition":{"name":"U14", "section":"League"},"tag":"PO2", "homeTeam":"4th Group 1", "awayTeam":"5th Group 2", "homeTeamFrom":"U14_League_G1_P4", "awayTeamFrom":"U14_League_G2_P5", "stage2Tag":"U14_League_PO2"}</text:p>
          </table:table-cell>
        </table:table-row>
        <table:table-row table:style-name="ro1">
          <table:table-cell office:value-type="string" calcext:value-type="string">
            <text:p>PO3</text:p>
          </table:table-cell>
          <table:table-cell office:value-type="float" office:value="33" calcext:value-type="float">
            <text:p>33</text:p>
          </table:table-cell>
          <table:table-cell table:style-name="ce10" office:value-type="string" calcext:value-type="string">
            <text:p>3<text:span text:style-name="T1">rd</text:span> Group 2</text:p>
          </table:table-cell>
          <table:table-cell office:value-type="string" calcext:value-type="string">
            <text:p>6<text:span text:style-name="T1">th</text:span> Group 1</text:p>
          </table:table-cell>
          <table:table-cell table:formula="of:=AGE_GROUP_TRANSLATED&amp;&quot;_&quot;&amp;SECTION_TRANSLATED&amp;&quot;_PO3&quot;" office:value-type="string" office:string-value="U14_League_PO3" calcext:value-type="string">
            <text:p>U14_League_PO3</text:p>
          </table:table-cell>
          <table:table-cell table:style-name="ce10" table:formula="of:=AGE_GROUP_TRANSLATED&amp;&quot;_&quot;&amp;SECTION_TRANSLATED&amp;&quot;_G2_P3&quot;" office:value-type="string" office:string-value="U14_League_G2_P3" calcext:value-type="string">
            <text:p>U14_League_G2_P3</text:p>
          </table:table-cell>
          <table:table-cell table:style-name="ce10" table:formula="of:=AGE_GROUP_TRANSLATED&amp;&quot;_&quot;&amp;SECTION_TRANSLATED&amp;&quot;_G1_P6&quot;" office:value-type="string" office:string-value="U14_League_G1_P6" calcext:value-type="string">
            <text:p>U14_League_G1_P6</text:p>
          </table:table-cell>
          <table:table-cell table:style-name="ce10" office:value-type="float" office:value="3" calcext:value-type="float">
            <text:p>3</text:p>
          </table:table-cell>
          <table:table-cell table:formula="of:=&quot;{&quot;&quot;__v&quot;&quot;:0,&quot;&quot;index&quot;&quot;:&quot; &amp; [.B34] &amp; &quot;,&quot;&quot;pitch&quot;&quot;:&quot;&quot;&quot; &amp; [.H3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4] &amp; &quot;&quot;&quot;, &quot;&quot;homeTeam&quot;&quot;:&quot;&quot;&quot; &amp; [.C34] &amp; &quot;&quot;&quot;, &quot;&quot;awayTeam&quot;&quot;:&quot;&quot;&quot; &amp; [.D34] &amp; &quot;&quot;&quot;, &quot;&quot;homeTeamFrom&quot;&quot;:&quot;&quot;&quot; &amp; [.F34] &amp; &quot;&quot;&quot;, &quot;&quot;awayTeamFrom&quot;&quot;:&quot;&quot;&quot; &amp; [.G34] &amp; &quot;&quot;&quot;, &quot;&quot;stage2Tag&quot;&quot;:&quot;&quot;&quot; &amp; [.E34] &amp; &quot;&quot;&quot;}&quot;" office:value-type="string" office:string-value="{&quot;__v&quot;:0,&quot;index&quot;:33,&quot;pitch&quot;:&quot;3&quot;,&quot;competition&quot;:{&quot;name&quot;:&quot;U14&quot;, &quot;section&quot;:&quot;League&quot;},&quot;tag&quot;:&quot;PO3&quot;, &quot;homeTeam&quot;:&quot;3rd Group 2&quot;, &quot;awayTeam&quot;:&quot;6th Group 1&quot;, &quot;homeTeamFrom&quot;:&quot;U14_League_G2_P3&quot;, &quot;awayTeamFrom&quot;:&quot;U14_League_G1_P6&quot;, &quot;stage2Tag&quot;:&quot;U14_League_PO3&quot;}" calcext:value-type="string">
            <text:p>{"__v":0,"index":33,"pitch":"3","competition":{"name":"U14", "section":"League"},"tag":"PO3", "homeTeam":"3rd Group 2", "awayTeam":"6th Group 1", "homeTeamFrom":"U14_League_G2_P3", "awayTeamFrom":"U14_League_G1_P6", "stage2Tag":"U14_League_PO3"}</text:p>
          </table:table-cell>
        </table:table-row>
        <table:table-row table:style-name="ro1">
          <table:table-cell office:value-type="string" calcext:value-type="string">
            <text:p>PO4</text:p>
          </table:table-cell>
          <table:table-cell office:value-type="float" office:value="34" calcext:value-type="float">
            <text:p>34</text:p>
          </table:table-cell>
          <table:table-cell table:style-name="ce10" office:value-type="string" calcext:value-type="string">
            <text:p>4<text:span text:style-name="T1">th</text:span> Group 2</text:p>
          </table:table-cell>
          <table:table-cell office:value-type="string" calcext:value-type="string">
            <text:p>5<text:span text:style-name="T1">th</text:span> Group 1</text:p>
          </table:table-cell>
          <table:table-cell table:formula="of:=AGE_GROUP_TRANSLATED&amp;&quot;_&quot;&amp;SECTION_TRANSLATED&amp;&quot;_PO4&quot;" office:value-type="string" office:string-value="U14_League_PO4" calcext:value-type="string">
            <text:p>U14_League_PO4</text:p>
          </table:table-cell>
          <table:table-cell table:style-name="ce10" table:formula="of:=AGE_GROUP_TRANSLATED&amp;&quot;_&quot;&amp;SECTION_TRANSLATED&amp;&quot;_G2_P4&quot;" office:value-type="string" office:string-value="U14_League_G2_P4" calcext:value-type="string">
            <text:p>U14_League_G2_P4</text:p>
          </table:table-cell>
          <table:table-cell table:style-name="ce10" table:formula="of:=AGE_GROUP_TRANSLATED&amp;&quot;_&quot;&amp;SECTION_TRANSLATED&amp;&quot;_G1_P5&quot;" office:value-type="string" office:string-value="U14_League_G1_P5" calcext:value-type="string">
            <text:p>U14_League_G1_P5</text:p>
          </table:table-cell>
          <table:table-cell table:style-name="ce10" office:value-type="float" office:value="4" calcext:value-type="float">
            <text:p>4</text:p>
          </table:table-cell>
          <table:table-cell table:formula="of:=&quot;{&quot;&quot;__v&quot;&quot;:0,&quot;&quot;index&quot;&quot;:&quot; &amp; [.B35] &amp; &quot;,&quot;&quot;pitch&quot;&quot;:&quot;&quot;&quot; &amp; [.H3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5] &amp; &quot;&quot;&quot;, &quot;&quot;homeTeam&quot;&quot;:&quot;&quot;&quot; &amp; [.C35] &amp; &quot;&quot;&quot;, &quot;&quot;awayTeam&quot;&quot;:&quot;&quot;&quot; &amp; [.D35] &amp; &quot;&quot;&quot;, &quot;&quot;homeTeamFrom&quot;&quot;:&quot;&quot;&quot; &amp; [.F35] &amp; &quot;&quot;&quot;, &quot;&quot;awayTeamFrom&quot;&quot;:&quot;&quot;&quot; &amp; [.G35] &amp; &quot;&quot;&quot;, &quot;&quot;stage2Tag&quot;&quot;:&quot;&quot;&quot; &amp; [.E35] &amp; &quot;&quot;&quot;}&quot;" office:value-type="string" office:string-value="{&quot;__v&quot;:0,&quot;index&quot;:34,&quot;pitch&quot;:&quot;4&quot;,&quot;competition&quot;:{&quot;name&quot;:&quot;U14&quot;, &quot;section&quot;:&quot;League&quot;},&quot;tag&quot;:&quot;PO4&quot;, &quot;homeTeam&quot;:&quot;4th Group 2&quot;, &quot;awayTeam&quot;:&quot;5th Group 1&quot;, &quot;homeTeamFrom&quot;:&quot;U14_League_G2_P4&quot;, &quot;awayTeamFrom&quot;:&quot;U14_League_G1_P5&quot;, &quot;stage2Tag&quot;:&quot;U14_League_PO4&quot;}" calcext:value-type="string">
            <text:p>{"__v":0,"index":34,"pitch":"4","competition":{"name":"U14", "section":"League"},"tag":"PO4", "homeTeam":"4th Group 2", "awayTeam":"5th Group 1", "homeTeamFrom":"U14_League_G2_P4", "awayTeamFrom":"U14_League_G1_P5", "stage2Tag":"U14_League_PO4"}</text:p>
          </table:table-cell>
        </table:table-row>
        <table:table-row table:style-name="ro1">
          <table:table-cell office:value-type="string" calcext:value-type="string">
            <text:p>QF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Winner PO3</text:p>
          </table:table-cell>
          <table:table-cell table:formula="of:=AGE_GROUP_TRANSLATED&amp;&quot;_&quot;&amp;SECTION_TRANSLATED&amp;&quot;_QF1&quot;" office:value-type="string" office:string-value="U14_League_QF1" calcext:value-type="string">
            <text:p>U14_League_QF1</text:p>
          </table:table-cell>
          <table:table-cell table:style-name="ce10" table:formula="of:=AGE_GROUP_TRANSLATED&amp;&quot;_&quot;&amp;SECTION_TRANSLATED&amp;&quot;_G1_P1&quot;" office:value-type="string" office:string-value="U14_League_G1_P1" calcext:value-type="string">
            <text:p>U14_League_G1_P1</text:p>
          </table:table-cell>
          <table:table-cell table:style-name="ce10" table:formula="of:=AGE_GROUP_TRANSLATED&amp;&quot;_&quot;&amp;SECTION_TRANSLATED&amp;&quot;_PO3&quot;" office:value-type="string" office:string-value="U14_League_PO3" calcext:value-type="string">
            <text:p>U14_League_PO3</text:p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36] &amp; &quot;,&quot;&quot;pitch&quot;&quot;:&quot;&quot;&quot; &amp; [.H3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6] &amp; &quot;&quot;&quot;, &quot;&quot;homeTeam&quot;&quot;:&quot;&quot;&quot; &amp; [.C36] &amp; &quot;&quot;&quot;, &quot;&quot;awayTeam&quot;&quot;:&quot;&quot;&quot; &amp; [.D36] &amp; &quot;&quot;&quot;, &quot;&quot;homeTeamFrom&quot;&quot;:&quot;&quot;&quot; &amp; [.F36] &amp; &quot;&quot;&quot;, &quot;&quot;awayTeamFrom&quot;&quot;:&quot;&quot;&quot; &amp; [.G36] &amp; &quot;&quot;&quot;, &quot;&quot;stage2Tag&quot;&quot;:&quot;&quot;&quot; &amp; [.E36] &amp; &quot;&quot;&quot;}&quot;" office:value-type="string" office:string-value="{&quot;__v&quot;:0,&quot;index&quot;:35,&quot;pitch&quot;:&quot;1&quot;,&quot;competition&quot;:{&quot;name&quot;:&quot;U14&quot;, &quot;section&quot;:&quot;League&quot;},&quot;tag&quot;:&quot;QF1&quot;, &quot;homeTeam&quot;:&quot;Winner Group 1&quot;, &quot;awayTeam&quot;:&quot;Winner PO3&quot;, &quot;homeTeamFrom&quot;:&quot;U14_League_G1_P1&quot;, &quot;awayTeamFrom&quot;:&quot;U14_League_PO3&quot;, &quot;stage2Tag&quot;:&quot;U14_League_QF1&quot;}" calcext:value-type="string">
            <text:p>{"__v":0,"index":35,"pitch":"1","competition":{"name":"U14", "section":"League"},"tag":"QF1", "homeTeam":"Winner Group 1", "awayTeam":"Winner PO3", "homeTeamFrom":"U14_League_G1_P1", "awayTeamFrom":"U14_League_PO3", "stage2Tag":"U14_League_QF1"}</text:p>
          </table:table-cell>
        </table:table-row>
        <table:table-row table:style-name="ro1">
          <table:table-cell office:value-type="string" calcext:value-type="string">
            <text:p>QF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Winner PO4</text:p>
          </table:table-cell>
          <table:table-cell table:formula="of:=AGE_GROUP_TRANSLATED&amp;&quot;_&quot;&amp;SECTION_TRANSLATED&amp;&quot;_QF2&quot;" office:value-type="string" office:string-value="U14_League_QF2" calcext:value-type="string">
            <text:p>U14_League_QF2</text:p>
          </table:table-cell>
          <table:table-cell table:style-name="ce10" table:formula="of:=AGE_GROUP_TRANSLATED&amp;&quot;_&quot;&amp;SECTION_TRANSLATED&amp;&quot;_G1_P2&quot;" office:value-type="string" office:string-value="U14_League_G1_P2" calcext:value-type="string">
            <text:p>U14_League_G1_P2</text:p>
          </table:table-cell>
          <table:table-cell table:style-name="ce10" table:formula="of:=AGE_GROUP_TRANSLATED&amp;&quot;_&quot;&amp;SECTION_TRANSLATED&amp;&quot;_PO4&quot;" office:value-type="string" office:string-value="U14_League_PO4" calcext:value-type="string">
            <text:p>U14_League_PO4</text:p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37] &amp; &quot;,&quot;&quot;pitch&quot;&quot;:&quot;&quot;&quot; &amp; [.H3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7] &amp; &quot;&quot;&quot;, &quot;&quot;homeTeam&quot;&quot;:&quot;&quot;&quot; &amp; [.C37] &amp; &quot;&quot;&quot;, &quot;&quot;awayTeam&quot;&quot;:&quot;&quot;&quot; &amp; [.D37] &amp; &quot;&quot;&quot;, &quot;&quot;homeTeamFrom&quot;&quot;:&quot;&quot;&quot; &amp; [.F37] &amp; &quot;&quot;&quot;, &quot;&quot;awayTeamFrom&quot;&quot;:&quot;&quot;&quot; &amp; [.G37] &amp; &quot;&quot;&quot;, &quot;&quot;stage2Tag&quot;&quot;:&quot;&quot;&quot; &amp; [.E37] &amp; &quot;&quot;&quot;}&quot;" office:value-type="string" office:string-value="{&quot;__v&quot;:0,&quot;index&quot;:36,&quot;pitch&quot;:&quot;2&quot;,&quot;competition&quot;:{&quot;name&quot;:&quot;U14&quot;, &quot;section&quot;:&quot;League&quot;},&quot;tag&quot;:&quot;QF2&quot;, &quot;homeTeam&quot;:&quot;2nd Group 1&quot;, &quot;awayTeam&quot;:&quot;Winner PO4&quot;, &quot;homeTeamFrom&quot;:&quot;U14_League_G1_P2&quot;, &quot;awayTeamFrom&quot;:&quot;U14_League_PO4&quot;, &quot;stage2Tag&quot;:&quot;U14_League_QF2&quot;}" calcext:value-type="string">
            <text:p>{"__v":0,"index":36,"pitch":"2","competition":{"name":"U14", "section":"League"},"tag":"QF2", "homeTeam":"2nd Group 1", "awayTeam":"Winner PO4", "homeTeamFrom":"U14_League_G1_P2", "awayTeamFrom":"U14_League_PO4", "stage2Tag":"U14_League_QF2"}</text:p>
          </table:table-cell>
        </table:table-row>
        <table:table-row table:style-name="ro1">
          <table:table-cell office:value-type="string" calcext:value-type="string">
            <text:p>QF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Winner PO1</text:p>
          </table:table-cell>
          <table:table-cell table:formula="of:=AGE_GROUP_TRANSLATED&amp;&quot;_&quot;&amp;SECTION_TRANSLATED&amp;&quot;_QF3&quot;" office:value-type="string" office:string-value="U14_League_QF3" calcext:value-type="string">
            <text:p>U14_League_QF3</text:p>
          </table:table-cell>
          <table:table-cell table:style-name="ce10" table:formula="of:=AGE_GROUP_TRANSLATED&amp;&quot;_&quot;&amp;SECTION_TRANSLATED&amp;&quot;_G2_P1&quot;" office:value-type="string" office:string-value="U14_League_G2_P1" calcext:value-type="string">
            <text:p>U14_League_G2_P1</text:p>
          </table:table-cell>
          <table:table-cell table:style-name="ce10" table:formula="of:=AGE_GROUP_TRANSLATED&amp;&quot;_&quot;&amp;SECTION_TRANSLATED&amp;&quot;_PO1&quot;" office:value-type="string" office:string-value="U14_League_PO1" calcext:value-type="string">
            <text:p>U14_League_PO1</text:p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38] &amp; &quot;,&quot;&quot;pitch&quot;&quot;:&quot;&quot;&quot; &amp; [.H3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8] &amp; &quot;&quot;&quot;, &quot;&quot;homeTeam&quot;&quot;:&quot;&quot;&quot; &amp; [.C38] &amp; &quot;&quot;&quot;, &quot;&quot;awayTeam&quot;&quot;:&quot;&quot;&quot; &amp; [.D38] &amp; &quot;&quot;&quot;, &quot;&quot;homeTeamFrom&quot;&quot;:&quot;&quot;&quot; &amp; [.F38] &amp; &quot;&quot;&quot;, &quot;&quot;awayTeamFrom&quot;&quot;:&quot;&quot;&quot; &amp; [.G38] &amp; &quot;&quot;&quot;, &quot;&quot;stage2Tag&quot;&quot;:&quot;&quot;&quot; &amp; [.E38] &amp; &quot;&quot;&quot;}&quot;" office:value-type="string" office:string-value="{&quot;__v&quot;:0,&quot;index&quot;:37,&quot;pitch&quot;:&quot;3&quot;,&quot;competition&quot;:{&quot;name&quot;:&quot;U14&quot;, &quot;section&quot;:&quot;League&quot;},&quot;tag&quot;:&quot;QF3&quot;, &quot;homeTeam&quot;:&quot;Winner Group 2&quot;, &quot;awayTeam&quot;:&quot;Winner PO1&quot;, &quot;homeTeamFrom&quot;:&quot;U14_League_G2_P1&quot;, &quot;awayTeamFrom&quot;:&quot;U14_League_PO1&quot;, &quot;stage2Tag&quot;:&quot;U14_League_QF3&quot;}" calcext:value-type="string">
            <text:p>{"__v":0,"index":37,"pitch":"3","competition":{"name":"U14", "section":"League"},"tag":"QF3", "homeTeam":"Winner Group 2", "awayTeam":"Winner PO1", "homeTeamFrom":"U14_League_G2_P1", "awayTeamFrom":"U14_League_PO1", "stage2Tag":"U14_League_QF3"}</text:p>
          </table:table-cell>
        </table:table-row>
        <table:table-row table:style-name="ro1">
          <table:table-cell office:value-type="string" calcext:value-type="string">
            <text:p>QF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Winner PO2</text:p>
          </table:table-cell>
          <table:table-cell table:formula="of:=AGE_GROUP_TRANSLATED&amp;&quot;_&quot;&amp;SECTION_TRANSLATED&amp;&quot;_QF4&quot;" office:value-type="string" office:string-value="U14_League_QF4" calcext:value-type="string">
            <text:p>U14_League_QF4</text:p>
          </table:table-cell>
          <table:table-cell table:style-name="ce10" table:formula="of:=AGE_GROUP_TRANSLATED&amp;&quot;_&quot;&amp;SECTION_TRANSLATED&amp;&quot;_G2_P2&quot;" office:value-type="string" office:string-value="U14_League_G2_P2" calcext:value-type="string">
            <text:p>U14_League_G2_P2</text:p>
          </table:table-cell>
          <table:table-cell table:style-name="ce10" table:formula="of:=AGE_GROUP_TRANSLATED&amp;&quot;_&quot;&amp;SECTION_TRANSLATED&amp;&quot;_PO2&quot;" office:value-type="string" office:string-value="U14_League_PO2" calcext:value-type="string">
            <text:p>U14_League_PO2</text:p>
          </table:table-cell>
          <table:table-cell table:style-name="ce20" office:value-type="float" office:value="4" calcext:value-type="float">
            <text:p>4</text:p>
          </table:table-cell>
          <table:table-cell table:formula="of:=&quot;{&quot;&quot;__v&quot;&quot;:0,&quot;&quot;index&quot;&quot;:&quot; &amp; [.B39] &amp; &quot;,&quot;&quot;pitch&quot;&quot;:&quot;&quot;&quot; &amp; [.H3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9] &amp; &quot;&quot;&quot;, &quot;&quot;homeTeam&quot;&quot;:&quot;&quot;&quot; &amp; [.C39] &amp; &quot;&quot;&quot;, &quot;&quot;awayTeam&quot;&quot;:&quot;&quot;&quot; &amp; [.D39] &amp; &quot;&quot;&quot;, &quot;&quot;homeTeamFrom&quot;&quot;:&quot;&quot;&quot; &amp; [.F39] &amp; &quot;&quot;&quot;, &quot;&quot;awayTeamFrom&quot;&quot;:&quot;&quot;&quot; &amp; [.G39] &amp; &quot;&quot;&quot;, &quot;&quot;stage2Tag&quot;&quot;:&quot;&quot;&quot; &amp; [.E39] &amp; &quot;&quot;&quot;}&quot;" office:value-type="string" office:string-value="{&quot;__v&quot;:0,&quot;index&quot;:38,&quot;pitch&quot;:&quot;4&quot;,&quot;competition&quot;:{&quot;name&quot;:&quot;U14&quot;, &quot;section&quot;:&quot;League&quot;},&quot;tag&quot;:&quot;QF4&quot;, &quot;homeTeam&quot;:&quot;2nd Group 2&quot;, &quot;awayTeam&quot;:&quot;Winner PO2&quot;, &quot;homeTeamFrom&quot;:&quot;U14_League_G2_P2&quot;, &quot;awayTeamFrom&quot;:&quot;U14_League_PO2&quot;, &quot;stage2Tag&quot;:&quot;U14_League_QF4&quot;}" calcext:value-type="string">
            <text:p>{"__v":0,"index":38,"pitch":"4","competition":{"name":"U14", "section":"League"},"tag":"QF4", "homeTeam":"2nd Group 2", "awayTeam":"Winner PO2", "homeTeamFrom":"U14_League_G2_P2", "awayTeamFrom":"U14_League_PO2", "stage2Tag":"U14_League_QF4"}</text:p>
          </table:table-cell>
        </table:table-row>
        <table:table-row table:style-name="ro1">
          <table:table-cell office:value-type="string" calcext:value-type="string">
            <text:p>SF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Winner QF1</text:p>
          </table:table-cell>
          <table:table-cell office:value-type="string" calcext:value-type="string">
            <text:p>Winner QF4</text:p>
          </table:table-cell>
          <table:table-cell table:formula="of:=AGE_GROUP_TRANSLATED&amp;&quot;_&quot;&amp;SECTION_TRANSLATED&amp;&quot;_SF1&quot;" office:value-type="string" office:string-value="U14_League_SF1" calcext:value-type="string">
            <text:p>U14_League_SF1</text:p>
          </table:table-cell>
          <table:table-cell table:style-name="ce10" table:formula="of:=AGE_GROUP_TRANSLATED&amp;&quot;_&quot;&amp;SECTION_TRANSLATED&amp;&quot;_QF1&quot;" office:value-type="string" office:string-value="U14_League_QF1" calcext:value-type="string">
            <text:p>U14_League_QF1</text:p>
          </table:table-cell>
          <table:table-cell table:style-name="ce10" table:formula="of:=AGE_GROUP_TRANSLATED&amp;&quot;_&quot;&amp;SECTION_TRANSLATED&amp;&quot;_QF4&quot;" office:value-type="string" office:string-value="U14_League_QF4" calcext:value-type="string">
            <text:p>U14_League_QF4</text:p>
          </table:table-cell>
          <table:table-cell table:style-name="ce20" office:value-type="float" office:value="1" calcext:value-type="float">
            <text:p>1</text:p>
          </table:table-cell>
          <table:table-cell table:formula="of:=&quot;{&quot;&quot;__v&quot;&quot;:0,&quot;&quot;index&quot;&quot;:&quot; &amp; [.B40] &amp; &quot;,&quot;&quot;pitch&quot;&quot;:&quot;&quot;&quot; &amp; [.H4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40] &amp; &quot;&quot;&quot;, &quot;&quot;homeTeam&quot;&quot;:&quot;&quot;&quot; &amp; [.C40] &amp; &quot;&quot;&quot;, &quot;&quot;awayTeam&quot;&quot;:&quot;&quot;&quot; &amp; [.D40] &amp; &quot;&quot;&quot;, &quot;&quot;homeTeamFrom&quot;&quot;:&quot;&quot;&quot; &amp; [.F40] &amp; &quot;&quot;&quot;, &quot;&quot;awayTeamFrom&quot;&quot;:&quot;&quot;&quot; &amp; [.G40] &amp; &quot;&quot;&quot;, &quot;&quot;stage2Tag&quot;&quot;:&quot;&quot;&quot; &amp; [.E40] &amp; &quot;&quot;&quot;}&quot;" office:value-type="string" office:string-value="{&quot;__v&quot;:0,&quot;index&quot;:39,&quot;pitch&quot;:&quot;1&quot;,&quot;competition&quot;:{&quot;name&quot;:&quot;U14&quot;, &quot;section&quot;:&quot;League&quot;},&quot;tag&quot;:&quot;SF1&quot;, &quot;homeTeam&quot;:&quot;Winner QF1&quot;, &quot;awayTeam&quot;:&quot;Winner QF4&quot;, &quot;homeTeamFrom&quot;:&quot;U14_League_QF1&quot;, &quot;awayTeamFrom&quot;:&quot;U14_League_QF4&quot;, &quot;stage2Tag&quot;:&quot;U14_League_SF1&quot;}" calcext:value-type="string">
            <text:p>{"__v":0,"index":39,"pitch":"1","competition":{"name":"U14", "section":"League"},"tag":"SF1", "homeTeam":"Winner QF1", "awayTeam":"Winner QF4", "homeTeamFrom":"U14_League_QF1", "awayTeamFrom":"U14_League_QF4", "stage2Tag":"U14_League_SF1"}</text:p>
          </table:table-cell>
        </table:table-row>
        <table:table-row table:style-name="ro1">
          <table:table-cell office:value-type="string" calcext:value-type="string">
            <text:p>SF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inner QF2</text:p>
          </table:table-cell>
          <table:table-cell office:value-type="string" calcext:value-type="string">
            <text:p>Winner QF3</text:p>
          </table:table-cell>
          <table:table-cell table:formula="of:=AGE_GROUP_TRANSLATED&amp;&quot;_&quot;&amp;SECTION_TRANSLATED&amp;&quot;_SF2&quot;" office:value-type="string" office:string-value="U14_League_SF2" calcext:value-type="string">
            <text:p>U14_League_SF2</text:p>
          </table:table-cell>
          <table:table-cell table:style-name="ce10" table:formula="of:=AGE_GROUP_TRANSLATED&amp;&quot;_&quot;&amp;SECTION_TRANSLATED&amp;&quot;_QF2&quot;" office:value-type="string" office:string-value="U14_League_QF2" calcext:value-type="string">
            <text:p>U14_League_QF2</text:p>
          </table:table-cell>
          <table:table-cell table:style-name="ce10" table:formula="of:=AGE_GROUP_TRANSLATED&amp;&quot;_&quot;&amp;SECTION_TRANSLATED&amp;&quot;_QF3&quot;" office:value-type="string" office:string-value="U14_League_QF3" calcext:value-type="string">
            <text:p>U14_League_QF3</text:p>
          </table:table-cell>
          <table:table-cell table:style-name="ce20" office:value-type="float" office:value="3" calcext:value-type="float">
            <text:p>3</text:p>
          </table:table-cell>
          <table:table-cell table:formula="of:=&quot;{&quot;&quot;__v&quot;&quot;:0,&quot;&quot;index&quot;&quot;:&quot; &amp; [.B41] &amp; &quot;,&quot;&quot;pitch&quot;&quot;:&quot;&quot;&quot; &amp; [.H41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41] &amp; &quot;&quot;&quot;, &quot;&quot;homeTeam&quot;&quot;:&quot;&quot;&quot; &amp; [.C41] &amp; &quot;&quot;&quot;, &quot;&quot;awayTeam&quot;&quot;:&quot;&quot;&quot; &amp; [.D41] &amp; &quot;&quot;&quot;, &quot;&quot;homeTeamFrom&quot;&quot;:&quot;&quot;&quot; &amp; [.F41] &amp; &quot;&quot;&quot;, &quot;&quot;awayTeamFrom&quot;&quot;:&quot;&quot;&quot; &amp; [.G41] &amp; &quot;&quot;&quot;, &quot;&quot;stage2Tag&quot;&quot;:&quot;&quot;&quot; &amp; [.E41] &amp; &quot;&quot;&quot;}&quot;" office:value-type="string" office:string-value="{&quot;__v&quot;:0,&quot;index&quot;:40,&quot;pitch&quot;:&quot;3&quot;,&quot;competition&quot;:{&quot;name&quot;:&quot;U14&quot;, &quot;section&quot;:&quot;League&quot;},&quot;tag&quot;:&quot;SF2&quot;, &quot;homeTeam&quot;:&quot;Winner QF2&quot;, &quot;awayTeam&quot;:&quot;Winner QF3&quot;, &quot;homeTeamFrom&quot;:&quot;U14_League_QF2&quot;, &quot;awayTeamFrom&quot;:&quot;U14_League_QF3&quot;, &quot;stage2Tag&quot;:&quot;U14_League_SF2&quot;}" calcext:value-type="string">
            <text:p>{"__v":0,"index":40,"pitch":"3","competition":{"name":"U14", "section":"League"},"tag":"SF2", "homeTeam":"Winner QF2", "awayTeam":"Winner QF3", "homeTeamFrom":"U14_League_QF2", "awayTeamFrom":"U14_League_QF3", "stage2Tag":"U14_League_SF2"}</text:p>
          </table:table-cell>
        </table:table-row>
        <table:table-row table:style-name="ro1">
          <table:table-cell office:value-type="string" calcext:value-type="string">
            <text:p>FN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formula="of:=AGE_GROUP_TRANSLATED&amp;&quot;_&quot;&amp;SECTION_TRANSLATED&amp;&quot;_FNL&quot;" office:value-type="string" office:string-value="U14_League_FNL" calcext:value-type="string">
            <text:p>U14_League_FNL</text:p>
          </table:table-cell>
          <table:table-cell table:style-name="ce10" table:formula="of:=AGE_GROUP_TRANSLATED&amp;&quot;_&quot;&amp;SECTION_TRANSLATED&amp;&quot;_SF1&quot;" office:value-type="string" office:string-value="U14_League_SF1" calcext:value-type="string">
            <text:p>U14_League_SF1</text:p>
          </table:table-cell>
          <table:table-cell table:style-name="ce10" table:formula="of:=AGE_GROUP_TRANSLATED&amp;&quot;_&quot;&amp;SECTION_TRANSLATED&amp;&quot;_SF2&quot;" office:value-type="string" office:string-value="U14_League_SF2" calcext:value-type="string">
            <text:p>U14_League_SF2</text:p>
          </table:table-cell>
          <table:table-cell table:style-name="ce20" office:value-type="float" office:value="1" calcext:value-type="float">
            <text:p>1</text:p>
          </table:table-cell>
          <table:table-cell table:formula="of:=&quot;{&quot;&quot;__v&quot;&quot;:0,&quot;&quot;index&quot;&quot;:&quot; &amp; [.B42] &amp; &quot;,&quot;&quot;pitch&quot;&quot;:&quot;&quot;&quot; &amp; [.H4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42] &amp; &quot;&quot;&quot;, &quot;&quot;homeTeam&quot;&quot;:&quot;&quot;&quot; &amp; [.C42] &amp; &quot;&quot;&quot;, &quot;&quot;awayTeam&quot;&quot;:&quot;&quot;&quot; &amp; [.D42] &amp; &quot;&quot;&quot;, &quot;&quot;homeTeamFrom&quot;&quot;:&quot;&quot;&quot; &amp; [.F42] &amp; &quot;&quot;&quot;, &quot;&quot;awayTeamFrom&quot;&quot;:&quot;&quot;&quot; &amp; [.G42] &amp; &quot;&quot;&quot;, &quot;&quot;stage2Tag&quot;&quot;:&quot;&quot;&quot; &amp; [.E42] &amp; &quot;&quot;&quot;}&quot;" office:value-type="string" office:string-value="{&quot;__v&quot;:0,&quot;index&quot;:41,&quot;pitch&quot;:&quot;1&quot;,&quot;competition&quot;:{&quot;name&quot;:&quot;U14&quot;, &quot;section&quot;:&quot;League&quot;},&quot;tag&quot;:&quot;FNL&quot;, &quot;homeTeam&quot;:&quot;Winner SF1&quot;, &quot;awayTeam&quot;:&quot;Winner SF2&quot;, &quot;homeTeamFrom&quot;:&quot;U14_League_SF1&quot;, &quot;awayTeamFrom&quot;:&quot;U14_League_SF2&quot;, &quot;stage2Tag&quot;:&quot;U14_League_FNL&quot;}" calcext:value-type="string">
            <text:p>{"__v":0,"index":41,"pitch":"1","competition":{"name":"U14", "section":"League"},"tag":"FNL", "homeTeam":"Winner SF1", "awayTeam":"Winner SF2", "homeTeamFrom":"U14_League_SF1", "awayTeamFrom":"U14_League_SF2", "stage2Tag":"U14_League_FNL"}</text:p>
          </table:table-cell>
        </table:table-row>
        <table:table-row table:style-name="ro1" table:number-rows-repeated="104853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 Groups of 8 KO Format" table:style-name="ta1" table:protected="true" table:print="false">
        <loext:table-protection loext:select-protected-cells="true" loext:select-unprotected-cells="true"/>
        <table:table-column table:style-name="co4" table:visibility="collapse" table:default-cell-style-name="ce8"/>
        <table:table-column table:style-name="co5" table:visibility="collapse" table:default-cell-style-name="ce8"/>
        <table:table-column table:style-name="co6" table:visibility="collapse" table:default-cell-style-name="ce9"/>
        <table:table-column table:style-name="co6" table:visibility="collapse" table:number-columns-repeated="2" table:default-cell-style-name="ce10"/>
        <table:table-column table:style-name="co7" table:visibility="collapse" table:default-cell-style-name="ce11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ce13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0" table:number-columns-repeated="2"/>
          <table:table-cell table:style-name="ce10" office:value-type="string" calcext:value-type="string">
            <text:p>Pitch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8 KO Format'.D2];TRANSLATED_TEAM_NAMES;['2 Groups of 8 KO Format'.$C2]+1)">
            <text:p/>
          </table:table-cell>
          <table:table-cell table:style-name="ce10" table:formula="of:=VLOOKUP(['2 Groups of 8 KO Format'.E2];TRANSLATED_TEAM_NAMES;['2 Groups of 8 KO Format'.$C2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2] &amp; &quot;,&quot;&quot;pitch&quot;&quot;:&quot;&quot;&quot; &amp; [.H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 &quot;&quot;&quot;},&quot;&quot;tag&quot;&quot;:&quot;&quot;&quot; &amp; [.A2] &amp; &quot;&quot;&quot;, &quot;&quot;homeTeam&quot;&quot;:&quot;&quot;&quot; &amp; [.F2] &amp; &quot;&quot;&quot;, &quot;&quot;awayTeam&quot;&quot;:&quot;&quot;&quot; &amp; [.G2] &amp; &quot;&quot;&quot;}&quot;" office:value-type="string" office:string-value="{&quot;__v&quot;:0,&quot;index&quot;:1,&quot;pitch&quot;:&quot;1&quot;,&quot;competition&quot;:{&quot;name&quot;:&quot;U14&quot;, &quot;section&quot;:&quot;League&quot;, &quot;group&quot;:&quot;1&quot;},&quot;tag&quot;:&quot;1&quot;, &quot;homeTeam&quot;:&quot;&quot;, &quot;awayTeam&quot;:&quot;&quot;}" calcext:value-type="string">
            <text:p>{"__v":0,"index":1,"pitch":"1","competition":{"name":"U14", "section":"League", "group":"1"},"tag":"1", "homeTeam":"", "awayTeam":"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8 KO Format'.D3];TRANSLATED_TEAM_NAMES;['2 Groups of 8 KO Format'.$C3]+1)">
            <text:p/>
          </table:table-cell>
          <table:table-cell table:style-name="ce10" table:formula="of:=VLOOKUP(['2 Groups of 8 KO Format'.E3];TRANSLATED_TEAM_NAMES;['2 Groups of 8 KO Format'.$C3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3] &amp; &quot;,&quot;&quot;pitch&quot;&quot;:&quot;&quot;&quot; &amp; [.H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 &quot;&quot;&quot;},&quot;&quot;tag&quot;&quot;:&quot;&quot;&quot; &amp; [.A3] &amp; &quot;&quot;&quot;, &quot;&quot;homeTeam&quot;&quot;:&quot;&quot;&quot; &amp; [.F3] &amp; &quot;&quot;&quot;, &quot;&quot;awayTeam&quot;&quot;:&quot;&quot;&quot; &amp; [.G3] &amp; &quot;&quot;&quot;}&quot;" office:value-type="string" office:string-value="{&quot;__v&quot;:0,&quot;index&quot;:2,&quot;pitch&quot;:&quot;2&quot;,&quot;competition&quot;:{&quot;name&quot;:&quot;U14&quot;, &quot;section&quot;:&quot;League&quot;, &quot;group&quot;:&quot;1&quot;},&quot;tag&quot;:&quot;1&quot;, &quot;homeTeam&quot;:&quot;&quot;, &quot;awayTeam&quot;:&quot;&quot;}" calcext:value-type="string">
            <text:p>{"__v":0,"index":2,"pitch":"2","competition":{"name":"U14", "section":"League", "group":"1"},"tag":"1", "homeTeam":"", "awayTeam":"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8 KO Format'.D4];TRANSLATED_TEAM_NAMES;['2 Groups of 8 KO Format'.$C4]+1)">
            <text:p/>
          </table:table-cell>
          <table:table-cell table:style-name="ce10" table:formula="of:=VLOOKUP(['2 Groups of 8 KO Format'.E4];TRANSLATED_TEAM_NAMES;['2 Groups of 8 KO Format'.$C4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4] &amp; &quot;,&quot;&quot;pitch&quot;&quot;:&quot;&quot;&quot; &amp; [.H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 &quot;&quot;&quot;},&quot;&quot;tag&quot;&quot;:&quot;&quot;&quot; &amp; [.A4] &amp; &quot;&quot;&quot;, &quot;&quot;homeTeam&quot;&quot;:&quot;&quot;&quot; &amp; [.F4] &amp; &quot;&quot;&quot;, &quot;&quot;awayTeam&quot;&quot;:&quot;&quot;&quot; &amp; [.G4] &amp; &quot;&quot;&quot;}&quot;" office:value-type="string" office:string-value="{&quot;__v&quot;:0,&quot;index&quot;:3,&quot;pitch&quot;:&quot;3&quot;,&quot;competition&quot;:{&quot;name&quot;:&quot;U14&quot;, &quot;section&quot;:&quot;League&quot;, &quot;group&quot;:&quot;1&quot;},&quot;tag&quot;:&quot;1&quot;, &quot;homeTeam&quot;:&quot;&quot;, &quot;awayTeam&quot;:&quot;&quot;}" calcext:value-type="string">
            <text:p>{"__v":0,"index":3,"pitch":"3","competition":{"name":"U14", "section":"League", "group":"1"},"tag":"1", "homeTeam":"", "awayTeam":"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0" table:formula="of:=VLOOKUP(['2 Groups of 8 KO Format'.D5];TRANSLATED_TEAM_NAMES;['2 Groups of 8 KO Format'.$C5]+1)">
            <text:p/>
          </table:table-cell>
          <table:table-cell table:style-name="ce10" table:formula="of:=VLOOKUP(['2 Groups of 8 KO Format'.E5];TRANSLATED_TEAM_NAMES;['2 Groups of 8 KO Format'.$C5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5] &amp; &quot;,&quot;&quot;pitch&quot;&quot;:&quot;&quot;&quot; &amp; [.H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 &quot;&quot;&quot;},&quot;&quot;tag&quot;&quot;:&quot;&quot;&quot; &amp; [.A5] &amp; &quot;&quot;&quot;, &quot;&quot;homeTeam&quot;&quot;:&quot;&quot;&quot; &amp; [.F5] &amp; &quot;&quot;&quot;, &quot;&quot;awayTeam&quot;&quot;:&quot;&quot;&quot; &amp; [.G5] &amp; &quot;&quot;&quot;}&quot;" office:value-type="string" office:string-value="{&quot;__v&quot;:0,&quot;index&quot;:4,&quot;pitch&quot;:&quot;4&quot;,&quot;competition&quot;:{&quot;name&quot;:&quot;U14&quot;, &quot;section&quot;:&quot;League&quot;, &quot;group&quot;:&quot;1&quot;},&quot;tag&quot;:&quot;1&quot;, &quot;homeTeam&quot;:&quot;&quot;, &quot;awayTeam&quot;:&quot;&quot;}" calcext:value-type="string">
            <text:p>{"__v":0,"index":4,"pitch":"4","competition":{"name":"U14", "section":"League", "group":"1"},"tag":"1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8 KO Format'.D6];TRANSLATED_TEAM_NAMES;['2 Groups of 8 KO Format'.$C6]+1)">
            <text:p/>
          </table:table-cell>
          <table:table-cell table:style-name="ce10" table:formula="of:=VLOOKUP(['2 Groups of 8 KO Format'.E6];TRANSLATED_TEAM_NAMES;['2 Groups of 8 KO Format'.$C6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6] &amp; &quot;,&quot;&quot;pitch&quot;&quot;:&quot;&quot;&quot; &amp; [.H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 &quot;&quot;&quot;},&quot;&quot;tag&quot;&quot;:&quot;&quot;&quot; &amp; [.A6] &amp; &quot;&quot;&quot;, &quot;&quot;homeTeam&quot;&quot;:&quot;&quot;&quot; &amp; [.F6] &amp; &quot;&quot;&quot;, &quot;&quot;awayTeam&quot;&quot;:&quot;&quot;&quot; &amp; [.G6] &amp; &quot;&quot;&quot;}&quot;" office:value-type="string" office:string-value="{&quot;__v&quot;:0,&quot;index&quot;:5,&quot;pitch&quot;:&quot;1&quot;,&quot;competition&quot;:{&quot;name&quot;:&quot;U14&quot;, &quot;section&quot;:&quot;League&quot;, &quot;group&quot;:&quot;2&quot;},&quot;tag&quot;:&quot;2&quot;, &quot;homeTeam&quot;:&quot;&quot;, &quot;awayTeam&quot;:&quot;&quot;}" calcext:value-type="string">
            <text:p>{"__v":0,"index":5,"pitch":"1","competition":{"name":"U14", "section":"League", "group":"2"},"tag":"2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8 KO Format'.D7];TRANSLATED_TEAM_NAMES;['2 Groups of 8 KO Format'.$C7]+1)">
            <text:p/>
          </table:table-cell>
          <table:table-cell table:style-name="ce10" table:formula="of:=VLOOKUP(['2 Groups of 8 KO Format'.E7];TRANSLATED_TEAM_NAMES;['2 Groups of 8 KO Format'.$C7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7] &amp; &quot;,&quot;&quot;pitch&quot;&quot;:&quot;&quot;&quot; &amp; [.H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 &quot;&quot;&quot;},&quot;&quot;tag&quot;&quot;:&quot;&quot;&quot; &amp; [.A7] &amp; &quot;&quot;&quot;, &quot;&quot;homeTeam&quot;&quot;:&quot;&quot;&quot; &amp; [.F7] &amp; &quot;&quot;&quot;, &quot;&quot;awayTeam&quot;&quot;:&quot;&quot;&quot; &amp; [.G7] &amp; &quot;&quot;&quot;}&quot;" office:value-type="string" office:string-value="{&quot;__v&quot;:0,&quot;index&quot;:6,&quot;pitch&quot;:&quot;2&quot;,&quot;competition&quot;:{&quot;name&quot;:&quot;U14&quot;, &quot;section&quot;:&quot;League&quot;, &quot;group&quot;:&quot;2&quot;},&quot;tag&quot;:&quot;2&quot;, &quot;homeTeam&quot;:&quot;&quot;, &quot;awayTeam&quot;:&quot;&quot;}" calcext:value-type="string">
            <text:p>{"__v":0,"index":6,"pitch":"2","competition":{"name":"U14", "section":"League", "group":"2"},"tag":"2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8 KO Format'.D8];TRANSLATED_TEAM_NAMES;['2 Groups of 8 KO Format'.$C8]+1)">
            <text:p/>
          </table:table-cell>
          <table:table-cell table:style-name="ce10" table:formula="of:=VLOOKUP(['2 Groups of 8 KO Format'.E8];TRANSLATED_TEAM_NAMES;['2 Groups of 8 KO Format'.$C8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8] &amp; &quot;,&quot;&quot;pitch&quot;&quot;:&quot;&quot;&quot; &amp; [.H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 &quot;&quot;&quot;},&quot;&quot;tag&quot;&quot;:&quot;&quot;&quot; &amp; [.A8] &amp; &quot;&quot;&quot;, &quot;&quot;homeTeam&quot;&quot;:&quot;&quot;&quot; &amp; [.F8] &amp; &quot;&quot;&quot;, &quot;&quot;awayTeam&quot;&quot;:&quot;&quot;&quot; &amp; [.G8] &amp; &quot;&quot;&quot;}&quot;" office:value-type="string" office:string-value="{&quot;__v&quot;:0,&quot;index&quot;:7,&quot;pitch&quot;:&quot;3&quot;,&quot;competition&quot;:{&quot;name&quot;:&quot;U14&quot;, &quot;section&quot;:&quot;League&quot;, &quot;group&quot;:&quot;2&quot;},&quot;tag&quot;:&quot;2&quot;, &quot;homeTeam&quot;:&quot;&quot;, &quot;awayTeam&quot;:&quot;&quot;}" calcext:value-type="string">
            <text:p>{"__v":0,"index":7,"pitch":"3","competition":{"name":"U14", "section":"League", "group":"2"},"tag":"2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0" table:formula="of:=VLOOKUP(['2 Groups of 8 KO Format'.D9];TRANSLATED_TEAM_NAMES;['2 Groups of 8 KO Format'.$C9]+1)">
            <text:p/>
          </table:table-cell>
          <table:table-cell table:style-name="ce10" table:formula="of:=VLOOKUP(['2 Groups of 8 KO Format'.E9];TRANSLATED_TEAM_NAMES;['2 Groups of 8 KO Format'.$C9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9] &amp; &quot;,&quot;&quot;pitch&quot;&quot;:&quot;&quot;&quot; &amp; [.H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 &quot;&quot;&quot;},&quot;&quot;tag&quot;&quot;:&quot;&quot;&quot; &amp; [.A9] &amp; &quot;&quot;&quot;, &quot;&quot;homeTeam&quot;&quot;:&quot;&quot;&quot; &amp; [.F9] &amp; &quot;&quot;&quot;, &quot;&quot;awayTeam&quot;&quot;:&quot;&quot;&quot; &amp; [.G9] &amp; &quot;&quot;&quot;}&quot;" office:value-type="string" office:string-value="{&quot;__v&quot;:0,&quot;index&quot;:8,&quot;pitch&quot;:&quot;4&quot;,&quot;competition&quot;:{&quot;name&quot;:&quot;U14&quot;, &quot;section&quot;:&quot;League&quot;, &quot;group&quot;:&quot;2&quot;},&quot;tag&quot;:&quot;2&quot;, &quot;homeTeam&quot;:&quot;&quot;, &quot;awayTeam&quot;:&quot;&quot;}" calcext:value-type="string">
            <text:p>{"__v":0,"index":8,"pitch":"4","competition":{"name":"U14", "section":"League", "group":"2"},"tag":"2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8 KO Format'.D10];TRANSLATED_TEAM_NAMES;['2 Groups of 8 KO Format'.$C10]+1)">
            <text:p/>
          </table:table-cell>
          <table:table-cell table:style-name="ce10" table:formula="of:=VLOOKUP(['2 Groups of 8 KO Format'.E10];TRANSLATED_TEAM_NAMES;['2 Groups of 8 KO Format'.$C10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10] &amp; &quot;,&quot;&quot;pitch&quot;&quot;:&quot;&quot;&quot; &amp; [.H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 &quot;&quot;&quot;},&quot;&quot;tag&quot;&quot;:&quot;&quot;&quot; &amp; [.A10] &amp; &quot;&quot;&quot;, &quot;&quot;homeTeam&quot;&quot;:&quot;&quot;&quot; &amp; [.F10] &amp; &quot;&quot;&quot;, &quot;&quot;awayTeam&quot;&quot;:&quot;&quot;&quot; &amp; [.G10] &amp; &quot;&quot;&quot;}&quot;" office:value-type="string" office:string-value="{&quot;__v&quot;:0,&quot;index&quot;:9,&quot;pitch&quot;:&quot;1&quot;,&quot;competition&quot;:{&quot;name&quot;:&quot;U14&quot;, &quot;section&quot;:&quot;League&quot;, &quot;group&quot;:&quot;1&quot;},&quot;tag&quot;:&quot;3&quot;, &quot;homeTeam&quot;:&quot;&quot;, &quot;awayTeam&quot;:&quot;&quot;}" calcext:value-type="string">
            <text:p>{"__v":0,"index":9,"pitch":"1","competition":{"name":"U14", "section":"League", "group":"1"},"tag":"3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8 KO Format'.D11];TRANSLATED_TEAM_NAMES;['2 Groups of 8 KO Format'.$C11]+1)">
            <text:p/>
          </table:table-cell>
          <table:table-cell table:style-name="ce10" table:formula="of:=VLOOKUP(['2 Groups of 8 KO Format'.E11];TRANSLATED_TEAM_NAMES;['2 Groups of 8 KO Format'.$C11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11] &amp; &quot;,&quot;&quot;pitch&quot;&quot;:&quot;&quot;&quot; &amp; [.H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 &quot;&quot;&quot;},&quot;&quot;tag&quot;&quot;:&quot;&quot;&quot; &amp; [.A11] &amp; &quot;&quot;&quot;, &quot;&quot;homeTeam&quot;&quot;:&quot;&quot;&quot; &amp; [.F11] &amp; &quot;&quot;&quot;, &quot;&quot;awayTeam&quot;&quot;:&quot;&quot;&quot; &amp; [.G11] &amp; &quot;&quot;&quot;}&quot;" office:value-type="string" office:string-value="{&quot;__v&quot;:0,&quot;index&quot;:10,&quot;pitch&quot;:&quot;2&quot;,&quot;competition&quot;:{&quot;name&quot;:&quot;U14&quot;, &quot;section&quot;:&quot;League&quot;, &quot;group&quot;:&quot;1&quot;},&quot;tag&quot;:&quot;3&quot;, &quot;homeTeam&quot;:&quot;&quot;, &quot;awayTeam&quot;:&quot;&quot;}" calcext:value-type="string">
            <text:p>{"__v":0,"index":10,"pitch":"2","competition":{"name":"U14", "section":"League", "group":"1"},"tag":"3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0" table:formula="of:=VLOOKUP(['2 Groups of 8 KO Format'.D12];TRANSLATED_TEAM_NAMES;['2 Groups of 8 KO Format'.$C12]+1)">
            <text:p/>
          </table:table-cell>
          <table:table-cell table:style-name="ce10" table:formula="of:=VLOOKUP(['2 Groups of 8 KO Format'.E12];TRANSLATED_TEAM_NAMES;['2 Groups of 8 KO Format'.$C12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12] &amp; &quot;,&quot;&quot;pitch&quot;&quot;:&quot;&quot;&quot; &amp; [.H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 &quot;&quot;&quot;},&quot;&quot;tag&quot;&quot;:&quot;&quot;&quot; &amp; [.A12] &amp; &quot;&quot;&quot;, &quot;&quot;homeTeam&quot;&quot;:&quot;&quot;&quot; &amp; [.F12] &amp; &quot;&quot;&quot;, &quot;&quot;awayTeam&quot;&quot;:&quot;&quot;&quot; &amp; [.G12] &amp; &quot;&quot;&quot;}&quot;" office:value-type="string" office:string-value="{&quot;__v&quot;:0,&quot;index&quot;:11,&quot;pitch&quot;:&quot;3&quot;,&quot;competition&quot;:{&quot;name&quot;:&quot;U14&quot;, &quot;section&quot;:&quot;League&quot;, &quot;group&quot;:&quot;1&quot;},&quot;tag&quot;:&quot;3&quot;, &quot;homeTeam&quot;:&quot;&quot;, &quot;awayTeam&quot;:&quot;&quot;}" calcext:value-type="string">
            <text:p>{"__v":0,"index":11,"pitch":"3","competition":{"name":"U14", "section":"League", "group":"1"},"tag":"3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8 KO Format'.D13];TRANSLATED_TEAM_NAMES;['2 Groups of 8 KO Format'.$C13]+1)">
            <text:p/>
          </table:table-cell>
          <table:table-cell table:style-name="ce10" table:formula="of:=VLOOKUP(['2 Groups of 8 KO Format'.E13];TRANSLATED_TEAM_NAMES;['2 Groups of 8 KO Format'.$C13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13] &amp; &quot;,&quot;&quot;pitch&quot;&quot;:&quot;&quot;&quot; &amp; [.H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 &quot;&quot;&quot;},&quot;&quot;tag&quot;&quot;:&quot;&quot;&quot; &amp; [.A13] &amp; &quot;&quot;&quot;, &quot;&quot;homeTeam&quot;&quot;:&quot;&quot;&quot; &amp; [.F13] &amp; &quot;&quot;&quot;, &quot;&quot;awayTeam&quot;&quot;:&quot;&quot;&quot; &amp; [.G13] &amp; &quot;&quot;&quot;}&quot;" office:value-type="string" office:string-value="{&quot;__v&quot;:0,&quot;index&quot;:12,&quot;pitch&quot;:&quot;4&quot;,&quot;competition&quot;:{&quot;name&quot;:&quot;U14&quot;, &quot;section&quot;:&quot;League&quot;, &quot;group&quot;:&quot;1&quot;},&quot;tag&quot;:&quot;3&quot;, &quot;homeTeam&quot;:&quot;&quot;, &quot;awayTeam&quot;:&quot;&quot;}" calcext:value-type="string">
            <text:p>{"__v":0,"index":12,"pitch":"4","competition":{"name":"U14", "section":"League", "group":"1"},"tag":"3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8 KO Format'.D14];TRANSLATED_TEAM_NAMES;['2 Groups of 8 KO Format'.$C14]+1)">
            <text:p/>
          </table:table-cell>
          <table:table-cell table:style-name="ce10" table:formula="of:=VLOOKUP(['2 Groups of 8 KO Format'.E14];TRANSLATED_TEAM_NAMES;['2 Groups of 8 KO Format'.$C14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14] &amp; &quot;,&quot;&quot;pitch&quot;&quot;:&quot;&quot;&quot; &amp; [.H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 &quot;&quot;&quot;},&quot;&quot;tag&quot;&quot;:&quot;&quot;&quot; &amp; [.A14] &amp; &quot;&quot;&quot;, &quot;&quot;homeTeam&quot;&quot;:&quot;&quot;&quot; &amp; [.F14] &amp; &quot;&quot;&quot;, &quot;&quot;awayTeam&quot;&quot;:&quot;&quot;&quot; &amp; [.G14] &amp; &quot;&quot;&quot;}&quot;" office:value-type="string" office:string-value="{&quot;__v&quot;:0,&quot;index&quot;:13,&quot;pitch&quot;:&quot;1&quot;,&quot;competition&quot;:{&quot;name&quot;:&quot;U14&quot;, &quot;section&quot;:&quot;League&quot;, &quot;group&quot;:&quot;2&quot;},&quot;tag&quot;:&quot;4&quot;, &quot;homeTeam&quot;:&quot;&quot;, &quot;awayTeam&quot;:&quot;&quot;}" calcext:value-type="string">
            <text:p>{"__v":0,"index":13,"pitch":"1","competition":{"name":"U14", "section":"League", "group":"2"},"tag":"4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8 KO Format'.D15];TRANSLATED_TEAM_NAMES;['2 Groups of 8 KO Format'.$C15]+1)">
            <text:p/>
          </table:table-cell>
          <table:table-cell table:style-name="ce10" table:formula="of:=VLOOKUP(['2 Groups of 8 KO Format'.E15];TRANSLATED_TEAM_NAMES;['2 Groups of 8 KO Format'.$C15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15] &amp; &quot;,&quot;&quot;pitch&quot;&quot;:&quot;&quot;&quot; &amp; [.H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 &quot;&quot;&quot;},&quot;&quot;tag&quot;&quot;:&quot;&quot;&quot; &amp; [.A15] &amp; &quot;&quot;&quot;, &quot;&quot;homeTeam&quot;&quot;:&quot;&quot;&quot; &amp; [.F15] &amp; &quot;&quot;&quot;, &quot;&quot;awayTeam&quot;&quot;:&quot;&quot;&quot; &amp; [.G15] &amp; &quot;&quot;&quot;}&quot;" office:value-type="string" office:string-value="{&quot;__v&quot;:0,&quot;index&quot;:14,&quot;pitch&quot;:&quot;2&quot;,&quot;competition&quot;:{&quot;name&quot;:&quot;U14&quot;, &quot;section&quot;:&quot;League&quot;, &quot;group&quot;:&quot;2&quot;},&quot;tag&quot;:&quot;4&quot;, &quot;homeTeam&quot;:&quot;&quot;, &quot;awayTeam&quot;:&quot;&quot;}" calcext:value-type="string">
            <text:p>{"__v":0,"index":14,"pitch":"2","competition":{"name":"U14", "section":"League", "group":"2"},"tag":"4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0" table:formula="of:=VLOOKUP(['2 Groups of 8 KO Format'.D16];TRANSLATED_TEAM_NAMES;['2 Groups of 8 KO Format'.$C16]+1)">
            <text:p/>
          </table:table-cell>
          <table:table-cell table:style-name="ce10" table:formula="of:=VLOOKUP(['2 Groups of 8 KO Format'.E16];TRANSLATED_TEAM_NAMES;['2 Groups of 8 KO Format'.$C16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16] &amp; &quot;,&quot;&quot;pitch&quot;&quot;:&quot;&quot;&quot; &amp; [.H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 &quot;&quot;&quot;},&quot;&quot;tag&quot;&quot;:&quot;&quot;&quot; &amp; [.A16] &amp; &quot;&quot;&quot;, &quot;&quot;homeTeam&quot;&quot;:&quot;&quot;&quot; &amp; [.F16] &amp; &quot;&quot;&quot;, &quot;&quot;awayTeam&quot;&quot;:&quot;&quot;&quot; &amp; [.G16] &amp; &quot;&quot;&quot;}&quot;" office:value-type="string" office:string-value="{&quot;__v&quot;:0,&quot;index&quot;:15,&quot;pitch&quot;:&quot;3&quot;,&quot;competition&quot;:{&quot;name&quot;:&quot;U14&quot;, &quot;section&quot;:&quot;League&quot;, &quot;group&quot;:&quot;2&quot;},&quot;tag&quot;:&quot;4&quot;, &quot;homeTeam&quot;:&quot;&quot;, &quot;awayTeam&quot;:&quot;&quot;}" calcext:value-type="string">
            <text:p>{"__v":0,"index":15,"pitch":"3","competition":{"name":"U14", "section":"League", "group":"2"},"tag":"4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8 KO Format'.D17];TRANSLATED_TEAM_NAMES;['2 Groups of 8 KO Format'.$C17]+1)">
            <text:p/>
          </table:table-cell>
          <table:table-cell table:style-name="ce10" table:formula="of:=VLOOKUP(['2 Groups of 8 KO Format'.E17];TRANSLATED_TEAM_NAMES;['2 Groups of 8 KO Format'.$C17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17] &amp; &quot;,&quot;&quot;pitch&quot;&quot;:&quot;&quot;&quot; &amp; [.H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 &quot;&quot;&quot;},&quot;&quot;tag&quot;&quot;:&quot;&quot;&quot; &amp; [.A17] &amp; &quot;&quot;&quot;, &quot;&quot;homeTeam&quot;&quot;:&quot;&quot;&quot; &amp; [.F17] &amp; &quot;&quot;&quot;, &quot;&quot;awayTeam&quot;&quot;:&quot;&quot;&quot; &amp; [.G17] &amp; &quot;&quot;&quot;}&quot;" office:value-type="string" office:string-value="{&quot;__v&quot;:0,&quot;index&quot;:16,&quot;pitch&quot;:&quot;4&quot;,&quot;competition&quot;:{&quot;name&quot;:&quot;U14&quot;, &quot;section&quot;:&quot;League&quot;, &quot;group&quot;:&quot;2&quot;},&quot;tag&quot;:&quot;4&quot;, &quot;homeTeam&quot;:&quot;&quot;, &quot;awayTeam&quot;:&quot;&quot;}" calcext:value-type="string">
            <text:p>{"__v":0,"index":16,"pitch":"4","competition":{"name":"U14", "section":"League", "group":"2"},"tag":"4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0" table:formula="of:=VLOOKUP(['2 Groups of 8 KO Format'.D18];TRANSLATED_TEAM_NAMES;['2 Groups of 8 KO Format'.$C18]+1)">
            <text:p/>
          </table:table-cell>
          <table:table-cell table:style-name="ce10" table:formula="of:=VLOOKUP(['2 Groups of 8 KO Format'.E18];TRANSLATED_TEAM_NAMES;['2 Groups of 8 KO Format'.$C18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18] &amp; &quot;,&quot;&quot;pitch&quot;&quot;:&quot;&quot;&quot; &amp; [.H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 &quot;&quot;&quot;},&quot;&quot;tag&quot;&quot;:&quot;&quot;&quot; &amp; [.A18] &amp; &quot;&quot;&quot;, &quot;&quot;homeTeam&quot;&quot;:&quot;&quot;&quot; &amp; [.F18] &amp; &quot;&quot;&quot;, &quot;&quot;awayTeam&quot;&quot;:&quot;&quot;&quot; &amp; [.G18] &amp; &quot;&quot;&quot;}&quot;" office:value-type="string" office:string-value="{&quot;__v&quot;:0,&quot;index&quot;:17,&quot;pitch&quot;:&quot;1&quot;,&quot;competition&quot;:{&quot;name&quot;:&quot;U14&quot;, &quot;section&quot;:&quot;League&quot;, &quot;group&quot;:&quot;1&quot;},&quot;tag&quot;:&quot;5&quot;, &quot;homeTeam&quot;:&quot;&quot;, &quot;awayTeam&quot;:&quot;&quot;}" calcext:value-type="string">
            <text:p>{"__v":0,"index":17,"pitch":"1","competition":{"name":"U14", "section":"League", "group":"1"},"tag":"5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8 KO Format'.D19];TRANSLATED_TEAM_NAMES;['2 Groups of 8 KO Format'.$C19]+1)">
            <text:p/>
          </table:table-cell>
          <table:table-cell table:style-name="ce10" table:formula="of:=VLOOKUP(['2 Groups of 8 KO Format'.E19];TRANSLATED_TEAM_NAMES;['2 Groups of 8 KO Format'.$C19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19] &amp; &quot;,&quot;&quot;pitch&quot;&quot;:&quot;&quot;&quot; &amp; [.H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 &quot;&quot;&quot;},&quot;&quot;tag&quot;&quot;:&quot;&quot;&quot; &amp; [.A19] &amp; &quot;&quot;&quot;, &quot;&quot;homeTeam&quot;&quot;:&quot;&quot;&quot; &amp; [.F19] &amp; &quot;&quot;&quot;, &quot;&quot;awayTeam&quot;&quot;:&quot;&quot;&quot; &amp; [.G19] &amp; &quot;&quot;&quot;}&quot;" office:value-type="string" office:string-value="{&quot;__v&quot;:0,&quot;index&quot;:18,&quot;pitch&quot;:&quot;2&quot;,&quot;competition&quot;:{&quot;name&quot;:&quot;U14&quot;, &quot;section&quot;:&quot;League&quot;, &quot;group&quot;:&quot;1&quot;},&quot;tag&quot;:&quot;5&quot;, &quot;homeTeam&quot;:&quot;&quot;, &quot;awayTeam&quot;:&quot;&quot;}" calcext:value-type="string">
            <text:p>{"__v":0,"index":18,"pitch":"2","competition":{"name":"U14", "section":"League", "group":"1"},"tag":"5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8 KO Format'.D20];TRANSLATED_TEAM_NAMES;['2 Groups of 8 KO Format'.$C20]+1)">
            <text:p/>
          </table:table-cell>
          <table:table-cell table:style-name="ce10" table:formula="of:=VLOOKUP(['2 Groups of 8 KO Format'.E20];TRANSLATED_TEAM_NAMES;['2 Groups of 8 KO Format'.$C20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20] &amp; &quot;,&quot;&quot;pitch&quot;&quot;:&quot;&quot;&quot; &amp; [.H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 &quot;&quot;&quot;},&quot;&quot;tag&quot;&quot;:&quot;&quot;&quot; &amp; [.A20] &amp; &quot;&quot;&quot;, &quot;&quot;homeTeam&quot;&quot;:&quot;&quot;&quot; &amp; [.F20] &amp; &quot;&quot;&quot;, &quot;&quot;awayTeam&quot;&quot;:&quot;&quot;&quot; &amp; [.G20] &amp; &quot;&quot;&quot;}&quot;" office:value-type="string" office:string-value="{&quot;__v&quot;:0,&quot;index&quot;:19,&quot;pitch&quot;:&quot;3&quot;,&quot;competition&quot;:{&quot;name&quot;:&quot;U14&quot;, &quot;section&quot;:&quot;League&quot;, &quot;group&quot;:&quot;1&quot;},&quot;tag&quot;:&quot;5&quot;, &quot;homeTeam&quot;:&quot;&quot;, &quot;awayTeam&quot;:&quot;&quot;}" calcext:value-type="string">
            <text:p>{"__v":0,"index":19,"pitch":"3","competition":{"name":"U14", "section":"League", "group":"1"},"tag":"5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0" table:formula="of:=VLOOKUP(['2 Groups of 8 KO Format'.D21];TRANSLATED_TEAM_NAMES;['2 Groups of 8 KO Format'.$C21]+1)">
            <text:p/>
          </table:table-cell>
          <table:table-cell table:style-name="ce10" table:formula="of:=VLOOKUP(['2 Groups of 8 KO Format'.E21];TRANSLATED_TEAM_NAMES;['2 Groups of 8 KO Format'.$C21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21] &amp; &quot;,&quot;&quot;pitch&quot;&quot;:&quot;&quot;&quot; &amp; [.H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 &quot;&quot;&quot;},&quot;&quot;tag&quot;&quot;:&quot;&quot;&quot; &amp; [.A21] &amp; &quot;&quot;&quot;, &quot;&quot;homeTeam&quot;&quot;:&quot;&quot;&quot; &amp; [.F21] &amp; &quot;&quot;&quot;, &quot;&quot;awayTeam&quot;&quot;:&quot;&quot;&quot; &amp; [.G21] &amp; &quot;&quot;&quot;}&quot;" office:value-type="string" office:string-value="{&quot;__v&quot;:0,&quot;index&quot;:20,&quot;pitch&quot;:&quot;4&quot;,&quot;competition&quot;:{&quot;name&quot;:&quot;U14&quot;, &quot;section&quot;:&quot;League&quot;, &quot;group&quot;:&quot;1&quot;},&quot;tag&quot;:&quot;5&quot;, &quot;homeTeam&quot;:&quot;&quot;, &quot;awayTeam&quot;:&quot;&quot;}" calcext:value-type="string">
            <text:p>{"__v":0,"index":20,"pitch":"4","competition":{"name":"U14", "section":"League", "group":"1"},"tag":"5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0" table:formula="of:=VLOOKUP(['2 Groups of 8 KO Format'.D22];TRANSLATED_TEAM_NAMES;['2 Groups of 8 KO Format'.$C22]+1)">
            <text:p/>
          </table:table-cell>
          <table:table-cell table:style-name="ce10" table:formula="of:=VLOOKUP(['2 Groups of 8 KO Format'.E22];TRANSLATED_TEAM_NAMES;['2 Groups of 8 KO Format'.$C22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22] &amp; &quot;,&quot;&quot;pitch&quot;&quot;:&quot;&quot;&quot; &amp; [.H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2] &amp; &quot;&quot;&quot;},&quot;&quot;tag&quot;&quot;:&quot;&quot;&quot; &amp; [.A22] &amp; &quot;&quot;&quot;, &quot;&quot;homeTeam&quot;&quot;:&quot;&quot;&quot; &amp; [.F22] &amp; &quot;&quot;&quot;, &quot;&quot;awayTeam&quot;&quot;:&quot;&quot;&quot; &amp; [.G22] &amp; &quot;&quot;&quot;}&quot;" office:value-type="string" office:string-value="{&quot;__v&quot;:0,&quot;index&quot;:21,&quot;pitch&quot;:&quot;1&quot;,&quot;competition&quot;:{&quot;name&quot;:&quot;U14&quot;, &quot;section&quot;:&quot;League&quot;, &quot;group&quot;:&quot;2&quot;},&quot;tag&quot;:&quot;6&quot;, &quot;homeTeam&quot;:&quot;&quot;, &quot;awayTeam&quot;:&quot;&quot;}" calcext:value-type="string">
            <text:p>{"__v":0,"index":21,"pitch":"1","competition":{"name":"U14", "section":"League", "group":"2"},"tag":"6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8 KO Format'.D23];TRANSLATED_TEAM_NAMES;['2 Groups of 8 KO Format'.$C23]+1)">
            <text:p/>
          </table:table-cell>
          <table:table-cell table:style-name="ce10" table:formula="of:=VLOOKUP(['2 Groups of 8 KO Format'.E23];TRANSLATED_TEAM_NAMES;['2 Groups of 8 KO Format'.$C23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23] &amp; &quot;,&quot;&quot;pitch&quot;&quot;:&quot;&quot;&quot; &amp; [.H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3] &amp; &quot;&quot;&quot;},&quot;&quot;tag&quot;&quot;:&quot;&quot;&quot; &amp; [.A23] &amp; &quot;&quot;&quot;, &quot;&quot;homeTeam&quot;&quot;:&quot;&quot;&quot; &amp; [.F23] &amp; &quot;&quot;&quot;, &quot;&quot;awayTeam&quot;&quot;:&quot;&quot;&quot; &amp; [.G23] &amp; &quot;&quot;&quot;}&quot;" office:value-type="string" office:string-value="{&quot;__v&quot;:0,&quot;index&quot;:22,&quot;pitch&quot;:&quot;2&quot;,&quot;competition&quot;:{&quot;name&quot;:&quot;U14&quot;, &quot;section&quot;:&quot;League&quot;, &quot;group&quot;:&quot;2&quot;},&quot;tag&quot;:&quot;6&quot;, &quot;homeTeam&quot;:&quot;&quot;, &quot;awayTeam&quot;:&quot;&quot;}" calcext:value-type="string">
            <text:p>{"__v":0,"index":22,"pitch":"2","competition":{"name":"U14", "section":"League", "group":"2"},"tag":"6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8 KO Format'.D24];TRANSLATED_TEAM_NAMES;['2 Groups of 8 KO Format'.$C24]+1)">
            <text:p/>
          </table:table-cell>
          <table:table-cell table:style-name="ce10" table:formula="of:=VLOOKUP(['2 Groups of 8 KO Format'.E24];TRANSLATED_TEAM_NAMES;['2 Groups of 8 KO Format'.$C24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24] &amp; &quot;,&quot;&quot;pitch&quot;&quot;:&quot;&quot;&quot; &amp; [.H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4] &amp; &quot;&quot;&quot;},&quot;&quot;tag&quot;&quot;:&quot;&quot;&quot; &amp; [.A24] &amp; &quot;&quot;&quot;, &quot;&quot;homeTeam&quot;&quot;:&quot;&quot;&quot; &amp; [.F24] &amp; &quot;&quot;&quot;, &quot;&quot;awayTeam&quot;&quot;:&quot;&quot;&quot; &amp; [.G24] &amp; &quot;&quot;&quot;}&quot;" office:value-type="string" office:string-value="{&quot;__v&quot;:0,&quot;index&quot;:23,&quot;pitch&quot;:&quot;3&quot;,&quot;competition&quot;:{&quot;name&quot;:&quot;U14&quot;, &quot;section&quot;:&quot;League&quot;, &quot;group&quot;:&quot;2&quot;},&quot;tag&quot;:&quot;6&quot;, &quot;homeTeam&quot;:&quot;&quot;, &quot;awayTeam&quot;:&quot;&quot;}" calcext:value-type="string">
            <text:p>{"__v":0,"index":23,"pitch":"3","competition":{"name":"U14", "section":"League", "group":"2"},"tag":"6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0" table:formula="of:=VLOOKUP(['2 Groups of 8 KO Format'.D25];TRANSLATED_TEAM_NAMES;['2 Groups of 8 KO Format'.$C25]+1)">
            <text:p/>
          </table:table-cell>
          <table:table-cell table:style-name="ce10" table:formula="of:=VLOOKUP(['2 Groups of 8 KO Format'.E25];TRANSLATED_TEAM_NAMES;['2 Groups of 8 KO Format'.$C25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25] &amp; &quot;,&quot;&quot;pitch&quot;&quot;:&quot;&quot;&quot; &amp; [.H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5] &amp; &quot;&quot;&quot;},&quot;&quot;tag&quot;&quot;:&quot;&quot;&quot; &amp; [.A25] &amp; &quot;&quot;&quot;, &quot;&quot;homeTeam&quot;&quot;:&quot;&quot;&quot; &amp; [.F25] &amp; &quot;&quot;&quot;, &quot;&quot;awayTeam&quot;&quot;:&quot;&quot;&quot; &amp; [.G25] &amp; &quot;&quot;&quot;}&quot;" office:value-type="string" office:string-value="{&quot;__v&quot;:0,&quot;index&quot;:24,&quot;pitch&quot;:&quot;4&quot;,&quot;competition&quot;:{&quot;name&quot;:&quot;U14&quot;, &quot;section&quot;:&quot;League&quot;, &quot;group&quot;:&quot;2&quot;},&quot;tag&quot;:&quot;6&quot;, &quot;homeTeam&quot;:&quot;&quot;, &quot;awayTeam&quot;:&quot;&quot;}" calcext:value-type="string">
            <text:p>{"__v":0,"index":24,"pitch":"4","competition":{"name":"U14", "section":"League", "group":"2"},"tag":"6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0" table:formula="of:=VLOOKUP(['2 Groups of 8 KO Format'.D26];TRANSLATED_TEAM_NAMES;['2 Groups of 8 KO Format'.$C26]+1)">
            <text:p/>
          </table:table-cell>
          <table:table-cell table:style-name="ce10" table:formula="of:=VLOOKUP(['2 Groups of 8 KO Format'.E26];TRANSLATED_TEAM_NAMES;['2 Groups of 8 KO Format'.$C26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26] &amp; &quot;,&quot;&quot;pitch&quot;&quot;:&quot;&quot;&quot; &amp; [.H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6] &amp; &quot;&quot;&quot;},&quot;&quot;tag&quot;&quot;:&quot;&quot;&quot; &amp; [.A26] &amp; &quot;&quot;&quot;, &quot;&quot;homeTeam&quot;&quot;:&quot;&quot;&quot; &amp; [.F26] &amp; &quot;&quot;&quot;, &quot;&quot;awayTeam&quot;&quot;:&quot;&quot;&quot; &amp; [.G26] &amp; &quot;&quot;&quot;}&quot;" office:value-type="string" office:string-value="{&quot;__v&quot;:0,&quot;index&quot;:25,&quot;pitch&quot;:&quot;1&quot;,&quot;competition&quot;:{&quot;name&quot;:&quot;U14&quot;, &quot;section&quot;:&quot;League&quot;, &quot;group&quot;:&quot;1&quot;},&quot;tag&quot;:&quot;7&quot;, &quot;homeTeam&quot;:&quot;&quot;, &quot;awayTeam&quot;:&quot;&quot;}" calcext:value-type="string">
            <text:p>{"__v":0,"index":25,"pitch":"1","competition":{"name":"U14", "section":"League", "group":"1"},"tag":"7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8 KO Format'.D27];TRANSLATED_TEAM_NAMES;['2 Groups of 8 KO Format'.$C27]+1)">
            <text:p/>
          </table:table-cell>
          <table:table-cell table:style-name="ce10" table:formula="of:=VLOOKUP(['2 Groups of 8 KO Format'.E27];TRANSLATED_TEAM_NAMES;['2 Groups of 8 KO Format'.$C27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27] &amp; &quot;,&quot;&quot;pitch&quot;&quot;:&quot;&quot;&quot; &amp; [.H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7] &amp; &quot;&quot;&quot;},&quot;&quot;tag&quot;&quot;:&quot;&quot;&quot; &amp; [.A27] &amp; &quot;&quot;&quot;, &quot;&quot;homeTeam&quot;&quot;:&quot;&quot;&quot; &amp; [.F27] &amp; &quot;&quot;&quot;, &quot;&quot;awayTeam&quot;&quot;:&quot;&quot;&quot; &amp; [.G27] &amp; &quot;&quot;&quot;}&quot;" office:value-type="string" office:string-value="{&quot;__v&quot;:0,&quot;index&quot;:26,&quot;pitch&quot;:&quot;2&quot;,&quot;competition&quot;:{&quot;name&quot;:&quot;U14&quot;, &quot;section&quot;:&quot;League&quot;, &quot;group&quot;:&quot;1&quot;},&quot;tag&quot;:&quot;7&quot;, &quot;homeTeam&quot;:&quot;&quot;, &quot;awayTeam&quot;:&quot;&quot;}" calcext:value-type="string">
            <text:p>{"__v":0,"index":26,"pitch":"2","competition":{"name":"U14", "section":"League", "group":"1"},"tag":"7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0" table:formula="of:=VLOOKUP(['2 Groups of 8 KO Format'.D28];TRANSLATED_TEAM_NAMES;['2 Groups of 8 KO Format'.$C28]+1)">
            <text:p/>
          </table:table-cell>
          <table:table-cell table:style-name="ce10" table:formula="of:=VLOOKUP(['2 Groups of 8 KO Format'.E28];TRANSLATED_TEAM_NAMES;['2 Groups of 8 KO Format'.$C28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28] &amp; &quot;,&quot;&quot;pitch&quot;&quot;:&quot;&quot;&quot; &amp; [.H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8] &amp; &quot;&quot;&quot;},&quot;&quot;tag&quot;&quot;:&quot;&quot;&quot; &amp; [.A28] &amp; &quot;&quot;&quot;, &quot;&quot;homeTeam&quot;&quot;:&quot;&quot;&quot; &amp; [.F28] &amp; &quot;&quot;&quot;, &quot;&quot;awayTeam&quot;&quot;:&quot;&quot;&quot; &amp; [.G28] &amp; &quot;&quot;&quot;}&quot;" office:value-type="string" office:string-value="{&quot;__v&quot;:0,&quot;index&quot;:27,&quot;pitch&quot;:&quot;3&quot;,&quot;competition&quot;:{&quot;name&quot;:&quot;U14&quot;, &quot;section&quot;:&quot;League&quot;, &quot;group&quot;:&quot;1&quot;},&quot;tag&quot;:&quot;7&quot;, &quot;homeTeam&quot;:&quot;&quot;, &quot;awayTeam&quot;:&quot;&quot;}" calcext:value-type="string">
            <text:p>{"__v":0,"index":27,"pitch":"3","competition":{"name":"U14", "section":"League", "group":"1"},"tag":"7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8 KO Format'.D29];TRANSLATED_TEAM_NAMES;['2 Groups of 8 KO Format'.$C29]+1)">
            <text:p/>
          </table:table-cell>
          <table:table-cell table:style-name="ce10" table:formula="of:=VLOOKUP(['2 Groups of 8 KO Format'.E29];TRANSLATED_TEAM_NAMES;['2 Groups of 8 KO Format'.$C29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29] &amp; &quot;,&quot;&quot;pitch&quot;&quot;:&quot;&quot;&quot; &amp; [.H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9] &amp; &quot;&quot;&quot;},&quot;&quot;tag&quot;&quot;:&quot;&quot;&quot; &amp; [.A29] &amp; &quot;&quot;&quot;, &quot;&quot;homeTeam&quot;&quot;:&quot;&quot;&quot; &amp; [.F29] &amp; &quot;&quot;&quot;, &quot;&quot;awayTeam&quot;&quot;:&quot;&quot;&quot; &amp; [.G29] &amp; &quot;&quot;&quot;}&quot;" office:value-type="string" office:string-value="{&quot;__v&quot;:0,&quot;index&quot;:28,&quot;pitch&quot;:&quot;4&quot;,&quot;competition&quot;:{&quot;name&quot;:&quot;U14&quot;, &quot;section&quot;:&quot;League&quot;, &quot;group&quot;:&quot;1&quot;},&quot;tag&quot;:&quot;7&quot;, &quot;homeTeam&quot;:&quot;&quot;, &quot;awayTeam&quot;:&quot;&quot;}" calcext:value-type="string">
            <text:p>{"__v":0,"index":28,"pitch":"4","competition":{"name":"U14", "section":"League", "group":"1"},"tag":"7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0" table:formula="of:=VLOOKUP(['2 Groups of 8 KO Format'.D30];TRANSLATED_TEAM_NAMES;['2 Groups of 8 KO Format'.$C30]+1)">
            <text:p/>
          </table:table-cell>
          <table:table-cell table:style-name="ce10" table:formula="of:=VLOOKUP(['2 Groups of 8 KO Format'.E30];TRANSLATED_TEAM_NAMES;['2 Groups of 8 KO Format'.$C30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30] &amp; &quot;,&quot;&quot;pitch&quot;&quot;:&quot;&quot;&quot; &amp; [.H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0] &amp; &quot;&quot;&quot;},&quot;&quot;tag&quot;&quot;:&quot;&quot;&quot; &amp; [.A30] &amp; &quot;&quot;&quot;, &quot;&quot;homeTeam&quot;&quot;:&quot;&quot;&quot; &amp; [.F30] &amp; &quot;&quot;&quot;, &quot;&quot;awayTeam&quot;&quot;:&quot;&quot;&quot; &amp; [.G30] &amp; &quot;&quot;&quot;}&quot;" office:value-type="string" office:string-value="{&quot;__v&quot;:0,&quot;index&quot;:29,&quot;pitch&quot;:&quot;1&quot;,&quot;competition&quot;:{&quot;name&quot;:&quot;U14&quot;, &quot;section&quot;:&quot;League&quot;, &quot;group&quot;:&quot;2&quot;},&quot;tag&quot;:&quot;8&quot;, &quot;homeTeam&quot;:&quot;&quot;, &quot;awayTeam&quot;:&quot;&quot;}" calcext:value-type="string">
            <text:p>{"__v":0,"index":29,"pitch":"1","competition":{"name":"U14", "section":"League", "group":"2"},"tag":"8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8 KO Format'.D31];TRANSLATED_TEAM_NAMES;['2 Groups of 8 KO Format'.$C31]+1)">
            <text:p/>
          </table:table-cell>
          <table:table-cell table:style-name="ce10" table:formula="of:=VLOOKUP(['2 Groups of 8 KO Format'.E31];TRANSLATED_TEAM_NAMES;['2 Groups of 8 KO Format'.$C31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31] &amp; &quot;,&quot;&quot;pitch&quot;&quot;:&quot;&quot;&quot; &amp; [.H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1] &amp; &quot;&quot;&quot;},&quot;&quot;tag&quot;&quot;:&quot;&quot;&quot; &amp; [.A31] &amp; &quot;&quot;&quot;, &quot;&quot;homeTeam&quot;&quot;:&quot;&quot;&quot; &amp; [.F31] &amp; &quot;&quot;&quot;, &quot;&quot;awayTeam&quot;&quot;:&quot;&quot;&quot; &amp; [.G31] &amp; &quot;&quot;&quot;}&quot;" office:value-type="string" office:string-value="{&quot;__v&quot;:0,&quot;index&quot;:30,&quot;pitch&quot;:&quot;2&quot;,&quot;competition&quot;:{&quot;name&quot;:&quot;U14&quot;, &quot;section&quot;:&quot;League&quot;, &quot;group&quot;:&quot;2&quot;},&quot;tag&quot;:&quot;8&quot;, &quot;homeTeam&quot;:&quot;&quot;, &quot;awayTeam&quot;:&quot;&quot;}" calcext:value-type="string">
            <text:p>{"__v":0,"index":30,"pitch":"2","competition":{"name":"U14", "section":"League", "group":"2"},"tag":"8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0" table:formula="of:=VLOOKUP(['2 Groups of 8 KO Format'.D32];TRANSLATED_TEAM_NAMES;['2 Groups of 8 KO Format'.$C32]+1)">
            <text:p/>
          </table:table-cell>
          <table:table-cell table:style-name="ce10" table:formula="of:=VLOOKUP(['2 Groups of 8 KO Format'.E32];TRANSLATED_TEAM_NAMES;['2 Groups of 8 KO Format'.$C32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32] &amp; &quot;,&quot;&quot;pitch&quot;&quot;:&quot;&quot;&quot; &amp; [.H3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2] &amp; &quot;&quot;&quot;},&quot;&quot;tag&quot;&quot;:&quot;&quot;&quot; &amp; [.A32] &amp; &quot;&quot;&quot;, &quot;&quot;homeTeam&quot;&quot;:&quot;&quot;&quot; &amp; [.F32] &amp; &quot;&quot;&quot;, &quot;&quot;awayTeam&quot;&quot;:&quot;&quot;&quot; &amp; [.G32] &amp; &quot;&quot;&quot;}&quot;" office:value-type="string" office:string-value="{&quot;__v&quot;:0,&quot;index&quot;:31,&quot;pitch&quot;:&quot;3&quot;,&quot;competition&quot;:{&quot;name&quot;:&quot;U14&quot;, &quot;section&quot;:&quot;League&quot;, &quot;group&quot;:&quot;2&quot;},&quot;tag&quot;:&quot;8&quot;, &quot;homeTeam&quot;:&quot;&quot;, &quot;awayTeam&quot;:&quot;&quot;}" calcext:value-type="string">
            <text:p>{"__v":0,"index":31,"pitch":"3","competition":{"name":"U14", "section":"League", "group":"2"},"tag":"8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8 KO Format'.D33];TRANSLATED_TEAM_NAMES;['2 Groups of 8 KO Format'.$C33]+1)">
            <text:p/>
          </table:table-cell>
          <table:table-cell table:style-name="ce10" table:formula="of:=VLOOKUP(['2 Groups of 8 KO Format'.E33];TRANSLATED_TEAM_NAMES;['2 Groups of 8 KO Format'.$C33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33] &amp; &quot;,&quot;&quot;pitch&quot;&quot;:&quot;&quot;&quot; &amp; [.H3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3] &amp; &quot;&quot;&quot;},&quot;&quot;tag&quot;&quot;:&quot;&quot;&quot; &amp; [.A33] &amp; &quot;&quot;&quot;, &quot;&quot;homeTeam&quot;&quot;:&quot;&quot;&quot; &amp; [.F33] &amp; &quot;&quot;&quot;, &quot;&quot;awayTeam&quot;&quot;:&quot;&quot;&quot; &amp; [.G33] &amp; &quot;&quot;&quot;}&quot;" office:value-type="string" office:string-value="{&quot;__v&quot;:0,&quot;index&quot;:32,&quot;pitch&quot;:&quot;4&quot;,&quot;competition&quot;:{&quot;name&quot;:&quot;U14&quot;, &quot;section&quot;:&quot;League&quot;, &quot;group&quot;:&quot;2&quot;},&quot;tag&quot;:&quot;8&quot;, &quot;homeTeam&quot;:&quot;&quot;, &quot;awayTeam&quot;:&quot;&quot;}" calcext:value-type="string">
            <text:p>{"__v":0,"index":32,"pitch":"4","competition":{"name":"U14", "section":"League", "group":"2"},"tag":"8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8 KO Format'.D34];TRANSLATED_TEAM_NAMES;['2 Groups of 8 KO Format'.$C34]+1)">
            <text:p/>
          </table:table-cell>
          <table:table-cell table:style-name="ce10" table:formula="of:=VLOOKUP(['2 Groups of 8 KO Format'.E34];TRANSLATED_TEAM_NAMES;['2 Groups of 8 KO Format'.$C34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34] &amp; &quot;,&quot;&quot;pitch&quot;&quot;:&quot;&quot;&quot; &amp; [.H3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4] &amp; &quot;&quot;&quot;},&quot;&quot;tag&quot;&quot;:&quot;&quot;&quot; &amp; [.A34] &amp; &quot;&quot;&quot;, &quot;&quot;homeTeam&quot;&quot;:&quot;&quot;&quot; &amp; [.F34] &amp; &quot;&quot;&quot;, &quot;&quot;awayTeam&quot;&quot;:&quot;&quot;&quot; &amp; [.G34] &amp; &quot;&quot;&quot;}&quot;" office:value-type="string" office:string-value="{&quot;__v&quot;:0,&quot;index&quot;:33,&quot;pitch&quot;:&quot;1&quot;,&quot;competition&quot;:{&quot;name&quot;:&quot;U14&quot;, &quot;section&quot;:&quot;League&quot;, &quot;group&quot;:&quot;1&quot;},&quot;tag&quot;:&quot;9&quot;, &quot;homeTeam&quot;:&quot;&quot;, &quot;awayTeam&quot;:&quot;&quot;}" calcext:value-type="string">
            <text:p>{"__v":0,"index":33,"pitch":"1","competition":{"name":"U14", "section":"League", "group":"1"},"tag":"9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8 KO Format'.D35];TRANSLATED_TEAM_NAMES;['2 Groups of 8 KO Format'.$C35]+1)">
            <text:p/>
          </table:table-cell>
          <table:table-cell table:style-name="ce10" table:formula="of:=VLOOKUP(['2 Groups of 8 KO Format'.E35];TRANSLATED_TEAM_NAMES;['2 Groups of 8 KO Format'.$C35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35] &amp; &quot;,&quot;&quot;pitch&quot;&quot;:&quot;&quot;&quot; &amp; [.H3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5] &amp; &quot;&quot;&quot;},&quot;&quot;tag&quot;&quot;:&quot;&quot;&quot; &amp; [.A35] &amp; &quot;&quot;&quot;, &quot;&quot;homeTeam&quot;&quot;:&quot;&quot;&quot; &amp; [.F35] &amp; &quot;&quot;&quot;, &quot;&quot;awayTeam&quot;&quot;:&quot;&quot;&quot; &amp; [.G35] &amp; &quot;&quot;&quot;}&quot;" office:value-type="string" office:string-value="{&quot;__v&quot;:0,&quot;index&quot;:34,&quot;pitch&quot;:&quot;2&quot;,&quot;competition&quot;:{&quot;name&quot;:&quot;U14&quot;, &quot;section&quot;:&quot;League&quot;, &quot;group&quot;:&quot;1&quot;},&quot;tag&quot;:&quot;9&quot;, &quot;homeTeam&quot;:&quot;&quot;, &quot;awayTeam&quot;:&quot;&quot;}" calcext:value-type="string">
            <text:p>{"__v":0,"index":34,"pitch":"2","competition":{"name":"U14", "section":"League", "group":"1"},"tag":"9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8 KO Format'.D36];TRANSLATED_TEAM_NAMES;['2 Groups of 8 KO Format'.$C36]+1)">
            <text:p/>
          </table:table-cell>
          <table:table-cell table:style-name="ce10" table:formula="of:=VLOOKUP(['2 Groups of 8 KO Format'.E36];TRANSLATED_TEAM_NAMES;['2 Groups of 8 KO Format'.$C36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36] &amp; &quot;,&quot;&quot;pitch&quot;&quot;:&quot;&quot;&quot; &amp; [.H3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6] &amp; &quot;&quot;&quot;},&quot;&quot;tag&quot;&quot;:&quot;&quot;&quot; &amp; [.A36] &amp; &quot;&quot;&quot;, &quot;&quot;homeTeam&quot;&quot;:&quot;&quot;&quot; &amp; [.F36] &amp; &quot;&quot;&quot;, &quot;&quot;awayTeam&quot;&quot;:&quot;&quot;&quot; &amp; [.G36] &amp; &quot;&quot;&quot;}&quot;" office:value-type="string" office:string-value="{&quot;__v&quot;:0,&quot;index&quot;:35,&quot;pitch&quot;:&quot;3&quot;,&quot;competition&quot;:{&quot;name&quot;:&quot;U14&quot;, &quot;section&quot;:&quot;League&quot;, &quot;group&quot;:&quot;1&quot;},&quot;tag&quot;:&quot;9&quot;, &quot;homeTeam&quot;:&quot;&quot;, &quot;awayTeam&quot;:&quot;&quot;}" calcext:value-type="string">
            <text:p>{"__v":0,"index":35,"pitch":"3","competition":{"name":"U14", "section":"League", "group":"1"},"tag":"9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8 KO Format'.D37];TRANSLATED_TEAM_NAMES;['2 Groups of 8 KO Format'.$C37]+1)">
            <text:p/>
          </table:table-cell>
          <table:table-cell table:style-name="ce10" table:formula="of:=VLOOKUP(['2 Groups of 8 KO Format'.E37];TRANSLATED_TEAM_NAMES;['2 Groups of 8 KO Format'.$C37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37] &amp; &quot;,&quot;&quot;pitch&quot;&quot;:&quot;&quot;&quot; &amp; [.H3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7] &amp; &quot;&quot;&quot;},&quot;&quot;tag&quot;&quot;:&quot;&quot;&quot; &amp; [.A37] &amp; &quot;&quot;&quot;, &quot;&quot;homeTeam&quot;&quot;:&quot;&quot;&quot; &amp; [.F37] &amp; &quot;&quot;&quot;, &quot;&quot;awayTeam&quot;&quot;:&quot;&quot;&quot; &amp; [.G37] &amp; &quot;&quot;&quot;}&quot;" office:value-type="string" office:string-value="{&quot;__v&quot;:0,&quot;index&quot;:36,&quot;pitch&quot;:&quot;4&quot;,&quot;competition&quot;:{&quot;name&quot;:&quot;U14&quot;, &quot;section&quot;:&quot;League&quot;, &quot;group&quot;:&quot;1&quot;},&quot;tag&quot;:&quot;9&quot;, &quot;homeTeam&quot;:&quot;&quot;, &quot;awayTeam&quot;:&quot;&quot;}" calcext:value-type="string">
            <text:p>{"__v":0,"index":36,"pitch":"4","competition":{"name":"U14", "section":"League", "group":"1"},"tag":"9", "homeTeam":"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8 KO Format'.D38];TRANSLATED_TEAM_NAMES;['2 Groups of 8 KO Format'.$C38]+1)">
            <text:p/>
          </table:table-cell>
          <table:table-cell table:style-name="ce10" table:formula="of:=VLOOKUP(['2 Groups of 8 KO Format'.E38];TRANSLATED_TEAM_NAMES;['2 Groups of 8 KO Format'.$C38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38] &amp; &quot;,&quot;&quot;pitch&quot;&quot;:&quot;&quot;&quot; &amp; [.H3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8] &amp; &quot;&quot;&quot;},&quot;&quot;tag&quot;&quot;:&quot;&quot;&quot; &amp; [.A38] &amp; &quot;&quot;&quot;, &quot;&quot;homeTeam&quot;&quot;:&quot;&quot;&quot; &amp; [.F38] &amp; &quot;&quot;&quot;, &quot;&quot;awayTeam&quot;&quot;:&quot;&quot;&quot; &amp; [.G38] &amp; &quot;&quot;&quot;}&quot;" office:value-type="string" office:string-value="{&quot;__v&quot;:0,&quot;index&quot;:37,&quot;pitch&quot;:&quot;1&quot;,&quot;competition&quot;:{&quot;name&quot;:&quot;U14&quot;, &quot;section&quot;:&quot;League&quot;, &quot;group&quot;:&quot;2&quot;},&quot;tag&quot;:&quot;10&quot;, &quot;homeTeam&quot;:&quot;&quot;, &quot;awayTeam&quot;:&quot;&quot;}" calcext:value-type="string">
            <text:p>{"__v":0,"index":37,"pitch":"1","competition":{"name":"U14", "section":"League", "group":"2"},"tag":"10", "homeTeam":"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8 KO Format'.D39];TRANSLATED_TEAM_NAMES;['2 Groups of 8 KO Format'.$C39]+1)">
            <text:p/>
          </table:table-cell>
          <table:table-cell table:style-name="ce10" table:formula="of:=VLOOKUP(['2 Groups of 8 KO Format'.E39];TRANSLATED_TEAM_NAMES;['2 Groups of 8 KO Format'.$C39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39] &amp; &quot;,&quot;&quot;pitch&quot;&quot;:&quot;&quot;&quot; &amp; [.H3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9] &amp; &quot;&quot;&quot;},&quot;&quot;tag&quot;&quot;:&quot;&quot;&quot; &amp; [.A39] &amp; &quot;&quot;&quot;, &quot;&quot;homeTeam&quot;&quot;:&quot;&quot;&quot; &amp; [.F39] &amp; &quot;&quot;&quot;, &quot;&quot;awayTeam&quot;&quot;:&quot;&quot;&quot; &amp; [.G39] &amp; &quot;&quot;&quot;}&quot;" office:value-type="string" office:string-value="{&quot;__v&quot;:0,&quot;index&quot;:38,&quot;pitch&quot;:&quot;2&quot;,&quot;competition&quot;:{&quot;name&quot;:&quot;U14&quot;, &quot;section&quot;:&quot;League&quot;, &quot;group&quot;:&quot;2&quot;},&quot;tag&quot;:&quot;10&quot;, &quot;homeTeam&quot;:&quot;&quot;, &quot;awayTeam&quot;:&quot;&quot;}" calcext:value-type="string">
            <text:p>{"__v":0,"index":38,"pitch":"2","competition":{"name":"U14", "section":"League", "group":"2"},"tag":"10", "homeTeam":"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8 KO Format'.D40];TRANSLATED_TEAM_NAMES;['2 Groups of 8 KO Format'.$C40]+1)">
            <text:p/>
          </table:table-cell>
          <table:table-cell table:style-name="ce10" table:formula="of:=VLOOKUP(['2 Groups of 8 KO Format'.E40];TRANSLATED_TEAM_NAMES;['2 Groups of 8 KO Format'.$C40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40] &amp; &quot;,&quot;&quot;pitch&quot;&quot;:&quot;&quot;&quot; &amp; [.H4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0] &amp; &quot;&quot;&quot;},&quot;&quot;tag&quot;&quot;:&quot;&quot;&quot; &amp; [.A40] &amp; &quot;&quot;&quot;, &quot;&quot;homeTeam&quot;&quot;:&quot;&quot;&quot; &amp; [.F40] &amp; &quot;&quot;&quot;, &quot;&quot;awayTeam&quot;&quot;:&quot;&quot;&quot; &amp; [.G40] &amp; &quot;&quot;&quot;}&quot;" office:value-type="string" office:string-value="{&quot;__v&quot;:0,&quot;index&quot;:39,&quot;pitch&quot;:&quot;3&quot;,&quot;competition&quot;:{&quot;name&quot;:&quot;U14&quot;, &quot;section&quot;:&quot;League&quot;, &quot;group&quot;:&quot;2&quot;},&quot;tag&quot;:&quot;10&quot;, &quot;homeTeam&quot;:&quot;&quot;, &quot;awayTeam&quot;:&quot;&quot;}" calcext:value-type="string">
            <text:p>{"__v":0,"index":39,"pitch":"3","competition":{"name":"U14", "section":"League", "group":"2"},"tag":"10", "homeTeam":"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8 KO Format'.D41];TRANSLATED_TEAM_NAMES;['2 Groups of 8 KO Format'.$C41]+1)">
            <text:p/>
          </table:table-cell>
          <table:table-cell table:style-name="ce10" table:formula="of:=VLOOKUP(['2 Groups of 8 KO Format'.E41];TRANSLATED_TEAM_NAMES;['2 Groups of 8 KO Format'.$C41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41] &amp; &quot;,&quot;&quot;pitch&quot;&quot;:&quot;&quot;&quot; &amp; [.H4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1] &amp; &quot;&quot;&quot;},&quot;&quot;tag&quot;&quot;:&quot;&quot;&quot; &amp; [.A41] &amp; &quot;&quot;&quot;, &quot;&quot;homeTeam&quot;&quot;:&quot;&quot;&quot; &amp; [.F41] &amp; &quot;&quot;&quot;, &quot;&quot;awayTeam&quot;&quot;:&quot;&quot;&quot; &amp; [.G41] &amp; &quot;&quot;&quot;}&quot;" office:value-type="string" office:string-value="{&quot;__v&quot;:0,&quot;index&quot;:40,&quot;pitch&quot;:&quot;4&quot;,&quot;competition&quot;:{&quot;name&quot;:&quot;U14&quot;, &quot;section&quot;:&quot;League&quot;, &quot;group&quot;:&quot;2&quot;},&quot;tag&quot;:&quot;10&quot;, &quot;homeTeam&quot;:&quot;&quot;, &quot;awayTeam&quot;:&quot;&quot;}" calcext:value-type="string">
            <text:p>{"__v":0,"index":40,"pitch":"4","competition":{"name":"U14", "section":"League", "group":"2"},"tag":"10", "homeTeam":"", "awayTeam":""}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8 KO Format'.D42];TRANSLATED_TEAM_NAMES;['2 Groups of 8 KO Format'.$C42]+1)">
            <text:p/>
          </table:table-cell>
          <table:table-cell table:style-name="ce10" table:formula="of:=VLOOKUP(['2 Groups of 8 KO Format'.E42];TRANSLATED_TEAM_NAMES;['2 Groups of 8 KO Format'.$C42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42] &amp; &quot;,&quot;&quot;pitch&quot;&quot;:&quot;&quot;&quot; &amp; [.H4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2] &amp; &quot;&quot;&quot;},&quot;&quot;tag&quot;&quot;:&quot;&quot;&quot; &amp; [.A42] &amp; &quot;&quot;&quot;, &quot;&quot;homeTeam&quot;&quot;:&quot;&quot;&quot; &amp; [.F42] &amp; &quot;&quot;&quot;, &quot;&quot;awayTeam&quot;&quot;:&quot;&quot;&quot; &amp; [.G42] &amp; &quot;&quot;&quot;}&quot;" office:value-type="string" office:string-value="{&quot;__v&quot;:0,&quot;index&quot;:41,&quot;pitch&quot;:&quot;1&quot;,&quot;competition&quot;:{&quot;name&quot;:&quot;U14&quot;, &quot;section&quot;:&quot;League&quot;, &quot;group&quot;:&quot;1&quot;},&quot;tag&quot;:&quot;11&quot;, &quot;homeTeam&quot;:&quot;&quot;, &quot;awayTeam&quot;:&quot;&quot;}" calcext:value-type="string">
            <text:p>{"__v":0,"index":41,"pitch":"1","competition":{"name":"U14", "section":"League", "group":"1"},"tag":"11", "homeTeam":"", "awayTeam":""}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8 KO Format'.D43];TRANSLATED_TEAM_NAMES;['2 Groups of 8 KO Format'.$C43]+1)">
            <text:p/>
          </table:table-cell>
          <table:table-cell table:style-name="ce10" table:formula="of:=VLOOKUP(['2 Groups of 8 KO Format'.E43];TRANSLATED_TEAM_NAMES;['2 Groups of 8 KO Format'.$C43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43] &amp; &quot;,&quot;&quot;pitch&quot;&quot;:&quot;&quot;&quot; &amp; [.H4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3] &amp; &quot;&quot;&quot;},&quot;&quot;tag&quot;&quot;:&quot;&quot;&quot; &amp; [.A43] &amp; &quot;&quot;&quot;, &quot;&quot;homeTeam&quot;&quot;:&quot;&quot;&quot; &amp; [.F43] &amp; &quot;&quot;&quot;, &quot;&quot;awayTeam&quot;&quot;:&quot;&quot;&quot; &amp; [.G43] &amp; &quot;&quot;&quot;}&quot;" office:value-type="string" office:string-value="{&quot;__v&quot;:0,&quot;index&quot;:42,&quot;pitch&quot;:&quot;2&quot;,&quot;competition&quot;:{&quot;name&quot;:&quot;U14&quot;, &quot;section&quot;:&quot;League&quot;, &quot;group&quot;:&quot;1&quot;},&quot;tag&quot;:&quot;11&quot;, &quot;homeTeam&quot;:&quot;&quot;, &quot;awayTeam&quot;:&quot;&quot;}" calcext:value-type="string">
            <text:p>{"__v":0,"index":42,"pitch":"2","competition":{"name":"U14", "section":"League", "group":"1"},"tag":"11", "homeTeam":"", "awayTeam":""}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8 KO Format'.D44];TRANSLATED_TEAM_NAMES;['2 Groups of 8 KO Format'.$C44]+1)">
            <text:p/>
          </table:table-cell>
          <table:table-cell table:style-name="ce10" table:formula="of:=VLOOKUP(['2 Groups of 8 KO Format'.E44];TRANSLATED_TEAM_NAMES;['2 Groups of 8 KO Format'.$C44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44] &amp; &quot;,&quot;&quot;pitch&quot;&quot;:&quot;&quot;&quot; &amp; [.H4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4] &amp; &quot;&quot;&quot;},&quot;&quot;tag&quot;&quot;:&quot;&quot;&quot; &amp; [.A44] &amp; &quot;&quot;&quot;, &quot;&quot;homeTeam&quot;&quot;:&quot;&quot;&quot; &amp; [.F44] &amp; &quot;&quot;&quot;, &quot;&quot;awayTeam&quot;&quot;:&quot;&quot;&quot; &amp; [.G44] &amp; &quot;&quot;&quot;}&quot;" office:value-type="string" office:string-value="{&quot;__v&quot;:0,&quot;index&quot;:43,&quot;pitch&quot;:&quot;3&quot;,&quot;competition&quot;:{&quot;name&quot;:&quot;U14&quot;, &quot;section&quot;:&quot;League&quot;, &quot;group&quot;:&quot;1&quot;},&quot;tag&quot;:&quot;11&quot;, &quot;homeTeam&quot;:&quot;&quot;, &quot;awayTeam&quot;:&quot;&quot;}" calcext:value-type="string">
            <text:p>{"__v":0,"index":43,"pitch":"3","competition":{"name":"U14", "section":"League", "group":"1"},"tag":"11", "homeTeam":"", "awayTeam":""}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0" table:formula="of:=VLOOKUP(['2 Groups of 8 KO Format'.D45];TRANSLATED_TEAM_NAMES;['2 Groups of 8 KO Format'.$C45]+1)">
            <text:p/>
          </table:table-cell>
          <table:table-cell table:style-name="ce10" table:formula="of:=VLOOKUP(['2 Groups of 8 KO Format'.E45];TRANSLATED_TEAM_NAMES;['2 Groups of 8 KO Format'.$C45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45] &amp; &quot;,&quot;&quot;pitch&quot;&quot;:&quot;&quot;&quot; &amp; [.H4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5] &amp; &quot;&quot;&quot;},&quot;&quot;tag&quot;&quot;:&quot;&quot;&quot; &amp; [.A45] &amp; &quot;&quot;&quot;, &quot;&quot;homeTeam&quot;&quot;:&quot;&quot;&quot; &amp; [.F45] &amp; &quot;&quot;&quot;, &quot;&quot;awayTeam&quot;&quot;:&quot;&quot;&quot; &amp; [.G45] &amp; &quot;&quot;&quot;}&quot;" office:value-type="string" office:string-value="{&quot;__v&quot;:0,&quot;index&quot;:44,&quot;pitch&quot;:&quot;4&quot;,&quot;competition&quot;:{&quot;name&quot;:&quot;U14&quot;, &quot;section&quot;:&quot;League&quot;, &quot;group&quot;:&quot;1&quot;},&quot;tag&quot;:&quot;11&quot;, &quot;homeTeam&quot;:&quot;&quot;, &quot;awayTeam&quot;:&quot;&quot;}" calcext:value-type="string">
            <text:p>{"__v":0,"index":44,"pitch":"4","competition":{"name":"U14", "section":"League", "group":"1"},"tag":"11", "homeTeam":"", "awayTeam":""}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8 KO Format'.D46];TRANSLATED_TEAM_NAMES;['2 Groups of 8 KO Format'.$C46]+1)">
            <text:p/>
          </table:table-cell>
          <table:table-cell table:style-name="ce10" table:formula="of:=VLOOKUP(['2 Groups of 8 KO Format'.E46];TRANSLATED_TEAM_NAMES;['2 Groups of 8 KO Format'.$C46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46] &amp; &quot;,&quot;&quot;pitch&quot;&quot;:&quot;&quot;&quot; &amp; [.H4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6] &amp; &quot;&quot;&quot;},&quot;&quot;tag&quot;&quot;:&quot;&quot;&quot; &amp; [.A46] &amp; &quot;&quot;&quot;, &quot;&quot;homeTeam&quot;&quot;:&quot;&quot;&quot; &amp; [.F46] &amp; &quot;&quot;&quot;, &quot;&quot;awayTeam&quot;&quot;:&quot;&quot;&quot; &amp; [.G46] &amp; &quot;&quot;&quot;}&quot;" office:value-type="string" office:string-value="{&quot;__v&quot;:0,&quot;index&quot;:45,&quot;pitch&quot;:&quot;1&quot;,&quot;competition&quot;:{&quot;name&quot;:&quot;U14&quot;, &quot;section&quot;:&quot;League&quot;, &quot;group&quot;:&quot;2&quot;},&quot;tag&quot;:&quot;12&quot;, &quot;homeTeam&quot;:&quot;&quot;, &quot;awayTeam&quot;:&quot;&quot;}" calcext:value-type="string">
            <text:p>{"__v":0,"index":45,"pitch":"1","competition":{"name":"U14", "section":"League", "group":"2"},"tag":"12", "homeTeam":"", "awayTeam":""}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8 KO Format'.D47];TRANSLATED_TEAM_NAMES;['2 Groups of 8 KO Format'.$C47]+1)">
            <text:p/>
          </table:table-cell>
          <table:table-cell table:style-name="ce10" table:formula="of:=VLOOKUP(['2 Groups of 8 KO Format'.E47];TRANSLATED_TEAM_NAMES;['2 Groups of 8 KO Format'.$C47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47] &amp; &quot;,&quot;&quot;pitch&quot;&quot;:&quot;&quot;&quot; &amp; [.H4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7] &amp; &quot;&quot;&quot;},&quot;&quot;tag&quot;&quot;:&quot;&quot;&quot; &amp; [.A47] &amp; &quot;&quot;&quot;, &quot;&quot;homeTeam&quot;&quot;:&quot;&quot;&quot; &amp; [.F47] &amp; &quot;&quot;&quot;, &quot;&quot;awayTeam&quot;&quot;:&quot;&quot;&quot; &amp; [.G47] &amp; &quot;&quot;&quot;}&quot;" office:value-type="string" office:string-value="{&quot;__v&quot;:0,&quot;index&quot;:46,&quot;pitch&quot;:&quot;2&quot;,&quot;competition&quot;:{&quot;name&quot;:&quot;U14&quot;, &quot;section&quot;:&quot;League&quot;, &quot;group&quot;:&quot;2&quot;},&quot;tag&quot;:&quot;12&quot;, &quot;homeTeam&quot;:&quot;&quot;, &quot;awayTeam&quot;:&quot;&quot;}" calcext:value-type="string">
            <text:p>{"__v":0,"index":46,"pitch":"2","competition":{"name":"U14", "section":"League", "group":"2"},"tag":"12", "homeTeam":"", "awayTeam":""}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8 KO Format'.D48];TRANSLATED_TEAM_NAMES;['2 Groups of 8 KO Format'.$C48]+1)">
            <text:p/>
          </table:table-cell>
          <table:table-cell table:style-name="ce10" table:formula="of:=VLOOKUP(['2 Groups of 8 KO Format'.E48];TRANSLATED_TEAM_NAMES;['2 Groups of 8 KO Format'.$C48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48] &amp; &quot;,&quot;&quot;pitch&quot;&quot;:&quot;&quot;&quot; &amp; [.H4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8] &amp; &quot;&quot;&quot;},&quot;&quot;tag&quot;&quot;:&quot;&quot;&quot; &amp; [.A48] &amp; &quot;&quot;&quot;, &quot;&quot;homeTeam&quot;&quot;:&quot;&quot;&quot; &amp; [.F48] &amp; &quot;&quot;&quot;, &quot;&quot;awayTeam&quot;&quot;:&quot;&quot;&quot; &amp; [.G48] &amp; &quot;&quot;&quot;}&quot;" office:value-type="string" office:string-value="{&quot;__v&quot;:0,&quot;index&quot;:47,&quot;pitch&quot;:&quot;3&quot;,&quot;competition&quot;:{&quot;name&quot;:&quot;U14&quot;, &quot;section&quot;:&quot;League&quot;, &quot;group&quot;:&quot;2&quot;},&quot;tag&quot;:&quot;12&quot;, &quot;homeTeam&quot;:&quot;&quot;, &quot;awayTeam&quot;:&quot;&quot;}" calcext:value-type="string">
            <text:p>{"__v":0,"index":47,"pitch":"3","competition":{"name":"U14", "section":"League", "group":"2"},"tag":"12", "homeTeam":"", "awayTeam":""}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0" table:formula="of:=VLOOKUP(['2 Groups of 8 KO Format'.D49];TRANSLATED_TEAM_NAMES;['2 Groups of 8 KO Format'.$C49]+1)">
            <text:p/>
          </table:table-cell>
          <table:table-cell table:style-name="ce10" table:formula="of:=VLOOKUP(['2 Groups of 8 KO Format'.E49];TRANSLATED_TEAM_NAMES;['2 Groups of 8 KO Format'.$C49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49] &amp; &quot;,&quot;&quot;pitch&quot;&quot;:&quot;&quot;&quot; &amp; [.H4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9] &amp; &quot;&quot;&quot;},&quot;&quot;tag&quot;&quot;:&quot;&quot;&quot; &amp; [.A49] &amp; &quot;&quot;&quot;, &quot;&quot;homeTeam&quot;&quot;:&quot;&quot;&quot; &amp; [.F49] &amp; &quot;&quot;&quot;, &quot;&quot;awayTeam&quot;&quot;:&quot;&quot;&quot; &amp; [.G49] &amp; &quot;&quot;&quot;}&quot;" office:value-type="string" office:string-value="{&quot;__v&quot;:0,&quot;index&quot;:48,&quot;pitch&quot;:&quot;4&quot;,&quot;competition&quot;:{&quot;name&quot;:&quot;U14&quot;, &quot;section&quot;:&quot;League&quot;, &quot;group&quot;:&quot;2&quot;},&quot;tag&quot;:&quot;12&quot;, &quot;homeTeam&quot;:&quot;&quot;, &quot;awayTeam&quot;:&quot;&quot;}" calcext:value-type="string">
            <text:p>{"__v":0,"index":48,"pitch":"4","competition":{"name":"U14", "section":"League", "group":"2"},"tag":"12", "homeTeam":"", "awayTeam":""}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8 KO Format'.D50];TRANSLATED_TEAM_NAMES;['2 Groups of 8 KO Format'.$C50]+1)">
            <text:p/>
          </table:table-cell>
          <table:table-cell table:style-name="ce10" table:formula="of:=VLOOKUP(['2 Groups of 8 KO Format'.E50];TRANSLATED_TEAM_NAMES;['2 Groups of 8 KO Format'.$C50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50] &amp; &quot;,&quot;&quot;pitch&quot;&quot;:&quot;&quot;&quot; &amp; [.H5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0] &amp; &quot;&quot;&quot;},&quot;&quot;tag&quot;&quot;:&quot;&quot;&quot; &amp; [.A50] &amp; &quot;&quot;&quot;, &quot;&quot;homeTeam&quot;&quot;:&quot;&quot;&quot; &amp; [.F50] &amp; &quot;&quot;&quot;, &quot;&quot;awayTeam&quot;&quot;:&quot;&quot;&quot; &amp; [.G50] &amp; &quot;&quot;&quot;}&quot;" office:value-type="string" office:string-value="{&quot;__v&quot;:0,&quot;index&quot;:49,&quot;pitch&quot;:&quot;1&quot;,&quot;competition&quot;:{&quot;name&quot;:&quot;U14&quot;, &quot;section&quot;:&quot;League&quot;, &quot;group&quot;:&quot;1&quot;},&quot;tag&quot;:&quot;13&quot;, &quot;homeTeam&quot;:&quot;&quot;, &quot;awayTeam&quot;:&quot;&quot;}" calcext:value-type="string">
            <text:p>{"__v":0,"index":49,"pitch":"1","competition":{"name":"U14", "section":"League", "group":"1"},"tag":"13", "homeTeam":"", "awayTeam":""}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0" table:formula="of:=VLOOKUP(['2 Groups of 8 KO Format'.D51];TRANSLATED_TEAM_NAMES;['2 Groups of 8 KO Format'.$C51]+1)">
            <text:p/>
          </table:table-cell>
          <table:table-cell table:style-name="ce10" table:formula="of:=VLOOKUP(['2 Groups of 8 KO Format'.E51];TRANSLATED_TEAM_NAMES;['2 Groups of 8 KO Format'.$C51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51] &amp; &quot;,&quot;&quot;pitch&quot;&quot;:&quot;&quot;&quot; &amp; [.H5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1] &amp; &quot;&quot;&quot;},&quot;&quot;tag&quot;&quot;:&quot;&quot;&quot; &amp; [.A51] &amp; &quot;&quot;&quot;, &quot;&quot;homeTeam&quot;&quot;:&quot;&quot;&quot; &amp; [.F51] &amp; &quot;&quot;&quot;, &quot;&quot;awayTeam&quot;&quot;:&quot;&quot;&quot; &amp; [.G51] &amp; &quot;&quot;&quot;}&quot;" office:value-type="string" office:string-value="{&quot;__v&quot;:0,&quot;index&quot;:50,&quot;pitch&quot;:&quot;2&quot;,&quot;competition&quot;:{&quot;name&quot;:&quot;U14&quot;, &quot;section&quot;:&quot;League&quot;, &quot;group&quot;:&quot;1&quot;},&quot;tag&quot;:&quot;13&quot;, &quot;homeTeam&quot;:&quot;&quot;, &quot;awayTeam&quot;:&quot;&quot;}" calcext:value-type="string">
            <text:p>{"__v":0,"index":50,"pitch":"2","competition":{"name":"U14", "section":"League", "group":"1"},"tag":"13", "homeTeam":"", "awayTeam":""}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8 KO Format'.D52];TRANSLATED_TEAM_NAMES;['2 Groups of 8 KO Format'.$C52]+1)">
            <text:p/>
          </table:table-cell>
          <table:table-cell table:style-name="ce10" table:formula="of:=VLOOKUP(['2 Groups of 8 KO Format'.E52];TRANSLATED_TEAM_NAMES;['2 Groups of 8 KO Format'.$C52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52] &amp; &quot;,&quot;&quot;pitch&quot;&quot;:&quot;&quot;&quot; &amp; [.H5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2] &amp; &quot;&quot;&quot;},&quot;&quot;tag&quot;&quot;:&quot;&quot;&quot; &amp; [.A52] &amp; &quot;&quot;&quot;, &quot;&quot;homeTeam&quot;&quot;:&quot;&quot;&quot; &amp; [.F52] &amp; &quot;&quot;&quot;, &quot;&quot;awayTeam&quot;&quot;:&quot;&quot;&quot; &amp; [.G52] &amp; &quot;&quot;&quot;}&quot;" office:value-type="string" office:string-value="{&quot;__v&quot;:0,&quot;index&quot;:51,&quot;pitch&quot;:&quot;3&quot;,&quot;competition&quot;:{&quot;name&quot;:&quot;U14&quot;, &quot;section&quot;:&quot;League&quot;, &quot;group&quot;:&quot;1&quot;},&quot;tag&quot;:&quot;13&quot;, &quot;homeTeam&quot;:&quot;&quot;, &quot;awayTeam&quot;:&quot;&quot;}" calcext:value-type="string">
            <text:p>{"__v":0,"index":51,"pitch":"3","competition":{"name":"U14", "section":"League", "group":"1"},"tag":"13", "homeTeam":"", "awayTeam":""}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8 KO Format'.D53];TRANSLATED_TEAM_NAMES;['2 Groups of 8 KO Format'.$C53]+1)">
            <text:p/>
          </table:table-cell>
          <table:table-cell table:style-name="ce10" table:formula="of:=VLOOKUP(['2 Groups of 8 KO Format'.E53];TRANSLATED_TEAM_NAMES;['2 Groups of 8 KO Format'.$C53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53] &amp; &quot;,&quot;&quot;pitch&quot;&quot;:&quot;&quot;&quot; &amp; [.H5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3] &amp; &quot;&quot;&quot;},&quot;&quot;tag&quot;&quot;:&quot;&quot;&quot; &amp; [.A53] &amp; &quot;&quot;&quot;, &quot;&quot;homeTeam&quot;&quot;:&quot;&quot;&quot; &amp; [.F53] &amp; &quot;&quot;&quot;, &quot;&quot;awayTeam&quot;&quot;:&quot;&quot;&quot; &amp; [.G53] &amp; &quot;&quot;&quot;}&quot;" office:value-type="string" office:string-value="{&quot;__v&quot;:0,&quot;index&quot;:52,&quot;pitch&quot;:&quot;4&quot;,&quot;competition&quot;:{&quot;name&quot;:&quot;U14&quot;, &quot;section&quot;:&quot;League&quot;, &quot;group&quot;:&quot;1&quot;},&quot;tag&quot;:&quot;13&quot;, &quot;homeTeam&quot;:&quot;&quot;, &quot;awayTeam&quot;:&quot;&quot;}" calcext:value-type="string">
            <text:p>{"__v":0,"index":52,"pitch":"4","competition":{"name":"U14", "section":"League", "group":"1"},"tag":"13", "homeTeam":"", "awayTeam":""}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8 KO Format'.D54];TRANSLATED_TEAM_NAMES;['2 Groups of 8 KO Format'.$C54]+1)">
            <text:p/>
          </table:table-cell>
          <table:table-cell table:style-name="ce10" table:formula="of:=VLOOKUP(['2 Groups of 8 KO Format'.E54];TRANSLATED_TEAM_NAMES;['2 Groups of 8 KO Format'.$C54]+1)">
            <text:p/>
          </table:table-cell>
          <table:table-cell table:style-name="ce12" office:value-type="float" office:value="1" calcext:value-type="float">
            <text:p>1</text:p>
          </table:table-cell>
          <table:table-cell table:formula="of:=&quot;{&quot;&quot;__v&quot;&quot;:0,&quot;&quot;index&quot;&quot;:&quot; &amp; [.B54] &amp; &quot;,&quot;&quot;pitch&quot;&quot;:&quot;&quot;&quot; &amp; [.H5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4] &amp; &quot;&quot;&quot;},&quot;&quot;tag&quot;&quot;:&quot;&quot;&quot; &amp; [.A54] &amp; &quot;&quot;&quot;, &quot;&quot;homeTeam&quot;&quot;:&quot;&quot;&quot; &amp; [.F54] &amp; &quot;&quot;&quot;, &quot;&quot;awayTeam&quot;&quot;:&quot;&quot;&quot; &amp; [.G54] &amp; &quot;&quot;&quot;}&quot;" office:value-type="string" office:string-value="{&quot;__v&quot;:0,&quot;index&quot;:53,&quot;pitch&quot;:&quot;1&quot;,&quot;competition&quot;:{&quot;name&quot;:&quot;U14&quot;, &quot;section&quot;:&quot;League&quot;, &quot;group&quot;:&quot;2&quot;},&quot;tag&quot;:&quot;14&quot;, &quot;homeTeam&quot;:&quot;&quot;, &quot;awayTeam&quot;:&quot;&quot;}" calcext:value-type="string">
            <text:p>{"__v":0,"index":53,"pitch":"1","competition":{"name":"U14", "section":"League", "group":"2"},"tag":"14", "homeTeam":"", "awayTeam":""}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0" table:formula="of:=VLOOKUP(['2 Groups of 8 KO Format'.D55];TRANSLATED_TEAM_NAMES;['2 Groups of 8 KO Format'.$C55]+1)">
            <text:p/>
          </table:table-cell>
          <table:table-cell table:style-name="ce10" table:formula="of:=VLOOKUP(['2 Groups of 8 KO Format'.E55];TRANSLATED_TEAM_NAMES;['2 Groups of 8 KO Format'.$C55]+1)">
            <text:p/>
          </table:table-cell>
          <table:table-cell table:style-name="ce12" office:value-type="float" office:value="2" calcext:value-type="float">
            <text:p>2</text:p>
          </table:table-cell>
          <table:table-cell table:formula="of:=&quot;{&quot;&quot;__v&quot;&quot;:0,&quot;&quot;index&quot;&quot;:&quot; &amp; [.B55] &amp; &quot;,&quot;&quot;pitch&quot;&quot;:&quot;&quot;&quot; &amp; [.H5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5] &amp; &quot;&quot;&quot;},&quot;&quot;tag&quot;&quot;:&quot;&quot;&quot; &amp; [.A55] &amp; &quot;&quot;&quot;, &quot;&quot;homeTeam&quot;&quot;:&quot;&quot;&quot; &amp; [.F55] &amp; &quot;&quot;&quot;, &quot;&quot;awayTeam&quot;&quot;:&quot;&quot;&quot; &amp; [.G55] &amp; &quot;&quot;&quot;}&quot;" office:value-type="string" office:string-value="{&quot;__v&quot;:0,&quot;index&quot;:54,&quot;pitch&quot;:&quot;2&quot;,&quot;competition&quot;:{&quot;name&quot;:&quot;U14&quot;, &quot;section&quot;:&quot;League&quot;, &quot;group&quot;:&quot;2&quot;},&quot;tag&quot;:&quot;14&quot;, &quot;homeTeam&quot;:&quot;&quot;, &quot;awayTeam&quot;:&quot;&quot;}" calcext:value-type="string">
            <text:p>{"__v":0,"index":54,"pitch":"2","competition":{"name":"U14", "section":"League", "group":"2"},"tag":"14", "homeTeam":"", "awayTeam":""}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8 KO Format'.D56];TRANSLATED_TEAM_NAMES;['2 Groups of 8 KO Format'.$C56]+1)">
            <text:p/>
          </table:table-cell>
          <table:table-cell table:style-name="ce10" table:formula="of:=VLOOKUP(['2 Groups of 8 KO Format'.E56];TRANSLATED_TEAM_NAMES;['2 Groups of 8 KO Format'.$C56]+1)">
            <text:p/>
          </table:table-cell>
          <table:table-cell table:style-name="ce12" office:value-type="float" office:value="3" calcext:value-type="float">
            <text:p>3</text:p>
          </table:table-cell>
          <table:table-cell table:formula="of:=&quot;{&quot;&quot;__v&quot;&quot;:0,&quot;&quot;index&quot;&quot;:&quot; &amp; [.B56] &amp; &quot;,&quot;&quot;pitch&quot;&quot;:&quot;&quot;&quot; &amp; [.H5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6] &amp; &quot;&quot;&quot;},&quot;&quot;tag&quot;&quot;:&quot;&quot;&quot; &amp; [.A56] &amp; &quot;&quot;&quot;, &quot;&quot;homeTeam&quot;&quot;:&quot;&quot;&quot; &amp; [.F56] &amp; &quot;&quot;&quot;, &quot;&quot;awayTeam&quot;&quot;:&quot;&quot;&quot; &amp; [.G56] &amp; &quot;&quot;&quot;}&quot;" office:value-type="string" office:string-value="{&quot;__v&quot;:0,&quot;index&quot;:55,&quot;pitch&quot;:&quot;3&quot;,&quot;competition&quot;:{&quot;name&quot;:&quot;U14&quot;, &quot;section&quot;:&quot;League&quot;, &quot;group&quot;:&quot;2&quot;},&quot;tag&quot;:&quot;14&quot;, &quot;homeTeam&quot;:&quot;&quot;, &quot;awayTeam&quot;:&quot;&quot;}" calcext:value-type="string">
            <text:p>{"__v":0,"index":55,"pitch":"3","competition":{"name":"U14", "section":"League", "group":"2"},"tag":"14", "homeTeam":"", "awayTeam":""}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8 KO Format'.D57];TRANSLATED_TEAM_NAMES;['2 Groups of 8 KO Format'.$C57]+1)">
            <text:p/>
          </table:table-cell>
          <table:table-cell table:style-name="ce10" table:formula="of:=VLOOKUP(['2 Groups of 8 KO Format'.E57];TRANSLATED_TEAM_NAMES;['2 Groups of 8 KO Format'.$C57]+1)">
            <text:p/>
          </table:table-cell>
          <table:table-cell table:style-name="ce12" office:value-type="float" office:value="4" calcext:value-type="float">
            <text:p>4</text:p>
          </table:table-cell>
          <table:table-cell table:formula="of:=&quot;{&quot;&quot;__v&quot;&quot;:0,&quot;&quot;index&quot;&quot;:&quot; &amp; [.B57] &amp; &quot;,&quot;&quot;pitch&quot;&quot;:&quot;&quot;&quot; &amp; [.H5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7] &amp; &quot;&quot;&quot;},&quot;&quot;tag&quot;&quot;:&quot;&quot;&quot; &amp; [.A57] &amp; &quot;&quot;&quot;, &quot;&quot;homeTeam&quot;&quot;:&quot;&quot;&quot; &amp; [.F57] &amp; &quot;&quot;&quot;, &quot;&quot;awayTeam&quot;&quot;:&quot;&quot;&quot; &amp; [.G57] &amp; &quot;&quot;&quot;}&quot;" office:value-type="string" office:string-value="{&quot;__v&quot;:0,&quot;index&quot;:56,&quot;pitch&quot;:&quot;4&quot;,&quot;competition&quot;:{&quot;name&quot;:&quot;U14&quot;, &quot;section&quot;:&quot;League&quot;, &quot;group&quot;:&quot;2&quot;},&quot;tag&quot;:&quot;14&quot;, &quot;homeTeam&quot;:&quot;&quot;, &quot;awayTeam&quot;:&quot;&quot;}" calcext:value-type="string">
            <text:p>{"__v":0,"index":56,"pitch":"4","competition":{"name":"U14", "section":"League", "group":"2"},"tag":"14", "homeTeam":"", "awayTeam":""}</text:p>
          </table:table-cell>
        </table:table-row>
        <table:table-row table:style-name="ro1">
          <table:table-cell office:value-type="string" calcext:value-type="string">
            <text:p>QF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4<text:span text:style-name="T1">th</text:span> Group 2</text:p>
          </table:table-cell>
          <table:table-cell table:formula="of:=AGE_GROUP_TRANSLATED&amp;&quot;_&quot;&amp;SECTION_TRANSLATED&amp;&quot;_QF1&quot;" office:value-type="string" office:string-value="U14_League_QF1" calcext:value-type="string">
            <text:p>U14_League_QF1</text:p>
          </table:table-cell>
          <table:table-cell table:style-name="ce10" table:formula="of:=AGE_GROUP_TRANSLATED&amp;&quot;_&quot;&amp;SECTION_TRANSLATED&amp;&quot;_G1_P2&quot;" office:value-type="string" office:string-value="U14_League_G1_P2" calcext:value-type="string">
            <text:p>U14_League_G1_P2</text:p>
          </table:table-cell>
          <table:table-cell table:style-name="ce10" table:formula="of:=AGE_GROUP_TRANSLATED&amp;&quot;_&quot;&amp;SECTION_TRANSLATED&amp;&quot;_G2_P3&quot;" office:value-type="string" office:string-value="U14_League_G2_P3" calcext:value-type="string">
            <text:p>U14_League_G2_P3</text:p>
          </table:table-cell>
          <table:table-cell table:style-name="ce20" office:value-type="float" office:value="1" calcext:value-type="float">
            <text:p>1</text:p>
          </table:table-cell>
          <table:table-cell table:formula="of:=&quot;{&quot;&quot;__v&quot;&quot;:0,&quot;&quot;index&quot;&quot;:&quot; &amp; [.B58] &amp; &quot;,&quot;&quot;pitch&quot;&quot;:&quot;&quot;&quot; &amp; [.H5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58] &amp; &quot;&quot;&quot;, &quot;&quot;homeTeam&quot;&quot;:&quot;&quot;&quot; &amp; [.C58] &amp; &quot;&quot;&quot;, &quot;&quot;awayTeam&quot;&quot;:&quot;&quot;&quot; &amp; [.D58] &amp; &quot;&quot;&quot;, &quot;&quot;homeTeamFrom&quot;&quot;:&quot;&quot;&quot; &amp; [.F58] &amp; &quot;&quot;&quot;, &quot;&quot;awayTeamFrom&quot;&quot;:&quot;&quot;&quot; &amp; [.G58] &amp; &quot;&quot;&quot;, &quot;&quot;stage2Tag&quot;&quot;:&quot;&quot;&quot; &amp; [.E58] &amp; &quot;&quot;&quot;}&quot;" office:value-type="string" office:string-value="{&quot;__v&quot;:0,&quot;index&quot;:57,&quot;pitch&quot;:&quot;1&quot;,&quot;competition&quot;:{&quot;name&quot;:&quot;U14&quot;, &quot;section&quot;:&quot;League&quot;},&quot;tag&quot;:&quot;QF1&quot;, &quot;homeTeam&quot;:&quot;Winner Group 1&quot;, &quot;awayTeam&quot;:&quot;4th Group 2&quot;, &quot;homeTeamFrom&quot;:&quot;U14_League_G1_P2&quot;, &quot;awayTeamFrom&quot;:&quot;U14_League_G2_P3&quot;, &quot;stage2Tag&quot;:&quot;U14_League_QF1&quot;}" calcext:value-type="string">
            <text:p>{"__v":0,"index":57,"pitch":"1","competition":{"name":"U14", "section":"League"},"tag":"QF1", "homeTeam":"Winner Group 1", "awayTeam":"4th Group 2", "homeTeamFrom":"U14_League_G1_P2", "awayTeamFrom":"U14_League_G2_P3", "stage2Tag":"U14_League_QF1"}</text:p>
          </table:table-cell>
        </table:table-row>
        <table:table-row table:style-name="ro1">
          <table:table-cell office:value-type="string" calcext:value-type="string">
            <text:p>QF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3<text:span text:style-name="T1">rd</text:span> Group 2</text:p>
          </table:table-cell>
          <table:table-cell table:formula="of:=AGE_GROUP_TRANSLATED&amp;&quot;_&quot;&amp;SECTION_TRANSLATED&amp;&quot;_QF2&quot;" office:value-type="string" office:string-value="U14_League_QF2" calcext:value-type="string">
            <text:p>U14_League_QF2</text:p>
          </table:table-cell>
          <table:table-cell table:style-name="ce10" table:formula="of:=AGE_GROUP_TRANSLATED&amp;&quot;_&quot;&amp;SECTION_TRANSLATED&amp;&quot;_G2_P2&quot;" office:value-type="string" office:string-value="U14_League_G2_P2" calcext:value-type="string">
            <text:p>U14_League_G2_P2</text:p>
          </table:table-cell>
          <table:table-cell table:style-name="ce10" table:formula="of:=AGE_GROUP_TRANSLATED&amp;&quot;_&quot;&amp;SECTION_TRANSLATED&amp;&quot;_G1_P3&quot;" office:value-type="string" office:string-value="U14_League_G1_P3" calcext:value-type="string">
            <text:p>U14_League_G1_P3</text:p>
          </table:table-cell>
          <table:table-cell table:style-name="ce20" office:value-type="float" office:value="2" calcext:value-type="float">
            <text:p>2</text:p>
          </table:table-cell>
          <table:table-cell table:formula="of:=&quot;{&quot;&quot;__v&quot;&quot;:0,&quot;&quot;index&quot;&quot;:&quot; &amp; [.B59] &amp; &quot;,&quot;&quot;pitch&quot;&quot;:&quot;&quot;&quot; &amp; [.H5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59] &amp; &quot;&quot;&quot;, &quot;&quot;homeTeam&quot;&quot;:&quot;&quot;&quot; &amp; [.C59] &amp; &quot;&quot;&quot;, &quot;&quot;awayTeam&quot;&quot;:&quot;&quot;&quot; &amp; [.D59] &amp; &quot;&quot;&quot;, &quot;&quot;homeTeamFrom&quot;&quot;:&quot;&quot;&quot; &amp; [.F59] &amp; &quot;&quot;&quot;, &quot;&quot;awayTeamFrom&quot;&quot;:&quot;&quot;&quot; &amp; [.G59] &amp; &quot;&quot;&quot;, &quot;&quot;stage2Tag&quot;&quot;:&quot;&quot;&quot; &amp; [.E59] &amp; &quot;&quot;&quot;}&quot;" office:value-type="string" office:string-value="{&quot;__v&quot;:0,&quot;index&quot;:58,&quot;pitch&quot;:&quot;2&quot;,&quot;competition&quot;:{&quot;name&quot;:&quot;U14&quot;, &quot;section&quot;:&quot;League&quot;},&quot;tag&quot;:&quot;QF2&quot;, &quot;homeTeam&quot;:&quot;2nd Group 1&quot;, &quot;awayTeam&quot;:&quot;3rd Group 2&quot;, &quot;homeTeamFrom&quot;:&quot;U14_League_G2_P2&quot;, &quot;awayTeamFrom&quot;:&quot;U14_League_G1_P3&quot;, &quot;stage2Tag&quot;:&quot;U14_League_QF2&quot;}" calcext:value-type="string">
            <text:p>{"__v":0,"index":58,"pitch":"2","competition":{"name":"U14", "section":"League"},"tag":"QF2", "homeTeam":"2nd Group 1", "awayTeam":"3rd Group 2", "homeTeamFrom":"U14_League_G2_P2", "awayTeamFrom":"U14_League_G1_P3", "stage2Tag":"U14_League_QF2"}</text:p>
          </table:table-cell>
        </table:table-row>
        <table:table-row table:style-name="ro1">
          <table:table-cell office:value-type="string" calcext:value-type="string">
            <text:p>QF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Winner Group 2</text:p>
          </table:table-cell>
          <table:table-cell table:style-name="ce9" office:value-type="string" calcext:value-type="string">
            <text:p>4<text:span text:style-name="T1">th</text:span> Group 1</text:p>
          </table:table-cell>
          <table:table-cell table:formula="of:=AGE_GROUP_TRANSLATED&amp;&quot;_&quot;&amp;SECTION_TRANSLATED&amp;&quot;_QF3&quot;" office:value-type="string" office:string-value="U14_League_QF3" calcext:value-type="string">
            <text:p>U14_League_QF3</text:p>
          </table:table-cell>
          <table:table-cell table:style-name="ce10" table:formula="of:=AGE_GROUP_TRANSLATED&amp;&quot;_&quot;&amp;SECTION_TRANSLATED&amp;&quot;_G1_P1&quot;" office:value-type="string" office:string-value="U14_League_G1_P1" calcext:value-type="string">
            <text:p>U14_League_G1_P1</text:p>
          </table:table-cell>
          <table:table-cell table:style-name="ce10" table:formula="of:=AGE_GROUP_TRANSLATED&amp;&quot;_&quot;&amp;SECTION_TRANSLATED&amp;&quot;_PO2&quot;" office:value-type="string" office:string-value="U14_League_PO2" calcext:value-type="string">
            <text:p>U14_League_PO2</text:p>
          </table:table-cell>
          <table:table-cell table:style-name="ce20" office:value-type="float" office:value="3" calcext:value-type="float">
            <text:p>3</text:p>
          </table:table-cell>
          <table:table-cell table:formula="of:=&quot;{&quot;&quot;__v&quot;&quot;:0,&quot;&quot;index&quot;&quot;:&quot; &amp; [.B60] &amp; &quot;,&quot;&quot;pitch&quot;&quot;:&quot;&quot;&quot; &amp; [.H6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60] &amp; &quot;&quot;&quot;, &quot;&quot;homeTeam&quot;&quot;:&quot;&quot;&quot; &amp; [.C60] &amp; &quot;&quot;&quot;, &quot;&quot;awayTeam&quot;&quot;:&quot;&quot;&quot; &amp; [.D60] &amp; &quot;&quot;&quot;, &quot;&quot;homeTeamFrom&quot;&quot;:&quot;&quot;&quot; &amp; [.F60] &amp; &quot;&quot;&quot;, &quot;&quot;awayTeamFrom&quot;&quot;:&quot;&quot;&quot; &amp; [.G60] &amp; &quot;&quot;&quot;, &quot;&quot;stage2Tag&quot;&quot;:&quot;&quot;&quot; &amp; [.E60] &amp; &quot;&quot;&quot;}&quot;" office:value-type="string" office:string-value="{&quot;__v&quot;:0,&quot;index&quot;:59,&quot;pitch&quot;:&quot;3&quot;,&quot;competition&quot;:{&quot;name&quot;:&quot;U14&quot;, &quot;section&quot;:&quot;League&quot;},&quot;tag&quot;:&quot;QF3&quot;, &quot;homeTeam&quot;:&quot;Winner Group 2&quot;, &quot;awayTeam&quot;:&quot;4th Group 1&quot;, &quot;homeTeamFrom&quot;:&quot;U14_League_G1_P1&quot;, &quot;awayTeamFrom&quot;:&quot;U14_League_PO2&quot;, &quot;stage2Tag&quot;:&quot;U14_League_QF3&quot;}" calcext:value-type="string">
            <text:p>{"__v":0,"index":59,"pitch":"3","competition":{"name":"U14", "section":"League"},"tag":"QF3", "homeTeam":"Winner Group 2", "awayTeam":"4th Group 1", "homeTeamFrom":"U14_League_G1_P1", "awayTeamFrom":"U14_League_PO2", "stage2Tag":"U14_League_QF3"}</text:p>
          </table:table-cell>
        </table:table-row>
        <table:table-row table:style-name="ro1">
          <table:table-cell office:value-type="string" calcext:value-type="string">
            <text:p>QF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3<text:span text:style-name="T1">rd</text:span> Group 1</text:p>
          </table:table-cell>
          <table:table-cell table:formula="of:=AGE_GROUP_TRANSLATED&amp;&quot;_&quot;&amp;SECTION_TRANSLATED&amp;&quot;_QF4&quot;" office:value-type="string" office:string-value="U14_League_QF4" calcext:value-type="string">
            <text:p>U14_League_QF4</text:p>
          </table:table-cell>
          <table:table-cell table:style-name="ce10" table:formula="of:=AGE_GROUP_TRANSLATED&amp;&quot;_&quot;&amp;SECTION_TRANSLATED&amp;&quot;_G2_P1&quot;" office:value-type="string" office:string-value="U14_League_G2_P1" calcext:value-type="string">
            <text:p>U14_League_G2_P1</text:p>
          </table:table-cell>
          <table:table-cell table:style-name="ce10" table:formula="of:=AGE_GROUP_TRANSLATED&amp;&quot;_&quot;&amp;SECTION_TRANSLATED&amp;&quot;_PO1&quot;" office:value-type="string" office:string-value="U14_League_PO1" calcext:value-type="string">
            <text:p>U14_League_PO1</text:p>
          </table:table-cell>
          <table:table-cell table:style-name="ce20" office:value-type="float" office:value="4" calcext:value-type="float">
            <text:p>4</text:p>
          </table:table-cell>
          <table:table-cell table:formula="of:=&quot;{&quot;&quot;__v&quot;&quot;:0,&quot;&quot;index&quot;&quot;:&quot; &amp; [.B61] &amp; &quot;,&quot;&quot;pitch&quot;&quot;:&quot;&quot;&quot; &amp; [.H61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61] &amp; &quot;&quot;&quot;, &quot;&quot;homeTeam&quot;&quot;:&quot;&quot;&quot; &amp; [.C61] &amp; &quot;&quot;&quot;, &quot;&quot;awayTeam&quot;&quot;:&quot;&quot;&quot; &amp; [.D61] &amp; &quot;&quot;&quot;, &quot;&quot;homeTeamFrom&quot;&quot;:&quot;&quot;&quot; &amp; [.F61] &amp; &quot;&quot;&quot;, &quot;&quot;awayTeamFrom&quot;&quot;:&quot;&quot;&quot; &amp; [.G61] &amp; &quot;&quot;&quot;, &quot;&quot;stage2Tag&quot;&quot;:&quot;&quot;&quot; &amp; [.E61] &amp; &quot;&quot;&quot;}&quot;" office:value-type="string" office:string-value="{&quot;__v&quot;:0,&quot;index&quot;:60,&quot;pitch&quot;:&quot;4&quot;,&quot;competition&quot;:{&quot;name&quot;:&quot;U14&quot;, &quot;section&quot;:&quot;League&quot;},&quot;tag&quot;:&quot;QF4&quot;, &quot;homeTeam&quot;:&quot;2nd Group 2&quot;, &quot;awayTeam&quot;:&quot;3rd Group 1&quot;, &quot;homeTeamFrom&quot;:&quot;U14_League_G2_P1&quot;, &quot;awayTeamFrom&quot;:&quot;U14_League_PO1&quot;, &quot;stage2Tag&quot;:&quot;U14_League_QF4&quot;}" calcext:value-type="string">
            <text:p>{"__v":0,"index":60,"pitch":"4","competition":{"name":"U14", "section":"League"},"tag":"QF4", "homeTeam":"2nd Group 2", "awayTeam":"3rd Group 1", "homeTeamFrom":"U14_League_G2_P1", "awayTeamFrom":"U14_League_PO1", "stage2Tag":"U14_League_QF4"}</text:p>
          </table:table-cell>
        </table:table-row>
        <table:table-row table:style-name="ro1">
          <table:table-cell office:value-type="string" calcext:value-type="string">
            <text:p>SF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Winner QF1</text:p>
          </table:table-cell>
          <table:table-cell office:value-type="string" calcext:value-type="string">
            <text:p>Winner QF4</text:p>
          </table:table-cell>
          <table:table-cell table:formula="of:=AGE_GROUP_TRANSLATED&amp;&quot;_&quot;&amp;SECTION_TRANSLATED&amp;&quot;_SF1&quot;" office:value-type="string" office:string-value="U14_League_SF1" calcext:value-type="string">
            <text:p>U14_League_SF1</text:p>
          </table:table-cell>
          <table:table-cell table:style-name="ce10" table:formula="of:=AGE_GROUP_TRANSLATED&amp;&quot;_&quot;&amp;SECTION_TRANSLATED&amp;&quot;_QF1&quot;" office:value-type="string" office:string-value="U14_League_QF1" calcext:value-type="string">
            <text:p>U14_League_QF1</text:p>
          </table:table-cell>
          <table:table-cell table:style-name="ce10" table:formula="of:=AGE_GROUP_TRANSLATED&amp;&quot;_&quot;&amp;SECTION_TRANSLATED&amp;&quot;_QF4&quot;" office:value-type="string" office:string-value="U14_League_QF4" calcext:value-type="string">
            <text:p>U14_League_QF4</text:p>
          </table:table-cell>
          <table:table-cell table:style-name="ce20" office:value-type="float" office:value="1" calcext:value-type="float">
            <text:p>1</text:p>
          </table:table-cell>
          <table:table-cell table:formula="of:=&quot;{&quot;&quot;__v&quot;&quot;:0,&quot;&quot;index&quot;&quot;:&quot; &amp; [.B62] &amp; &quot;,&quot;&quot;pitch&quot;&quot;:&quot;&quot;&quot; &amp; [.H6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62] &amp; &quot;&quot;&quot;, &quot;&quot;homeTeam&quot;&quot;:&quot;&quot;&quot; &amp; [.C62] &amp; &quot;&quot;&quot;, &quot;&quot;awayTeam&quot;&quot;:&quot;&quot;&quot; &amp; [.D62] &amp; &quot;&quot;&quot;, &quot;&quot;homeTeamFrom&quot;&quot;:&quot;&quot;&quot; &amp; [.F62] &amp; &quot;&quot;&quot;, &quot;&quot;awayTeamFrom&quot;&quot;:&quot;&quot;&quot; &amp; [.G62] &amp; &quot;&quot;&quot;, &quot;&quot;stage2Tag&quot;&quot;:&quot;&quot;&quot; &amp; [.E62] &amp; &quot;&quot;&quot;}&quot;" office:value-type="string" office:string-value="{&quot;__v&quot;:0,&quot;index&quot;:61,&quot;pitch&quot;:&quot;1&quot;,&quot;competition&quot;:{&quot;name&quot;:&quot;U14&quot;, &quot;section&quot;:&quot;League&quot;},&quot;tag&quot;:&quot;SF1&quot;, &quot;homeTeam&quot;:&quot;Winner QF1&quot;, &quot;awayTeam&quot;:&quot;Winner QF4&quot;, &quot;homeTeamFrom&quot;:&quot;U14_League_QF1&quot;, &quot;awayTeamFrom&quot;:&quot;U14_League_QF4&quot;, &quot;stage2Tag&quot;:&quot;U14_League_SF1&quot;}" calcext:value-type="string">
            <text:p>{"__v":0,"index":61,"pitch":"1","competition":{"name":"U14", "section":"League"},"tag":"SF1", "homeTeam":"Winner QF1", "awayTeam":"Winner QF4", "homeTeamFrom":"U14_League_QF1", "awayTeamFrom":"U14_League_QF4", "stage2Tag":"U14_League_SF1"}</text:p>
          </table:table-cell>
        </table:table-row>
        <table:table-row table:style-name="ro1">
          <table:table-cell office:value-type="string" calcext:value-type="string">
            <text:p>SF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Winner QF2</text:p>
          </table:table-cell>
          <table:table-cell office:value-type="string" calcext:value-type="string">
            <text:p>Winner QF3</text:p>
          </table:table-cell>
          <table:table-cell table:formula="of:=AGE_GROUP_TRANSLATED&amp;&quot;_&quot;&amp;SECTION_TRANSLATED&amp;&quot;_SF2&quot;" office:value-type="string" office:string-value="U14_League_SF2" calcext:value-type="string">
            <text:p>U14_League_SF2</text:p>
          </table:table-cell>
          <table:table-cell table:style-name="ce10" table:formula="of:=AGE_GROUP_TRANSLATED&amp;&quot;_&quot;&amp;SECTION_TRANSLATED&amp;&quot;_QF2&quot;" office:value-type="string" office:string-value="U14_League_QF2" calcext:value-type="string">
            <text:p>U14_League_QF2</text:p>
          </table:table-cell>
          <table:table-cell table:style-name="ce10" table:formula="of:=AGE_GROUP_TRANSLATED&amp;&quot;_&quot;&amp;SECTION_TRANSLATED&amp;&quot;_QF3&quot;" office:value-type="string" office:string-value="U14_League_QF3" calcext:value-type="string">
            <text:p>U14_League_QF3</text:p>
          </table:table-cell>
          <table:table-cell table:style-name="ce20" office:value-type="float" office:value="3" calcext:value-type="float">
            <text:p>3</text:p>
          </table:table-cell>
          <table:table-cell table:formula="of:=&quot;{&quot;&quot;__v&quot;&quot;:0,&quot;&quot;index&quot;&quot;:&quot; &amp; [.B63] &amp; &quot;,&quot;&quot;pitch&quot;&quot;:&quot;&quot;&quot; &amp; [.H6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63] &amp; &quot;&quot;&quot;, &quot;&quot;homeTeam&quot;&quot;:&quot;&quot;&quot; &amp; [.C63] &amp; &quot;&quot;&quot;, &quot;&quot;awayTeam&quot;&quot;:&quot;&quot;&quot; &amp; [.D63] &amp; &quot;&quot;&quot;, &quot;&quot;homeTeamFrom&quot;&quot;:&quot;&quot;&quot; &amp; [.F63] &amp; &quot;&quot;&quot;, &quot;&quot;awayTeamFrom&quot;&quot;:&quot;&quot;&quot; &amp; [.G63] &amp; &quot;&quot;&quot;, &quot;&quot;stage2Tag&quot;&quot;:&quot;&quot;&quot; &amp; [.E63] &amp; &quot;&quot;&quot;}&quot;" office:value-type="string" office:string-value="{&quot;__v&quot;:0,&quot;index&quot;:62,&quot;pitch&quot;:&quot;3&quot;,&quot;competition&quot;:{&quot;name&quot;:&quot;U14&quot;, &quot;section&quot;:&quot;League&quot;},&quot;tag&quot;:&quot;SF2&quot;, &quot;homeTeam&quot;:&quot;Winner QF2&quot;, &quot;awayTeam&quot;:&quot;Winner QF3&quot;, &quot;homeTeamFrom&quot;:&quot;U14_League_QF2&quot;, &quot;awayTeamFrom&quot;:&quot;U14_League_QF3&quot;, &quot;stage2Tag&quot;:&quot;U14_League_SF2&quot;}" calcext:value-type="string">
            <text:p>{"__v":0,"index":62,"pitch":"3","competition":{"name":"U14", "section":"League"},"tag":"SF2", "homeTeam":"Winner QF2", "awayTeam":"Winner QF3", "homeTeamFrom":"U14_League_QF2", "awayTeamFrom":"U14_League_QF3", "stage2Tag":"U14_League_SF2"}</text:p>
          </table:table-cell>
        </table:table-row>
        <table:table-row table:style-name="ro1">
          <table:table-cell office:value-type="string" calcext:value-type="string">
            <text:p>FN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formula="of:=AGE_GROUP_TRANSLATED&amp;&quot;_&quot;&amp;SECTION_TRANSLATED&amp;&quot;_FNL&quot;" office:value-type="string" office:string-value="U14_League_FNL" calcext:value-type="string">
            <text:p>U14_League_FNL</text:p>
          </table:table-cell>
          <table:table-cell table:style-name="ce10" table:formula="of:=AGE_GROUP_TRANSLATED&amp;&quot;_&quot;&amp;SECTION_TRANSLATED&amp;&quot;_SF1&quot;" office:value-type="string" office:string-value="U14_League_SF1" calcext:value-type="string">
            <text:p>U14_League_SF1</text:p>
          </table:table-cell>
          <table:table-cell table:style-name="ce10" table:formula="of:=AGE_GROUP_TRANSLATED&amp;&quot;_&quot;&amp;SECTION_TRANSLATED&amp;&quot;_SF2&quot;" office:value-type="string" office:string-value="U14_League_SF2" calcext:value-type="string">
            <text:p>U14_League_SF2</text:p>
          </table:table-cell>
          <table:table-cell table:style-name="ce20" office:value-type="float" office:value="1" calcext:value-type="float">
            <text:p>1</text:p>
          </table:table-cell>
          <table:table-cell table:formula="of:=&quot;{&quot;&quot;__v&quot;&quot;:0,&quot;&quot;index&quot;&quot;:&quot; &amp; [.B64] &amp; &quot;,&quot;&quot;pitch&quot;&quot;:&quot;&quot;&quot; &amp; [.H6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64] &amp; &quot;&quot;&quot;, &quot;&quot;homeTeam&quot;&quot;:&quot;&quot;&quot; &amp; [.C64] &amp; &quot;&quot;&quot;, &quot;&quot;awayTeam&quot;&quot;:&quot;&quot;&quot; &amp; [.D64] &amp; &quot;&quot;&quot;, &quot;&quot;homeTeamFrom&quot;&quot;:&quot;&quot;&quot; &amp; [.F64] &amp; &quot;&quot;&quot;, &quot;&quot;awayTeamFrom&quot;&quot;:&quot;&quot;&quot; &amp; [.G64] &amp; &quot;&quot;&quot;, &quot;&quot;stage2Tag&quot;&quot;:&quot;&quot;&quot; &amp; [.E64] &amp; &quot;&quot;&quot;}&quot;" office:value-type="string" office:string-value="{&quot;__v&quot;:0,&quot;index&quot;:63,&quot;pitch&quot;:&quot;1&quot;,&quot;competition&quot;:{&quot;name&quot;:&quot;U14&quot;, &quot;section&quot;:&quot;League&quot;},&quot;tag&quot;:&quot;FNL&quot;, &quot;homeTeam&quot;:&quot;Winner SF1&quot;, &quot;awayTeam&quot;:&quot;Winner SF2&quot;, &quot;homeTeamFrom&quot;:&quot;U14_League_SF1&quot;, &quot;awayTeamFrom&quot;:&quot;U14_League_SF2&quot;, &quot;stage2Tag&quot;:&quot;U14_League_FNL&quot;}" calcext:value-type="string">
            <text:p>{"__v":0,"index":63,"pitch":"1","competition":{"name":"U14", "section":"League"},"tag":"FNL", "homeTeam":"Winner SF1", "awayTeam":"Winner SF2", "homeTeamFrom":"U14_League_SF1", "awayTeamFrom":"U14_League_SF2", "stage2Tag":"U14_League_FNL"}</text:p>
          </table:table-cell>
        </table:table-row>
        <table:table-row table:style-name="ro1" table:number-rows-repeated="1048510">
          <table:table-cell table:number-columns-repeated="9"/>
        </table:table-row>
        <table:table-row table:style-name="ro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4 Groups of 4 2-Stage Format" table:style-name="ta1" table:protected="true">
        <loext:table-protection loext:select-protected-cells="true" loext:select-unprotected-cells="true"/>
        <table:table-column table:style-name="co4" table:visibility="collapse" table:default-cell-style-name="ce14"/>
        <table:table-column table:style-name="co5" table:visibility="collapse" table:number-columns-repeated="2" table:default-cell-style-name="ce14"/>
        <table:table-column table:style-name="co5" table:visibility="collapse" table:default-cell-style-name="ce15"/>
        <table:table-column table:style-name="co10" table:visibility="collapse" table:default-cell-style-name="ce15"/>
        <table:table-column table:style-name="co11" table:visibility="collapse" table:number-columns-repeated="3" table:default-cell-style-name="ce15"/>
        <table:table-column table:style-name="co11" table:visibility="collapse" table:default-cell-style-name="ce16"/>
        <table:table-column table:style-name="co12" table:default-cell-style-name="ce16"/>
        <table:table-column table:style-name="co9" table:default-cell-style-name="ce13"/>
        <table:table-column table:style-name="co3" table:number-columns-repeated="1012" table:default-cell-style-name="ce19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table:style-name="ce9" office:value-type="string" calcext:value-type="string">
            <text:p>Home</text:p>
          </table:table-cell>
          <table:table-cell table:style-name="ce9" office:value-type="string" calcext:value-type="string">
            <text:p>Away</text:p>
          </table:table-cell>
          <table:table-cell table:style-name="ce9" table:number-columns-repeated="4"/>
          <table:table-cell table:style-name="ce9" office:value-type="string" calcext:value-type="string">
            <text:p>Pitch</text:p>
          </table:table-cell>
          <table:table-cell table:style-name="ce18"/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9" table:formula="of:=VLOOKUP([.D2];TRANSLATED_TEAM_NAMES;[.$C2]+1)">
            <text:p/>
          </table:table-cell>
          <table:table-cell table:style-name="ce9" table:formula="of:=VLOOKUP([.E2];TRANSLATED_TEAM_NAMES;[.$C2]+1)">
            <text:p/>
          </table:table-cell>
          <table:table-cell table:style-name="ce17" office:value-type="float" office:value="9" calcext:value-type="float">
            <text:p>9</text:p>
          </table:table-cell>
          <table:table-cell table:formula="of:=&quot;{&quot;&quot;__v&quot;&quot;:0,&quot;&quot;index&quot;&quot;:&quot; &amp; [.B2] &amp; 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&quot;&quot;&quot;},&quot;&quot;tag&quot;&quot;:&quot;&quot;&quot; &amp; [.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index&quot;:1,&quot;pitch&quot;:&quot;9&quot;,&quot;competition&quot;:{&quot;name&quot;:&quot;U14&quot;, &quot;section&quot;:&quot;League&quot;, &quot;group&quot;:&quot;1&quot;},&quot;tag&quot;:&quot;1&quot;, &quot;homeTeam&quot;:&quot;&quot;, &quot;awayTeam&quot;:&quot;&quot;}" calcext:value-type="string">
            <text:p>{"__v":0,"index":1,"pitch":"9","competition":{"name":"U14", "section":"League", "group":"1"},"tag":"1", "homeTeam":"", "awayTeam":"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3];TRANSLATED_TEAM_NAMES;[.$C3]+1)">
            <text:p/>
          </table:table-cell>
          <table:table-cell table:style-name="ce9" table:formula="of:=VLOOKUP([.E3];TRANSLATED_TEAM_NAMES;[.$C3]+1)">
            <text:p/>
          </table:table-cell>
          <table:table-cell table:style-name="ce17" office:value-type="float" office:value="10" calcext:value-type="float">
            <text:p>10</text:p>
          </table:table-cell>
          <table:table-cell table:formula="of:=&quot;{&quot;&quot;__v&quot;&quot;:0,&quot;&quot;index&quot;&quot;:&quot; &amp; [.B3] &amp; 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&quot;&quot;&quot;},&quot;&quot;tag&quot;&quot;:&quot;&quot;&quot; &amp; [.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index&quot;:2,&quot;pitch&quot;:&quot;10&quot;,&quot;competition&quot;:{&quot;name&quot;:&quot;U14&quot;, &quot;section&quot;:&quot;League&quot;, &quot;group&quot;:&quot;1&quot;},&quot;tag&quot;:&quot;2&quot;, &quot;homeTeam&quot;:&quot;&quot;, &quot;awayTeam&quot;:&quot;&quot;}" calcext:value-type="string">
            <text:p>{"__v":0,"index":2,"pitch":"10","competition":{"name":"U14", "section":"League", "group":"1"},"tag":"2", "homeTeam":"", "awayTeam":"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4];TRANSLATED_TEAM_NAMES;[.$C4]+1)">
            <text:p/>
          </table:table-cell>
          <table:table-cell table:style-name="ce9" table:formula="of:=VLOOKUP([.E4];TRANSLATED_TEAM_NAMES;[.$C4]+1)">
            <text:p/>
          </table:table-cell>
          <table:table-cell table:style-name="ce17" office:value-type="float" office:value="9" calcext:value-type="float">
            <text:p>9</text:p>
          </table:table-cell>
          <table:table-cell table:formula="of:=&quot;{&quot;&quot;__v&quot;&quot;:0,&quot;&quot;index&quot;&quot;:&quot; &amp; [.B4] &amp; 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&quot;&quot;&quot;},&quot;&quot;tag&quot;&quot;:&quot;&quot;&quot; &amp; [.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index&quot;:3,&quot;pitch&quot;:&quot;9&quot;,&quot;competition&quot;:{&quot;name&quot;:&quot;U14&quot;, &quot;section&quot;:&quot;League&quot;, &quot;group&quot;:&quot;1&quot;},&quot;tag&quot;:&quot;3&quot;, &quot;homeTeam&quot;:&quot;&quot;, &quot;awayTeam&quot;:&quot;&quot;}" calcext:value-type="string">
            <text:p>{"__v":0,"index":3,"pitch":"9","competition":{"name":"U14", "section":"League", "group":"1"},"tag":"3", "homeTeam":"", "awayTeam":"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5];TRANSLATED_TEAM_NAMES;[.$C5]+1)">
            <text:p/>
          </table:table-cell>
          <table:table-cell table:style-name="ce9" table:formula="of:=VLOOKUP([.E5];TRANSLATED_TEAM_NAMES;[.$C5]+1)">
            <text:p/>
          </table:table-cell>
          <table:table-cell table:style-name="ce17" office:value-type="float" office:value="10" calcext:value-type="float">
            <text:p>10</text:p>
          </table:table-cell>
          <table:table-cell table:formula="of:=&quot;{&quot;&quot;__v&quot;&quot;:0,&quot;&quot;index&quot;&quot;:&quot; &amp; [.B5] &amp; 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&quot;&quot;&quot;},&quot;&quot;tag&quot;&quot;:&quot;&quot;&quot; &amp; [.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index&quot;:4,&quot;pitch&quot;:&quot;10&quot;,&quot;competition&quot;:{&quot;name&quot;:&quot;U14&quot;, &quot;section&quot;:&quot;League&quot;, &quot;group&quot;:&quot;1&quot;},&quot;tag&quot;:&quot;4&quot;, &quot;homeTeam&quot;:&quot;&quot;, &quot;awayTeam&quot;:&quot;&quot;}" calcext:value-type="string">
            <text:p>{"__v":0,"index":4,"pitch":"10","competition":{"name":"U14", "section":"League", "group":"1"},"tag":"4", "homeTeam":"", "awayTeam":"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6];TRANSLATED_TEAM_NAMES;[.$C6]+1)">
            <text:p/>
          </table:table-cell>
          <table:table-cell table:style-name="ce9" table:formula="of:=VLOOKUP([.E6];TRANSLATED_TEAM_NAMES;[.$C6]+1)">
            <text:p/>
          </table:table-cell>
          <table:table-cell table:style-name="ce17" office:value-type="float" office:value="9" calcext:value-type="float">
            <text:p>9</text:p>
          </table:table-cell>
          <table:table-cell table:formula="of:=&quot;{&quot;&quot;__v&quot;&quot;:0,&quot;&quot;index&quot;&quot;:&quot; &amp; [.B6] &amp; 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&quot;&quot;&quot;},&quot;&quot;tag&quot;&quot;:&quot;&quot;&quot; &amp; [.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index&quot;:5,&quot;pitch&quot;:&quot;9&quot;,&quot;competition&quot;:{&quot;name&quot;:&quot;U14&quot;, &quot;section&quot;:&quot;League&quot;, &quot;group&quot;:&quot;1&quot;},&quot;tag&quot;:&quot;5&quot;, &quot;homeTeam&quot;:&quot;&quot;, &quot;awayTeam&quot;:&quot;&quot;}" calcext:value-type="string">
            <text:p>{"__v":0,"index":5,"pitch":"9","competition":{"name":"U14", "section":"League", "group":"1"},"tag":"5", "homeTeam":"", "awayTeam":"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9" table:formula="of:=VLOOKUP([.D7];TRANSLATED_TEAM_NAMES;[.$C7]+1)">
            <text:p/>
          </table:table-cell>
          <table:table-cell table:style-name="ce9" table:formula="of:=VLOOKUP([.E7];TRANSLATED_TEAM_NAMES;[.$C7]+1)">
            <text:p/>
          </table:table-cell>
          <table:table-cell table:style-name="ce17" office:value-type="float" office:value="10" calcext:value-type="float">
            <text:p>10</text:p>
          </table:table-cell>
          <table:table-cell table:formula="of:=&quot;{&quot;&quot;__v&quot;&quot;:0,&quot;&quot;index&quot;&quot;:&quot; &amp; [.B7] &amp; 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&quot;&quot;&quot;},&quot;&quot;tag&quot;&quot;:&quot;&quot;&quot; &amp; [.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index&quot;:6,&quot;pitch&quot;:&quot;10&quot;,&quot;competition&quot;:{&quot;name&quot;:&quot;U14&quot;, &quot;section&quot;:&quot;League&quot;, &quot;group&quot;:&quot;1&quot;},&quot;tag&quot;:&quot;6&quot;, &quot;homeTeam&quot;:&quot;&quot;, &quot;awayTeam&quot;:&quot;&quot;}" calcext:value-type="string">
            <text:p>{"__v":0,"index":6,"pitch":"10","competition":{"name":"U14", "section":"League", "group":"1"},"tag":"6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9" table:formula="of:=VLOOKUP([.D8];TRANSLATED_TEAM_NAMES;[.$C8]+1)">
            <text:p/>
          </table:table-cell>
          <table:table-cell table:style-name="ce9" table:formula="of:=VLOOKUP([.E8];TRANSLATED_TEAM_NAMES;[.$C8]+1)">
            <text:p/>
          </table:table-cell>
          <table:table-cell table:style-name="ce17" office:value-type="float" office:value="9" calcext:value-type="float">
            <text:p>9</text:p>
          </table:table-cell>
          <table:table-cell table:formula="of:=&quot;{&quot;&quot;__v&quot;&quot;:0,&quot;&quot;index&quot;&quot;:&quot; &amp; [.B8] &amp; 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&quot;&quot;&quot;},&quot;&quot;tag&quot;&quot;:&quot;&quot;&quot; &amp; [.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index&quot;:7,&quot;pitch&quot;:&quot;9&quot;,&quot;competition&quot;:{&quot;name&quot;:&quot;U14&quot;, &quot;section&quot;:&quot;League&quot;, &quot;group&quot;:&quot;2&quot;},&quot;tag&quot;:&quot;1&quot;, &quot;homeTeam&quot;:&quot;&quot;, &quot;awayTeam&quot;:&quot;&quot;}" calcext:value-type="string">
            <text:p>{"__v":0,"index":7,"pitch":"9","competition":{"name":"U14", "section":"League", "group":"2"},"tag":"1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9];TRANSLATED_TEAM_NAMES;[.$C9]+1)">
            <text:p/>
          </table:table-cell>
          <table:table-cell table:style-name="ce9" table:formula="of:=VLOOKUP([.E9];TRANSLATED_TEAM_NAMES;[.$C9]+1)">
            <text:p/>
          </table:table-cell>
          <table:table-cell table:style-name="ce17" office:value-type="float" office:value="10" calcext:value-type="float">
            <text:p>10</text:p>
          </table:table-cell>
          <table:table-cell table:formula="of:=&quot;{&quot;&quot;__v&quot;&quot;:0,&quot;&quot;index&quot;&quot;:&quot; &amp; [.B9] &amp; 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&quot;&quot;&quot;},&quot;&quot;tag&quot;&quot;:&quot;&quot;&quot; &amp; [.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index&quot;:8,&quot;pitch&quot;:&quot;10&quot;,&quot;competition&quot;:{&quot;name&quot;:&quot;U14&quot;, &quot;section&quot;:&quot;League&quot;, &quot;group&quot;:&quot;2&quot;},&quot;tag&quot;:&quot;2&quot;, &quot;homeTeam&quot;:&quot;&quot;, &quot;awayTeam&quot;:&quot;&quot;}" calcext:value-type="string">
            <text:p>{"__v":0,"index":8,"pitch":"10","competition":{"name":"U14", "section":"League", "group":"2"},"tag":"2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10];TRANSLATED_TEAM_NAMES;[.$C10]+1)">
            <text:p/>
          </table:table-cell>
          <table:table-cell table:style-name="ce9" table:formula="of:=VLOOKUP([.E10];TRANSLATED_TEAM_NAMES;[.$C10]+1)">
            <text:p/>
          </table:table-cell>
          <table:table-cell table:style-name="ce17" office:value-type="float" office:value="9" calcext:value-type="float">
            <text:p>9</text:p>
          </table:table-cell>
          <table:table-cell table:formula="of:=&quot;{&quot;&quot;__v&quot;&quot;:0,&quot;&quot;index&quot;&quot;:&quot; &amp; [.B10] &amp; 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&quot;&quot;&quot;},&quot;&quot;tag&quot;&quot;:&quot;&quot;&quot; &amp; [.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index&quot;:9,&quot;pitch&quot;:&quot;9&quot;,&quot;competition&quot;:{&quot;name&quot;:&quot;U14&quot;, &quot;section&quot;:&quot;League&quot;, &quot;group&quot;:&quot;2&quot;},&quot;tag&quot;:&quot;3&quot;, &quot;homeTeam&quot;:&quot;&quot;, &quot;awayTeam&quot;:&quot;&quot;}" calcext:value-type="string">
            <text:p>{"__v":0,"index":9,"pitch":"9","competition":{"name":"U14", "section":"League", "group":"2"},"tag":"3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11];TRANSLATED_TEAM_NAMES;[.$C11]+1)">
            <text:p/>
          </table:table-cell>
          <table:table-cell table:style-name="ce9" table:formula="of:=VLOOKUP([.E11];TRANSLATED_TEAM_NAMES;[.$C11]+1)">
            <text:p/>
          </table:table-cell>
          <table:table-cell table:style-name="ce17" office:value-type="float" office:value="10" calcext:value-type="float">
            <text:p>10</text:p>
          </table:table-cell>
          <table:table-cell table:formula="of:=&quot;{&quot;&quot;__v&quot;&quot;:0,&quot;&quot;index&quot;&quot;:&quot; &amp; [.B11] &amp; 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&quot;&quot;&quot;},&quot;&quot;tag&quot;&quot;:&quot;&quot;&quot; &amp; [.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index&quot;:10,&quot;pitch&quot;:&quot;10&quot;,&quot;competition&quot;:{&quot;name&quot;:&quot;U14&quot;, &quot;section&quot;:&quot;League&quot;, &quot;group&quot;:&quot;2&quot;},&quot;tag&quot;:&quot;4&quot;, &quot;homeTeam&quot;:&quot;&quot;, &quot;awayTeam&quot;:&quot;&quot;}" calcext:value-type="string">
            <text:p>{"__v":0,"index":10,"pitch":"10","competition":{"name":"U14", "section":"League", "group":"2"},"tag":"4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12];TRANSLATED_TEAM_NAMES;[.$C12]+1)">
            <text:p/>
          </table:table-cell>
          <table:table-cell table:style-name="ce9" table:formula="of:=VLOOKUP([.E12];TRANSLATED_TEAM_NAMES;[.$C12]+1)">
            <text:p/>
          </table:table-cell>
          <table:table-cell table:style-name="ce17" office:value-type="float" office:value="9" calcext:value-type="float">
            <text:p>9</text:p>
          </table:table-cell>
          <table:table-cell table:formula="of:=&quot;{&quot;&quot;__v&quot;&quot;:0,&quot;&quot;index&quot;&quot;:&quot; &amp; [.B12] &amp; 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&quot;&quot;&quot;},&quot;&quot;tag&quot;&quot;:&quot;&quot;&quot; &amp; [.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index&quot;:11,&quot;pitch&quot;:&quot;9&quot;,&quot;competition&quot;:{&quot;name&quot;:&quot;U14&quot;, &quot;section&quot;:&quot;League&quot;, &quot;group&quot;:&quot;2&quot;},&quot;tag&quot;:&quot;5&quot;, &quot;homeTeam&quot;:&quot;&quot;, &quot;awayTeam&quot;:&quot;&quot;}" calcext:value-type="string">
            <text:p>{"__v":0,"index":11,"pitch":"9","competition":{"name":"U14", "section":"League", "group":"2"},"tag":"5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9" table:formula="of:=VLOOKUP([.D13];TRANSLATED_TEAM_NAMES;[.$C13]+1)">
            <text:p/>
          </table:table-cell>
          <table:table-cell table:style-name="ce9" table:formula="of:=VLOOKUP([.E13];TRANSLATED_TEAM_NAMES;[.$C13]+1)">
            <text:p/>
          </table:table-cell>
          <table:table-cell table:style-name="ce17" office:value-type="float" office:value="10" calcext:value-type="float">
            <text:p>10</text:p>
          </table:table-cell>
          <table:table-cell table:formula="of:=&quot;{&quot;&quot;__v&quot;&quot;:0,&quot;&quot;index&quot;&quot;:&quot; &amp; [.B13] &amp; 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&quot;&quot;&quot;},&quot;&quot;tag&quot;&quot;:&quot;&quot;&quot; &amp; [.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index&quot;:12,&quot;pitch&quot;:&quot;10&quot;,&quot;competition&quot;:{&quot;name&quot;:&quot;U14&quot;, &quot;section&quot;:&quot;League&quot;, &quot;group&quot;:&quot;2&quot;},&quot;tag&quot;:&quot;6&quot;, &quot;homeTeam&quot;:&quot;&quot;, &quot;awayTeam&quot;:&quot;&quot;}" calcext:value-type="string">
            <text:p>{"__v":0,"index":12,"pitch":"10","competition":{"name":"U14", "section":"League", "group":"2"},"tag":"6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9" table:formula="of:=VLOOKUP([.D14];TRANSLATED_TEAM_NAMES;[.$C14]+1)">
            <text:p/>
          </table:table-cell>
          <table:table-cell table:style-name="ce9" table:formula="of:=VLOOKUP([.E14];TRANSLATED_TEAM_NAMES;[.$C14]+1)">
            <text:p/>
          </table:table-cell>
          <table:table-cell table:style-name="ce17" office:value-type="float" office:value="11" calcext:value-type="float">
            <text:p>11</text:p>
          </table:table-cell>
          <table:table-cell table:formula="of:=&quot;{&quot;&quot;__v&quot;&quot;:0,&quot;&quot;index&quot;&quot;:&quot; &amp; [.B14] &amp; 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&quot;&quot;&quot;},&quot;&quot;tag&quot;&quot;:&quot;&quot;&quot; &amp; [.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index&quot;:13,&quot;pitch&quot;:&quot;11&quot;,&quot;competition&quot;:{&quot;name&quot;:&quot;U14&quot;, &quot;section&quot;:&quot;League&quot;, &quot;group&quot;:&quot;3&quot;},&quot;tag&quot;:&quot;1&quot;, &quot;homeTeam&quot;:&quot;&quot;, &quot;awayTeam&quot;:&quot;&quot;}" calcext:value-type="string">
            <text:p>{"__v":0,"index":13,"pitch":"11","competition":{"name":"U14", "section":"League", "group":"3"},"tag":"1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15];TRANSLATED_TEAM_NAMES;[.$C15]+1)">
            <text:p/>
          </table:table-cell>
          <table:table-cell table:style-name="ce9" table:formula="of:=VLOOKUP([.E15];TRANSLATED_TEAM_NAMES;[.$C15]+1)">
            <text:p/>
          </table:table-cell>
          <table:table-cell table:style-name="ce17" office:value-type="float" office:value="12" calcext:value-type="float">
            <text:p>12</text:p>
          </table:table-cell>
          <table:table-cell table:formula="of:=&quot;{&quot;&quot;__v&quot;&quot;:0,&quot;&quot;index&quot;&quot;:&quot; &amp; [.B15] &amp; 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&quot;&quot;&quot;},&quot;&quot;tag&quot;&quot;:&quot;&quot;&quot; &amp; [.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index&quot;:14,&quot;pitch&quot;:&quot;12&quot;,&quot;competition&quot;:{&quot;name&quot;:&quot;U14&quot;, &quot;section&quot;:&quot;League&quot;, &quot;group&quot;:&quot;3&quot;},&quot;tag&quot;:&quot;2&quot;, &quot;homeTeam&quot;:&quot;&quot;, &quot;awayTeam&quot;:&quot;&quot;}" calcext:value-type="string">
            <text:p>{"__v":0,"index":14,"pitch":"12","competition":{"name":"U14", "section":"League", "group":"3"},"tag":"2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16];TRANSLATED_TEAM_NAMES;[.$C16]+1)">
            <text:p/>
          </table:table-cell>
          <table:table-cell table:style-name="ce9" table:formula="of:=VLOOKUP([.E16];TRANSLATED_TEAM_NAMES;[.$C16]+1)">
            <text:p/>
          </table:table-cell>
          <table:table-cell table:style-name="ce17" office:value-type="float" office:value="11" calcext:value-type="float">
            <text:p>11</text:p>
          </table:table-cell>
          <table:table-cell table:formula="of:=&quot;{&quot;&quot;__v&quot;&quot;:0,&quot;&quot;index&quot;&quot;:&quot; &amp; [.B16] &amp; 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&quot;&quot;&quot;},&quot;&quot;tag&quot;&quot;:&quot;&quot;&quot; &amp; [.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index&quot;:15,&quot;pitch&quot;:&quot;11&quot;,&quot;competition&quot;:{&quot;name&quot;:&quot;U14&quot;, &quot;section&quot;:&quot;League&quot;, &quot;group&quot;:&quot;3&quot;},&quot;tag&quot;:&quot;3&quot;, &quot;homeTeam&quot;:&quot;&quot;, &quot;awayTeam&quot;:&quot;&quot;}" calcext:value-type="string">
            <text:p>{"__v":0,"index":15,"pitch":"11","competition":{"name":"U14", "section":"League", "group":"3"},"tag":"3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17];TRANSLATED_TEAM_NAMES;[.$C17]+1)">
            <text:p/>
          </table:table-cell>
          <table:table-cell table:style-name="ce9" table:formula="of:=VLOOKUP([.E17];TRANSLATED_TEAM_NAMES;[.$C17]+1)">
            <text:p/>
          </table:table-cell>
          <table:table-cell table:style-name="ce17" office:value-type="float" office:value="12" calcext:value-type="float">
            <text:p>12</text:p>
          </table:table-cell>
          <table:table-cell table:formula="of:=&quot;{&quot;&quot;__v&quot;&quot;:0,&quot;&quot;index&quot;&quot;:&quot; &amp; [.B17] &amp; 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&quot;&quot;&quot;},&quot;&quot;tag&quot;&quot;:&quot;&quot;&quot; &amp; [.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index&quot;:16,&quot;pitch&quot;:&quot;12&quot;,&quot;competition&quot;:{&quot;name&quot;:&quot;U14&quot;, &quot;section&quot;:&quot;League&quot;, &quot;group&quot;:&quot;3&quot;},&quot;tag&quot;:&quot;4&quot;, &quot;homeTeam&quot;:&quot;&quot;, &quot;awayTeam&quot;:&quot;&quot;}" calcext:value-type="string">
            <text:p>{"__v":0,"index":16,"pitch":"12","competition":{"name":"U14", "section":"League", "group":"3"},"tag":"4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18];TRANSLATED_TEAM_NAMES;[.$C18]+1)">
            <text:p/>
          </table:table-cell>
          <table:table-cell table:style-name="ce9" table:formula="of:=VLOOKUP([.E18];TRANSLATED_TEAM_NAMES;[.$C18]+1)">
            <text:p/>
          </table:table-cell>
          <table:table-cell table:style-name="ce17" office:value-type="float" office:value="11" calcext:value-type="float">
            <text:p>11</text:p>
          </table:table-cell>
          <table:table-cell table:formula="of:=&quot;{&quot;&quot;__v&quot;&quot;:0,&quot;&quot;index&quot;&quot;:&quot; &amp; [.B18] &amp; 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&quot;&quot;&quot;},&quot;&quot;tag&quot;&quot;:&quot;&quot;&quot; &amp; [.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index&quot;:17,&quot;pitch&quot;:&quot;11&quot;,&quot;competition&quot;:{&quot;name&quot;:&quot;U14&quot;, &quot;section&quot;:&quot;League&quot;, &quot;group&quot;:&quot;3&quot;},&quot;tag&quot;:&quot;5&quot;, &quot;homeTeam&quot;:&quot;&quot;, &quot;awayTeam&quot;:&quot;&quot;}" calcext:value-type="string">
            <text:p>{"__v":0,"index":17,"pitch":"11","competition":{"name":"U14", "section":"League", "group":"3"},"tag":"5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9" table:formula="of:=VLOOKUP([.D19];TRANSLATED_TEAM_NAMES;[.$C19]+1)">
            <text:p/>
          </table:table-cell>
          <table:table-cell table:style-name="ce9" table:formula="of:=VLOOKUP([.E19];TRANSLATED_TEAM_NAMES;[.$C19]+1)">
            <text:p/>
          </table:table-cell>
          <table:table-cell table:style-name="ce17" office:value-type="float" office:value="12" calcext:value-type="float">
            <text:p>12</text:p>
          </table:table-cell>
          <table:table-cell table:formula="of:=&quot;{&quot;&quot;__v&quot;&quot;:0,&quot;&quot;index&quot;&quot;:&quot; &amp; [.B19] &amp; 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&quot;&quot;&quot;},&quot;&quot;tag&quot;&quot;:&quot;&quot;&quot; &amp; [.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index&quot;:18,&quot;pitch&quot;:&quot;12&quot;,&quot;competition&quot;:{&quot;name&quot;:&quot;U14&quot;, &quot;section&quot;:&quot;League&quot;, &quot;group&quot;:&quot;3&quot;},&quot;tag&quot;:&quot;6&quot;, &quot;homeTeam&quot;:&quot;&quot;, &quot;awayTeam&quot;:&quot;&quot;}" calcext:value-type="string">
            <text:p>{"__v":0,"index":18,"pitch":"12","competition":{"name":"U14", "section":"League", "group":"3"},"tag":"6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9" table:formula="of:=VLOOKUP([.D20];TRANSLATED_TEAM_NAMES;[.$C20]+1)">
            <text:p/>
          </table:table-cell>
          <table:table-cell table:style-name="ce9" table:formula="of:=VLOOKUP([.E20];TRANSLATED_TEAM_NAMES;[.$C20]+1)">
            <text:p/>
          </table:table-cell>
          <table:table-cell table:style-name="ce17" office:value-type="float" office:value="11" calcext:value-type="float">
            <text:p>11</text:p>
          </table:table-cell>
          <table:table-cell table:formula="of:=&quot;{&quot;&quot;__v&quot;&quot;:0,&quot;&quot;index&quot;&quot;:&quot; &amp; [.B20] &amp; 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&quot;&quot;&quot;},&quot;&quot;tag&quot;&quot;:&quot;&quot;&quot; &amp; [.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index&quot;:19,&quot;pitch&quot;:&quot;11&quot;,&quot;competition&quot;:{&quot;name&quot;:&quot;U14&quot;, &quot;section&quot;:&quot;League&quot;, &quot;group&quot;:&quot;4&quot;},&quot;tag&quot;:&quot;1&quot;, &quot;homeTeam&quot;:&quot;&quot;, &quot;awayTeam&quot;:&quot;&quot;}" calcext:value-type="string">
            <text:p>{"__v":0,"index":19,"pitch":"11","competition":{"name":"U14", "section":"League", "group":"4"},"tag":"1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21];TRANSLATED_TEAM_NAMES;[.$C21]+1)">
            <text:p/>
          </table:table-cell>
          <table:table-cell table:style-name="ce9" table:formula="of:=VLOOKUP([.E21];TRANSLATED_TEAM_NAMES;[.$C21]+1)">
            <text:p/>
          </table:table-cell>
          <table:table-cell table:style-name="ce17" office:value-type="float" office:value="12" calcext:value-type="float">
            <text:p>12</text:p>
          </table:table-cell>
          <table:table-cell table:formula="of:=&quot;{&quot;&quot;__v&quot;&quot;:0,&quot;&quot;index&quot;&quot;:&quot; &amp; [.B21] &amp; 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&quot;&quot;&quot;},&quot;&quot;tag&quot;&quot;:&quot;&quot;&quot; &amp; [.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index&quot;:20,&quot;pitch&quot;:&quot;12&quot;,&quot;competition&quot;:{&quot;name&quot;:&quot;U14&quot;, &quot;section&quot;:&quot;League&quot;, &quot;group&quot;:&quot;4&quot;},&quot;tag&quot;:&quot;2&quot;, &quot;homeTeam&quot;:&quot;&quot;, &quot;awayTeam&quot;:&quot;&quot;}" calcext:value-type="string">
            <text:p>{"__v":0,"index":20,"pitch":"12","competition":{"name":"U14", "section":"League", "group":"4"},"tag":"2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22];TRANSLATED_TEAM_NAMES;[.$C22]+1)">
            <text:p/>
          </table:table-cell>
          <table:table-cell table:style-name="ce9" table:formula="of:=VLOOKUP([.E22];TRANSLATED_TEAM_NAMES;[.$C22]+1)">
            <text:p/>
          </table:table-cell>
          <table:table-cell table:style-name="ce17" office:value-type="float" office:value="11" calcext:value-type="float">
            <text:p>11</text:p>
          </table:table-cell>
          <table:table-cell table:formula="of:=&quot;{&quot;&quot;__v&quot;&quot;:0,&quot;&quot;index&quot;&quot;:&quot; &amp; [.B22] &amp; 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2] &amp;&quot;&quot;&quot;},&quot;&quot;tag&quot;&quot;:&quot;&quot;&quot; &amp; [.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index&quot;:21,&quot;pitch&quot;:&quot;11&quot;,&quot;competition&quot;:{&quot;name&quot;:&quot;U14&quot;, &quot;section&quot;:&quot;League&quot;, &quot;group&quot;:&quot;4&quot;},&quot;tag&quot;:&quot;3&quot;, &quot;homeTeam&quot;:&quot;&quot;, &quot;awayTeam&quot;:&quot;&quot;}" calcext:value-type="string">
            <text:p>{"__v":0,"index":21,"pitch":"11","competition":{"name":"U14", "section":"League", "group":"4"},"tag":"3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23];TRANSLATED_TEAM_NAMES;[.$C23]+1)">
            <text:p/>
          </table:table-cell>
          <table:table-cell table:style-name="ce9" table:formula="of:=VLOOKUP([.E23];TRANSLATED_TEAM_NAMES;[.$C23]+1)">
            <text:p/>
          </table:table-cell>
          <table:table-cell table:style-name="ce17" office:value-type="float" office:value="12" calcext:value-type="float">
            <text:p>12</text:p>
          </table:table-cell>
          <table:table-cell table:formula="of:=&quot;{&quot;&quot;__v&quot;&quot;:0,&quot;&quot;index&quot;&quot;:&quot; &amp; [.B23] &amp; 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3] &amp;&quot;&quot;&quot;},&quot;&quot;tag&quot;&quot;:&quot;&quot;&quot; &amp; [.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index&quot;:22,&quot;pitch&quot;:&quot;12&quot;,&quot;competition&quot;:{&quot;name&quot;:&quot;U14&quot;, &quot;section&quot;:&quot;League&quot;, &quot;group&quot;:&quot;4&quot;},&quot;tag&quot;:&quot;4&quot;, &quot;homeTeam&quot;:&quot;&quot;, &quot;awayTeam&quot;:&quot;&quot;}" calcext:value-type="string">
            <text:p>{"__v":0,"index":22,"pitch":"12","competition":{"name":"U14", "section":"League", "group":"4"},"tag":"4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24];TRANSLATED_TEAM_NAMES;[.$C24]+1)">
            <text:p/>
          </table:table-cell>
          <table:table-cell table:style-name="ce9" table:formula="of:=VLOOKUP([.E24];TRANSLATED_TEAM_NAMES;[.$C24]+1)">
            <text:p/>
          </table:table-cell>
          <table:table-cell table:style-name="ce17" office:value-type="float" office:value="11" calcext:value-type="float">
            <text:p>11</text:p>
          </table:table-cell>
          <table:table-cell table:formula="of:=&quot;{&quot;&quot;__v&quot;&quot;:0,&quot;&quot;index&quot;&quot;:&quot; &amp; [.B24] &amp; 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4] &amp;&quot;&quot;&quot;},&quot;&quot;tag&quot;&quot;:&quot;&quot;&quot; &amp; [.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index&quot;:23,&quot;pitch&quot;:&quot;11&quot;,&quot;competition&quot;:{&quot;name&quot;:&quot;U14&quot;, &quot;section&quot;:&quot;League&quot;, &quot;group&quot;:&quot;4&quot;},&quot;tag&quot;:&quot;5&quot;, &quot;homeTeam&quot;:&quot;&quot;, &quot;awayTeam&quot;:&quot;&quot;}" calcext:value-type="string">
            <text:p>{"__v":0,"index":23,"pitch":"11","competition":{"name":"U14", "section":"League", "group":"4"},"tag":"5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9" table:formula="of:=VLOOKUP([.D25];TRANSLATED_TEAM_NAMES;[.$C25]+1)">
            <text:p/>
          </table:table-cell>
          <table:table-cell table:style-name="ce9" table:formula="of:=VLOOKUP([.E25];TRANSLATED_TEAM_NAMES;[.$C25]+1)">
            <text:p/>
          </table:table-cell>
          <table:table-cell table:style-name="ce17" office:value-type="float" office:value="12" calcext:value-type="float">
            <text:p>12</text:p>
          </table:table-cell>
          <table:table-cell table:formula="of:=&quot;{&quot;&quot;__v&quot;&quot;:0,&quot;&quot;index&quot;&quot;:&quot; &amp; [.B25] &amp; 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5] &amp;&quot;&quot;&quot;},&quot;&quot;tag&quot;&quot;:&quot;&quot;&quot; &amp; [.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index&quot;:24,&quot;pitch&quot;:&quot;12&quot;,&quot;competition&quot;:{&quot;name&quot;:&quot;U14&quot;, &quot;section&quot;:&quot;League&quot;, &quot;group&quot;:&quot;4&quot;},&quot;tag&quot;:&quot;6&quot;, &quot;homeTeam&quot;:&quot;&quot;, &quot;awayTeam&quot;:&quot;&quot;}" calcext:value-type="string">
            <text:p>{"__v":0,"index":24,"pitch":"12","competition":{"name":"U14", "section":"League", "group":"4"},"tag":"6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Winner Group 1</text:p>
          </table:table-cell>
          <table:table-cell table:style-name="ce9" office:value-type="string" calcext:value-type="string">
            <text:p>2<text:span text:style-name="T1">nd</text:span> Group 2</text:p>
          </table:table-cell>
          <table:table-cell table:style-name="ce9" table:formula="of:=AGE_GROUP_TRANSLATED &amp; &quot;_&quot; &amp;SECTION_TRANSLATED &amp; &quot;_G1_P1&quot;" office:value-type="string" office:string-value="U14_League_G1_P1" calcext:value-type="string">
            <text:p>U14_League_G1_P1</text:p>
          </table:table-cell>
          <table:table-cell table:style-name="ce9" table:formula="of:=AGE_GROUP_TRANSLATED &amp; &quot;_&quot; &amp;SECTION_TRANSLATED &amp; &quot;_G2_P2&quot;" office:value-type="string" office:string-value="U14_League_G2_P2" calcext:value-type="string">
            <text:p>U14_League_G2_P2</text:p>
          </table:table-cell>
          <table:table-cell table:style-name="ce17" office:value-type="float" office:value="9" calcext:value-type="float">
            <text:p>9</text:p>
          </table:table-cell>
          <table:table-cell table:formula="of:=&quot;{&quot;&quot;__v&quot;&quot;:0,&quot;&quot;index&quot;&quot;:&quot; &amp; [.B26] &amp; &quot;,&quot;&quot;pitch&quot;&quot;:&quot;&quot;&quot; &amp; [.J26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26] &amp;&quot;&quot;&quot;},&quot;&quot;tag&quot;&quot;:&quot;&quot;&quot; &amp; [.A26] &amp; &quot;&quot;&quot;, &quot;&quot;homeTeam&quot;&quot;:&quot;&quot;&quot; &amp; [.F26] &amp; &quot;&quot;&quot;, &quot;&quot;awayTeam&quot;&quot;:&quot;&quot;&quot; &amp; [.G26] &amp; &quot;&quot;&quot;, &quot;&quot;homeTeamFrom&quot;&quot;:&quot;&quot;&quot; &amp; [.H26] &amp; &quot;&quot;&quot;, &quot;&quot;awayTeamFrom&quot;&quot;:&quot;&quot;&quot; &amp; [.I26] &amp; &quot;&quot;&quot;}&quot;" office:value-type="string" office:string-value="{&quot;__v&quot;:0,&quot;index&quot;:25,&quot;pitch&quot;:&quot;9&quot;,&quot;competition&quot;:{&quot;name&quot;:&quot;U14&quot;, &quot;section&quot;:&quot;Champions League&quot;, &quot;group&quot;:&quot;1&quot;},&quot;tag&quot;:&quot;1&quot;, &quot;homeTeam&quot;:&quot;Winner Group 1&quot;, &quot;awayTeam&quot;:&quot;2nd Group 2&quot;, &quot;homeTeamFrom&quot;:&quot;U14_League_G1_P1&quot;, &quot;awayTeamFrom&quot;:&quot;U14_League_G2_P2&quot;}" calcext:value-type="string">
            <text:p>{"__v":0,"index":25,"pitch":"9","competition":{"name":"U14", "section":"Champions League", "group":"1"},"tag":"1", "homeTeam":"Winner Group 1", "awayTeam":"2nd Group 2", "homeTeamFrom":"U14_League_G1_P1", "awayTeamFrom":"U14_League_G2_P2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Winner Group 3</text:p>
          </table:table-cell>
          <table:table-cell table:style-name="ce9" office:value-type="string" calcext:value-type="string">
            <text:p>2<text:span text:style-name="T1">nd</text:span> Group 4</text:p>
          </table:table-cell>
          <table:table-cell table:style-name="ce9" table:formula="of:=AGE_GROUP_TRANSLATED &amp; &quot;_&quot; &amp;SECTION_TRANSLATED &amp; &quot;_G3_P1&quot;" office:value-type="string" office:string-value="U14_League_G3_P1" calcext:value-type="string">
            <text:p>U14_League_G3_P1</text:p>
          </table:table-cell>
          <table:table-cell table:style-name="ce9" table:formula="of:=AGE_GROUP_TRANSLATED &amp; &quot;_&quot; &amp;SECTION_TRANSLATED &amp; &quot;_G4_P2&quot;" office:value-type="string" office:string-value="U14_League_G4_P2" calcext:value-type="string">
            <text:p>U14_League_G4_P2</text:p>
          </table:table-cell>
          <table:table-cell table:style-name="ce17" office:value-type="float" office:value="10" calcext:value-type="float">
            <text:p>10</text:p>
          </table:table-cell>
          <table:table-cell table:formula="of:=&quot;{&quot;&quot;__v&quot;&quot;:0,&quot;&quot;index&quot;&quot;:&quot; &amp; [.B27] &amp; &quot;,&quot;&quot;pitch&quot;&quot;:&quot;&quot;&quot; &amp; [.J27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27] &amp;&quot;&quot;&quot;},&quot;&quot;tag&quot;&quot;:&quot;&quot;&quot; &amp; [.A27] &amp; &quot;&quot;&quot;, &quot;&quot;homeTeam&quot;&quot;:&quot;&quot;&quot; &amp; [.F27] &amp; &quot;&quot;&quot;, &quot;&quot;awayTeam&quot;&quot;:&quot;&quot;&quot; &amp; [.G27] &amp; &quot;&quot;&quot;, &quot;&quot;homeTeamFrom&quot;&quot;:&quot;&quot;&quot; &amp; [.H27] &amp; &quot;&quot;&quot;, &quot;&quot;awayTeamFrom&quot;&quot;:&quot;&quot;&quot; &amp; [.I27] &amp; &quot;&quot;&quot;}&quot;" office:value-type="string" office:string-value="{&quot;__v&quot;:0,&quot;index&quot;:26,&quot;pitch&quot;:&quot;10&quot;,&quot;competition&quot;:{&quot;name&quot;:&quot;U14&quot;, &quot;section&quot;:&quot;Champions League&quot;, &quot;group&quot;:&quot;1&quot;},&quot;tag&quot;:&quot;2&quot;, &quot;homeTeam&quot;:&quot;Winner Group 3&quot;, &quot;awayTeam&quot;:&quot;2nd Group 4&quot;, &quot;homeTeamFrom&quot;:&quot;U14_League_G3_P1&quot;, &quot;awayTeamFrom&quot;:&quot;U14_League_G4_P2&quot;}" calcext:value-type="string">
            <text:p>{"__v":0,"index":26,"pitch":"10","competition":{"name":"U14", "section":"Champions League", "group":"1"},"tag":"2", "homeTeam":"Winner Group 3", "awayTeam":"2nd Group 4", "homeTeamFrom":"U14_League_G3_P1", "awayTeamFrom":"U14_League_G4_P2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Winner Group 3</text:p>
          </table:table-cell>
          <table:table-cell table:style-name="ce9" office:value-type="string" calcext:value-type="string">
            <text:p>Winner Group 1</text:p>
          </table:table-cell>
          <table:table-cell table:style-name="ce9" table:formula="of:=AGE_GROUP_TRANSLATED &amp; &quot;_&quot; &amp;SECTION_TRANSLATED &amp; &quot;_G3_P1&quot;" office:value-type="string" office:string-value="U14_League_G3_P1" calcext:value-type="string">
            <text:p>U14_League_G3_P1</text:p>
          </table:table-cell>
          <table:table-cell table:style-name="ce9" table:formula="of:=AGE_GROUP_TRANSLATED &amp; &quot;_&quot; &amp;SECTION_TRANSLATED &amp; &quot;_G1_P1&quot;" office:value-type="string" office:string-value="U14_League_G1_P1" calcext:value-type="string">
            <text:p>U14_League_G1_P1</text:p>
          </table:table-cell>
          <table:table-cell table:style-name="ce17" office:value-type="float" office:value="9" calcext:value-type="float">
            <text:p>9</text:p>
          </table:table-cell>
          <table:table-cell table:formula="of:=&quot;{&quot;&quot;__v&quot;&quot;:0,&quot;&quot;index&quot;&quot;:&quot; &amp; [.B28] &amp; &quot;,&quot;&quot;pitch&quot;&quot;:&quot;&quot;&quot; &amp; [.J28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28] &amp;&quot;&quot;&quot;},&quot;&quot;tag&quot;&quot;:&quot;&quot;&quot; &amp; [.A28] &amp; &quot;&quot;&quot;, &quot;&quot;homeTeam&quot;&quot;:&quot;&quot;&quot; &amp; [.F28] &amp; &quot;&quot;&quot;, &quot;&quot;awayTeam&quot;&quot;:&quot;&quot;&quot; &amp; [.G28] &amp; &quot;&quot;&quot;, &quot;&quot;homeTeamFrom&quot;&quot;:&quot;&quot;&quot; &amp; [.H28] &amp; &quot;&quot;&quot;, &quot;&quot;awayTeamFrom&quot;&quot;:&quot;&quot;&quot; &amp; [.I28] &amp; &quot;&quot;&quot;}&quot;" office:value-type="string" office:string-value="{&quot;__v&quot;:0,&quot;index&quot;:27,&quot;pitch&quot;:&quot;9&quot;,&quot;competition&quot;:{&quot;name&quot;:&quot;U14&quot;, &quot;section&quot;:&quot;Champions League&quot;, &quot;group&quot;:&quot;1&quot;},&quot;tag&quot;:&quot;3&quot;, &quot;homeTeam&quot;:&quot;Winner Group 3&quot;, &quot;awayTeam&quot;:&quot;Winner Group 1&quot;, &quot;homeTeamFrom&quot;:&quot;U14_League_G3_P1&quot;, &quot;awayTeamFrom&quot;:&quot;U14_League_G1_P1&quot;}" calcext:value-type="string">
            <text:p>{"__v":0,"index":27,"pitch":"9","competition":{"name":"U14", "section":"Champions League", "group":"1"},"tag":"3", "homeTeam":"Winner Group 3", "awayTeam":"Winner Group 1", "homeTeamFrom":"U14_League_G3_P1", "awayTeamFrom":"U14_League_G1_P1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2<text:span text:style-name="T1">nd</text:span> Group 2</text:p>
          </table:table-cell>
          <table:table-cell table:style-name="ce9" office:value-type="string" calcext:value-type="string">
            <text:p>2<text:span text:style-name="T1">nd</text:span> Group 4</text:p>
          </table:table-cell>
          <table:table-cell table:style-name="ce9" table:formula="of:=AGE_GROUP_TRANSLATED &amp; &quot;_&quot; &amp;SECTION_TRANSLATED &amp; &quot;_G2_P2&quot;" office:value-type="string" office:string-value="U14_League_G2_P2" calcext:value-type="string">
            <text:p>U14_League_G2_P2</text:p>
          </table:table-cell>
          <table:table-cell table:style-name="ce9" table:formula="of:=AGE_GROUP_TRANSLATED &amp; &quot;_&quot; &amp;SECTION_TRANSLATED &amp; &quot;_G4_P2&quot;" office:value-type="string" office:string-value="U14_League_G4_P2" calcext:value-type="string">
            <text:p>U14_League_G4_P2</text:p>
          </table:table-cell>
          <table:table-cell table:style-name="ce17" office:value-type="float" office:value="10" calcext:value-type="float">
            <text:p>10</text:p>
          </table:table-cell>
          <table:table-cell table:formula="of:=&quot;{&quot;&quot;__v&quot;&quot;:0,&quot;&quot;index&quot;&quot;:&quot; &amp; [.B29] &amp; &quot;,&quot;&quot;pitch&quot;&quot;:&quot;&quot;&quot; &amp; [.J29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29] &amp;&quot;&quot;&quot;},&quot;&quot;tag&quot;&quot;:&quot;&quot;&quot; &amp; [.A29] &amp; &quot;&quot;&quot;, &quot;&quot;homeTeam&quot;&quot;:&quot;&quot;&quot; &amp; [.F29] &amp; &quot;&quot;&quot;, &quot;&quot;awayTeam&quot;&quot;:&quot;&quot;&quot; &amp; [.G29] &amp; &quot;&quot;&quot;, &quot;&quot;homeTeamFrom&quot;&quot;:&quot;&quot;&quot; &amp; [.H29] &amp; &quot;&quot;&quot;, &quot;&quot;awayTeamFrom&quot;&quot;:&quot;&quot;&quot; &amp; [.I29] &amp; &quot;&quot;&quot;}&quot;" office:value-type="string" office:string-value="{&quot;__v&quot;:0,&quot;index&quot;:28,&quot;pitch&quot;:&quot;10&quot;,&quot;competition&quot;:{&quot;name&quot;:&quot;U14&quot;, &quot;section&quot;:&quot;Champions League&quot;, &quot;group&quot;:&quot;1&quot;},&quot;tag&quot;:&quot;4&quot;, &quot;homeTeam&quot;:&quot;2nd Group 2&quot;, &quot;awayTeam&quot;:&quot;2nd Group 4&quot;, &quot;homeTeamFrom&quot;:&quot;U14_League_G2_P2&quot;, &quot;awayTeamFrom&quot;:&quot;U14_League_G4_P2&quot;}" calcext:value-type="string">
            <text:p>{"__v":0,"index":28,"pitch":"10","competition":{"name":"U14", "section":"Champions League", "group":"1"},"tag":"4", "homeTeam":"2nd Group 2", "awayTeam":"2nd Group 4", "homeTeamFrom":"U14_League_G2_P2", "awayTeamFrom":"U14_League_G4_P2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2<text:span text:style-name="T1">nd</text:span> Group 4</text:p>
          </table:table-cell>
          <table:table-cell table:style-name="ce9" office:value-type="string" calcext:value-type="string">
            <text:p>Winner Group 1</text:p>
          </table:table-cell>
          <table:table-cell table:style-name="ce9" table:formula="of:=AGE_GROUP_TRANSLATED &amp; &quot;_&quot; &amp;SECTION_TRANSLATED &amp; &quot;_G4_P2&quot;" office:value-type="string" office:string-value="U14_League_G4_P2" calcext:value-type="string">
            <text:p>U14_League_G4_P2</text:p>
          </table:table-cell>
          <table:table-cell table:style-name="ce9" table:formula="of:=AGE_GROUP_TRANSLATED &amp; &quot;_&quot; &amp;SECTION_TRANSLATED &amp; &quot;_G1_P1&quot;" office:value-type="string" office:string-value="U14_League_G1_P1" calcext:value-type="string">
            <text:p>U14_League_G1_P1</text:p>
          </table:table-cell>
          <table:table-cell table:style-name="ce17" office:value-type="float" office:value="9" calcext:value-type="float">
            <text:p>9</text:p>
          </table:table-cell>
          <table:table-cell table:formula="of:=&quot;{&quot;&quot;__v&quot;&quot;:0,&quot;&quot;index&quot;&quot;:&quot; &amp; [.B30] &amp; &quot;,&quot;&quot;pitch&quot;&quot;:&quot;&quot;&quot; &amp; [.J30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0] &amp;&quot;&quot;&quot;},&quot;&quot;tag&quot;&quot;:&quot;&quot;&quot; &amp; [.A30] &amp; &quot;&quot;&quot;, &quot;&quot;homeTeam&quot;&quot;:&quot;&quot;&quot; &amp; [.F30] &amp; &quot;&quot;&quot;, &quot;&quot;awayTeam&quot;&quot;:&quot;&quot;&quot; &amp; [.G30] &amp; &quot;&quot;&quot;, &quot;&quot;homeTeamFrom&quot;&quot;:&quot;&quot;&quot; &amp; [.H30] &amp; &quot;&quot;&quot;, &quot;&quot;awayTeamFrom&quot;&quot;:&quot;&quot;&quot; &amp; [.I30] &amp; &quot;&quot;&quot;}&quot;" office:value-type="string" office:string-value="{&quot;__v&quot;:0,&quot;index&quot;:29,&quot;pitch&quot;:&quot;9&quot;,&quot;competition&quot;:{&quot;name&quot;:&quot;U14&quot;, &quot;section&quot;:&quot;Champions League&quot;, &quot;group&quot;:&quot;1&quot;},&quot;tag&quot;:&quot;5&quot;, &quot;homeTeam&quot;:&quot;2nd Group 4&quot;, &quot;awayTeam&quot;:&quot;Winner Group 1&quot;, &quot;homeTeamFrom&quot;:&quot;U14_League_G4_P2&quot;, &quot;awayTeamFrom&quot;:&quot;U14_League_G1_P1&quot;}" calcext:value-type="string">
            <text:p>{"__v":0,"index":29,"pitch":"9","competition":{"name":"U14", "section":"Champions League", "group":"1"},"tag":"5", "homeTeam":"2nd Group 4", "awayTeam":"Winner Group 1", "homeTeamFrom":"U14_League_G4_P2", "awayTeamFrom":"U14_League_G1_P1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2<text:span text:style-name="T1">nd</text:span> Group 2</text:p>
          </table:table-cell>
          <table:table-cell table:style-name="ce9" office:value-type="string" calcext:value-type="string">
            <text:p>Winner Group 3</text:p>
          </table:table-cell>
          <table:table-cell table:style-name="ce9" table:formula="of:=AGE_GROUP_TRANSLATED &amp; &quot;_&quot; &amp;SECTION_TRANSLATED &amp; &quot;_G2_P2&quot;" office:value-type="string" office:string-value="U14_League_G2_P2" calcext:value-type="string">
            <text:p>U14_League_G2_P2</text:p>
          </table:table-cell>
          <table:table-cell table:style-name="ce9" table:formula="of:=AGE_GROUP_TRANSLATED &amp; &quot;_&quot; &amp;SECTION_TRANSLATED &amp; &quot;_G3_P1&quot;" office:value-type="string" office:string-value="U14_League_G3_P1" calcext:value-type="string">
            <text:p>U14_League_G3_P1</text:p>
          </table:table-cell>
          <table:table-cell table:style-name="ce17" office:value-type="float" office:value="10" calcext:value-type="float">
            <text:p>10</text:p>
          </table:table-cell>
          <table:table-cell table:formula="of:=&quot;{&quot;&quot;__v&quot;&quot;:0,&quot;&quot;index&quot;&quot;:&quot; &amp; [.B31] &amp; &quot;,&quot;&quot;pitch&quot;&quot;:&quot;&quot;&quot; &amp; [.J31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1] &amp;&quot;&quot;&quot;},&quot;&quot;tag&quot;&quot;:&quot;&quot;&quot; &amp; [.A31] &amp; &quot;&quot;&quot;, &quot;&quot;homeTeam&quot;&quot;:&quot;&quot;&quot; &amp; [.F31] &amp; &quot;&quot;&quot;, &quot;&quot;awayTeam&quot;&quot;:&quot;&quot;&quot; &amp; [.G31] &amp; &quot;&quot;&quot;, &quot;&quot;homeTeamFrom&quot;&quot;:&quot;&quot;&quot; &amp; [.H31] &amp; &quot;&quot;&quot;, &quot;&quot;awayTeamFrom&quot;&quot;:&quot;&quot;&quot; &amp; [.I31] &amp; &quot;&quot;&quot;}&quot;" office:value-type="string" office:string-value="{&quot;__v&quot;:0,&quot;index&quot;:30,&quot;pitch&quot;:&quot;10&quot;,&quot;competition&quot;:{&quot;name&quot;:&quot;U14&quot;, &quot;section&quot;:&quot;Champions League&quot;, &quot;group&quot;:&quot;1&quot;},&quot;tag&quot;:&quot;6&quot;, &quot;homeTeam&quot;:&quot;2nd Group 2&quot;, &quot;awayTeam&quot;:&quot;Winner Group 3&quot;, &quot;homeTeamFrom&quot;:&quot;U14_League_G2_P2&quot;, &quot;awayTeamFrom&quot;:&quot;U14_League_G3_P1&quot;}" calcext:value-type="string">
            <text:p>{"__v":0,"index":30,"pitch":"10","competition":{"name":"U14", "section":"Champions League", "group":"1"},"tag":"6", "homeTeam":"2nd Group 2", "awayTeam":"Winner Group 3", "homeTeamFrom":"U14_League_G2_P2", "awayTeamFrom":"U14_League_G3_P1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Winner Group 2</text:p>
          </table:table-cell>
          <table:table-cell table:style-name="ce9" office:value-type="string" calcext:value-type="string">
            <text:p>2<text:span text:style-name="T1">nd</text:span> Group 3</text:p>
          </table:table-cell>
          <table:table-cell table:style-name="ce9" table:formula="of:=AGE_GROUP_TRANSLATED &amp; &quot;_&quot; &amp;SECTION_TRANSLATED &amp; &quot;_G2_P1&quot;" office:value-type="string" office:string-value="U14_League_G2_P1" calcext:value-type="string">
            <text:p>U14_League_G2_P1</text:p>
          </table:table-cell>
          <table:table-cell table:style-name="ce9" table:formula="of:=AGE_GROUP_TRANSLATED &amp; &quot;_&quot; &amp;SECTION_TRANSLATED &amp; &quot;_G3_P2&quot;" office:value-type="string" office:string-value="U14_League_G3_P2" calcext:value-type="string">
            <text:p>U14_League_G3_P2</text:p>
          </table:table-cell>
          <table:table-cell table:style-name="ce17" office:value-type="float" office:value="9" calcext:value-type="float">
            <text:p>9</text:p>
          </table:table-cell>
          <table:table-cell table:formula="of:=&quot;{&quot;&quot;__v&quot;&quot;:0,&quot;&quot;index&quot;&quot;:&quot; &amp; [.B32] &amp; &quot;,&quot;&quot;pitch&quot;&quot;:&quot;&quot;&quot; &amp; [.J32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2] &amp;&quot;&quot;&quot;},&quot;&quot;tag&quot;&quot;:&quot;&quot;&quot; &amp; [.A32] &amp; &quot;&quot;&quot;, &quot;&quot;homeTeam&quot;&quot;:&quot;&quot;&quot; &amp; [.F32] &amp; &quot;&quot;&quot;, &quot;&quot;awayTeam&quot;&quot;:&quot;&quot;&quot; &amp; [.G32] &amp; &quot;&quot;&quot;, &quot;&quot;homeTeamFrom&quot;&quot;:&quot;&quot;&quot; &amp; [.H32] &amp; &quot;&quot;&quot;, &quot;&quot;awayTeamFrom&quot;&quot;:&quot;&quot;&quot; &amp; [.I32] &amp; &quot;&quot;&quot;}&quot;" office:value-type="string" office:string-value="{&quot;__v&quot;:0,&quot;index&quot;:31,&quot;pitch&quot;:&quot;9&quot;,&quot;competition&quot;:{&quot;name&quot;:&quot;U14&quot;, &quot;section&quot;:&quot;Champions League&quot;, &quot;group&quot;:&quot;2&quot;},&quot;tag&quot;:&quot;1&quot;, &quot;homeTeam&quot;:&quot;Winner Group 2&quot;, &quot;awayTeam&quot;:&quot;2nd Group 3&quot;, &quot;homeTeamFrom&quot;:&quot;U14_League_G2_P1&quot;, &quot;awayTeamFrom&quot;:&quot;U14_League_G3_P2&quot;}" calcext:value-type="string">
            <text:p>{"__v":0,"index":31,"pitch":"9","competition":{"name":"U14", "section":"Champions League", "group":"2"},"tag":"1", "homeTeam":"Winner Group 2", "awayTeam":"2nd Group 3", "homeTeamFrom":"U14_League_G2_P1", "awayTeamFrom":"U14_League_G3_P2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Winner Group 4</text:p>
          </table:table-cell>
          <table:table-cell table:style-name="ce9" office:value-type="string" calcext:value-type="string">
            <text:p>2<text:span text:style-name="T1">nd</text:span> Group 1</text:p>
          </table:table-cell>
          <table:table-cell table:style-name="ce9" table:formula="of:=AGE_GROUP_TRANSLATED &amp; &quot;_&quot; &amp;SECTION_TRANSLATED &amp; &quot;_G4_P1&quot;" office:value-type="string" office:string-value="U14_League_G4_P1" calcext:value-type="string">
            <text:p>U14_League_G4_P1</text:p>
          </table:table-cell>
          <table:table-cell table:style-name="ce9" table:formula="of:=AGE_GROUP_TRANSLATED &amp; &quot;_&quot; &amp;SECTION_TRANSLATED &amp; &quot;_G1_P2&quot;" office:value-type="string" office:string-value="U14_League_G1_P2" calcext:value-type="string">
            <text:p>U14_League_G1_P2</text:p>
          </table:table-cell>
          <table:table-cell table:style-name="ce17" office:value-type="float" office:value="10" calcext:value-type="float">
            <text:p>10</text:p>
          </table:table-cell>
          <table:table-cell table:formula="of:=&quot;{&quot;&quot;__v&quot;&quot;:0,&quot;&quot;index&quot;&quot;:&quot; &amp; [.B33] &amp; &quot;,&quot;&quot;pitch&quot;&quot;:&quot;&quot;&quot; &amp; [.J33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3] &amp;&quot;&quot;&quot;},&quot;&quot;tag&quot;&quot;:&quot;&quot;&quot; &amp; [.A33] &amp; &quot;&quot;&quot;, &quot;&quot;homeTeam&quot;&quot;:&quot;&quot;&quot; &amp; [.F33] &amp; &quot;&quot;&quot;, &quot;&quot;awayTeam&quot;&quot;:&quot;&quot;&quot; &amp; [.G33] &amp; &quot;&quot;&quot;, &quot;&quot;homeTeamFrom&quot;&quot;:&quot;&quot;&quot; &amp; [.H33] &amp; &quot;&quot;&quot;, &quot;&quot;awayTeamFrom&quot;&quot;:&quot;&quot;&quot; &amp; [.I33] &amp; &quot;&quot;&quot;}&quot;" office:value-type="string" office:string-value="{&quot;__v&quot;:0,&quot;index&quot;:32,&quot;pitch&quot;:&quot;10&quot;,&quot;competition&quot;:{&quot;name&quot;:&quot;U14&quot;, &quot;section&quot;:&quot;Champions League&quot;, &quot;group&quot;:&quot;2&quot;},&quot;tag&quot;:&quot;2&quot;, &quot;homeTeam&quot;:&quot;Winner Group 4&quot;, &quot;awayTeam&quot;:&quot;2nd Group 1&quot;, &quot;homeTeamFrom&quot;:&quot;U14_League_G4_P1&quot;, &quot;awayTeamFrom&quot;:&quot;U14_League_G1_P2&quot;}" calcext:value-type="string">
            <text:p>{"__v":0,"index":32,"pitch":"10","competition":{"name":"U14", "section":"Champions League", "group":"2"},"tag":"2", "homeTeam":"Winner Group 4", "awayTeam":"2nd Group 1", "homeTeamFrom":"U14_League_G4_P1", "awayTeamFrom":"U14_League_G1_P2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Winner Group 4</text:p>
          </table:table-cell>
          <table:table-cell table:style-name="ce9" office:value-type="string" calcext:value-type="string">
            <text:p>Winner Group 2</text:p>
          </table:table-cell>
          <table:table-cell table:style-name="ce9" table:formula="of:=AGE_GROUP_TRANSLATED &amp; &quot;_&quot; &amp;SECTION_TRANSLATED &amp; &quot;_G4_P1&quot;" office:value-type="string" office:string-value="U14_League_G4_P1" calcext:value-type="string">
            <text:p>U14_League_G4_P1</text:p>
          </table:table-cell>
          <table:table-cell table:style-name="ce9" table:formula="of:=AGE_GROUP_TRANSLATED &amp; &quot;_&quot; &amp;SECTION_TRANSLATED &amp; &quot;_G2_P1&quot;" office:value-type="string" office:string-value="U14_League_G2_P1" calcext:value-type="string">
            <text:p>U14_League_G2_P1</text:p>
          </table:table-cell>
          <table:table-cell table:style-name="ce17" office:value-type="float" office:value="9" calcext:value-type="float">
            <text:p>9</text:p>
          </table:table-cell>
          <table:table-cell table:formula="of:=&quot;{&quot;&quot;__v&quot;&quot;:0,&quot;&quot;index&quot;&quot;:&quot; &amp; [.B34] &amp; &quot;,&quot;&quot;pitch&quot;&quot;:&quot;&quot;&quot; &amp; [.J34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4] &amp;&quot;&quot;&quot;},&quot;&quot;tag&quot;&quot;:&quot;&quot;&quot; &amp; [.A34] &amp; &quot;&quot;&quot;, &quot;&quot;homeTeam&quot;&quot;:&quot;&quot;&quot; &amp; [.F34] &amp; &quot;&quot;&quot;, &quot;&quot;awayTeam&quot;&quot;:&quot;&quot;&quot; &amp; [.G34] &amp; &quot;&quot;&quot;, &quot;&quot;homeTeamFrom&quot;&quot;:&quot;&quot;&quot; &amp; [.H34] &amp; &quot;&quot;&quot;, &quot;&quot;awayTeamFrom&quot;&quot;:&quot;&quot;&quot; &amp; [.I34] &amp; &quot;&quot;&quot;}&quot;" office:value-type="string" office:string-value="{&quot;__v&quot;:0,&quot;index&quot;:33,&quot;pitch&quot;:&quot;9&quot;,&quot;competition&quot;:{&quot;name&quot;:&quot;U14&quot;, &quot;section&quot;:&quot;Champions League&quot;, &quot;group&quot;:&quot;2&quot;},&quot;tag&quot;:&quot;3&quot;, &quot;homeTeam&quot;:&quot;Winner Group 4&quot;, &quot;awayTeam&quot;:&quot;Winner Group 2&quot;, &quot;homeTeamFrom&quot;:&quot;U14_League_G4_P1&quot;, &quot;awayTeamFrom&quot;:&quot;U14_League_G2_P1&quot;}" calcext:value-type="string">
            <text:p>{"__v":0,"index":33,"pitch":"9","competition":{"name":"U14", "section":"Champions League", "group":"2"},"tag":"3", "homeTeam":"Winner Group 4", "awayTeam":"Winner Group 2", "homeTeamFrom":"U14_League_G4_P1", "awayTeamFrom":"U14_League_G2_P1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2<text:span text:style-name="T1">nd</text:span> Group 3</text:p>
          </table:table-cell>
          <table:table-cell table:style-name="ce9" office:value-type="string" calcext:value-type="string">
            <text:p>2<text:span text:style-name="T1">nd</text:span> Group 1</text:p>
          </table:table-cell>
          <table:table-cell table:style-name="ce9" table:formula="of:=AGE_GROUP_TRANSLATED &amp; &quot;_&quot; &amp;SECTION_TRANSLATED &amp; &quot;_G3_P2&quot;" office:value-type="string" office:string-value="U14_League_G3_P2" calcext:value-type="string">
            <text:p>U14_League_G3_P2</text:p>
          </table:table-cell>
          <table:table-cell table:style-name="ce9" table:formula="of:=AGE_GROUP_TRANSLATED &amp; &quot;_&quot; &amp;SECTION_TRANSLATED &amp; &quot;_G1_P2&quot;" office:value-type="string" office:string-value="U14_League_G1_P2" calcext:value-type="string">
            <text:p>U14_League_G1_P2</text:p>
          </table:table-cell>
          <table:table-cell table:style-name="ce17" office:value-type="float" office:value="10" calcext:value-type="float">
            <text:p>10</text:p>
          </table:table-cell>
          <table:table-cell table:formula="of:=&quot;{&quot;&quot;__v&quot;&quot;:0,&quot;&quot;index&quot;&quot;:&quot; &amp; [.B35] &amp; &quot;,&quot;&quot;pitch&quot;&quot;:&quot;&quot;&quot; &amp; [.J35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5] &amp;&quot;&quot;&quot;},&quot;&quot;tag&quot;&quot;:&quot;&quot;&quot; &amp; [.A35] &amp; &quot;&quot;&quot;, &quot;&quot;homeTeam&quot;&quot;:&quot;&quot;&quot; &amp; [.F35] &amp; &quot;&quot;&quot;, &quot;&quot;awayTeam&quot;&quot;:&quot;&quot;&quot; &amp; [.G35] &amp; &quot;&quot;&quot;, &quot;&quot;homeTeamFrom&quot;&quot;:&quot;&quot;&quot; &amp; [.H35] &amp; &quot;&quot;&quot;, &quot;&quot;awayTeamFrom&quot;&quot;:&quot;&quot;&quot; &amp; [.I35] &amp; &quot;&quot;&quot;}&quot;" office:value-type="string" office:string-value="{&quot;__v&quot;:0,&quot;index&quot;:34,&quot;pitch&quot;:&quot;10&quot;,&quot;competition&quot;:{&quot;name&quot;:&quot;U14&quot;, &quot;section&quot;:&quot;Champions League&quot;, &quot;group&quot;:&quot;2&quot;},&quot;tag&quot;:&quot;4&quot;, &quot;homeTeam&quot;:&quot;2nd Group 3&quot;, &quot;awayTeam&quot;:&quot;2nd Group 1&quot;, &quot;homeTeamFrom&quot;:&quot;U14_League_G3_P2&quot;, &quot;awayTeamFrom&quot;:&quot;U14_League_G1_P2&quot;}" calcext:value-type="string">
            <text:p>{"__v":0,"index":34,"pitch":"10","competition":{"name":"U14", "section":"Champions League", "group":"2"},"tag":"4", "homeTeam":"2nd Group 3", "awayTeam":"2nd Group 1", "homeTeamFrom":"U14_League_G3_P2", "awayTeamFrom":"U14_League_G1_P2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2<text:span text:style-name="T1">nd</text:span> Group 1</text:p>
          </table:table-cell>
          <table:table-cell table:style-name="ce9" office:value-type="string" calcext:value-type="string">
            <text:p>Winner Group 2</text:p>
          </table:table-cell>
          <table:table-cell table:style-name="ce9" table:formula="of:=AGE_GROUP_TRANSLATED &amp; &quot;_&quot; &amp;SECTION_TRANSLATED &amp; &quot;_G1_P2&quot;" office:value-type="string" office:string-value="U14_League_G1_P2" calcext:value-type="string">
            <text:p>U14_League_G1_P2</text:p>
          </table:table-cell>
          <table:table-cell table:style-name="ce9" table:formula="of:=AGE_GROUP_TRANSLATED &amp; &quot;_&quot; &amp;SECTION_TRANSLATED &amp; &quot;_G2_P1&quot;" office:value-type="string" office:string-value="U14_League_G2_P1" calcext:value-type="string">
            <text:p>U14_League_G2_P1</text:p>
          </table:table-cell>
          <table:table-cell table:style-name="ce17" office:value-type="float" office:value="9" calcext:value-type="float">
            <text:p>9</text:p>
          </table:table-cell>
          <table:table-cell table:formula="of:=&quot;{&quot;&quot;__v&quot;&quot;:0,&quot;&quot;index&quot;&quot;:&quot; &amp; [.B36] &amp; &quot;,&quot;&quot;pitch&quot;&quot;:&quot;&quot;&quot; &amp; [.J36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6] &amp;&quot;&quot;&quot;},&quot;&quot;tag&quot;&quot;:&quot;&quot;&quot; &amp; [.A36] &amp; &quot;&quot;&quot;, &quot;&quot;homeTeam&quot;&quot;:&quot;&quot;&quot; &amp; [.F36] &amp; &quot;&quot;&quot;, &quot;&quot;awayTeam&quot;&quot;:&quot;&quot;&quot; &amp; [.G36] &amp; &quot;&quot;&quot;, &quot;&quot;homeTeamFrom&quot;&quot;:&quot;&quot;&quot; &amp; [.H36] &amp; &quot;&quot;&quot;, &quot;&quot;awayTeamFrom&quot;&quot;:&quot;&quot;&quot; &amp; [.I36] &amp; &quot;&quot;&quot;}&quot;" office:value-type="string" office:string-value="{&quot;__v&quot;:0,&quot;index&quot;:35,&quot;pitch&quot;:&quot;9&quot;,&quot;competition&quot;:{&quot;name&quot;:&quot;U14&quot;, &quot;section&quot;:&quot;Champions League&quot;, &quot;group&quot;:&quot;2&quot;},&quot;tag&quot;:&quot;5&quot;, &quot;homeTeam&quot;:&quot;2nd Group 1&quot;, &quot;awayTeam&quot;:&quot;Winner Group 2&quot;, &quot;homeTeamFrom&quot;:&quot;U14_League_G1_P2&quot;, &quot;awayTeamFrom&quot;:&quot;U14_League_G2_P1&quot;}" calcext:value-type="string">
            <text:p>{"__v":0,"index":35,"pitch":"9","competition":{"name":"U14", "section":"Champions League", "group":"2"},"tag":"5", "homeTeam":"2nd Group 1", "awayTeam":"Winner Group 2", "homeTeamFrom":"U14_League_G1_P2", "awayTeamFrom":"U14_League_G2_P1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2<text:span text:style-name="T1">nd</text:span> Group 3</text:p>
          </table:table-cell>
          <table:table-cell table:style-name="ce9" office:value-type="string" calcext:value-type="string">
            <text:p>Winner Group 4</text:p>
          </table:table-cell>
          <table:table-cell table:style-name="ce9" table:formula="of:=AGE_GROUP_TRANSLATED &amp; &quot;_&quot; &amp;SECTION_TRANSLATED &amp; &quot;_G3_P2&quot;" office:value-type="string" office:string-value="U14_League_G3_P2" calcext:value-type="string">
            <text:p>U14_League_G3_P2</text:p>
          </table:table-cell>
          <table:table-cell table:style-name="ce9" table:formula="of:=AGE_GROUP_TRANSLATED &amp; &quot;_&quot; &amp;SECTION_TRANSLATED &amp; &quot;_G4_P1&quot;" office:value-type="string" office:string-value="U14_League_G4_P1" calcext:value-type="string">
            <text:p>U14_League_G4_P1</text:p>
          </table:table-cell>
          <table:table-cell table:style-name="ce17" office:value-type="float" office:value="10" calcext:value-type="float">
            <text:p>10</text:p>
          </table:table-cell>
          <table:table-cell table:formula="of:=&quot;{&quot;&quot;__v&quot;&quot;:0,&quot;&quot;index&quot;&quot;:&quot; &amp; [.B37] &amp; &quot;,&quot;&quot;pitch&quot;&quot;:&quot;&quot;&quot; &amp; [.J37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7] &amp;&quot;&quot;&quot;},&quot;&quot;tag&quot;&quot;:&quot;&quot;&quot; &amp; [.A37] &amp; &quot;&quot;&quot;, &quot;&quot;homeTeam&quot;&quot;:&quot;&quot;&quot; &amp; [.F37] &amp; &quot;&quot;&quot;, &quot;&quot;awayTeam&quot;&quot;:&quot;&quot;&quot; &amp; [.G37] &amp; &quot;&quot;&quot;, &quot;&quot;homeTeamFrom&quot;&quot;:&quot;&quot;&quot; &amp; [.H37] &amp; &quot;&quot;&quot;, &quot;&quot;awayTeamFrom&quot;&quot;:&quot;&quot;&quot; &amp; [.I37] &amp; &quot;&quot;&quot;}&quot;" office:value-type="string" office:string-value="{&quot;__v&quot;:0,&quot;index&quot;:36,&quot;pitch&quot;:&quot;10&quot;,&quot;competition&quot;:{&quot;name&quot;:&quot;U14&quot;, &quot;section&quot;:&quot;Champions League&quot;, &quot;group&quot;:&quot;2&quot;},&quot;tag&quot;:&quot;6&quot;, &quot;homeTeam&quot;:&quot;2nd Group 3&quot;, &quot;awayTeam&quot;:&quot;Winner Group 4&quot;, &quot;homeTeamFrom&quot;:&quot;U14_League_G3_P2&quot;, &quot;awayTeamFrom&quot;:&quot;U14_League_G4_P1&quot;}" calcext:value-type="string">
            <text:p>{"__v":0,"index":36,"pitch":"10","competition":{"name":"U14", "section":"Champions League", "group":"2"},"tag":"6", "homeTeam":"2nd Group 3", "awayTeam":"Winner Group 4", "homeTeamFrom":"U14_League_G3_P2", "awayTeamFrom":"U14_League_G4_P1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9" office:value-type="string" calcext:value-type="string">
            <text:p>3rd Group 1</text:p>
          </table:table-cell>
          <table:table-cell table:style-name="ce9" office:value-type="string" calcext:value-type="string">
            <text:p>4th Group 2</text:p>
          </table:table-cell>
          <table:table-cell table:style-name="ce9" table:formula="of:=AGE_GROUP_TRANSLATED &amp; &quot;_&quot; &amp;SECTION_TRANSLATED &amp; &quot;_G1_P3&quot;" office:value-type="string" office:string-value="U14_League_G1_P3" calcext:value-type="string">
            <text:p>U14_League_G1_P3</text:p>
          </table:table-cell>
          <table:table-cell table:style-name="ce9" table:formula="of:=AGE_GROUP_TRANSLATED &amp; &quot;_&quot; &amp;SECTION_TRANSLATED &amp; &quot;_G2_P4&quot;" office:value-type="string" office:string-value="U14_League_G2_P4" calcext:value-type="string">
            <text:p>U14_League_G2_P4</text:p>
          </table:table-cell>
          <table:table-cell table:style-name="ce17" office:value-type="float" office:value="11" calcext:value-type="float">
            <text:p>11</text:p>
          </table:table-cell>
          <table:table-cell table:formula="of:=&quot;{&quot;&quot;__v&quot;&quot;:0,&quot;&quot;index&quot;&quot;:&quot; &amp; [.B38] &amp; &quot;,&quot;&quot;pitch&quot;&quot;:&quot;&quot;&quot; &amp; [.J38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38] &amp;&quot;&quot;&quot;},&quot;&quot;tag&quot;&quot;:&quot;&quot;&quot; &amp; [.A38] &amp; &quot;&quot;&quot;, &quot;&quot;homeTeam&quot;&quot;:&quot;&quot;&quot; &amp; [.F38] &amp; &quot;&quot;&quot;, &quot;&quot;awayTeam&quot;&quot;:&quot;&quot;&quot; &amp; [.G38] &amp; &quot;&quot;&quot;, &quot;&quot;homeTeamFrom&quot;&quot;:&quot;&quot;&quot; &amp; [.H38] &amp; &quot;&quot;&quot;, &quot;&quot;awayTeamFrom&quot;&quot;:&quot;&quot;&quot; &amp; [.I38] &amp; &quot;&quot;&quot;}&quot;" office:value-type="string" office:string-value="{&quot;__v&quot;:0,&quot;index&quot;:37,&quot;pitch&quot;:&quot;11&quot;,&quot;competition&quot;:{&quot;name&quot;:&quot;U14&quot;, &quot;section&quot;:&quot;Europa League&quot;, &quot;group&quot;:&quot;1&quot;},&quot;tag&quot;:&quot;1&quot;, &quot;homeTeam&quot;:&quot;3rd Group 1&quot;, &quot;awayTeam&quot;:&quot;4th Group 2&quot;, &quot;homeTeamFrom&quot;:&quot;U14_League_G1_P3&quot;, &quot;awayTeamFrom&quot;:&quot;U14_League_G2_P4&quot;}" calcext:value-type="string">
            <text:p>{"__v":0,"index":37,"pitch":"11","competition":{"name":"U14", "section":"Europa League", "group":"1"},"tag":"1", "homeTeam":"3rd Group 1", "awayTeam":"4th Group 2", "homeTeamFrom":"U14_League_G1_P3", "awayTeamFrom":"U14_League_G2_P4"}</text:p>
          </table:table-cell>
          <table:table-cell table:style-name="ce23"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3rd Group 3</text:p>
          </table:table-cell>
          <table:table-cell table:style-name="ce9" office:value-type="string" calcext:value-type="string">
            <text:p>4th Group 4</text:p>
          </table:table-cell>
          <table:table-cell table:style-name="ce9" table:formula="of:=AGE_GROUP_TRANSLATED &amp; &quot;_&quot; &amp;SECTION_TRANSLATED &amp; &quot;_G3_P3&quot;" office:value-type="string" office:string-value="U14_League_G3_P3" calcext:value-type="string">
            <text:p>U14_League_G3_P3</text:p>
          </table:table-cell>
          <table:table-cell table:style-name="ce9" table:formula="of:=AGE_GROUP_TRANSLATED &amp; &quot;_&quot; &amp;SECTION_TRANSLATED &amp; &quot;_G4_P4&quot;" office:value-type="string" office:string-value="U14_League_G4_P4" calcext:value-type="string">
            <text:p>U14_League_G4_P4</text:p>
          </table:table-cell>
          <table:table-cell table:style-name="ce17" office:value-type="float" office:value="12" calcext:value-type="float">
            <text:p>12</text:p>
          </table:table-cell>
          <table:table-cell table:formula="of:=&quot;{&quot;&quot;__v&quot;&quot;:0,&quot;&quot;index&quot;&quot;:&quot; &amp; [.B39] &amp; &quot;,&quot;&quot;pitch&quot;&quot;:&quot;&quot;&quot; &amp; [.J39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39] &amp;&quot;&quot;&quot;},&quot;&quot;tag&quot;&quot;:&quot;&quot;&quot; &amp; [.A39] &amp; &quot;&quot;&quot;, &quot;&quot;homeTeam&quot;&quot;:&quot;&quot;&quot; &amp; [.F39] &amp; &quot;&quot;&quot;, &quot;&quot;awayTeam&quot;&quot;:&quot;&quot;&quot; &amp; [.G39] &amp; &quot;&quot;&quot;, &quot;&quot;homeTeamFrom&quot;&quot;:&quot;&quot;&quot; &amp; [.H39] &amp; &quot;&quot;&quot;, &quot;&quot;awayTeamFrom&quot;&quot;:&quot;&quot;&quot; &amp; [.I39] &amp; &quot;&quot;&quot;}&quot;" office:value-type="string" office:string-value="{&quot;__v&quot;:0,&quot;index&quot;:38,&quot;pitch&quot;:&quot;12&quot;,&quot;competition&quot;:{&quot;name&quot;:&quot;U14&quot;, &quot;section&quot;:&quot;Europa League&quot;, &quot;group&quot;:&quot;1&quot;},&quot;tag&quot;:&quot;2&quot;, &quot;homeTeam&quot;:&quot;3rd Group 3&quot;, &quot;awayTeam&quot;:&quot;4th Group 4&quot;, &quot;homeTeamFrom&quot;:&quot;U14_League_G3_P3&quot;, &quot;awayTeamFrom&quot;:&quot;U14_League_G4_P4&quot;}" calcext:value-type="string">
            <text:p>{"__v":0,"index":38,"pitch":"12","competition":{"name":"U14", "section":"Europa League", "group":"1"},"tag":"2", "homeTeam":"3rd Group 3", "awayTeam":"4th Group 4", "homeTeamFrom":"U14_League_G3_P3", "awayTeamFrom":"U14_League_G4_P4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3rd Group 3</text:p>
          </table:table-cell>
          <table:table-cell table:style-name="ce9" office:value-type="string" calcext:value-type="string">
            <text:p>3rd Group 1</text:p>
          </table:table-cell>
          <table:table-cell table:style-name="ce9" table:formula="of:=AGE_GROUP_TRANSLATED &amp; &quot;_&quot; &amp;SECTION_TRANSLATED &amp; &quot;_G3_P3&quot;" office:value-type="string" office:string-value="U14_League_G3_P3" calcext:value-type="string">
            <text:p>U14_League_G3_P3</text:p>
          </table:table-cell>
          <table:table-cell table:style-name="ce9" table:formula="of:=AGE_GROUP_TRANSLATED &amp; &quot;_&quot; &amp;SECTION_TRANSLATED &amp; &quot;_G1_P3&quot;" office:value-type="string" office:string-value="U14_League_G1_P3" calcext:value-type="string">
            <text:p>U14_League_G1_P3</text:p>
          </table:table-cell>
          <table:table-cell table:style-name="ce17" office:value-type="float" office:value="11" calcext:value-type="float">
            <text:p>11</text:p>
          </table:table-cell>
          <table:table-cell table:formula="of:=&quot;{&quot;&quot;__v&quot;&quot;:0,&quot;&quot;index&quot;&quot;:&quot; &amp; [.B40] &amp; &quot;,&quot;&quot;pitch&quot;&quot;:&quot;&quot;&quot; &amp; [.J40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0] &amp;&quot;&quot;&quot;},&quot;&quot;tag&quot;&quot;:&quot;&quot;&quot; &amp; [.A40] &amp; &quot;&quot;&quot;, &quot;&quot;homeTeam&quot;&quot;:&quot;&quot;&quot; &amp; [.F40] &amp; &quot;&quot;&quot;, &quot;&quot;awayTeam&quot;&quot;:&quot;&quot;&quot; &amp; [.G40] &amp; &quot;&quot;&quot;, &quot;&quot;homeTeamFrom&quot;&quot;:&quot;&quot;&quot; &amp; [.H40] &amp; &quot;&quot;&quot;, &quot;&quot;awayTeamFrom&quot;&quot;:&quot;&quot;&quot; &amp; [.I40] &amp; &quot;&quot;&quot;}&quot;" office:value-type="string" office:string-value="{&quot;__v&quot;:0,&quot;index&quot;:39,&quot;pitch&quot;:&quot;11&quot;,&quot;competition&quot;:{&quot;name&quot;:&quot;U14&quot;, &quot;section&quot;:&quot;Europa League&quot;, &quot;group&quot;:&quot;1&quot;},&quot;tag&quot;:&quot;3&quot;, &quot;homeTeam&quot;:&quot;3rd Group 3&quot;, &quot;awayTeam&quot;:&quot;3rd Group 1&quot;, &quot;homeTeamFrom&quot;:&quot;U14_League_G3_P3&quot;, &quot;awayTeamFrom&quot;:&quot;U14_League_G1_P3&quot;}" calcext:value-type="string">
            <text:p>{"__v":0,"index":39,"pitch":"11","competition":{"name":"U14", "section":"Europa League", "group":"1"},"tag":"3", "homeTeam":"3rd Group 3", "awayTeam":"3rd Group 1", "homeTeamFrom":"U14_League_G3_P3", "awayTeamFrom":"U14_League_G1_P3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4th Group 2</text:p>
          </table:table-cell>
          <table:table-cell table:style-name="ce9" office:value-type="string" calcext:value-type="string">
            <text:p>4th Group 4</text:p>
          </table:table-cell>
          <table:table-cell table:style-name="ce9" table:formula="of:=AGE_GROUP_TRANSLATED &amp; &quot;_&quot; &amp;SECTION_TRANSLATED &amp; &quot;_G2_P4&quot;" office:value-type="string" office:string-value="U14_League_G2_P4" calcext:value-type="string">
            <text:p>U14_League_G2_P4</text:p>
          </table:table-cell>
          <table:table-cell table:style-name="ce9" table:formula="of:=AGE_GROUP_TRANSLATED &amp; &quot;_&quot; &amp;SECTION_TRANSLATED &amp; &quot;_G4_P4&quot;" office:value-type="string" office:string-value="U14_League_G4_P4" calcext:value-type="string">
            <text:p>U14_League_G4_P4</text:p>
          </table:table-cell>
          <table:table-cell table:style-name="ce17" office:value-type="float" office:value="12" calcext:value-type="float">
            <text:p>12</text:p>
          </table:table-cell>
          <table:table-cell table:formula="of:=&quot;{&quot;&quot;__v&quot;&quot;:0,&quot;&quot;index&quot;&quot;:&quot; &amp; [.B41] &amp; &quot;,&quot;&quot;pitch&quot;&quot;:&quot;&quot;&quot; &amp; [.J41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1] &amp;&quot;&quot;&quot;},&quot;&quot;tag&quot;&quot;:&quot;&quot;&quot; &amp; [.A41] &amp; &quot;&quot;&quot;, &quot;&quot;homeTeam&quot;&quot;:&quot;&quot;&quot; &amp; [.F41] &amp; &quot;&quot;&quot;, &quot;&quot;awayTeam&quot;&quot;:&quot;&quot;&quot; &amp; [.G41] &amp; &quot;&quot;&quot;, &quot;&quot;homeTeamFrom&quot;&quot;:&quot;&quot;&quot; &amp; [.H41] &amp; &quot;&quot;&quot;, &quot;&quot;awayTeamFrom&quot;&quot;:&quot;&quot;&quot; &amp; [.I41] &amp; &quot;&quot;&quot;}&quot;" office:value-type="string" office:string-value="{&quot;__v&quot;:0,&quot;index&quot;:40,&quot;pitch&quot;:&quot;12&quot;,&quot;competition&quot;:{&quot;name&quot;:&quot;U14&quot;, &quot;section&quot;:&quot;Europa League&quot;, &quot;group&quot;:&quot;1&quot;},&quot;tag&quot;:&quot;4&quot;, &quot;homeTeam&quot;:&quot;4th Group 2&quot;, &quot;awayTeam&quot;:&quot;4th Group 4&quot;, &quot;homeTeamFrom&quot;:&quot;U14_League_G2_P4&quot;, &quot;awayTeamFrom&quot;:&quot;U14_League_G4_P4&quot;}" calcext:value-type="string">
            <text:p>{"__v":0,"index":40,"pitch":"12","competition":{"name":"U14", "section":"Europa League", "group":"1"},"tag":"4", "homeTeam":"4th Group 2", "awayTeam":"4th Group 4", "homeTeamFrom":"U14_League_G2_P4", "awayTeamFrom":"U14_League_G4_P4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4th Group 4</text:p>
          </table:table-cell>
          <table:table-cell table:style-name="ce9" office:value-type="string" calcext:value-type="string">
            <text:p>3rd Group 1</text:p>
          </table:table-cell>
          <table:table-cell table:style-name="ce9" table:formula="of:=AGE_GROUP_TRANSLATED &amp; &quot;_&quot; &amp;SECTION_TRANSLATED &amp; &quot;_G4_P4&quot;" office:value-type="string" office:string-value="U14_League_G4_P4" calcext:value-type="string">
            <text:p>U14_League_G4_P4</text:p>
          </table:table-cell>
          <table:table-cell table:style-name="ce9" table:formula="of:=AGE_GROUP_TRANSLATED &amp; &quot;_&quot; &amp;SECTION_TRANSLATED &amp; &quot;_G1_P3&quot;" office:value-type="string" office:string-value="U14_League_G1_P3" calcext:value-type="string">
            <text:p>U14_League_G1_P3</text:p>
          </table:table-cell>
          <table:table-cell table:style-name="ce17" office:value-type="float" office:value="11" calcext:value-type="float">
            <text:p>11</text:p>
          </table:table-cell>
          <table:table-cell table:formula="of:=&quot;{&quot;&quot;__v&quot;&quot;:0,&quot;&quot;index&quot;&quot;:&quot; &amp; [.B42] &amp; &quot;,&quot;&quot;pitch&quot;&quot;:&quot;&quot;&quot; &amp; [.J42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2] &amp;&quot;&quot;&quot;},&quot;&quot;tag&quot;&quot;:&quot;&quot;&quot; &amp; [.A42] &amp; &quot;&quot;&quot;, &quot;&quot;homeTeam&quot;&quot;:&quot;&quot;&quot; &amp; [.F42] &amp; &quot;&quot;&quot;, &quot;&quot;awayTeam&quot;&quot;:&quot;&quot;&quot; &amp; [.G42] &amp; &quot;&quot;&quot;, &quot;&quot;homeTeamFrom&quot;&quot;:&quot;&quot;&quot; &amp; [.H42] &amp; &quot;&quot;&quot;, &quot;&quot;awayTeamFrom&quot;&quot;:&quot;&quot;&quot; &amp; [.I42] &amp; &quot;&quot;&quot;}&quot;" office:value-type="string" office:string-value="{&quot;__v&quot;:0,&quot;index&quot;:41,&quot;pitch&quot;:&quot;11&quot;,&quot;competition&quot;:{&quot;name&quot;:&quot;U14&quot;, &quot;section&quot;:&quot;Europa League&quot;, &quot;group&quot;:&quot;1&quot;},&quot;tag&quot;:&quot;5&quot;, &quot;homeTeam&quot;:&quot;4th Group 4&quot;, &quot;awayTeam&quot;:&quot;3rd Group 1&quot;, &quot;homeTeamFrom&quot;:&quot;U14_League_G4_P4&quot;, &quot;awayTeamFrom&quot;:&quot;U14_League_G1_P3&quot;}" calcext:value-type="string">
            <text:p>{"__v":0,"index":41,"pitch":"11","competition":{"name":"U14", "section":"Europa League", "group":"1"},"tag":"5", "homeTeam":"4th Group 4", "awayTeam":"3rd Group 1", "homeTeamFrom":"U14_League_G4_P4", "awayTeamFrom":"U14_League_G1_P3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4th Group 2</text:p>
          </table:table-cell>
          <table:table-cell table:style-name="ce9" office:value-type="string" calcext:value-type="string">
            <text:p>3rd Group 3</text:p>
          </table:table-cell>
          <table:table-cell table:style-name="ce9" table:formula="of:=AGE_GROUP_TRANSLATED &amp; &quot;_&quot; &amp;SECTION_TRANSLATED &amp; &quot;_G2_P4&quot;" office:value-type="string" office:string-value="U14_League_G2_P4" calcext:value-type="string">
            <text:p>U14_League_G2_P4</text:p>
          </table:table-cell>
          <table:table-cell table:style-name="ce9" table:formula="of:=AGE_GROUP_TRANSLATED &amp; &quot;_&quot; &amp;SECTION_TRANSLATED &amp; &quot;_G3_P3&quot;" office:value-type="string" office:string-value="U14_League_G3_P3" calcext:value-type="string">
            <text:p>U14_League_G3_P3</text:p>
          </table:table-cell>
          <table:table-cell table:style-name="ce17" office:value-type="float" office:value="12" calcext:value-type="float">
            <text:p>12</text:p>
          </table:table-cell>
          <table:table-cell table:formula="of:=&quot;{&quot;&quot;__v&quot;&quot;:0,&quot;&quot;index&quot;&quot;:&quot; &amp; [.B43] &amp; &quot;,&quot;&quot;pitch&quot;&quot;:&quot;&quot;&quot; &amp; [.J43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3] &amp;&quot;&quot;&quot;},&quot;&quot;tag&quot;&quot;:&quot;&quot;&quot; &amp; [.A43] &amp; &quot;&quot;&quot;, &quot;&quot;homeTeam&quot;&quot;:&quot;&quot;&quot; &amp; [.F43] &amp; &quot;&quot;&quot;, &quot;&quot;awayTeam&quot;&quot;:&quot;&quot;&quot; &amp; [.G43] &amp; &quot;&quot;&quot;, &quot;&quot;homeTeamFrom&quot;&quot;:&quot;&quot;&quot; &amp; [.H43] &amp; &quot;&quot;&quot;, &quot;&quot;awayTeamFrom&quot;&quot;:&quot;&quot;&quot; &amp; [.I43] &amp; &quot;&quot;&quot;}&quot;" office:value-type="string" office:string-value="{&quot;__v&quot;:0,&quot;index&quot;:42,&quot;pitch&quot;:&quot;12&quot;,&quot;competition&quot;:{&quot;name&quot;:&quot;U14&quot;, &quot;section&quot;:&quot;Europa League&quot;, &quot;group&quot;:&quot;1&quot;},&quot;tag&quot;:&quot;6&quot;, &quot;homeTeam&quot;:&quot;4th Group 2&quot;, &quot;awayTeam&quot;:&quot;3rd Group 3&quot;, &quot;homeTeamFrom&quot;:&quot;U14_League_G2_P4&quot;, &quot;awayTeamFrom&quot;:&quot;U14_League_G3_P3&quot;}" calcext:value-type="string">
            <text:p>{"__v":0,"index":42,"pitch":"12","competition":{"name":"U14", "section":"Europa League", "group":"1"},"tag":"6", "homeTeam":"4th Group 2", "awayTeam":"3rd Group 3", "homeTeamFrom":"U14_League_G2_P4", "awayTeamFrom":"U14_League_G3_P3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3rd Group 2</text:p>
          </table:table-cell>
          <table:table-cell table:style-name="ce9" office:value-type="string" calcext:value-type="string">
            <text:p>4th Group 3</text:p>
          </table:table-cell>
          <table:table-cell table:style-name="ce9" table:formula="of:=AGE_GROUP_TRANSLATED &amp; &quot;_&quot; &amp;SECTION_TRANSLATED &amp; &quot;_G2_P3&quot;" office:value-type="string" office:string-value="U14_League_G2_P3" calcext:value-type="string">
            <text:p>U14_League_G2_P3</text:p>
          </table:table-cell>
          <table:table-cell table:style-name="ce9" table:formula="of:=AGE_GROUP_TRANSLATED &amp; &quot;_&quot; &amp;SECTION_TRANSLATED &amp; &quot;_G3_P4&quot;" office:value-type="string" office:string-value="U14_League_G3_P4" calcext:value-type="string">
            <text:p>U14_League_G3_P4</text:p>
          </table:table-cell>
          <table:table-cell table:style-name="ce17" office:value-type="float" office:value="11" calcext:value-type="float">
            <text:p>11</text:p>
          </table:table-cell>
          <table:table-cell table:formula="of:=&quot;{&quot;&quot;__v&quot;&quot;:0,&quot;&quot;index&quot;&quot;:&quot; &amp; [.B44] &amp; &quot;,&quot;&quot;pitch&quot;&quot;:&quot;&quot;&quot; &amp; [.J44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4] &amp;&quot;&quot;&quot;},&quot;&quot;tag&quot;&quot;:&quot;&quot;&quot; &amp; [.A44] &amp; &quot;&quot;&quot;, &quot;&quot;homeTeam&quot;&quot;:&quot;&quot;&quot; &amp; [.F44] &amp; &quot;&quot;&quot;, &quot;&quot;awayTeam&quot;&quot;:&quot;&quot;&quot; &amp; [.G44] &amp; &quot;&quot;&quot;, &quot;&quot;homeTeamFrom&quot;&quot;:&quot;&quot;&quot; &amp; [.H44] &amp; &quot;&quot;&quot;, &quot;&quot;awayTeamFrom&quot;&quot;:&quot;&quot;&quot; &amp; [.I44] &amp; &quot;&quot;&quot;}&quot;" office:value-type="string" office:string-value="{&quot;__v&quot;:0,&quot;index&quot;:43,&quot;pitch&quot;:&quot;11&quot;,&quot;competition&quot;:{&quot;name&quot;:&quot;U14&quot;, &quot;section&quot;:&quot;Europa League&quot;, &quot;group&quot;:&quot;2&quot;},&quot;tag&quot;:&quot;1&quot;, &quot;homeTeam&quot;:&quot;3rd Group 2&quot;, &quot;awayTeam&quot;:&quot;4th Group 3&quot;, &quot;homeTeamFrom&quot;:&quot;U14_League_G2_P3&quot;, &quot;awayTeamFrom&quot;:&quot;U14_League_G3_P4&quot;}" calcext:value-type="string">
            <text:p>{"__v":0,"index":43,"pitch":"11","competition":{"name":"U14", "section":"Europa League", "group":"2"},"tag":"1", "homeTeam":"3rd Group 2", "awayTeam":"4th Group 3", "homeTeamFrom":"U14_League_G2_P3", "awayTeamFrom":"U14_League_G3_P4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3rd Group 4</text:p>
          </table:table-cell>
          <table:table-cell table:style-name="ce9" office:value-type="string" calcext:value-type="string">
            <text:p>4th Group 1</text:p>
          </table:table-cell>
          <table:table-cell table:style-name="ce9" table:formula="of:=AGE_GROUP_TRANSLATED &amp; &quot;_&quot; &amp;SECTION_TRANSLATED &amp; &quot;_G4_P3&quot;" office:value-type="string" office:string-value="U14_League_G4_P3" calcext:value-type="string">
            <text:p>U14_League_G4_P3</text:p>
          </table:table-cell>
          <table:table-cell table:style-name="ce9" table:formula="of:=AGE_GROUP_TRANSLATED &amp; &quot;_&quot; &amp;SECTION_TRANSLATED &amp; &quot;_G1_P4&quot;" office:value-type="string" office:string-value="U14_League_G1_P4" calcext:value-type="string">
            <text:p>U14_League_G1_P4</text:p>
          </table:table-cell>
          <table:table-cell table:style-name="ce17" office:value-type="float" office:value="12" calcext:value-type="float">
            <text:p>12</text:p>
          </table:table-cell>
          <table:table-cell table:formula="of:=&quot;{&quot;&quot;__v&quot;&quot;:0,&quot;&quot;index&quot;&quot;:&quot; &amp; [.B45] &amp; &quot;,&quot;&quot;pitch&quot;&quot;:&quot;&quot;&quot; &amp; [.J45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5] &amp;&quot;&quot;&quot;},&quot;&quot;tag&quot;&quot;:&quot;&quot;&quot; &amp; [.A45] &amp; &quot;&quot;&quot;, &quot;&quot;homeTeam&quot;&quot;:&quot;&quot;&quot; &amp; [.F45] &amp; &quot;&quot;&quot;, &quot;&quot;awayTeam&quot;&quot;:&quot;&quot;&quot; &amp; [.G45] &amp; &quot;&quot;&quot;, &quot;&quot;homeTeamFrom&quot;&quot;:&quot;&quot;&quot; &amp; [.H45] &amp; &quot;&quot;&quot;, &quot;&quot;awayTeamFrom&quot;&quot;:&quot;&quot;&quot; &amp; [.I45] &amp; &quot;&quot;&quot;}&quot;" office:value-type="string" office:string-value="{&quot;__v&quot;:0,&quot;index&quot;:44,&quot;pitch&quot;:&quot;12&quot;,&quot;competition&quot;:{&quot;name&quot;:&quot;U14&quot;, &quot;section&quot;:&quot;Europa League&quot;, &quot;group&quot;:&quot;2&quot;},&quot;tag&quot;:&quot;2&quot;, &quot;homeTeam&quot;:&quot;3rd Group 4&quot;, &quot;awayTeam&quot;:&quot;4th Group 1&quot;, &quot;homeTeamFrom&quot;:&quot;U14_League_G4_P3&quot;, &quot;awayTeamFrom&quot;:&quot;U14_League_G1_P4&quot;}" calcext:value-type="string">
            <text:p>{"__v":0,"index":44,"pitch":"12","competition":{"name":"U14", "section":"Europa League", "group":"2"},"tag":"2", "homeTeam":"3rd Group 4", "awayTeam":"4th Group 1", "homeTeamFrom":"U14_League_G4_P3", "awayTeamFrom":"U14_League_G1_P4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3rd Group 4</text:p>
          </table:table-cell>
          <table:table-cell table:style-name="ce9" office:value-type="string" calcext:value-type="string">
            <text:p>3rd Group 2</text:p>
          </table:table-cell>
          <table:table-cell table:style-name="ce9" table:formula="of:=AGE_GROUP_TRANSLATED &amp; &quot;_&quot; &amp;SECTION_TRANSLATED &amp; &quot;_G4_P3&quot;" office:value-type="string" office:string-value="U14_League_G4_P3" calcext:value-type="string">
            <text:p>U14_League_G4_P3</text:p>
          </table:table-cell>
          <table:table-cell table:style-name="ce9" table:formula="of:=AGE_GROUP_TRANSLATED &amp; &quot;_&quot; &amp;SECTION_TRANSLATED &amp; &quot;_G2_P3&quot;" office:value-type="string" office:string-value="U14_League_G2_P3" calcext:value-type="string">
            <text:p>U14_League_G2_P3</text:p>
          </table:table-cell>
          <table:table-cell table:style-name="ce17" office:value-type="float" office:value="11" calcext:value-type="float">
            <text:p>11</text:p>
          </table:table-cell>
          <table:table-cell table:formula="of:=&quot;{&quot;&quot;__v&quot;&quot;:0,&quot;&quot;index&quot;&quot;:&quot; &amp; [.B46] &amp; &quot;,&quot;&quot;pitch&quot;&quot;:&quot;&quot;&quot; &amp; [.J46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6] &amp;&quot;&quot;&quot;},&quot;&quot;tag&quot;&quot;:&quot;&quot;&quot; &amp; [.A46] &amp; &quot;&quot;&quot;, &quot;&quot;homeTeam&quot;&quot;:&quot;&quot;&quot; &amp; [.F46] &amp; &quot;&quot;&quot;, &quot;&quot;awayTeam&quot;&quot;:&quot;&quot;&quot; &amp; [.G46] &amp; &quot;&quot;&quot;, &quot;&quot;homeTeamFrom&quot;&quot;:&quot;&quot;&quot; &amp; [.H46] &amp; &quot;&quot;&quot;, &quot;&quot;awayTeamFrom&quot;&quot;:&quot;&quot;&quot; &amp; [.I46] &amp; &quot;&quot;&quot;}&quot;" office:value-type="string" office:string-value="{&quot;__v&quot;:0,&quot;index&quot;:45,&quot;pitch&quot;:&quot;11&quot;,&quot;competition&quot;:{&quot;name&quot;:&quot;U14&quot;, &quot;section&quot;:&quot;Europa League&quot;, &quot;group&quot;:&quot;2&quot;},&quot;tag&quot;:&quot;3&quot;, &quot;homeTeam&quot;:&quot;3rd Group 4&quot;, &quot;awayTeam&quot;:&quot;3rd Group 2&quot;, &quot;homeTeamFrom&quot;:&quot;U14_League_G4_P3&quot;, &quot;awayTeamFrom&quot;:&quot;U14_League_G2_P3&quot;}" calcext:value-type="string">
            <text:p>{"__v":0,"index":45,"pitch":"11","competition":{"name":"U14", "section":"Europa League", "group":"2"},"tag":"3", "homeTeam":"3rd Group 4", "awayTeam":"3rd Group 2", "homeTeamFrom":"U14_League_G4_P3", "awayTeamFrom":"U14_League_G2_P3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4th Group 3</text:p>
          </table:table-cell>
          <table:table-cell table:style-name="ce9" office:value-type="string" calcext:value-type="string">
            <text:p>4th Group 1</text:p>
          </table:table-cell>
          <table:table-cell table:style-name="ce9" table:formula="of:=AGE_GROUP_TRANSLATED &amp; &quot;_&quot; &amp;SECTION_TRANSLATED &amp; &quot;_G3_P4&quot;" office:value-type="string" office:string-value="U14_League_G3_P4" calcext:value-type="string">
            <text:p>U14_League_G3_P4</text:p>
          </table:table-cell>
          <table:table-cell table:style-name="ce9" table:formula="of:=AGE_GROUP_TRANSLATED &amp; &quot;_&quot; &amp;SECTION_TRANSLATED &amp; &quot;_G1_P4&quot;" office:value-type="string" office:string-value="U14_League_G1_P4" calcext:value-type="string">
            <text:p>U14_League_G1_P4</text:p>
          </table:table-cell>
          <table:table-cell table:style-name="ce17" office:value-type="float" office:value="12" calcext:value-type="float">
            <text:p>12</text:p>
          </table:table-cell>
          <table:table-cell table:formula="of:=&quot;{&quot;&quot;__v&quot;&quot;:0,&quot;&quot;index&quot;&quot;:&quot; &amp; [.B47] &amp; &quot;,&quot;&quot;pitch&quot;&quot;:&quot;&quot;&quot; &amp; [.J47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7] &amp;&quot;&quot;&quot;},&quot;&quot;tag&quot;&quot;:&quot;&quot;&quot; &amp; [.A47] &amp; &quot;&quot;&quot;, &quot;&quot;homeTeam&quot;&quot;:&quot;&quot;&quot; &amp; [.F47] &amp; &quot;&quot;&quot;, &quot;&quot;awayTeam&quot;&quot;:&quot;&quot;&quot; &amp; [.G47] &amp; &quot;&quot;&quot;, &quot;&quot;homeTeamFrom&quot;&quot;:&quot;&quot;&quot; &amp; [.H47] &amp; &quot;&quot;&quot;, &quot;&quot;awayTeamFrom&quot;&quot;:&quot;&quot;&quot; &amp; [.I47] &amp; &quot;&quot;&quot;}&quot;" office:value-type="string" office:string-value="{&quot;__v&quot;:0,&quot;index&quot;:46,&quot;pitch&quot;:&quot;12&quot;,&quot;competition&quot;:{&quot;name&quot;:&quot;U14&quot;, &quot;section&quot;:&quot;Europa League&quot;, &quot;group&quot;:&quot;2&quot;},&quot;tag&quot;:&quot;4&quot;, &quot;homeTeam&quot;:&quot;4th Group 3&quot;, &quot;awayTeam&quot;:&quot;4th Group 1&quot;, &quot;homeTeamFrom&quot;:&quot;U14_League_G3_P4&quot;, &quot;awayTeamFrom&quot;:&quot;U14_League_G1_P4&quot;}" calcext:value-type="string">
            <text:p>{"__v":0,"index":46,"pitch":"12","competition":{"name":"U14", "section":"Europa League", "group":"2"},"tag":"4", "homeTeam":"4th Group 3", "awayTeam":"4th Group 1", "homeTeamFrom":"U14_League_G3_P4", "awayTeamFrom":"U14_League_G1_P4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4th Group 1</text:p>
          </table:table-cell>
          <table:table-cell table:style-name="ce9" office:value-type="string" calcext:value-type="string">
            <text:p>3rd Group 2</text:p>
          </table:table-cell>
          <table:table-cell table:style-name="ce9" table:formula="of:=AGE_GROUP_TRANSLATED &amp; &quot;_&quot; &amp;SECTION_TRANSLATED &amp; &quot;_G1_P4&quot;" office:value-type="string" office:string-value="U14_League_G1_P4" calcext:value-type="string">
            <text:p>U14_League_G1_P4</text:p>
          </table:table-cell>
          <table:table-cell table:style-name="ce9" table:formula="of:=AGE_GROUP_TRANSLATED &amp; &quot;_&quot; &amp;SECTION_TRANSLATED &amp; &quot;_G2_P3&quot;" office:value-type="string" office:string-value="U14_League_G2_P3" calcext:value-type="string">
            <text:p>U14_League_G2_P3</text:p>
          </table:table-cell>
          <table:table-cell table:style-name="ce17" office:value-type="float" office:value="11" calcext:value-type="float">
            <text:p>11</text:p>
          </table:table-cell>
          <table:table-cell table:formula="of:=&quot;{&quot;&quot;__v&quot;&quot;:0,&quot;&quot;index&quot;&quot;:&quot; &amp; [.B48] &amp; &quot;,&quot;&quot;pitch&quot;&quot;:&quot;&quot;&quot; &amp; [.J48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8] &amp;&quot;&quot;&quot;},&quot;&quot;tag&quot;&quot;:&quot;&quot;&quot; &amp; [.A48] &amp; &quot;&quot;&quot;, &quot;&quot;homeTeam&quot;&quot;:&quot;&quot;&quot; &amp; [.F48] &amp; &quot;&quot;&quot;, &quot;&quot;awayTeam&quot;&quot;:&quot;&quot;&quot; &amp; [.G48] &amp; &quot;&quot;&quot;, &quot;&quot;homeTeamFrom&quot;&quot;:&quot;&quot;&quot; &amp; [.H48] &amp; &quot;&quot;&quot;, &quot;&quot;awayTeamFrom&quot;&quot;:&quot;&quot;&quot; &amp; [.I48] &amp; &quot;&quot;&quot;}&quot;" office:value-type="string" office:string-value="{&quot;__v&quot;:0,&quot;index&quot;:47,&quot;pitch&quot;:&quot;11&quot;,&quot;competition&quot;:{&quot;name&quot;:&quot;U14&quot;, &quot;section&quot;:&quot;Europa League&quot;, &quot;group&quot;:&quot;2&quot;},&quot;tag&quot;:&quot;5&quot;, &quot;homeTeam&quot;:&quot;4th Group 1&quot;, &quot;awayTeam&quot;:&quot;3rd Group 2&quot;, &quot;homeTeamFrom&quot;:&quot;U14_League_G1_P4&quot;, &quot;awayTeamFrom&quot;:&quot;U14_League_G2_P3&quot;}" calcext:value-type="string">
            <text:p>{"__v":0,"index":47,"pitch":"11","competition":{"name":"U14", "section":"Europa League", "group":"2"},"tag":"5", "homeTeam":"4th Group 1", "awayTeam":"3rd Group 2", "homeTeamFrom":"U14_League_G1_P4", "awayTeamFrom":"U14_League_G2_P3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4th Group 3</text:p>
          </table:table-cell>
          <table:table-cell table:style-name="ce9" office:value-type="string" calcext:value-type="string">
            <text:p>3rd Group 4</text:p>
          </table:table-cell>
          <table:table-cell table:style-name="ce9" table:formula="of:=AGE_GROUP_TRANSLATED &amp; &quot;_&quot; &amp;SECTION_TRANSLATED &amp; &quot;_G3_P4&quot;" office:value-type="string" office:string-value="U14_League_G3_P4" calcext:value-type="string">
            <text:p>U14_League_G3_P4</text:p>
          </table:table-cell>
          <table:table-cell table:style-name="ce9" table:formula="of:=AGE_GROUP_TRANSLATED &amp; &quot;_&quot; &amp;SECTION_TRANSLATED &amp; &quot;_G4_P3&quot;" office:value-type="string" office:string-value="U14_League_G4_P3" calcext:value-type="string">
            <text:p>U14_League_G4_P3</text:p>
          </table:table-cell>
          <table:table-cell table:style-name="ce17" office:value-type="float" office:value="12" calcext:value-type="float">
            <text:p>12</text:p>
          </table:table-cell>
          <table:table-cell table:formula="of:=&quot;{&quot;&quot;__v&quot;&quot;:0,&quot;&quot;index&quot;&quot;:&quot; &amp; [.B49] &amp; &quot;,&quot;&quot;pitch&quot;&quot;:&quot;&quot;&quot; &amp; [.J49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9] &amp;&quot;&quot;&quot;},&quot;&quot;tag&quot;&quot;:&quot;&quot;&quot; &amp; [.A49] &amp; &quot;&quot;&quot;, &quot;&quot;homeTeam&quot;&quot;:&quot;&quot;&quot; &amp; [.F49] &amp; &quot;&quot;&quot;, &quot;&quot;awayTeam&quot;&quot;:&quot;&quot;&quot; &amp; [.G49] &amp; &quot;&quot;&quot;, &quot;&quot;homeTeamFrom&quot;&quot;:&quot;&quot;&quot; &amp; [.H49] &amp; &quot;&quot;&quot;, &quot;&quot;awayTeamFrom&quot;&quot;:&quot;&quot;&quot; &amp; [.I49] &amp; &quot;&quot;&quot;}&quot;" office:value-type="string" office:string-value="{&quot;__v&quot;:0,&quot;index&quot;:48,&quot;pitch&quot;:&quot;12&quot;,&quot;competition&quot;:{&quot;name&quot;:&quot;U14&quot;, &quot;section&quot;:&quot;Europa League&quot;, &quot;group&quot;:&quot;2&quot;},&quot;tag&quot;:&quot;6&quot;, &quot;homeTeam&quot;:&quot;4th Group 3&quot;, &quot;awayTeam&quot;:&quot;3rd Group 4&quot;, &quot;homeTeamFrom&quot;:&quot;U14_League_G3_P4&quot;, &quot;awayTeamFrom&quot;:&quot;U14_League_G4_P3&quot;}" calcext:value-type="string">
            <text:p>{"__v":0,"index":48,"pitch":"12","competition":{"name":"U14", "section":"Europa League", "group":"2"},"tag":"6", "homeTeam":"4th Group 3", "awayTeam":"3rd Group 4", "homeTeamFrom":"U14_League_G3_P4", "awayTeamFrom":"U14_League_G4_P3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F1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9"/>
          <table:table-cell table:style-name="ce9" table:formula="of:=AGE_GROUP_TRANSLATED&amp;&quot;_&quot;&amp;S2_SEC1_TRANSLATED&amp;&quot;_SF1&quot;" office:value-type="string" office:string-value="U14_ChampionsLeague_SF1" calcext:value-type="string">
            <text:p>U14_ChampionsLeague_SF1</text:p>
          </table:table-cell>
          <table:table-cell table:style-name="ce9" office:value-type="string" calcext:value-type="string">
            <text:p>Winner Group 1</text:p>
          </table:table-cell>
          <table:table-cell table:style-name="ce9" office:value-type="string" calcext:value-type="string">
            <text:p>2nd Group 2</text:p>
          </table:table-cell>
          <table:table-cell table:style-name="ce9" table:formula="of:=AGE_GROUP_TRANSLATED&amp;&quot;_&quot;&amp;S2_SEC1_TRANSLATED&amp;&quot;G1_P1&quot;" office:value-type="string" office:string-value="U14_ChampionsLeagueG1_P1" calcext:value-type="string">
            <text:p>U14_ChampionsLeagueG1_P1</text:p>
          </table:table-cell>
          <table:table-cell table:style-name="ce9" table:formula="of:=AGE_GROUP_TRANSLATED&amp;&quot;_&quot;&amp;S2_SEC1_TRANSLATED&amp;&quot;_G2_P2&quot;" office:value-type="string" office:string-value="U14_ChampionsLeague_G2_P2" calcext:value-type="string">
            <text:p>U14_ChampionsLeague_G2_P2</text:p>
          </table:table-cell>
          <table:table-cell table:style-name="ce17" office:value-type="float" office:value="9" calcext:value-type="float">
            <text:p>9</text:p>
          </table:table-cell>
          <table:table-cell table:formula="of:=&quot;{&quot;&quot;__v&quot;&quot;:0,&quot;&quot;index&quot;&quot;:&quot; &amp; [.B50] &amp; &quot;,&quot;&quot;pitch&quot;&quot;:&quot;&quot;&quot; &amp; [.J50] &amp; &quot;&quot;&quot;,&quot;&quot;competition&quot;&quot;:{&quot;&quot;name&quot;&quot;:&quot;&quot;&quot; &amp; AGE_GROUP &amp; &quot;&quot;&quot;, &quot;&quot;section&quot;&quot;:&quot;&quot;&quot; &amp; S2_SEC1 &amp; &quot;&quot;&quot;},&quot;&quot;tag&quot;&quot;:&quot;&quot;&quot; &amp; [.A50] &amp; &quot;&quot;&quot;, &quot;&quot;homeTeam&quot;&quot;:&quot;&quot;&quot; &amp; [.F50] &amp; &quot;&quot;&quot;, &quot;&quot;awayTeam&quot;&quot;:&quot;&quot;&quot; &amp; [.G50] &amp; &quot;&quot;&quot;, &quot;&quot;homeTeamFrom&quot;&quot;:&quot;&quot;&quot; &amp; [.H50] &amp; &quot;&quot;&quot;, &quot;&quot;awayTeamFrom&quot;&quot;:&quot;&quot;&quot; &amp; [.I50] &amp; &quot;&quot;&quot;, &quot;&quot;stage2Tag&quot;&quot;:&quot;&quot;&quot; &amp; [.E50] &amp; &quot;&quot;&quot;}&quot;" office:value-type="string" office:string-value="{&quot;__v&quot;:0,&quot;index&quot;:49,&quot;pitch&quot;:&quot;9&quot;,&quot;competition&quot;:{&quot;name&quot;:&quot;U14&quot;, &quot;section&quot;:&quot;Champions League&quot;},&quot;tag&quot;:&quot;SF1&quot;, &quot;homeTeam&quot;:&quot;Winner Group 1&quot;, &quot;awayTeam&quot;:&quot;2nd Group 2&quot;, &quot;homeTeamFrom&quot;:&quot;U14_ChampionsLeagueG1_P1&quot;, &quot;awayTeamFrom&quot;:&quot;U14_ChampionsLeague_G2_P2&quot;, &quot;stage2Tag&quot;:&quot;U14_ChampionsLeague_SF1&quot;}" calcext:value-type="string">
            <text:p>{"__v":0,"index":49,"pitch":"9","competition":{"name":"U14", "section":"Champions League"},"tag":"SF1", "homeTeam":"Winner Group 1", "awayTeam":"2nd Group 2", "homeTeamFrom":"U14_ChampionsLeagueG1_P1", "awayTeamFrom":"U14_ChampionsLeague_G2_P2", "stage2Tag":"U14_ChampionsLeague_SF1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F2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9"/>
          <table:table-cell table:style-name="ce9" table:formula="of:=AGE_GROUP_TRANSLATED&amp;&quot;_&quot;&amp;S2_SEC1_TRANSLATED&amp;&quot;_SF2&quot;" office:value-type="string" office:string-value="U14_ChampionsLeague_SF2" calcext:value-type="string">
            <text:p>U14_ChampionsLeague_SF2</text:p>
          </table:table-cell>
          <table:table-cell table:style-name="ce9" office:value-type="string" calcext:value-type="string">
            <text:p>Winner Group 2</text:p>
          </table:table-cell>
          <table:table-cell table:style-name="ce9" office:value-type="string" calcext:value-type="string">
            <text:p>2nd Group 1</text:p>
          </table:table-cell>
          <table:table-cell table:style-name="ce9" table:formula="of:=AGE_GROUP_TRANSLATED&amp;&quot;_&quot;&amp;S2_SEC1_TRANSLATED&amp;&quot;_G2_P1&quot;" office:value-type="string" office:string-value="U14_ChampionsLeague_G2_P1" calcext:value-type="string">
            <text:p>U14_ChampionsLeague_G2_P1</text:p>
          </table:table-cell>
          <table:table-cell table:style-name="ce9" table:formula="of:=AGE_GROUP_TRANSLATED&amp;&quot;_&quot;&amp;S2_SEC1_TRANSLATED&amp;&quot;_G1_P2&quot;" office:value-type="string" office:string-value="U14_ChampionsLeague_G1_P2" calcext:value-type="string">
            <text:p>U14_ChampionsLeague_G1_P2</text:p>
          </table:table-cell>
          <table:table-cell table:style-name="ce17" office:value-type="float" office:value="10" calcext:value-type="float">
            <text:p>10</text:p>
          </table:table-cell>
          <table:table-cell table:formula="of:=&quot;{&quot;&quot;__v&quot;&quot;:0,&quot;&quot;index&quot;&quot;:&quot; &amp; [.B51] &amp; &quot;,&quot;&quot;pitch&quot;&quot;:&quot;&quot;&quot; &amp; [.J51] &amp; &quot;&quot;&quot;,&quot;&quot;competition&quot;&quot;:{&quot;&quot;name&quot;&quot;:&quot;&quot;&quot; &amp; AGE_GROUP &amp; &quot;&quot;&quot;, &quot;&quot;section&quot;&quot;:&quot;&quot;&quot; &amp; S2_SEC1 &amp; &quot;&quot;&quot;},&quot;&quot;tag&quot;&quot;:&quot;&quot;&quot; &amp; [.A51] &amp; &quot;&quot;&quot;, &quot;&quot;homeTeam&quot;&quot;:&quot;&quot;&quot; &amp; [.F51] &amp; &quot;&quot;&quot;, &quot;&quot;awayTeam&quot;&quot;:&quot;&quot;&quot; &amp; [.G51] &amp; &quot;&quot;&quot;, &quot;&quot;homeTeamFrom&quot;&quot;:&quot;&quot;&quot; &amp; [.H51] &amp; &quot;&quot;&quot;, &quot;&quot;awayTeamFrom&quot;&quot;:&quot;&quot;&quot; &amp; [.I51] &amp; &quot;&quot;&quot;, &quot;&quot;stage2Tag&quot;&quot;:&quot;&quot;&quot; &amp; [.E51] &amp; &quot;&quot;&quot;}&quot;" office:value-type="string" office:string-value="{&quot;__v&quot;:0,&quot;index&quot;:50,&quot;pitch&quot;:&quot;10&quot;,&quot;competition&quot;:{&quot;name&quot;:&quot;U14&quot;, &quot;section&quot;:&quot;Champions League&quot;},&quot;tag&quot;:&quot;SF2&quot;, &quot;homeTeam&quot;:&quot;Winner Group 2&quot;, &quot;awayTeam&quot;:&quot;2nd Group 1&quot;, &quot;homeTeamFrom&quot;:&quot;U14_ChampionsLeague_G2_P1&quot;, &quot;awayTeamFrom&quot;:&quot;U14_ChampionsLeague_G1_P2&quot;, &quot;stage2Tag&quot;:&quot;U14_ChampionsLeague_SF2&quot;}" calcext:value-type="string">
            <text:p>{"__v":0,"index":50,"pitch":"10","competition":{"name":"U14", "section":"Champions League"},"tag":"SF2", "homeTeam":"Winner Group 2", "awayTeam":"2nd Group 1", "homeTeamFrom":"U14_ChampionsLeague_G2_P1", "awayTeamFrom":"U14_ChampionsLeague_G1_P2", "stage2Tag":"U14_ChampionsLeague_SF2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N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9"/>
          <table:table-cell table:style-name="ce9" table:formula="of:=AGE_GROUP_TRANSLATED&amp;&quot;_&quot;&amp;S2_SEC1_TRANSLATED&amp;&quot;_FNL&quot;" office:value-type="string" office:string-value="U14_ChampionsLeague_FNL" calcext:value-type="string">
            <text:p>U14_ChampionsLeague_FNL</text:p>
          </table:table-cell>
          <table:table-cell table:style-name="ce9" office:value-type="string" calcext:value-type="string">
            <text:p>Winner SF1</text:p>
          </table:table-cell>
          <table:table-cell table:style-name="ce9" office:value-type="string" calcext:value-type="string">
            <text:p>Winner SF2</text:p>
          </table:table-cell>
          <table:table-cell table:style-name="ce9" table:formula="of:=AGE_GROUP_TRANSLATED&amp;&quot;_&quot;&amp;S2_SEC1_TRANSLATED&amp;&quot;_SF1&quot;" office:value-type="string" office:string-value="U14_ChampionsLeague_SF1" calcext:value-type="string">
            <text:p>U14_ChampionsLeague_SF1</text:p>
          </table:table-cell>
          <table:table-cell table:style-name="ce9" table:formula="of:=AGE_GROUP_TRANSLATED&amp;&quot;_&quot;&amp;S2_SEC1_TRANSLATED&amp;&quot;_SF2&quot;" office:value-type="string" office:string-value="U14_ChampionsLeague_SF2" calcext:value-type="string">
            <text:p>U14_ChampionsLeague_SF2</text:p>
          </table:table-cell>
          <table:table-cell table:style-name="ce17" office:value-type="float" office:value="9" calcext:value-type="float">
            <text:p>9</text:p>
          </table:table-cell>
          <table:table-cell table:formula="of:=&quot;{&quot;&quot;__v&quot;&quot;:0,&quot;&quot;index&quot;&quot;:&quot; &amp; [.B52] &amp; &quot;,&quot;&quot;pitch&quot;&quot;:&quot;&quot;&quot; &amp; [.J52] &amp; &quot;&quot;&quot;,&quot;&quot;competition&quot;&quot;:{&quot;&quot;name&quot;&quot;:&quot;&quot;&quot; &amp; AGE_GROUP &amp; &quot;&quot;&quot;, &quot;&quot;section&quot;&quot;:&quot;&quot;&quot; &amp; S2_SEC1 &amp; &quot;&quot;&quot;},&quot;&quot;tag&quot;&quot;:&quot;&quot;&quot; &amp; [.A52] &amp; &quot;&quot;&quot;, &quot;&quot;homeTeam&quot;&quot;:&quot;&quot;&quot; &amp; [.F52] &amp; &quot;&quot;&quot;, &quot;&quot;awayTeam&quot;&quot;:&quot;&quot;&quot; &amp; [.G52] &amp; &quot;&quot;&quot;, &quot;&quot;homeTeamFrom&quot;&quot;:&quot;&quot;&quot; &amp; [.H52] &amp; &quot;&quot;&quot;, &quot;&quot;awayTeamFrom&quot;&quot;:&quot;&quot;&quot; &amp; [.I52] &amp; &quot;&quot;&quot;, &quot;&quot;stage2Tag&quot;&quot;:&quot;&quot;&quot; &amp; [.E52] &amp; &quot;&quot;&quot;}&quot;" office:value-type="string" office:string-value="{&quot;__v&quot;:0,&quot;index&quot;:51,&quot;pitch&quot;:&quot;9&quot;,&quot;competition&quot;:{&quot;name&quot;:&quot;U14&quot;, &quot;section&quot;:&quot;Champions League&quot;},&quot;tag&quot;:&quot;FIN&quot;, &quot;homeTeam&quot;:&quot;Winner SF1&quot;, &quot;awayTeam&quot;:&quot;Winner SF2&quot;, &quot;homeTeamFrom&quot;:&quot;U14_ChampionsLeague_SF1&quot;, &quot;awayTeamFrom&quot;:&quot;U14_ChampionsLeague_SF2&quot;, &quot;stage2Tag&quot;:&quot;U14_ChampionsLeague_FNL&quot;}" calcext:value-type="string">
            <text:p>{"__v":0,"index":51,"pitch":"9","competition":{"name":"U14", "section":"Champions League"},"tag":"FIN", "homeTeam":"Winner SF1", "awayTeam":"Winner SF2", "homeTeamFrom":"U14_ChampionsLeague_SF1", "awayTeamFrom":"U14_ChampionsLeague_SF2", "stage2Tag":"U14_ChampionsLeague_FNL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F1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9"/>
          <table:table-cell table:style-name="ce9" table:formula="of:=AGE_GROUP_TRANSLATED&amp;&quot;_&quot;&amp;S2_SEC2_TRANSLATED&amp;&quot;_SF1&quot;" office:value-type="string" office:string-value="U14_EuropaLeague_SF1" calcext:value-type="string">
            <text:p>U14_EuropaLeague_SF1</text:p>
          </table:table-cell>
          <table:table-cell table:style-name="ce9" office:value-type="string" calcext:value-type="string">
            <text:p>Winner Group 1</text:p>
          </table:table-cell>
          <table:table-cell table:style-name="ce9" office:value-type="string" calcext:value-type="string">
            <text:p>2nd Group 2</text:p>
          </table:table-cell>
          <table:table-cell table:style-name="ce9" table:formula="of:=AGE_GROUP_TRANSLATED&amp;&quot;_&quot;&amp;S2_SEC2_TRANSLATED&amp;&quot;_G1_P1&quot;" office:value-type="string" office:string-value="U14_EuropaLeague_G1_P1" calcext:value-type="string">
            <text:p>U14_EuropaLeague_G1_P1</text:p>
          </table:table-cell>
          <table:table-cell table:style-name="ce9" table:formula="of:=AGE_GROUP_TRANSLATED&amp;&quot;_&quot;&amp;S2_SEC2_TRANSLATED&amp;&quot;_G2_P2&quot;" office:value-type="string" office:string-value="U14_EuropaLeague_G2_P2" calcext:value-type="string">
            <text:p>U14_EuropaLeague_G2_P2</text:p>
          </table:table-cell>
          <table:table-cell table:style-name="ce17" office:value-type="float" office:value="11" calcext:value-type="float">
            <text:p>11</text:p>
          </table:table-cell>
          <table:table-cell table:formula="of:=&quot;{&quot;&quot;__v&quot;&quot;:0,&quot;&quot;index&quot;&quot;:&quot; &amp; [.B53] &amp; &quot;,&quot;&quot;pitch&quot;&quot;:&quot;&quot;&quot; &amp; [.J53] &amp; &quot;&quot;&quot;,&quot;&quot;competition&quot;&quot;:{&quot;&quot;name&quot;&quot;:&quot;&quot;&quot; &amp; AGE_GROUP &amp; &quot;&quot;&quot;, &quot;&quot;section&quot;&quot;:&quot;&quot;&quot; &amp; S2_SEC2 &amp; &quot;&quot;&quot;},&quot;&quot;tag&quot;&quot;:&quot;&quot;&quot; &amp; [.A53] &amp; &quot;&quot;&quot;, &quot;&quot;homeTeam&quot;&quot;:&quot;&quot;&quot; &amp; [.F53] &amp; &quot;&quot;&quot;, &quot;&quot;awayTeam&quot;&quot;:&quot;&quot;&quot; &amp; [.G53] &amp; &quot;&quot;&quot;, &quot;&quot;homeTeamFrom&quot;&quot;:&quot;&quot;&quot; &amp; [.H53] &amp; &quot;&quot;&quot;, &quot;&quot;awayTeamFrom&quot;&quot;:&quot;&quot;&quot; &amp; [.I53] &amp; &quot;&quot;&quot;, &quot;&quot;stage2Tag&quot;&quot;:&quot;&quot;&quot; &amp; [.E53] &amp; &quot;&quot;&quot;}&quot;" office:value-type="string" office:string-value="{&quot;__v&quot;:0,&quot;index&quot;:52,&quot;pitch&quot;:&quot;11&quot;,&quot;competition&quot;:{&quot;name&quot;:&quot;U14&quot;, &quot;section&quot;:&quot;Europa League&quot;},&quot;tag&quot;:&quot;SF1&quot;, &quot;homeTeam&quot;:&quot;Winner Group 1&quot;, &quot;awayTeam&quot;:&quot;2nd Group 2&quot;, &quot;homeTeamFrom&quot;:&quot;U14_EuropaLeague_G1_P1&quot;, &quot;awayTeamFrom&quot;:&quot;U14_EuropaLeague_G2_P2&quot;, &quot;stage2Tag&quot;:&quot;U14_EuropaLeague_SF1&quot;}" calcext:value-type="string">
            <text:p>{"__v":0,"index":52,"pitch":"11","competition":{"name":"U14", "section":"Europa League"},"tag":"SF1", "homeTeam":"Winner Group 1", "awayTeam":"2nd Group 2", "homeTeamFrom":"U14_EuropaLeague_G1_P1", "awayTeamFrom":"U14_EuropaLeague_G2_P2", "stage2Tag":"U14_EuropaLeague_SF1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F2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9"/>
          <table:table-cell table:style-name="ce9" table:formula="of:=AGE_GROUP_TRANSLATED&amp;&quot;_&quot;&amp;S2_SEC2_TRANSLATED&amp;&quot;_SF2&quot;" office:value-type="string" office:string-value="U14_EuropaLeague_SF2" calcext:value-type="string">
            <text:p>U14_EuropaLeague_SF2</text:p>
          </table:table-cell>
          <table:table-cell table:style-name="ce9" office:value-type="string" calcext:value-type="string">
            <text:p>Winner Group 2</text:p>
          </table:table-cell>
          <table:table-cell table:style-name="ce9" office:value-type="string" calcext:value-type="string">
            <text:p>2nd Group 1</text:p>
          </table:table-cell>
          <table:table-cell table:style-name="ce9" table:formula="of:=AGE_GROUP_TRANSLATED&amp;&quot;_&quot;&amp;S2_SEC2_TRANSLATED&amp;&quot;_G2_P1&quot;" office:value-type="string" office:string-value="U14_EuropaLeague_G2_P1" calcext:value-type="string">
            <text:p>U14_EuropaLeague_G2_P1</text:p>
          </table:table-cell>
          <table:table-cell table:style-name="ce9" table:formula="of:=AGE_GROUP_TRANSLATED&amp;&quot;_&quot;&amp;S2_SEC2_TRANSLATED&amp;&quot;_G1_P2&quot;" office:value-type="string" office:string-value="U14_EuropaLeague_G1_P2" calcext:value-type="string">
            <text:p>U14_EuropaLeague_G1_P2</text:p>
          </table:table-cell>
          <table:table-cell table:style-name="ce17" office:value-type="float" office:value="12" calcext:value-type="float">
            <text:p>12</text:p>
          </table:table-cell>
          <table:table-cell table:formula="of:=&quot;{&quot;&quot;__v&quot;&quot;:0,&quot;&quot;index&quot;&quot;:&quot; &amp; [.B54] &amp; &quot;,&quot;&quot;pitch&quot;&quot;:&quot;&quot;&quot; &amp; [.J54] &amp; &quot;&quot;&quot;,&quot;&quot;competition&quot;&quot;:{&quot;&quot;name&quot;&quot;:&quot;&quot;&quot; &amp; AGE_GROUP &amp; &quot;&quot;&quot;, &quot;&quot;section&quot;&quot;:&quot;&quot;&quot; &amp; S2_SEC2 &amp; &quot;&quot;&quot;},&quot;&quot;tag&quot;&quot;:&quot;&quot;&quot; &amp; [.A54] &amp; &quot;&quot;&quot;, &quot;&quot;homeTeam&quot;&quot;:&quot;&quot;&quot; &amp; [.F54] &amp; &quot;&quot;&quot;, &quot;&quot;awayTeam&quot;&quot;:&quot;&quot;&quot; &amp; [.G54] &amp; &quot;&quot;&quot;, &quot;&quot;homeTeamFrom&quot;&quot;:&quot;&quot;&quot; &amp; [.H54] &amp; &quot;&quot;&quot;, &quot;&quot;awayTeamFrom&quot;&quot;:&quot;&quot;&quot; &amp; [.I54] &amp; &quot;&quot;&quot;, &quot;&quot;stage2Tag&quot;&quot;:&quot;&quot;&quot; &amp; [.E54] &amp; &quot;&quot;&quot;}&quot;" office:value-type="string" office:string-value="{&quot;__v&quot;:0,&quot;index&quot;:53,&quot;pitch&quot;:&quot;12&quot;,&quot;competition&quot;:{&quot;name&quot;:&quot;U14&quot;, &quot;section&quot;:&quot;Europa League&quot;},&quot;tag&quot;:&quot;SF2&quot;, &quot;homeTeam&quot;:&quot;Winner Group 2&quot;, &quot;awayTeam&quot;:&quot;2nd Group 1&quot;, &quot;homeTeamFrom&quot;:&quot;U14_EuropaLeague_G2_P1&quot;, &quot;awayTeamFrom&quot;:&quot;U14_EuropaLeague_G1_P2&quot;, &quot;stage2Tag&quot;:&quot;U14_EuropaLeague_SF2&quot;}" calcext:value-type="string">
            <text:p>{"__v":0,"index":53,"pitch":"12","competition":{"name":"U14", "section":"Europa League"},"tag":"SF2", "homeTeam":"Winner Group 2", "awayTeam":"2nd Group 1", "homeTeamFrom":"U14_EuropaLeague_G2_P1", "awayTeamFrom":"U14_EuropaLeague_G1_P2", "stage2Tag":"U14_EuropaLeague_SF2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N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9"/>
          <table:table-cell table:style-name="ce9" table:formula="of:=AGE_GROUP_TRANSLATED&amp;&quot;_&quot;&amp;S2_SEC2_TRANSLATED&amp;&quot;_FNL&quot;" office:value-type="string" office:string-value="U14_EuropaLeague_FNL" calcext:value-type="string">
            <text:p>U14_EuropaLeague_FNL</text:p>
          </table:table-cell>
          <table:table-cell table:style-name="ce9" office:value-type="string" calcext:value-type="string">
            <text:p>Winner SF1</text:p>
          </table:table-cell>
          <table:table-cell table:style-name="ce9" office:value-type="string" calcext:value-type="string">
            <text:p>Winner SF2</text:p>
          </table:table-cell>
          <table:table-cell table:style-name="ce9" table:formula="of:=AGE_GROUP_TRANSLATED&amp;&quot;_&quot;&amp;S2_SEC2_TRANSLATED&amp;&quot;_SF1&quot;" office:value-type="string" office:string-value="U14_EuropaLeague_SF1" calcext:value-type="string">
            <text:p>U14_EuropaLeague_SF1</text:p>
          </table:table-cell>
          <table:table-cell table:style-name="ce9" table:formula="of:=AGE_GROUP_TRANSLATED&amp;&quot;_&quot;&amp;S2_SEC2_TRANSLATED&amp;&quot;_SF2&quot;" office:value-type="string" office:string-value="U14_EuropaLeague_SF2" calcext:value-type="string">
            <text:p>U14_EuropaLeague_SF2</text:p>
          </table:table-cell>
          <table:table-cell table:style-name="ce17" office:value-type="float" office:value="11" calcext:value-type="float">
            <text:p>11</text:p>
          </table:table-cell>
          <table:table-cell table:formula="of:=&quot;{&quot;&quot;__v&quot;&quot;:0,&quot;&quot;index&quot;&quot;:&quot; &amp; [.B55] &amp; &quot;,&quot;&quot;pitch&quot;&quot;:&quot;&quot;&quot; &amp; [.J55] &amp; &quot;&quot;&quot;,&quot;&quot;competition&quot;&quot;:{&quot;&quot;name&quot;&quot;:&quot;&quot;&quot; &amp; AGE_GROUP &amp; &quot;&quot;&quot;, &quot;&quot;section&quot;&quot;:&quot;&quot;&quot; &amp; S2_SEC2 &amp; &quot;&quot;&quot;},&quot;&quot;tag&quot;&quot;:&quot;&quot;&quot; &amp; [.A55] &amp; &quot;&quot;&quot;, &quot;&quot;homeTeam&quot;&quot;:&quot;&quot;&quot; &amp; [.F55] &amp; &quot;&quot;&quot;, &quot;&quot;awayTeam&quot;&quot;:&quot;&quot;&quot; &amp; [.G55] &amp; &quot;&quot;&quot;, &quot;&quot;homeTeamFrom&quot;&quot;:&quot;&quot;&quot; &amp; [.H55] &amp; &quot;&quot;&quot;, &quot;&quot;awayTeamFrom&quot;&quot;:&quot;&quot;&quot; &amp; [.I55] &amp; &quot;&quot;&quot;, &quot;&quot;stage2Tag&quot;&quot;:&quot;&quot;&quot; &amp; [.E55] &amp; &quot;&quot;&quot;}&quot;" office:value-type="string" office:string-value="{&quot;__v&quot;:0,&quot;index&quot;:54,&quot;pitch&quot;:&quot;11&quot;,&quot;competition&quot;:{&quot;name&quot;:&quot;U14&quot;, &quot;section&quot;:&quot;Europa League&quot;},&quot;tag&quot;:&quot;FIN&quot;, &quot;homeTeam&quot;:&quot;Winner SF1&quot;, &quot;awayTeam&quot;:&quot;Winner SF2&quot;, &quot;homeTeamFrom&quot;:&quot;U14_EuropaLeague_SF1&quot;, &quot;awayTeamFrom&quot;:&quot;U14_EuropaLeague_SF2&quot;, &quot;stage2Tag&quot;:&quot;U14_EuropaLeague_FNL&quot;}" calcext:value-type="string">
            <text:p>{"__v":0,"index":54,"pitch":"11","competition":{"name":"U14", "section":"Europa League"},"tag":"FIN", "homeTeam":"Winner SF1", "awayTeam":"Winner SF2", "homeTeamFrom":"U14_EuropaLeague_SF1", "awayTeamFrom":"U14_EuropaLeague_SF2", "stage2Tag":"U14_EuropaLeague_FNL"}</text:p>
          </table:table-cell>
          <table:table-cell table:number-columns-repeated="1012"/>
        </table:table-row>
        <table:table-row table:style-name="ro1" table:number-rows-repeated="104852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>
        <table:named-range table:name="AGE_GROUP" table:base-cell-address="$'TEAM NAMES'.$B$2" table:cell-range-address="$'TEAM NAMES'.$B$2"/>
        <table:named-range table:name="AGE_GROUP_TRANSLATED" table:base-cell-address="$'TEAM NAMES'.$B$26" table:cell-range-address="$'TEAM NAMES'.$B$26"/>
        <table:named-range table:name="S2_SEC1" table:base-cell-address="$'TEAM NAMES'.$D$2" table:cell-range-address="$'TEAM NAMES'.$D$2"/>
        <table:named-range table:name="S2_SEC1_TRANSLATED" table:base-cell-address="$'TEAM NAMES'.$B$28" table:cell-range-address="$'TEAM NAMES'.$B$28"/>
        <table:named-range table:name="S2_SEC2" table:base-cell-address="$'TEAM NAMES'.$D$3" table:cell-range-address="$'TEAM NAMES'.$D$3"/>
        <table:named-range table:name="S2_SEC2_TRANSLATED" table:base-cell-address="$'TEAM NAMES'.$B$29" table:cell-range-address="$'TEAM NAMES'.$B$29"/>
        <table:named-range table:name="SECTION" table:base-cell-address="$'TEAM NAMES'.$B$2" table:cell-range-address="$'TEAM NAMES'.$B$3"/>
        <table:named-range table:name="SECTION_TRANSLATED" table:base-cell-address="$'TEAM NAMES'.$B$27" table:cell-range-address="$'TEAM NAMES'.$B$27"/>
        <table:named-range table:name="TRANSLATED_TEAM_NAMES" table:base-cell-address="$'TEAM NAMES'.$A$16" table:cell-range-address="$'TEAM NAMES'.$A$16:.$I$2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£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3P0" style:volatile="true">
      <number:text>£</number:text>
      <number:number number:decimal-places="0" loext:min-decimal-places="0" number:min-integer-digits="1" number:grouping="true"/>
    </number:number-style>
    <number:number-style style:name="N143">
      <number:text>-£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0" loext:min-decimal-places="0" number:min-integer-digits="1" number:grouping="true"/>
    </number:number-style>
    <number:number-style style:name="N14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2" loext:min-decimal-places="2" number:min-integer-digits="1" number:grouping="true"/>
    </number:number-style>
    <number:number-style style:name="N145">
      <number:text>-£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£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2" style:volatile="true">
      <loext:text> £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5f_Sheet3" style:display-name="Normal_Sheet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fo:page-width="420mm" fo:page-height="297mm" style:num-format="1" style:print-orientation="landscape" style:shadow="none" fo:background-color="transparent" style:first-page-number="continue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8">00/00/0000</text:date>, <text:time style:data-style-name="N2" text:time-value="10:44:22.4696449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04:19:03</meta:creation-date>
    <dc:creator>Darren Davison</dc:creator>
    <dc:date>2016-08-28T10:57:45.962720894</dc:date>
    <meta:generator>LibreOffice/5.1.4.2$Linux_X86_64 LibreOffice_project/10m0$Build-2</meta:generator>
    <meta:editing-duration>P1DT9H41M18S</meta:editing-duration>
    <meta:editing-cycles>52</meta:editing-cycles>
    <meta:document-statistic meta:table-count="10" meta:cell-count="3171" meta:object-count="0"/>
  </office:meta>
</office:document-meta>
</file>